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2.159cm"/>
    </style:style>
    <style:style style:name="co4" style:family="table-column">
      <style:table-column-properties fo:break-before="auto" style:column-width="1.316cm"/>
    </style:style>
    <style:style style:name="co5" style:family="table-column">
      <style:table-column-properties fo:break-before="auto" style:column-width="1.506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2.395cm"/>
    </style:style>
    <style:style style:name="co8" style:family="table-column">
      <style:table-column-properties fo:break-before="auto" style:column-width="2.84cm"/>
    </style:style>
    <style:style style:name="co9" style:family="table-column">
      <style:table-column-properties fo:break-before="auto" style:column-width="3.2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/>
    <style:style style:name="ce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0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32" style:family="table-cell" style:parent-style-name="Default">
      <style:table-cell-properties fo:border-bottom="none" fo:border-left="none" fo:border-right="0.06pt solid #000000" fo:border-top="0.06pt solid #000000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  <style:map style:condition="cell-content()&lt;=[$Sheet1.$T3]" style:apply-style-name="Accent" style:base-cell-address="Sheet1.C3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  <style:map style:condition="cell-content()&lt;=[$Sheet1.$T3]" style:apply-style-name="Accent" style:base-cell-address="Sheet1.C3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  <style:map style:condition="cell-content()&lt;=[$Sheet1.$T3]" style:apply-style-name="Accent" style:base-cell-address="Sheet1.C3"/>
    </style:style>
    <style:style style:name="ce29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normal" style:font-weight-asian="normal" style:font-weight-complex="normal"/>
      <style:map style:condition="cell-content()&lt;=[$Sheet1.$T3]" style:apply-style-name="Accent" style:base-cell-address="Sheet1.C3"/>
    </style:style>
    <style:style style:name="ce3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  <style:map style:condition="cell-content()&lt;=[$Sheet1.$T3]" style:apply-style-name="Accent" style:base-cell-address="Sheet1.C3"/>
    </style:style>
    <style:style style:name="ce3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  <style:map style:condition="cell-content()&lt;=[$Sheet1.$T3]" style:apply-style-name="Accent" style:base-cell-address="Sheet1.C3"/>
    </style:style>
    <style:style style:name="ce3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normal" style:font-weight-asian="normal" style:font-weight-complex="normal"/>
      <style:map style:condition="cell-content()&lt;=[$Sheet1.$T3]" style:apply-style-name="Accent" style:base-cell-address="Sheet1.C3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normal" style:font-weight-asian="normal" style:font-weight-complex="normal"/>
      <style:map style:condition="cell-content()&lt;=[$Sheet1.$T3]" style:apply-style-name="Accent" style:base-cell-address="Sheet1.C3"/>
    </style:style>
    <style:style style:name="ce5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  <style:map style:condition="cell-content()&lt;=[$Sheet1.$T3]" style:apply-style-name="Accent" style:base-cell-address="Sheet1.C3"/>
    </style:style>
    <style:style style:name="ce5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  <style:map style:condition="cell-content()&lt;=[$Sheet1.$T3]" style:apply-style-name="Accent" style:base-cell-address="Sheet1.C3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normal" style:font-weight-asian="normal" style:font-weight-complex="normal"/>
      <style:map style:condition="cell-content()&lt;=[$Sheet1.$T3]" style:apply-style-name="Accent" style:base-cell-address="Sheet1.C3"/>
    </style:style>
    <style:style style:name="ce5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weight="normal" style:font-weight-asian="normal" style:font-weight-complex="normal"/>
      <style:map style:condition="cell-content()&lt;=[$Sheet1.$T3]" style:apply-style-name="Accent" style:base-cell-address="Sheet1.C3"/>
    </style:style>
    <style:style style:name="ce5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font-weight="normal" style:font-weight-asian="normal" style:font-weight-complex="normal"/>
      <style:map style:condition="cell-content()&lt;=[$Sheet1.$T3]" style:apply-style-name="Accent" style:base-cell-address="Sheet1.C3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6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  <style:map style:condition="cell-content()&lt;=0" style:apply-style-name="Accent" style:base-cell-address="Sheet1.U3"/>
    </style:style>
    <style:style style:name="ce6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  <style:map style:condition="cell-content()&lt;=0" style:apply-style-name="Accent" style:base-cell-address="Sheet1.U3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="none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6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3" style:family="table-cell" style:parent-style-name="Default" style:data-style-name="N4">
      <style:table-cell-properties fo:border-bottom="none" fo:border-left="none" fo:border-right="none" fo:border-top="0.06pt solid #000000"/>
    </style:style>
    <style:style style:name="ce7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none" fo:font-weight="normal" style:font-weight-asian="normal" style:font-weight-complex="normal"/>
      <style:map style:condition="cell-content()&lt;=[$Sheet1.$T3]" style:apply-style-name="Accent" style:base-cell-address="FormattedToExportAll.C3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 fo:font-weight="normal" style:font-weight-asian="normal" style:font-weight-complex="normal"/>
      <style:map style:condition="cell-content()&lt;=[$Sheet1.$T3]" style:apply-style-name="Accent" style:base-cell-address="FormattedToExportAll.C3"/>
    </style:style>
    <style:style style:name="ce8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underline-style="none" fo:font-weight="normal" style:font-weight-asian="normal" style:font-weight-complex="normal"/>
      <style:map style:condition="cell-content()&lt;=[$Sheet1.$T3]" style:apply-style-name="Accent" style:base-cell-address="FormattedToExportAll.C3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normal" style:font-weight-asian="normal" style:font-weight-complex="normal"/>
      <style:map style:condition="cell-content()&lt;=[$Sheet1.$T3]" style:apply-style-name="Accent" style:base-cell-address="FormattedToExportAll.C3"/>
    </style:style>
    <style:style style:name="ce7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 fo:font-weight="normal" style:font-weight-asian="normal" style:font-weight-complex="normal"/>
      <style:map style:condition="cell-content()&lt;=[$Sheet1.$T3]" style:apply-style-name="Accent" style:base-cell-address="FormattedToExportAll.C3"/>
    </style:style>
    <style:style style:name="ce8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underline-style="solid" style:text-underline-width="auto" style:text-underline-color="font-color" fo:font-weight="normal" style:font-weight-asian="normal" style:font-weight-complex="normal"/>
      <style:map style:condition="cell-content()&lt;=[$Sheet1.$T3]" style:apply-style-name="Accent" style:base-cell-address="FormattedToExportAll.C3"/>
    </style:style>
    <style:style style:name="ce91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underline-style="none" fo:font-weight="normal" style:font-weight-asian="normal" style:font-weight-complex="normal"/>
      <style:map style:condition="cell-content()&lt;=[$Sheet1.$T3]" style:apply-style-name="Accent" style:base-cell-address="FormattedToExportAll.C3"/>
    </style:style>
    <style:style style:name="ce9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underline-style="none" fo:font-weight="normal" style:font-weight-asian="normal" style:font-weight-complex="normal"/>
      <style:map style:condition="cell-content()&lt;=[$Sheet1.$T3]" style:apply-style-name="Accent" style:base-cell-address="FormattedToExportAll.C3"/>
    </style:style>
    <style:style style:name="ce8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underline-style="solid" style:text-underline-width="auto" style:text-underline-color="font-color" fo:font-weight="normal" style:font-weight-asian="normal" style:font-weight-complex="normal"/>
      <style:map style:condition="cell-content()&lt;=[$Sheet1.$T3]" style:apply-style-name="Accent" style:base-cell-address="FormattedToExportAll.C3"/>
    </style:style>
    <style:style style:name="ce9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text-underline-style="none" fo:font-weight="normal" style:font-weight-asian="normal" style:font-weight-complex="normal"/>
      <style:map style:condition="cell-content()&lt;=[$Sheet1.$T3]" style:apply-style-name="Accent" style:base-cell-address="FormattedToExportAll.C3"/>
    </style:style>
    <style:style style:name="ce8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underline-style="solid" style:text-underline-width="auto" style:text-underline-color="font-color" fo:font-weight="normal" style:font-weight-asian="normal" style:font-weight-complex="normal"/>
      <style:map style:condition="cell-content()&lt;=[$Sheet1.$T3]" style:apply-style-name="Accent" style:base-cell-address="FormattedToExportAll.C3"/>
    </style:style>
    <style:style style:name="ce8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text-underline-style="solid" style:text-underline-width="auto" style:text-underline-color="font-color" fo:font-weight="normal" style:font-weight-asian="normal" style:font-weight-complex="normal"/>
      <style:map style:condition="cell-content()&lt;=[$Sheet1.$T3]" style:apply-style-name="Accent" style:base-cell-address="FormattedToExportAll.C3"/>
    </style:style>
    <style:style style:name="ce10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underline-style="none" fo:font-weight="normal" style:font-weight-asian="normal" style:font-weight-complex="normal"/>
      <style:map style:condition="cell-content()&lt;=[$Sheet1.$T3]" style:apply-style-name="Accent" style:base-cell-address="FormattedToExportAll.C3"/>
    </style:style>
    <style:style style:name="ce8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cell-content()&lt;=[$Sheet1.$T3]" style:apply-style-name="Accent" style:base-cell-address="FormattedToExportAll.C3"/>
    </style:style>
    <style:style style:name="ce8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  <style:map style:condition="cell-content()&lt;=[$Sheet1.$T3]" style:apply-style-name="Accent" style:base-cell-address="FormattedToExportAll.C3"/>
    </style:style>
    <style:style style:name="ce10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  <style:map style:condition="cell-content()&lt;=[$Sheet1.$T3]" style:apply-style-name="Accent" style:base-cell-address="FormattedToExportAll.C3"/>
    </style:style>
    <style:style style:name="ce10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  <style:map style:condition="cell-content()&lt;=[$Sheet1.$T3]" style:apply-style-name="Accent" style:base-cell-address="FormattedToExportAll.C3"/>
    </style:style>
    <style:style style:name="ce9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  <style:map style:condition="cell-content()&lt;=[$Sheet1.$T3]" style:apply-style-name="Accent" style:base-cell-address="FormattedToExportAll.C3"/>
    </style:style>
    <style:style style:name="ce10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normal" style:font-weight-asian="normal" style:font-weight-complex="normal"/>
      <style:map style:condition="cell-content()&lt;=[$Sheet1.$T3]" style:apply-style-name="Accent" style:base-cell-address="FormattedToExportAll.C3"/>
    </style:style>
    <style:style style:name="ce109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normal" style:font-weight-asian="normal" style:font-weight-complex="normal"/>
      <style:map style:condition="cell-content()&lt;=[$Sheet1.$T3]" style:apply-style-name="Accent" style:base-cell-address="FormattedToExportAll.C3"/>
    </style:style>
    <style:style style:name="ce1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weight="normal" style:font-weight-asian="normal" style:font-weight-complex="normal"/>
      <style:map style:condition="cell-content()&lt;=[$Sheet1.$T3]" style:apply-style-name="Accent" style:base-cell-address="FormattedToExportAll.C3"/>
    </style:style>
    <style:style style:name="ce1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font-weight="normal" style:font-weight-asian="normal" style:font-weight-complex="normal"/>
      <style:map style:condition="cell-content()&lt;=[$Sheet1.$T3]" style:apply-style-name="Accent" style:base-cell-address="FormattedToExportAll.C3"/>
    </style:style>
    <style:style style:name="ce97" style:family="table-cell" style:parent-style-name="Default" style:data-style-name="N4"/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0"/>
        <table:table-column table:style-name="co2" table:number-columns-repeated="4" table:default-cell-style-name="ce2"/>
        <table:table-column table:style-name="co2" table:default-cell-style-name="ce6"/>
        <table:table-column table:style-name="co2" table:number-columns-repeated="4" table:default-cell-style-name="ce2"/>
        <table:table-column table:style-name="co2" table:default-cell-style-name="ce6"/>
        <table:table-column table:style-name="co3" table:default-cell-style-name="ce10"/>
        <table:table-column table:style-name="co2" table:default-cell-style-name="ce13"/>
        <table:table-column table:style-name="co4" table:default-cell-style-name="ce13"/>
        <table:table-column table:style-name="co5" table:default-cell-style-name="ce13"/>
        <table:table-column table:style-name="co1" table:default-cell-style-name="ce13"/>
        <table:table-column table:style-name="co6" table:default-cell-style-name="ce13"/>
        <table:table-column table:style-name="co1" table:default-cell-style-name="ce13"/>
        <table:table-column table:style-name="co1" table:default-cell-style-name="ce2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40" table:default-cell-style-name="Default"/>
        <table:table-row table:style-name="ro1">
          <table:table-cell table:style-name="ce5" office:value-type="string" calcext:value-type="string" table:number-columns-spanned="2" table:number-rows-spanned="1">
            <text:p>Class</text:p>
          </table:table-cell>
          <table:covered-table-cell/>
          <table:table-cell table:style-name="ce5" office:value-type="string" calcext:value-type="string" table:number-columns-spanned="5" table:number-rows-spanned="1">
            <text:p>Group by Hash</text:p>
          </table:table-cell>
          <table:covered-table-cell table:number-columns-repeated="4"/>
          <table:table-cell table:style-name="ce5" office:value-type="string" calcext:value-type="string" table:number-columns-spanned="5" table:number-rows-spanned="1">
            <text:p>Single Placement</text:p>
          </table:table-cell>
          <table:covered-table-cell table:number-columns-repeated="4"/>
          <table:table-cell table:style-name="ce16" office:value-type="string" calcext:value-type="string">
            <text:p>TS3</text:p>
          </table:table-cell>
          <table:table-cell table:style-name="ce16" office:value-type="string" calcext:value-type="string">
            <text:p>GLS</text:p>
          </table:table-cell>
          <table:table-cell table:style-name="ce16" office:value-type="string" calcext:value-type="string">
            <text:p>GASP</text:p>
          </table:table-cell>
          <table:table-cell table:style-name="ce16" office:value-type="string" calcext:value-type="string">
            <text:p>EHGH2</text:p>
          </table:table-cell>
          <table:table-cell table:style-name="ce16" office:value-type="string" calcext:value-type="string">
            <text:p>GVN</text:p>
          </table:table-cell>
          <table:table-cell table:style-name="ce9" office:value-type="string" calcext:value-type="string">
            <text:p>BRKGA</text:p>
          </table:table-cell>
          <table:table-cell table:style-name="ce16" office:value-type="string" calcext:value-type="string">
            <text:p>BRKGA-VD</text:p>
          </table:table-cell>
          <table:table-cell office:value-type="string" calcext:value-type="string">
            <text:p>BEST</text:p>
          </table:table-cell>
          <table:table-cell table:style-name="ce2" office:value-type="string" calcext:value-type="string">
            <text:p>BEST_GAP</text:p>
          </table:table-cell>
          <table:table-cell table:style-name="ce2" office:value-type="string" calcext:value-type="string">
            <text:p>&lt;= 0</text:p>
          </table:table-cell>
          <table:table-cell/>
          <table:table-cell office:value-type="string" calcext:value-type="string">
            <text:p>OUR_BEST</text:p>
          </table:table-cell>
          <table:table-cell office:value-type="string" calcext:value-type="string">
            <text:p>AVG_GAP</text:p>
          </table:table-cell>
          <table:table-cell table:number-columns-repeated="39"/>
        </table:table-row>
        <table:table-row table:style-name="ro1">
          <table:table-cell table:style-name="ce2" office:value-type="string" calcext:value-type="string">
            <text:p>Instance</text:p>
          </table:table-cell>
          <table:table-cell table:style-name="ce6" office:value-type="string" calcext:value-type="string">
            <text:p>n</text:p>
          </table:table-cell>
          <table:table-cell office:value-type="string" calcext:value-type="string">
            <text:p>k=1</text:p>
          </table:table-cell>
          <table:table-cell office:value-type="string" calcext:value-type="string">
            <text:p>k=5</text:p>
          </table:table-cell>
          <table:table-cell office:value-type="string" calcext:value-type="string">
            <text:p>k=10</text:p>
          </table:table-cell>
          <table:table-cell office:value-type="string" calcext:value-type="string">
            <text:p>k=20</text:p>
          </table:table-cell>
          <table:table-cell office:value-type="string" calcext:value-type="string">
            <text:p>k=50</text:p>
          </table:table-cell>
          <table:table-cell office:value-type="string" calcext:value-type="string">
            <text:p>k=1</text:p>
          </table:table-cell>
          <table:table-cell office:value-type="string" calcext:value-type="string">
            <text:p>k=5</text:p>
          </table:table-cell>
          <table:table-cell office:value-type="string" calcext:value-type="string">
            <text:p>k=10</text:p>
          </table:table-cell>
          <table:table-cell office:value-type="string" calcext:value-type="string">
            <text:p>k=20</text:p>
          </table:table-cell>
          <table:table-cell office:value-type="string" calcext:value-type="string">
            <text:p>k=50</text:p>
          </table:table-cell>
          <table:table-cell table:style-name="ce13"/>
          <table:table-cell table:number-columns-repeated="7"/>
          <table:table-cell table:style-name="ce2" table:number-columns-repeated="2"/>
          <table:table-cell table:number-columns-repeated="4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4" table:style-name="ce26" office:value-type="float" office:value="14.5" calcext:value-type="float">
            <text:p>14.5</text:p>
          </table:table-cell>
          <table:table-cell table:style-name="ce29" office:value-type="float" office:value="14.1" calcext:value-type="float">
            <text:p>14.10</text:p>
          </table:table-cell>
          <table:table-cell table:style-name="ce26" office:value-type="float" office:value="14.4" calcext:value-type="float">
            <text:p>14.4</text:p>
          </table:table-cell>
          <table:table-cell table:number-columns-repeated="2" table:style-name="ce26" office:value-type="float" office:value="14.3" calcext:value-type="float">
            <text:p>14.3</text:p>
          </table:table-cell>
          <table:table-cell table:style-name="ce26" office:value-type="float" office:value="14.4" calcext:value-type="float">
            <text:p>14.4</text:p>
          </table:table-cell>
          <table:table-cell table:style-name="ce34" office:value-type="float" office:value="14" calcext:value-type="float">
            <text:p>14</text:p>
          </table:table-cell>
          <table:table-cell table:number-columns-repeated="3" table:style-name="ce56" office:value-type="float" office:value="13.4" calcext:value-type="float">
            <text:p>13.4</text:p>
          </table:table-cell>
          <table:table-cell table:style-name="ce56" office:value-type="float" office:value="13.8" calcext:value-type="float">
            <text:p>13.8</text:p>
          </table:table-cell>
          <table:table-cell table:number-columns-repeated="3" table:style-name="ce56" office:value-type="float" office:value="13.4" calcext:value-type="float">
            <text:p>13.4</text:p>
          </table:table-cell>
          <table:table-cell table:style-name="ce3" table:formula="of:=MIN([.C3:.S3])" office:value-type="float" office:value="13.4" calcext:value-type="float">
            <text:p>13.4</text:p>
          </table:table-cell>
          <table:table-cell table:style-name="ce65" table:formula="of:=(MAX([.C3:.L3])/MIN([.M3:.S3]) - 1)*100" office:value-type="float" office:value="8.20895522388059" calcext:value-type="float">
            <text:p>8.20895522388059</text:p>
          </table:table-cell>
          <table:table-cell table:style-name="ce3" table:formula="of:=IF([.U3]&lt;=0;1;0)" office:value-type="float" office:value="0" calcext:value-type="float">
            <text:p>0</text:p>
          </table:table-cell>
          <table:table-cell table:style-name="ce17"/>
          <table:table-cell table:style-name="ce17" table:formula="of:=MIN([.C3:.L3])" office:value-type="float" office:value="14" calcext:value-type="float">
            <text:p>14</text:p>
          </table:table-cell>
          <table:table-cell table:style-name="ce73" table:formula="of:=([.X3]/AVERAGE([.M3:.S3]) - 1)*100" office:value-type="float" office:value="4.03397027600847" calcext:value-type="float">
            <text:p>4.03</text:p>
          </table:table-cell>
          <table:table-cell table:style-name="ce17" table:number-columns-repeated="39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style-name="ce27" office:value-type="float" office:value="28.4" calcext:value-type="float">
            <text:p>28.4</text:p>
          </table:table-cell>
          <table:table-cell table:style-name="ce27" office:value-type="float" office:value="28.3" calcext:value-type="float">
            <text:p>28.3</text:p>
          </table:table-cell>
          <table:table-cell table:style-name="ce27" office:value-type="float" office:value="28.2" calcext:value-type="float">
            <text:p>28.2</text:p>
          </table:table-cell>
          <table:table-cell table:style-name="ce27" office:value-type="float" office:value="28.3" calcext:value-type="float">
            <text:p>28.3</text:p>
          </table:table-cell>
          <table:table-cell table:style-name="ce30" office:value-type="float" office:value="28.3" calcext:value-type="float">
            <text:p>28.3</text:p>
          </table:table-cell>
          <table:table-cell table:style-name="ce27" office:value-type="float" office:value="27.7" calcext:value-type="float">
            <text:p>27.7</text:p>
          </table:table-cell>
          <table:table-cell table:style-name="ce27" office:value-type="float" office:value="27.8" calcext:value-type="float">
            <text:p>27.8</text:p>
          </table:table-cell>
          <table:table-cell table:style-name="ce27" office:value-type="float" office:value="27.7" calcext:value-type="float">
            <text:p>27.7</text:p>
          </table:table-cell>
          <table:table-cell table:style-name="ce27" office:value-type="float" office:value="28" calcext:value-type="float">
            <text:p>28</text:p>
          </table:table-cell>
          <table:table-cell table:style-name="ce30" office:value-type="float" office:value="27.7" calcext:value-type="float">
            <text:p>27.7</text:p>
          </table:table-cell>
          <table:table-cell table:number-columns-repeated="2" table:style-name="ce57" office:value-type="float" office:value="26.6" calcext:value-type="float">
            <text:p>26.6</text:p>
          </table:table-cell>
          <table:table-cell table:style-name="ce57" office:value-type="float" office:value="26.9" calcext:value-type="float">
            <text:p>26.9</text:p>
          </table:table-cell>
          <table:table-cell table:style-name="ce57" office:value-type="float" office:value="27.6" calcext:value-type="float">
            <text:p>27.6</text:p>
          </table:table-cell>
          <table:table-cell table:number-columns-repeated="3" table:style-name="ce57" office:value-type="float" office:value="26.6" calcext:value-type="float">
            <text:p>26.6</text:p>
          </table:table-cell>
          <table:table-cell table:formula="of:=MIN([.C4:.S4])" office:value-type="float" office:value="26.6" calcext:value-type="float">
            <text:p>26.6</text:p>
          </table:table-cell>
          <table:table-cell table:style-name="ce67" table:formula="of:=(MIN([.C4:.L4])/MIN([.M4:.S4]) - 1)*100" office:value-type="float" office:value="4.13533834586466" calcext:value-type="float">
            <text:p>4.13533834586466</text:p>
          </table:table-cell>
          <table:table-cell table:style-name="ce68" table:formula="of:=IF([.U4]&lt;=0;1;0)" office:value-type="float" office:value="0" calcext:value-type="float">
            <text:p>0</text:p>
          </table:table-cell>
          <table:table-cell/>
          <table:table-cell table:style-name="ce17" table:formula="of:=MIN([.C4:.L4])" office:value-type="float" office:value="27.7" calcext:value-type="float">
            <text:p>27.7</text:p>
          </table:table-cell>
          <table:table-cell table:style-name="ce73" table:formula="of:=([.X4]/AVERAGE([.M4:.S4]) - 1)*100" office:value-type="float" office:value="3.41333333333336" calcext:value-type="float">
            <text:p>3.41</text:p>
          </table:table-cell>
          <table:table-cell table:number-columns-repeated="39"/>
        </table:table-row>
        <table:table-row table:style-name="ro1">
          <table:table-cell table:style-name="ce2"/>
          <table:table-cell table:style-name="ce6" office:value-type="float" office:value="150" calcext:value-type="float">
            <text:p>150</text:p>
          </table:table-cell>
          <table:table-cell table:number-columns-repeated="2" table:style-name="ce27" office:value-type="float" office:value="38.5" calcext:value-type="float">
            <text:p>38.5</text:p>
          </table:table-cell>
          <table:table-cell table:number-columns-repeated="2" table:style-name="ce27" office:value-type="float" office:value="38.3" calcext:value-type="float">
            <text:p>38.3</text:p>
          </table:table-cell>
          <table:table-cell table:style-name="ce30" office:value-type="float" office:value="38.1" calcext:value-type="float">
            <text:p>38.1</text:p>
          </table:table-cell>
          <table:table-cell table:style-name="ce27" office:value-type="float" office:value="38.4" calcext:value-type="float">
            <text:p>38.4</text:p>
          </table:table-cell>
          <table:table-cell table:number-columns-repeated="2" table:style-name="ce27" office:value-type="float" office:value="38.5" calcext:value-type="float">
            <text:p>38.5</text:p>
          </table:table-cell>
          <table:table-cell table:style-name="ce27" office:value-type="float" office:value="38.4" calcext:value-type="float">
            <text:p>38.4</text:p>
          </table:table-cell>
          <table:table-cell table:style-name="ce30" office:value-type="float" office:value="38.1" calcext:value-type="float">
            <text:p>38.1</text:p>
          </table:table-cell>
          <table:table-cell table:style-name="ce57" office:value-type="float" office:value="36.7" calcext:value-type="float">
            <text:p>36.7</text:p>
          </table:table-cell>
          <table:table-cell table:number-columns-repeated="2" table:style-name="ce57" office:value-type="float" office:value="37" calcext:value-type="float">
            <text:p>37</text:p>
          </table:table-cell>
          <table:table-cell table:style-name="ce57" office:value-type="float" office:value="39.8" calcext:value-type="float">
            <text:p>39.8</text:p>
          </table:table-cell>
          <table:table-cell table:number-columns-repeated="2" table:style-name="ce57" office:value-type="float" office:value="36.4" calcext:value-type="float">
            <text:p>36.4</text:p>
          </table:table-cell>
          <table:table-cell table:style-name="ce57" office:value-type="float" office:value="36.3" calcext:value-type="float">
            <text:p>36.3</text:p>
          </table:table-cell>
          <table:table-cell table:formula="of:=MIN([.C5:.S5])" office:value-type="float" office:value="36.3" calcext:value-type="float">
            <text:p>36.3</text:p>
          </table:table-cell>
          <table:table-cell table:style-name="ce67" table:formula="of:=(MIN([.C5:.L5])/MIN([.M5:.S5]) - 1)*100" office:value-type="float" office:value="4.95867768595042" calcext:value-type="float">
            <text:p>4.95867768595042</text:p>
          </table:table-cell>
          <table:table-cell table:style-name="ce68" table:formula="of:=IF([.U5]&lt;=0;1;0)" office:value-type="float" office:value="0" calcext:value-type="float">
            <text:p>0</text:p>
          </table:table-cell>
          <table:table-cell/>
          <table:table-cell table:style-name="ce17" table:formula="of:=MIN([.C5:.L5])" office:value-type="float" office:value="38.1" calcext:value-type="float">
            <text:p>38.1</text:p>
          </table:table-cell>
          <table:table-cell table:style-name="ce73" table:formula="of:=([.X5]/AVERAGE([.M5:.S5]) - 1)*100" office:value-type="float" office:value="2.73497688751927" calcext:value-type="float">
            <text:p>2.73</text:p>
          </table:table-cell>
          <table:table-cell table:number-columns-repeated="39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number-columns-repeated="3" table:style-name="ce28" office:value-type="float" office:value="53.1" calcext:value-type="float">
            <text:p>53.1</text:p>
          </table:table-cell>
          <table:table-cell table:style-name="ce28" office:value-type="float" office:value="53" calcext:value-type="float">
            <text:p>53</text:p>
          </table:table-cell>
          <table:table-cell table:style-name="ce31" office:value-type="float" office:value="52.9" calcext:value-type="float">
            <text:p>52.9</text:p>
          </table:table-cell>
          <table:table-cell table:number-columns-repeated="4" table:style-name="ce28" office:value-type="float" office:value="52.7" calcext:value-type="float">
            <text:p>52.7</text:p>
          </table:table-cell>
          <table:table-cell table:style-name="ce31" office:value-type="float" office:value="52.6" calcext:value-type="float">
            <text:p>52.6</text:p>
          </table:table-cell>
          <table:table-cell table:number-columns-repeated="2" table:style-name="ce58" office:value-type="float" office:value="51.2" calcext:value-type="float">
            <text:p>51.2</text:p>
          </table:table-cell>
          <table:table-cell table:style-name="ce58" office:value-type="float" office:value="51.6" calcext:value-type="float">
            <text:p>51.6</text:p>
          </table:table-cell>
          <table:table-cell table:style-name="ce58" office:value-type="float" office:value="50.6" calcext:value-type="float">
            <text:p>50.6</text:p>
          </table:table-cell>
          <table:table-cell table:style-name="ce58" office:value-type="float" office:value="50.9" calcext:value-type="float">
            <text:p>50.9</text:p>
          </table:table-cell>
          <table:table-cell table:number-columns-repeated="2" table:style-name="ce58" office:value-type="float" office:value="50.8" calcext:value-type="float">
            <text:p>50.8</text:p>
          </table:table-cell>
          <table:table-cell table:formula="of:=MIN([.C6:.S6])" office:value-type="float" office:value="50.6" calcext:value-type="float">
            <text:p>50.6</text:p>
          </table:table-cell>
          <table:table-cell table:style-name="ce67" table:formula="of:=(MIN([.C6:.L6])/MIN([.M6:.S6]) - 1)*100" office:value-type="float" office:value="3.95256916996047" calcext:value-type="float">
            <text:p>3.95256916996047</text:p>
          </table:table-cell>
          <table:table-cell table:style-name="ce68" table:formula="of:=IF([.U6]&lt;=0;1;0)" office:value-type="float" office:value="0" calcext:value-type="float">
            <text:p>0</text:p>
          </table:table-cell>
          <table:table-cell table:style-name="ce66"/>
          <table:table-cell table:style-name="ce17" table:formula="of:=MIN([.C6:.L6])" office:value-type="float" office:value="52.6" calcext:value-type="float">
            <text:p>52.6</text:p>
          </table:table-cell>
          <table:table-cell table:style-name="ce73" table:formula="of:=([.X6]/AVERAGE([.M6:.S6]) - 1)*100" office:value-type="float" office:value="3.10837300476057" calcext:value-type="float">
            <text:p>3.11</text:p>
          </table:table-cell>
          <table:table-cell table:style-name="ce66" table:number-columns-repeated="3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2" table:style-name="ce26" office:value-type="float" office:value="14.8" calcext:value-type="float">
            <text:p>14.8</text:p>
          </table:table-cell>
          <table:table-cell table:number-columns-repeated="2" table:style-name="ce26" office:value-type="float" office:value="14.7" calcext:value-type="float">
            <text:p>14.7</text:p>
          </table:table-cell>
          <table:table-cell table:style-name="ce34" office:value-type="float" office:value="14.7" calcext:value-type="float">
            <text:p>14.7</text:p>
          </table:table-cell>
          <table:table-cell table:style-name="ce26" office:value-type="float" office:value="14.9" calcext:value-type="float">
            <text:p>14.9</text:p>
          </table:table-cell>
          <table:table-cell table:number-columns-repeated="2" table:style-name="ce26" office:value-type="float" office:value="14.8" calcext:value-type="float">
            <text:p>14.8</text:p>
          </table:table-cell>
          <table:table-cell table:style-name="ce26" office:value-type="float" office:value="14.9" calcext:value-type="float">
            <text:p>14.9</text:p>
          </table:table-cell>
          <table:table-cell table:style-name="ce34" office:value-type="float" office:value="14.7" calcext:value-type="float">
            <text:p>14.7</text:p>
          </table:table-cell>
          <table:table-cell table:style-name="ce56" office:value-type="float" office:value="13.8" calcext:value-type="float">
            <text:p>13.8</text:p>
          </table:table-cell>
          <table:table-cell table:number-columns-repeated="2" table:style-name="ce56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number-columns-repeated="3" table:style-name="ce56" office:value-type="float" office:value="13.8" calcext:value-type="float">
            <text:p>13.8</text:p>
          </table:table-cell>
          <table:table-cell table:style-name="ce3" table:formula="of:=MIN([.C7:.S7])" office:value-type="float" office:value="13.8" calcext:value-type="float">
            <text:p>13.8</text:p>
          </table:table-cell>
          <table:table-cell table:style-name="ce65" table:formula="of:=(MIN([.C7:.L7])/MIN([.M7:.S7]) - 1)*100" office:value-type="float" office:value="6.52173913043477" calcext:value-type="float">
            <text:p>6.52173913043477</text:p>
          </table:table-cell>
          <table:table-cell table:style-name="ce3" table:formula="of:=IF([.U7]&lt;=0;1;0)" office:value-type="float" office:value="0" calcext:value-type="float">
            <text:p>0</text:p>
          </table:table-cell>
          <table:table-cell table:style-name="ce17"/>
          <table:table-cell table:style-name="ce17" table:formula="of:=MIN([.C7:.L7])" office:value-type="float" office:value="14.7" calcext:value-type="float">
            <text:p>14.7</text:p>
          </table:table-cell>
          <table:table-cell table:style-name="ce73" table:formula="of:=([.X7]/AVERAGE([.M7:.S7]) - 1)*100" office:value-type="float" office:value="6.52173913043477" calcext:value-type="float">
            <text:p>6.52</text:p>
          </table:table-cell>
          <table:table-cell table:style-name="ce17" table:number-columns-repeated="39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style-name="ce27" office:value-type="float" office:value="26.5" calcext:value-type="float">
            <text:p>26.5</text:p>
          </table:table-cell>
          <table:table-cell table:style-name="ce27" office:value-type="float" office:value="26.6" calcext:value-type="float">
            <text:p>26.6</text:p>
          </table:table-cell>
          <table:table-cell table:style-name="ce27" office:value-type="float" office:value="26.5" calcext:value-type="float">
            <text:p>26.5</text:p>
          </table:table-cell>
          <table:table-cell table:style-name="ce27" office:value-type="float" office:value="26.6" calcext:value-type="float">
            <text:p>26.6</text:p>
          </table:table-cell>
          <table:table-cell table:style-name="ce30" office:value-type="float" office:value="26.6" calcext:value-type="float">
            <text:p>26.6</text:p>
          </table:table-cell>
          <table:table-cell table:style-name="ce27" office:value-type="float" office:value="27.1" calcext:value-type="float">
            <text:p>27.1</text:p>
          </table:table-cell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26.9" calcext:value-type="float">
            <text:p>26.9</text:p>
          </table:table-cell>
          <table:table-cell table:style-name="ce27" office:value-type="float" office:value="26.7" calcext:value-type="float">
            <text:p>26.7</text:p>
          </table:table-cell>
          <table:table-cell table:style-name="ce30" office:value-type="float" office:value="26.6" calcext:value-type="float">
            <text:p>26.6</text:p>
          </table:table-cell>
          <table:table-cell table:style-name="ce57" office:value-type="float" office:value="25.7" calcext:value-type="float">
            <text:p>25.7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1" office:value-type="string" calcext:value-type="string">
            <text:p>-</text:p>
          </table:table-cell>
          <table:table-cell table:style-name="ce57" office:value-type="float" office:value="25.7" calcext:value-type="float">
            <text:p>25.7</text:p>
          </table:table-cell>
          <table:table-cell table:style-name="ce57" office:value-type="float" office:value="25.6" calcext:value-type="float">
            <text:p>25.6</text:p>
          </table:table-cell>
          <table:table-cell table:style-name="ce57" office:value-type="float" office:value="25.5" calcext:value-type="float">
            <text:p>25.5</text:p>
          </table:table-cell>
          <table:table-cell table:formula="of:=MIN([.C8:.S8])" office:value-type="float" office:value="25.5" calcext:value-type="float">
            <text:p>25.5</text:p>
          </table:table-cell>
          <table:table-cell table:style-name="ce67" table:formula="of:=(MIN([.C8:.L8])/MIN([.M8:.S8]) - 1)*100" office:value-type="float" office:value="3.92156862745099" calcext:value-type="float">
            <text:p>3.92156862745099</text:p>
          </table:table-cell>
          <table:table-cell table:style-name="ce68" table:formula="of:=IF([.U8]&lt;=0;1;0)" office:value-type="float" office:value="0" calcext:value-type="float">
            <text:p>0</text:p>
          </table:table-cell>
          <table:table-cell/>
          <table:table-cell table:style-name="ce17" table:formula="of:=MIN([.C8:.L8])" office:value-type="float" office:value="26.5" calcext:value-type="float">
            <text:p>26.5</text:p>
          </table:table-cell>
          <table:table-cell table:style-name="ce73" table:formula="of:=([.X8]/AVERAGE([.M8:.S8]) - 1)*100" office:value-type="float" office:value="3.41463414634147" calcext:value-type="float">
            <text:p>3.41</text:p>
          </table:table-cell>
          <table:table-cell table:number-columns-repeated="39"/>
        </table:table-row>
        <table:table-row table:style-name="ro1">
          <table:table-cell table:style-name="ce2"/>
          <table:table-cell table:style-name="ce6" office:value-type="float" office:value="150" calcext:value-type="float">
            <text:p>150</text:p>
          </table:table-cell>
          <table:table-cell table:style-name="ce27" office:value-type="float" office:value="38.4" calcext:value-type="float">
            <text:p>38.4</text:p>
          </table:table-cell>
          <table:table-cell table:style-name="ce27" office:value-type="float" office:value="38.5" calcext:value-type="float">
            <text:p>38.5</text:p>
          </table:table-cell>
          <table:table-cell table:style-name="ce27" office:value-type="float" office:value="38.2" calcext:value-type="float">
            <text:p>38.2</text:p>
          </table:table-cell>
          <table:table-cell table:style-name="ce27" office:value-type="float" office:value="38.3" calcext:value-type="float">
            <text:p>38.3</text:p>
          </table:table-cell>
          <table:table-cell table:style-name="ce30" office:value-type="float" office:value="38.3" calcext:value-type="float">
            <text:p>38.3</text:p>
          </table:table-cell>
          <table:table-cell table:number-columns-repeated="3" table:style-name="ce27" office:value-type="float" office:value="39.2" calcext:value-type="float">
            <text:p>39.2</text:p>
          </table:table-cell>
          <table:table-cell table:style-name="ce27" office:value-type="float" office:value="39.1" calcext:value-type="float">
            <text:p>39.1</text:p>
          </table:table-cell>
          <table:table-cell table:style-name="ce30" office:value-type="float" office:value="38.7" calcext:value-type="float">
            <text:p>38.7</text:p>
          </table:table-cell>
          <table:table-cell table:style-name="ce57" office:value-type="float" office:value="37.2" calcext:value-type="float">
            <text:p>37.2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1" office:value-type="string" calcext:value-type="string">
            <text:p>-</text:p>
          </table:table-cell>
          <table:table-cell table:style-name="ce57" office:value-type="float" office:value="36.9" calcext:value-type="float">
            <text:p>36.9</text:p>
          </table:table-cell>
          <table:table-cell table:number-columns-repeated="2" table:style-name="ce57" office:value-type="float" office:value="36.6" calcext:value-type="float">
            <text:p>36.6</text:p>
          </table:table-cell>
          <table:table-cell table:formula="of:=MIN([.C9:.S9])" office:value-type="float" office:value="36.6" calcext:value-type="float">
            <text:p>36.6</text:p>
          </table:table-cell>
          <table:table-cell table:style-name="ce67" table:formula="of:=(MIN([.C9:.L9])/MIN([.M9:.S9]) - 1)*100" office:value-type="float" office:value="4.37158469945356" calcext:value-type="float">
            <text:p>4.37158469945356</text:p>
          </table:table-cell>
          <table:table-cell table:style-name="ce68" table:formula="of:=IF([.U9]&lt;=0;1;0)" office:value-type="float" office:value="0" calcext:value-type="float">
            <text:p>0</text:p>
          </table:table-cell>
          <table:table-cell/>
          <table:table-cell table:style-name="ce17" table:formula="of:=MIN([.C9:.L9])" office:value-type="float" office:value="38.2" calcext:value-type="float">
            <text:p>38.2</text:p>
          </table:table-cell>
          <table:table-cell table:style-name="ce73" table:formula="of:=([.X9]/AVERAGE([.M9:.S9]) - 1)*100" office:value-type="float" office:value="3.73387644263408" calcext:value-type="float">
            <text:p>3.73</text:p>
          </table:table-cell>
          <table:table-cell table:number-columns-repeated="39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51.3" calcext:value-type="float">
            <text:p>51.3</text:p>
          </table:table-cell>
          <table:table-cell table:style-name="ce28" office:value-type="float" office:value="51.2" calcext:value-type="float">
            <text:p>51.2</text:p>
          </table:table-cell>
          <table:table-cell table:style-name="ce28" office:value-type="float" office:value="51.4" calcext:value-type="float">
            <text:p>51.4</text:p>
          </table:table-cell>
          <table:table-cell table:style-name="ce28" office:value-type="float" office:value="51.2" calcext:value-type="float">
            <text:p>51.2</text:p>
          </table:table-cell>
          <table:table-cell table:style-name="ce31" office:value-type="float" office:value="51.1" calcext:value-type="float">
            <text:p>51.1</text:p>
          </table:table-cell>
          <table:table-cell table:style-name="ce28" office:value-type="float" office:value="51.9" calcext:value-type="float">
            <text:p>51.9</text:p>
          </table:table-cell>
          <table:table-cell table:style-name="ce28" office:value-type="float" office:value="51.8" calcext:value-type="float">
            <text:p>51.8</text:p>
          </table:table-cell>
          <table:table-cell table:style-name="ce28" office:value-type="float" office:value="51.9" calcext:value-type="float">
            <text:p>51.9</text:p>
          </table:table-cell>
          <table:table-cell table:style-name="ce28" office:value-type="float" office:value="51.7" calcext:value-type="float">
            <text:p>51.7</text:p>
          </table:table-cell>
          <table:table-cell table:style-name="ce31" office:value-type="float" office:value="51.6" calcext:value-type="float">
            <text:p>51.6</text:p>
          </table:table-cell>
          <table:table-cell table:style-name="ce58" office:value-type="float" office:value="50.1" calcext:value-type="float">
            <text:p>50.1</text:p>
          </table:table-cell>
          <table:table-cell table:number-columns-repeated="2" table:style-name="ce58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number-columns-repeated="3" table:style-name="ce58" office:value-type="float" office:value="49.4" calcext:value-type="float">
            <text:p>49.4</text:p>
          </table:table-cell>
          <table:table-cell table:formula="of:=MIN([.C10:.S10])" office:value-type="float" office:value="49.4" calcext:value-type="float">
            <text:p>49.4</text:p>
          </table:table-cell>
          <table:table-cell table:style-name="ce67" table:formula="of:=(MIN([.C10:.L10])/MIN([.M10:.S10]) - 1)*100" office:value-type="float" office:value="3.44129554655872" calcext:value-type="float">
            <text:p>3.44129554655872</text:p>
          </table:table-cell>
          <table:table-cell table:style-name="ce68" table:formula="of:=IF([.U10]&lt;=0;1;0)" office:value-type="float" office:value="0" calcext:value-type="float">
            <text:p>0</text:p>
          </table:table-cell>
          <table:table-cell table:style-name="ce66"/>
          <table:table-cell table:style-name="ce17" table:formula="of:=MIN([.C10:.L10])" office:value-type="float" office:value="51.1" calcext:value-type="float">
            <text:p>51.1</text:p>
          </table:table-cell>
          <table:table-cell table:style-name="ce73" table:formula="of:=([.X10]/AVERAGE([.M10:.S10]) - 1)*100" office:value-type="float" office:value="3.07614725163894" calcext:value-type="float">
            <text:p>3.08</text:p>
          </table:table-cell>
          <table:table-cell table:style-name="ce66" table:number-columns-repeated="3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2" table:style-name="ce26" office:value-type="float" office:value="14.2" calcext:value-type="float">
            <text:p>14.2</text:p>
          </table:table-cell>
          <table:table-cell table:number-columns-repeated="2" table:style-name="ce26" office:value-type="float" office:value="13.9" calcext:value-type="float">
            <text:p>13.9</text:p>
          </table:table-cell>
          <table:table-cell table:style-name="ce34" office:value-type="float" office:value="13.7" calcext:value-type="float">
            <text:p>13.7</text:p>
          </table:table-cell>
          <table:table-cell table:number-columns-repeated="2" table:style-name="ce26" office:value-type="float" office:value="14" calcext:value-type="float">
            <text:p>14</text:p>
          </table:table-cell>
          <table:table-cell table:number-columns-repeated="2" table:style-name="ce26" office:value-type="float" office:value="13.9" calcext:value-type="float">
            <text:p>13.9</text:p>
          </table:table-cell>
          <table:table-cell table:style-name="ce34" office:value-type="float" office:value="13.8" calcext:value-type="float">
            <text:p>13.8</text:p>
          </table:table-cell>
          <table:table-cell table:style-name="ce56" office:value-type="float" office:value="13.3" calcext:value-type="float">
            <text:p>13.3</text:p>
          </table:table-cell>
          <table:table-cell table:number-columns-repeated="2" table:style-name="ce56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number-columns-repeated="3" table:style-name="ce56" office:value-type="float" office:value="13.3" calcext:value-type="float">
            <text:p>13.3</text:p>
          </table:table-cell>
          <table:table-cell table:style-name="ce62" table:formula="of:=MIN([.C11:.S11])" office:value-type="float" office:value="13.3" calcext:value-type="float">
            <text:p>13.3</text:p>
          </table:table-cell>
          <table:table-cell table:style-name="ce65" table:formula="of:=(MIN([.C11:.L11])/MIN([.M11:.S11]) - 1)*100" office:value-type="float" office:value="3.00751879699248" calcext:value-type="float">
            <text:p>3.00751879699248</text:p>
          </table:table-cell>
          <table:table-cell table:style-name="ce3" table:formula="of:=IF([.U11]&lt;=0;1;0)" office:value-type="float" office:value="0" calcext:value-type="float">
            <text:p>0</text:p>
          </table:table-cell>
          <table:table-cell table:style-name="ce17"/>
          <table:table-cell table:style-name="ce17" table:formula="of:=MIN([.C11:.L11])" office:value-type="float" office:value="13.7" calcext:value-type="float">
            <text:p>13.7</text:p>
          </table:table-cell>
          <table:table-cell table:style-name="ce73" table:formula="of:=([.X11]/AVERAGE([.M11:.S11]) - 1)*100" office:value-type="float" office:value="3.00751879699248" calcext:value-type="float">
            <text:p>3.01</text:p>
          </table:table-cell>
          <table:table-cell table:style-name="ce17" table:number-columns-repeated="39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number-columns-repeated="3" table:style-name="ce27" office:value-type="float" office:value="27.7" calcext:value-type="float">
            <text:p>27.7</text:p>
          </table:table-cell>
          <table:table-cell table:style-name="ce27" office:value-type="float" office:value="27.6" calcext:value-type="float">
            <text:p>27.6</text:p>
          </table:table-cell>
          <table:table-cell table:style-name="ce30" office:value-type="float" office:value="27.7" calcext:value-type="float">
            <text:p>27.7</text:p>
          </table:table-cell>
          <table:table-cell table:style-name="ce27" office:value-type="float" office:value="27.6" calcext:value-type="float">
            <text:p>27.6</text:p>
          </table:table-cell>
          <table:table-cell table:style-name="ce27" office:value-type="float" office:value="27.5" calcext:value-type="float">
            <text:p>27.5</text:p>
          </table:table-cell>
          <table:table-cell table:style-name="ce27" office:value-type="float" office:value="27.2" calcext:value-type="float">
            <text:p>27.2</text:p>
          </table:table-cell>
          <table:table-cell table:style-name="ce27" office:value-type="float" office:value="27.3" calcext:value-type="float">
            <text:p>27.3</text:p>
          </table:table-cell>
          <table:table-cell table:style-name="ce30" office:value-type="float" office:value="27.3" calcext:value-type="float">
            <text:p>27.3</text:p>
          </table:table-cell>
          <table:table-cell table:style-name="ce57" office:value-type="float" office:value="26" calcext:value-type="float">
            <text:p>26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1" office:value-type="string" calcext:value-type="string">
            <text:p>-</text:p>
          </table:table-cell>
          <table:table-cell table:style-name="ce57" office:value-type="float" office:value="26" calcext:value-type="float">
            <text:p>26</text:p>
          </table:table-cell>
          <table:table-cell table:number-columns-repeated="2" table:style-name="ce57" office:value-type="float" office:value="25.9" calcext:value-type="float">
            <text:p>25.9</text:p>
          </table:table-cell>
          <table:table-cell table:formula="of:=MIN([.C12:.S12])" office:value-type="float" office:value="25.9" calcext:value-type="float">
            <text:p>25.9</text:p>
          </table:table-cell>
          <table:table-cell table:style-name="ce67" table:formula="of:=(MIN([.C12:.L12])/MIN([.M12:.S12]) - 1)*100" office:value-type="float" office:value="5.01930501930503" calcext:value-type="float">
            <text:p>5.01930501930503</text:p>
          </table:table-cell>
          <table:table-cell table:style-name="ce68" table:formula="of:=IF([.U12]&lt;=0;1;0)" office:value-type="float" office:value="0" calcext:value-type="float">
            <text:p>0</text:p>
          </table:table-cell>
          <table:table-cell/>
          <table:table-cell table:style-name="ce17" table:formula="of:=MIN([.C12:.L12])" office:value-type="float" office:value="27.2" calcext:value-type="float">
            <text:p>27.2</text:p>
          </table:table-cell>
          <table:table-cell table:style-name="ce73" table:formula="of:=([.X12]/AVERAGE([.M12:.S12]) - 1)*100" office:value-type="float" office:value="4.81695568400771" calcext:value-type="float">
            <text:p>4.82</text:p>
          </table:table-cell>
          <table:table-cell table:number-columns-repeated="39"/>
        </table:table-row>
        <table:table-row table:style-name="ro1">
          <table:table-cell table:style-name="ce2"/>
          <table:table-cell table:style-name="ce6" office:value-type="float" office:value="150" calcext:value-type="float">
            <text:p>150</text:p>
          </table:table-cell>
          <table:table-cell table:number-columns-repeated="2" table:style-name="ce27" office:value-type="float" office:value="39.4" calcext:value-type="float">
            <text:p>39.4</text:p>
          </table:table-cell>
          <table:table-cell table:number-columns-repeated="2" table:style-name="ce27" office:value-type="float" office:value="39.5" calcext:value-type="float">
            <text:p>39.5</text:p>
          </table:table-cell>
          <table:table-cell table:style-name="ce30" office:value-type="float" office:value="39.4" calcext:value-type="float">
            <text:p>39.4</text:p>
          </table:table-cell>
          <table:table-cell table:number-columns-repeated="2" table:style-name="ce27" office:value-type="float" office:value="39.1" calcext:value-type="float">
            <text:p>39.1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38.9" calcext:value-type="float">
            <text:p>38.9</text:p>
          </table:table-cell>
          <table:table-cell table:style-name="ce30" office:value-type="float" office:value="39" calcext:value-type="float">
            <text:p>39</text:p>
          </table:table-cell>
          <table:table-cell table:style-name="ce57" office:value-type="float" office:value="37.7" calcext:value-type="float">
            <text:p>37.7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1" office:value-type="string" calcext:value-type="string">
            <text:p>-</text:p>
          </table:table-cell>
          <table:table-cell table:style-name="ce57" office:value-type="float" office:value="37.6" calcext:value-type="float">
            <text:p>37.6</text:p>
          </table:table-cell>
          <table:table-cell table:number-columns-repeated="2" table:style-name="ce57" office:value-type="float" office:value="37.5" calcext:value-type="float">
            <text:p>37.5</text:p>
          </table:table-cell>
          <table:table-cell table:formula="of:=MIN([.C13:.S13])" office:value-type="float" office:value="37.5" calcext:value-type="float">
            <text:p>37.5</text:p>
          </table:table-cell>
          <table:table-cell table:style-name="ce67" table:formula="of:=(MIN([.C13:.L13])/MIN([.M13:.S13]) - 1)*100" office:value-type="float" office:value="3.73333333333332" calcext:value-type="float">
            <text:p>3.73333333333332</text:p>
          </table:table-cell>
          <table:table-cell table:style-name="ce68" table:formula="of:=IF([.U13]&lt;=0;1;0)" office:value-type="float" office:value="0" calcext:value-type="float">
            <text:p>0</text:p>
          </table:table-cell>
          <table:table-cell/>
          <table:table-cell table:style-name="ce17" table:formula="of:=MIN([.C13:.L13])" office:value-type="float" office:value="38.9" calcext:value-type="float">
            <text:p>38.9</text:p>
          </table:table-cell>
          <table:table-cell table:style-name="ce73" table:formula="of:=([.X13]/AVERAGE([.M13:.S13]) - 1)*100" office:value-type="float" office:value="3.52628077178974" calcext:value-type="float">
            <text:p>3.53</text:p>
          </table:table-cell>
          <table:table-cell table:number-columns-repeated="39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number-columns-repeated="2" table:style-name="ce28" office:value-type="float" office:value="51.8" calcext:value-type="float">
            <text:p>51.8</text:p>
          </table:table-cell>
          <table:table-cell table:style-name="ce28" office:value-type="float" office:value="51.7" calcext:value-type="float">
            <text:p>51.7</text:p>
          </table:table-cell>
          <table:table-cell table:style-name="ce28" office:value-type="float" office:value="51.5" calcext:value-type="float">
            <text:p>51.5</text:p>
          </table:table-cell>
          <table:table-cell table:style-name="ce31" office:value-type="float" office:value="51.6" calcext:value-type="float">
            <text:p>51.6</text:p>
          </table:table-cell>
          <table:table-cell table:number-columns-repeated="2" table:style-name="ce28" office:value-type="float" office:value="51.4" calcext:value-type="float">
            <text:p>51.4</text:p>
          </table:table-cell>
          <table:table-cell table:number-columns-repeated="2" table:style-name="ce28" office:value-type="float" office:value="51.5" calcext:value-type="float">
            <text:p>51.5</text:p>
          </table:table-cell>
          <table:table-cell table:style-name="ce31" office:value-type="float" office:value="51.3" calcext:value-type="float">
            <text:p>51.3</text:p>
          </table:table-cell>
          <table:table-cell table:style-name="ce58" office:value-type="float" office:value="50.5" calcext:value-type="float">
            <text:p>50.5</text:p>
          </table:table-cell>
          <table:table-cell table:number-columns-repeated="2" table:style-name="ce58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58" office:value-type="float" office:value="50" calcext:value-type="float">
            <text:p>50</text:p>
          </table:table-cell>
          <table:table-cell table:number-columns-repeated="2" table:style-name="ce58" office:value-type="float" office:value="49.8" calcext:value-type="float">
            <text:p>49.8</text:p>
          </table:table-cell>
          <table:table-cell table:formula="of:=MIN([.C14:.S14])" office:value-type="float" office:value="49.8" calcext:value-type="float">
            <text:p>49.8</text:p>
          </table:table-cell>
          <table:table-cell table:style-name="ce67" table:formula="of:=(MIN([.C14:.L14])/MIN([.M14:.S14]) - 1)*100" office:value-type="float" office:value="3.01204819277108" calcext:value-type="float">
            <text:p>3.01204819277108</text:p>
          </table:table-cell>
          <table:table-cell table:style-name="ce68" table:formula="of:=IF([.U14]&lt;=0;1;0)" office:value-type="float" office:value="0" calcext:value-type="float">
            <text:p>0</text:p>
          </table:table-cell>
          <table:table-cell table:style-name="ce66"/>
          <table:table-cell table:style-name="ce17" table:formula="of:=MIN([.C14:.L14])" office:value-type="float" office:value="51.3" calcext:value-type="float">
            <text:p>51.3</text:p>
          </table:table-cell>
          <table:table-cell table:style-name="ce73" table:formula="of:=([.X14]/AVERAGE([.M14:.S14]) - 1)*100" office:value-type="float" office:value="2.5487256371814" calcext:value-type="float">
            <text:p>2.55</text:p>
          </table:table-cell>
          <table:table-cell table:style-name="ce66" table:number-columns-repeated="3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4" table:style-name="ce26" office:value-type="float" office:value="29.7" calcext:value-type="float">
            <text:p>29.7</text:p>
          </table:table-cell>
          <table:table-cell table:style-name="ce34" office:value-type="float" office:value="29.7" calcext:value-type="float">
            <text:p>29.7</text:p>
          </table:table-cell>
          <table:table-cell table:number-columns-repeated="4" table:style-name="ce26" office:value-type="float" office:value="29.7" calcext:value-type="float">
            <text:p>29.7</text:p>
          </table:table-cell>
          <table:table-cell table:style-name="ce34" office:value-type="float" office:value="29.7" calcext:value-type="float">
            <text:p>29.7</text:p>
          </table:table-cell>
          <table:table-cell table:number-columns-repeated="7" table:style-name="ce56" office:value-type="float" office:value="29.4" calcext:value-type="float">
            <text:p>29.4</text:p>
          </table:table-cell>
          <table:table-cell table:style-name="ce3" table:formula="of:=MIN([.C15:.S15])" office:value-type="float" office:value="29.4" calcext:value-type="float">
            <text:p>29.4</text:p>
          </table:table-cell>
          <table:table-cell table:style-name="ce65" table:formula="of:=(MIN([.C15:.L15])/MIN([.M15:.S15]) - 1)*100" office:value-type="float" office:value="1.02040816326532" calcext:value-type="float">
            <text:p>1.02040816326532</text:p>
          </table:table-cell>
          <table:table-cell table:style-name="ce3" table:formula="of:=IF([.U15]&lt;=0;1;0)" office:value-type="float" office:value="0" calcext:value-type="float">
            <text:p>0</text:p>
          </table:table-cell>
          <table:table-cell table:style-name="ce17"/>
          <table:table-cell table:style-name="ce17" table:formula="of:=MIN([.C15:.L15])" office:value-type="float" office:value="29.7" calcext:value-type="float">
            <text:p>29.7</text:p>
          </table:table-cell>
          <table:table-cell table:style-name="ce73" table:formula="of:=([.X15]/AVERAGE([.M15:.S15]) - 1)*100" office:value-type="float" office:value="1.0204081632653" calcext:value-type="float">
            <text:p>1.02</text:p>
          </table:table-cell>
          <table:table-cell table:style-name="ce17" table:number-columns-repeated="39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number-columns-repeated="4" table:style-name="ce27" office:value-type="float" office:value="59.2" calcext:value-type="float">
            <text:p>59.2</text:p>
          </table:table-cell>
          <table:table-cell table:style-name="ce30" office:value-type="float" office:value="59.2" calcext:value-type="float">
            <text:p>59.2</text:p>
          </table:table-cell>
          <table:table-cell table:number-columns-repeated="4" table:style-name="ce27" office:value-type="float" office:value="59.2" calcext:value-type="float">
            <text:p>59.2</text:p>
          </table:table-cell>
          <table:table-cell table:style-name="ce30" office:value-type="float" office:value="59.2" calcext:value-type="float">
            <text:p>59.2</text:p>
          </table:table-cell>
          <table:table-cell table:number-columns-repeated="3" table:style-name="ce57" office:value-type="float" office:value="59" calcext:value-type="float">
            <text:p>59</text:p>
          </table:table-cell>
          <table:table-cell table:style-name="ce57" office:value-type="float" office:value="59.5" calcext:value-type="float">
            <text:p>59.5</text:p>
          </table:table-cell>
          <table:table-cell table:number-columns-repeated="2" table:style-name="ce57" office:value-type="float" office:value="59" calcext:value-type="float">
            <text:p>59</text:p>
          </table:table-cell>
          <table:table-cell table:style-name="ce57" office:value-type="float" office:value="58.9" calcext:value-type="float">
            <text:p>58.9</text:p>
          </table:table-cell>
          <table:table-cell table:formula="of:=MIN([.C16:.S16])" office:value-type="float" office:value="58.9" calcext:value-type="float">
            <text:p>58.9</text:p>
          </table:table-cell>
          <table:table-cell table:style-name="ce67" table:formula="of:=(MIN([.C16:.L16])/MIN([.M16:.S16]) - 1)*100" office:value-type="float" office:value="0.509337860781001" calcext:value-type="float">
            <text:p>0.509337860781001</text:p>
          </table:table-cell>
          <table:table-cell table:style-name="ce68" table:formula="of:=IF([.U16]&lt;=0;1;0)" office:value-type="float" office:value="0" calcext:value-type="float">
            <text:p>0</text:p>
          </table:table-cell>
          <table:table-cell/>
          <table:table-cell table:style-name="ce17" table:formula="of:=MIN([.C16:.L16])" office:value-type="float" office:value="59.2" calcext:value-type="float">
            <text:p>59.2</text:p>
          </table:table-cell>
          <table:table-cell table:style-name="ce73" table:formula="of:=([.X16]/AVERAGE([.M16:.S16]) - 1)*100" office:value-type="float" office:value="0.241896468311564" calcext:value-type="float">
            <text:p>0.24</text:p>
          </table:table-cell>
          <table:table-cell table:number-columns-repeated="39"/>
        </table:table-row>
        <table:table-row table:style-name="ro1">
          <table:table-cell table:style-name="ce2"/>
          <table:table-cell table:style-name="ce6" office:value-type="float" office:value="150" calcext:value-type="float">
            <text:p>150</text:p>
          </table:table-cell>
          <table:table-cell table:number-columns-repeated="4" table:style-name="ce27" office:value-type="float" office:value="87.6" calcext:value-type="float">
            <text:p>87.6</text:p>
          </table:table-cell>
          <table:table-cell table:style-name="ce30" office:value-type="float" office:value="87.7" calcext:value-type="float">
            <text:p>87.7</text:p>
          </table:table-cell>
          <table:table-cell table:style-name="ce27" office:value-type="float" office:value="87.6" calcext:value-type="float">
            <text:p>87.6</text:p>
          </table:table-cell>
          <table:table-cell table:style-name="ce27" office:value-type="float" office:value="87.7" calcext:value-type="float">
            <text:p>87.7</text:p>
          </table:table-cell>
          <table:table-cell table:number-columns-repeated="2" table:style-name="ce27" office:value-type="float" office:value="87.6" calcext:value-type="float">
            <text:p>87.6</text:p>
          </table:table-cell>
          <table:table-cell table:style-name="ce30" office:value-type="float" office:value="87.6" calcext:value-type="float">
            <text:p>87.6</text:p>
          </table:table-cell>
          <table:table-cell table:number-columns-repeated="3" table:style-name="ce57" office:value-type="float" office:value="86.8" calcext:value-type="float">
            <text:p>86.8</text:p>
          </table:table-cell>
          <table:table-cell table:style-name="ce57" office:value-type="float" office:value="90.4" calcext:value-type="float">
            <text:p>90.4</text:p>
          </table:table-cell>
          <table:table-cell table:number-columns-repeated="3" table:style-name="ce57" office:value-type="float" office:value="86.8" calcext:value-type="float">
            <text:p>86.8</text:p>
          </table:table-cell>
          <table:table-cell table:formula="of:=MIN([.C17:.S17])" office:value-type="float" office:value="86.8" calcext:value-type="float">
            <text:p>86.8</text:p>
          </table:table-cell>
          <table:table-cell table:style-name="ce67" table:formula="of:=(MIN([.C17:.L17])/MIN([.M17:.S17]) - 1)*100" office:value-type="float" office:value="0.921658986175111" calcext:value-type="float">
            <text:p>0.921658986175111</text:p>
          </table:table-cell>
          <table:table-cell table:style-name="ce68" table:formula="of:=IF([.U17]&lt;=0;1;0)" office:value-type="float" office:value="0" calcext:value-type="float">
            <text:p>0</text:p>
          </table:table-cell>
          <table:table-cell/>
          <table:table-cell table:style-name="ce17" table:formula="of:=MIN([.C17:.L17])" office:value-type="float" office:value="87.6" calcext:value-type="float">
            <text:p>87.6</text:p>
          </table:table-cell>
          <table:table-cell table:style-name="ce73" table:formula="of:=([.X17]/AVERAGE([.M17:.S17]) - 1)*100" office:value-type="float" office:value="0.327225130890052" calcext:value-type="float">
            <text:p>0.33</text:p>
          </table:table-cell>
          <table:table-cell table:number-columns-repeated="39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number-columns-repeated="4" table:style-name="ce28" office:value-type="float" office:value="119.5" calcext:value-type="float">
            <text:p>119.5</text:p>
          </table:table-cell>
          <table:table-cell table:style-name="ce31" office:value-type="float" office:value="119.5" calcext:value-type="float">
            <text:p>119.5</text:p>
          </table:table-cell>
          <table:table-cell table:number-columns-repeated="4" table:style-name="ce28" office:value-type="float" office:value="119.5" calcext:value-type="float">
            <text:p>119.5</text:p>
          </table:table-cell>
          <table:table-cell table:style-name="ce31" office:value-type="float" office:value="119.5" calcext:value-type="float">
            <text:p>119.5</text:p>
          </table:table-cell>
          <table:table-cell table:style-name="ce58" office:value-type="float" office:value="118.8" calcext:value-type="float">
            <text:p>118.8</text:p>
          </table:table-cell>
          <table:table-cell table:style-name="ce58" office:value-type="float" office:value="119" calcext:value-type="float">
            <text:p>119</text:p>
          </table:table-cell>
          <table:table-cell table:style-name="ce58" office:value-type="float" office:value="118.8" calcext:value-type="float">
            <text:p>118.8</text:p>
          </table:table-cell>
          <table:table-cell table:style-name="ce58" office:value-type="float" office:value="119" calcext:value-type="float">
            <text:p>119</text:p>
          </table:table-cell>
          <table:table-cell table:number-columns-repeated="3" table:style-name="ce58" office:value-type="float" office:value="118.8" calcext:value-type="float">
            <text:p>118.8</text:p>
          </table:table-cell>
          <table:table-cell table:formula="of:=MIN([.C18:.S18])" office:value-type="float" office:value="118.8" calcext:value-type="float">
            <text:p>118.8</text:p>
          </table:table-cell>
          <table:table-cell table:style-name="ce67" table:formula="of:=(MIN([.C18:.L18])/MIN([.M18:.S18]) - 1)*100" office:value-type="float" office:value="0.589225589225584" calcext:value-type="float">
            <text:p>0.589225589225584</text:p>
          </table:table-cell>
          <table:table-cell table:style-name="ce68" table:formula="of:=IF([.U18]&lt;=0;1;0)" office:value-type="float" office:value="0" calcext:value-type="float">
            <text:p>0</text:p>
          </table:table-cell>
          <table:table-cell table:style-name="ce66"/>
          <table:table-cell table:style-name="ce17" table:formula="of:=MIN([.C18:.L18])" office:value-type="float" office:value="119.5" calcext:value-type="float">
            <text:p>119.5</text:p>
          </table:table-cell>
          <table:table-cell table:style-name="ce73" table:formula="of:=([.X18]/AVERAGE([.M18:.S18]) - 1)*100" office:value-type="float" office:value="0.540865384615397" calcext:value-type="float">
            <text:p>0.54</text:p>
          </table:table-cell>
          <table:table-cell table:style-name="ce66" table:number-columns-repeated="3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4" table:style-name="ce26" office:value-type="float" office:value="8.7" calcext:value-type="float">
            <text:p>8.7</text:p>
          </table:table-cell>
          <table:table-cell table:style-name="ce34" office:value-type="float" office:value="8.6" calcext:value-type="float">
            <text:p>8.6</text:p>
          </table:table-cell>
          <table:table-cell table:number-columns-repeated="2" table:style-name="ce26" office:value-type="float" office:value="8.7" calcext:value-type="float">
            <text:p>8.7</text:p>
          </table:table-cell>
          <table:table-cell table:number-columns-repeated="2" table:style-name="ce26" office:value-type="float" office:value="8.6" calcext:value-type="float">
            <text:p>8.6</text:p>
          </table:table-cell>
          <table:table-cell table:style-name="ce34" office:value-type="float" office:value="8.6" calcext:value-type="float">
            <text:p>8.6</text:p>
          </table:table-cell>
          <table:table-cell table:style-name="ce56" office:value-type="float" office:value="8.4" calcext:value-type="float">
            <text:p>8.4</text:p>
          </table:table-cell>
          <table:table-cell table:style-name="ce56" office:value-type="float" office:value="8.3" calcext:value-type="float">
            <text:p>8.3</text:p>
          </table:table-cell>
          <table:table-cell table:style-name="ce56" office:value-type="float" office:value="8.4" calcext:value-type="float">
            <text:p>8.4</text:p>
          </table:table-cell>
          <table:table-cell table:style-name="ce56" office:value-type="float" office:value="7.9" calcext:value-type="float">
            <text:p>7.9</text:p>
          </table:table-cell>
          <table:table-cell table:number-columns-repeated="3" table:style-name="ce56" office:value-type="float" office:value="8.3" calcext:value-type="float">
            <text:p>8.3</text:p>
          </table:table-cell>
          <table:table-cell table:style-name="ce3" table:formula="of:=MIN([.C19:.S19])" office:value-type="float" office:value="7.9" calcext:value-type="float">
            <text:p>7.9</text:p>
          </table:table-cell>
          <table:table-cell table:style-name="ce65" table:formula="of:=(MIN([.C19:.L19])/MIN([.M19:.S19]) - 1)*100" office:value-type="float" office:value="8.86075949367087" calcext:value-type="float">
            <text:p>8.86075949367087</text:p>
          </table:table-cell>
          <table:table-cell table:style-name="ce3" table:formula="of:=IF([.U19]&lt;=0;1;0)" office:value-type="float" office:value="0" calcext:value-type="float">
            <text:p>0</text:p>
          </table:table-cell>
          <table:table-cell table:style-name="ce17"/>
          <table:table-cell table:style-name="ce17" table:formula="of:=MIN([.C19:.L19])" office:value-type="float" office:value="8.6" calcext:value-type="float">
            <text:p>8.6</text:p>
          </table:table-cell>
          <table:table-cell table:style-name="ce73" table:formula="of:=([.X19]/AVERAGE([.M19:.S19]) - 1)*100" office:value-type="float" office:value="3.97236614853196" calcext:value-type="float">
            <text:p>3.97</text:p>
          </table:table-cell>
          <table:table-cell table:style-name="ce17" table:number-columns-repeated="39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number-columns-repeated="4" table:style-name="ce27" office:value-type="float" office:value="16" calcext:value-type="float">
            <text:p>16</text:p>
          </table:table-cell>
          <table:table-cell table:style-name="ce30" office:value-type="float" office:value="16.1" calcext:value-type="float">
            <text:p>16.1</text:p>
          </table:table-cell>
          <table:table-cell table:style-name="ce27" office:value-type="float" office:value="15.7" calcext:value-type="float">
            <text:p>15.7</text:p>
          </table:table-cell>
          <table:table-cell table:style-name="ce27" office:value-type="float" office:value="15.6" calcext:value-type="float">
            <text:p>15.6</text:p>
          </table:table-cell>
          <table:table-cell table:style-name="ce27" office:value-type="float" office:value="15.5" calcext:value-type="float">
            <text:p>15.5</text:p>
          </table:table-cell>
          <table:table-cell table:style-name="ce27" office:value-type="float" office:value="15.6" calcext:value-type="float">
            <text:p>15.6</text:p>
          </table:table-cell>
          <table:table-cell table:style-name="ce30" office:value-type="float" office:value="15.6" calcext:value-type="float">
            <text:p>15.6</text:p>
          </table:table-cell>
          <table:table-cell table:style-name="ce57" office:value-type="float" office:value="15" calcext:value-type="float">
            <text:p>15</text:p>
          </table:table-cell>
          <table:table-cell table:number-columns-repeated="2" table:style-name="ce57" office:value-type="float" office:value="15.1" calcext:value-type="float">
            <text:p>15.1</text:p>
          </table:table-cell>
          <table:table-cell table:style-name="ce57" office:value-type="float" office:value="14.6" calcext:value-type="float">
            <text:p>14.6</text:p>
          </table:table-cell>
          <table:table-cell table:number-columns-repeated="3" table:style-name="ce57" office:value-type="float" office:value="15" calcext:value-type="float">
            <text:p>15</text:p>
          </table:table-cell>
          <table:table-cell table:formula="of:=MIN([.C20:.S20])" office:value-type="float" office:value="14.6" calcext:value-type="float">
            <text:p>14.6</text:p>
          </table:table-cell>
          <table:table-cell table:style-name="ce67" table:formula="of:=(MIN([.C20:.L20])/MIN([.M20:.S20]) - 1)*100" office:value-type="float" office:value="6.16438356164384" calcext:value-type="float">
            <text:p>6.16438356164384</text:p>
          </table:table-cell>
          <table:table-cell table:style-name="ce68" table:formula="of:=IF([.U20]&lt;=0;1;0)" office:value-type="float" office:value="0" calcext:value-type="float">
            <text:p>0</text:p>
          </table:table-cell>
          <table:table-cell/>
          <table:table-cell table:style-name="ce17" table:formula="of:=MIN([.C20:.L20])" office:value-type="float" office:value="15.5" calcext:value-type="float">
            <text:p>15.5</text:p>
          </table:table-cell>
          <table:table-cell table:style-name="ce73" table:formula="of:=([.X20]/AVERAGE([.M20:.S20]) - 1)*100" office:value-type="float" office:value="3.53053435114503" calcext:value-type="float">
            <text:p>3.53</text:p>
          </table:table-cell>
          <table:table-cell table:number-columns-repeated="39"/>
        </table:table-row>
        <table:table-row table:style-name="ro1">
          <table:table-cell table:style-name="ce2"/>
          <table:table-cell table:style-name="ce6" office:value-type="float" office:value="150" calcext:value-type="float">
            <text:p>150</text:p>
          </table:table-cell>
          <table:table-cell table:number-columns-repeated="2" table:style-name="ce27" office:value-type="float" office:value="21.6" calcext:value-type="float">
            <text:p>21.6</text:p>
          </table:table-cell>
          <table:table-cell table:number-columns-repeated="2" table:style-name="ce27" office:value-type="float" office:value="21.7" calcext:value-type="float">
            <text:p>21.7</text:p>
          </table:table-cell>
          <table:table-cell table:style-name="ce30" office:value-type="float" office:value="21.8" calcext:value-type="float">
            <text:p>21.8</text:p>
          </table:table-cell>
          <table:table-cell table:number-columns-repeated="4" table:style-name="ce27" office:value-type="float" office:value="21.3" calcext:value-type="float">
            <text:p>21.3</text:p>
          </table:table-cell>
          <table:table-cell table:style-name="ce30" office:value-type="float" office:value="21.3" calcext:value-type="float">
            <text:p>21.3</text:p>
          </table:table-cell>
          <table:table-cell table:style-name="ce57" office:value-type="float" office:value="20.4" calcext:value-type="float">
            <text:p>20.4</text:p>
          </table:table-cell>
          <table:table-cell table:style-name="ce57" office:value-type="float" office:value="20.2" calcext:value-type="float">
            <text:p>20.2</text:p>
          </table:table-cell>
          <table:table-cell table:style-name="ce57" office:value-type="float" office:value="20.6" calcext:value-type="float">
            <text:p>20.6</text:p>
          </table:table-cell>
          <table:table-cell table:style-name="ce57" office:value-type="float" office:value="21.5" calcext:value-type="float">
            <text:p>21.5</text:p>
          </table:table-cell>
          <table:table-cell table:style-name="ce57" office:value-type="float" office:value="20.4" calcext:value-type="float">
            <text:p>20.4</text:p>
          </table:table-cell>
          <table:table-cell table:style-name="ce57" office:value-type="float" office:value="20.1" calcext:value-type="float">
            <text:p>20.1</text:p>
          </table:table-cell>
          <table:table-cell table:style-name="ce57" office:value-type="float" office:value="19.9" calcext:value-type="float">
            <text:p>19.9</text:p>
          </table:table-cell>
          <table:table-cell table:formula="of:=MIN([.C21:.S21])" office:value-type="float" office:value="19.9" calcext:value-type="float">
            <text:p>19.9</text:p>
          </table:table-cell>
          <table:table-cell table:style-name="ce67" table:formula="of:=(MIN([.C21:.L21])/MIN([.M21:.S21]) - 1)*100" office:value-type="float" office:value="7.03517587939699" calcext:value-type="float">
            <text:p>7.03517587939699</text:p>
          </table:table-cell>
          <table:table-cell table:style-name="ce68" table:formula="of:=IF([.U21]&lt;=0;1;0)" office:value-type="float" office:value="0" calcext:value-type="float">
            <text:p>0</text:p>
          </table:table-cell>
          <table:table-cell/>
          <table:table-cell table:style-name="ce17" table:formula="of:=MIN([.C21:.L21])" office:value-type="float" office:value="21.3" calcext:value-type="float">
            <text:p>21.3</text:p>
          </table:table-cell>
          <table:table-cell table:style-name="ce73" table:formula="of:=([.X21]/AVERAGE([.M21:.S21]) - 1)*100" office:value-type="float" office:value="4.19287211740043" calcext:value-type="float">
            <text:p>4.19</text:p>
          </table:table-cell>
          <table:table-cell table:number-columns-repeated="39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number-columns-repeated="3" table:style-name="ce28" office:value-type="float" office:value="28.9" calcext:value-type="float">
            <text:p>28.9</text:p>
          </table:table-cell>
          <table:table-cell table:style-name="ce28" office:value-type="float" office:value="29" calcext:value-type="float">
            <text:p>29</text:p>
          </table:table-cell>
          <table:table-cell table:style-name="ce31" office:value-type="float" office:value="29.1" calcext:value-type="float">
            <text:p>29.1</text:p>
          </table:table-cell>
          <table:table-cell table:style-name="ce28" office:value-type="float" office:value="28.4" calcext:value-type="float">
            <text:p>28.4</text:p>
          </table:table-cell>
          <table:table-cell table:style-name="ce28" office:value-type="float" office:value="28.2" calcext:value-type="float">
            <text:p>28.2</text:p>
          </table:table-cell>
          <table:table-cell table:style-name="ce28" office:value-type="float" office:value="28.3" calcext:value-type="float">
            <text:p>28.3</text:p>
          </table:table-cell>
          <table:table-cell table:style-name="ce28" office:value-type="float" office:value="28.4" calcext:value-type="float">
            <text:p>28.4</text:p>
          </table:table-cell>
          <table:table-cell table:style-name="ce31" office:value-type="float" office:value="28.3" calcext:value-type="float">
            <text:p>28.3</text:p>
          </table:table-cell>
          <table:table-cell table:style-name="ce58" office:value-type="float" office:value="27.6" calcext:value-type="float">
            <text:p>27.6</text:p>
          </table:table-cell>
          <table:table-cell table:style-name="ce58" office:value-type="float" office:value="27.2" calcext:value-type="float">
            <text:p>27.2</text:p>
          </table:table-cell>
          <table:table-cell table:style-name="ce58" office:value-type="float" office:value="27.7" calcext:value-type="float">
            <text:p>27.7</text:p>
          </table:table-cell>
          <table:table-cell table:style-name="ce58" office:value-type="float" office:value="29.6" calcext:value-type="float">
            <text:p>29.6</text:p>
          </table:table-cell>
          <table:table-cell table:number-columns-repeated="3" table:style-name="ce58" office:value-type="float" office:value="27.1" calcext:value-type="float">
            <text:p>27.1</text:p>
          </table:table-cell>
          <table:table-cell table:formula="of:=MIN([.C22:.S22])" office:value-type="float" office:value="27.1" calcext:value-type="float">
            <text:p>27.1</text:p>
          </table:table-cell>
          <table:table-cell table:style-name="ce67" table:formula="of:=(MIN([.C22:.L22])/MIN([.M22:.S22]) - 1)*100" office:value-type="float" office:value="4.05904059040589" calcext:value-type="float">
            <text:p>4.05904059040589</text:p>
          </table:table-cell>
          <table:table-cell table:style-name="ce68" table:formula="of:=IF([.U22]&lt;=0;1;0)" office:value-type="float" office:value="0" calcext:value-type="float">
            <text:p>0</text:p>
          </table:table-cell>
          <table:table-cell table:style-name="ce66"/>
          <table:table-cell table:style-name="ce17" table:formula="of:=MIN([.C22:.L22])" office:value-type="float" office:value="28.2" calcext:value-type="float">
            <text:p>28.2</text:p>
          </table:table-cell>
          <table:table-cell table:style-name="ce73" table:formula="of:=([.X22]/AVERAGE([.M22:.S22]) - 1)*100" office:value-type="float" office:value="2.06825232678387" calcext:value-type="float">
            <text:p>2.07</text:p>
          </table:table-cell>
          <table:table-cell table:style-name="ce66" table:number-columns-repeated="3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26" office:value-type="float" office:value="10.5" calcext:value-type="float">
            <text:p>10.5</text:p>
          </table:table-cell>
          <table:table-cell table:style-name="ce26" office:value-type="float" office:value="10.2" calcext:value-type="float">
            <text:p>10.2</text:p>
          </table:table-cell>
          <table:table-cell table:number-columns-repeated="2" table:style-name="ce26" office:value-type="float" office:value="10.3" calcext:value-type="float">
            <text:p>10.3</text:p>
          </table:table-cell>
          <table:table-cell table:style-name="ce34" office:value-type="float" office:value="10.3" calcext:value-type="float">
            <text:p>10.3</text:p>
          </table:table-cell>
          <table:table-cell table:style-name="ce26" office:value-type="float" office:value="10.7" calcext:value-type="float">
            <text:p>10.7</text:p>
          </table:table-cell>
          <table:table-cell table:style-name="ce26" office:value-type="float" office:value="10.3" calcext:value-type="float">
            <text:p>10.3</text:p>
          </table:table-cell>
          <table:table-cell table:style-name="ce26" office:value-type="float" office:value="10.5" calcext:value-type="float">
            <text:p>10.5</text:p>
          </table:table-cell>
          <table:table-cell table:style-name="ce26" office:value-type="float" office:value="10.3" calcext:value-type="float">
            <text:p>10.3</text:p>
          </table:table-cell>
          <table:table-cell table:style-name="ce34" office:value-type="float" office:value="10.3" calcext:value-type="float">
            <text:p>10.3</text:p>
          </table:table-cell>
          <table:table-cell table:style-name="ce56" office:value-type="float" office:value="9.9" calcext:value-type="float">
            <text:p>9.9</text:p>
          </table:table-cell>
          <table:table-cell table:style-name="ce56" office:value-type="float" office:value="9.8" calcext:value-type="float">
            <text:p>9.8</text:p>
          </table:table-cell>
          <table:table-cell table:style-name="ce56" office:value-type="float" office:value="9.9" calcext:value-type="float">
            <text:p>9.9</text:p>
          </table:table-cell>
          <table:table-cell table:style-name="ce56" office:value-type="float" office:value="11.8" calcext:value-type="float">
            <text:p>11.8</text:p>
          </table:table-cell>
          <table:table-cell table:style-name="ce56" office:value-type="float" office:value="9.8" calcext:value-type="float">
            <text:p>9.8</text:p>
          </table:table-cell>
          <table:table-cell table:number-columns-repeated="2" table:style-name="ce56" office:value-type="float" office:value="9.7" calcext:value-type="float">
            <text:p>9.7</text:p>
          </table:table-cell>
          <table:table-cell table:style-name="ce3" table:formula="of:=MIN([.C23:.S23])" office:value-type="float" office:value="9.7" calcext:value-type="float">
            <text:p>9.7</text:p>
          </table:table-cell>
          <table:table-cell table:style-name="ce65" table:formula="of:=(MIN([.C23:.L23])/MIN([.M23:.S23]) - 1)*100" office:value-type="float" office:value="5.15463917525774" calcext:value-type="float">
            <text:p>5.15463917525774</text:p>
          </table:table-cell>
          <table:table-cell table:style-name="ce3" table:formula="of:=IF([.U23]&lt;=0;1;0)" office:value-type="float" office:value="0" calcext:value-type="float">
            <text:p>0</text:p>
          </table:table-cell>
          <table:table-cell table:style-name="ce17"/>
          <table:table-cell table:style-name="ce17" table:formula="of:=MIN([.C23:.L23])" office:value-type="float" office:value="10.2" calcext:value-type="float">
            <text:p>10.2</text:p>
          </table:table-cell>
          <table:table-cell table:style-name="ce73" table:formula="of:=([.X23]/AVERAGE([.M23:.S23]) - 1)*100" office:value-type="float" office:value="1.13314447592066" calcext:value-type="float">
            <text:p>1.13</text:p>
          </table:table-cell>
          <table:table-cell table:style-name="ce17" table:number-columns-repeated="39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number-columns-repeated="2" table:style-name="ce27" office:value-type="float" office:value="19.8" calcext:value-type="float">
            <text:p>19.8</text:p>
          </table:table-cell>
          <table:table-cell table:style-name="ce27" office:value-type="float" office:value="19.7" calcext:value-type="float">
            <text:p>19.7</text:p>
          </table:table-cell>
          <table:table-cell table:style-name="ce27" office:value-type="float" office:value="19.9" calcext:value-type="float">
            <text:p>19.9</text:p>
          </table:table-cell>
          <table:table-cell table:style-name="ce30" office:value-type="float" office:value="19.7" calcext:value-type="float">
            <text:p>19.7</text:p>
          </table:table-cell>
          <table:table-cell table:style-name="ce27" office:value-type="float" office:value="19.9" calcext:value-type="float">
            <text:p>19.9</text:p>
          </table:table-cell>
          <table:table-cell table:number-columns-repeated="2" table:style-name="ce27" office:value-type="float" office:value="19.6" calcext:value-type="float">
            <text:p>19.6</text:p>
          </table:table-cell>
          <table:table-cell table:style-name="ce27" office:value-type="float" office:value="19.7" calcext:value-type="float">
            <text:p>19.7</text:p>
          </table:table-cell>
          <table:table-cell table:style-name="ce30" office:value-type="float" office:value="19.7" calcext:value-type="float">
            <text:p>19.7</text:p>
          </table:table-cell>
          <table:table-cell table:number-columns-repeated="3" table:style-name="ce57" office:value-type="float" office:value="19.1" calcext:value-type="float">
            <text:p>19.1</text:p>
          </table:table-cell>
          <table:table-cell table:style-name="ce57" office:value-type="float" office:value="19.2" calcext:value-type="float">
            <text:p>19.2</text:p>
          </table:table-cell>
          <table:table-cell table:style-name="ce57" office:value-type="float" office:value="19" calcext:value-type="float">
            <text:p>19</text:p>
          </table:table-cell>
          <table:table-cell table:number-columns-repeated="2" table:style-name="ce57" office:value-type="float" office:value="18.9" calcext:value-type="float">
            <text:p>18.9</text:p>
          </table:table-cell>
          <table:table-cell table:formula="of:=MIN([.C24:.S24])" office:value-type="float" office:value="18.9" calcext:value-type="float">
            <text:p>18.9</text:p>
          </table:table-cell>
          <table:table-cell table:style-name="ce67" table:formula="of:=(MIN([.C24:.L24])/MIN([.M24:.S24]) - 1)*100" office:value-type="float" office:value="3.70370370370372" calcext:value-type="float">
            <text:p>3.70370370370372</text:p>
          </table:table-cell>
          <table:table-cell table:style-name="ce68" table:formula="of:=IF([.U24]&lt;=0;1;0)" office:value-type="float" office:value="0" calcext:value-type="float">
            <text:p>0</text:p>
          </table:table-cell>
          <table:table-cell/>
          <table:table-cell table:style-name="ce17" table:formula="of:=MIN([.C24:.L24])" office:value-type="float" office:value="19.6" calcext:value-type="float">
            <text:p>19.6</text:p>
          </table:table-cell>
          <table:table-cell table:style-name="ce73" table:formula="of:=([.X24]/AVERAGE([.M24:.S24]) - 1)*100" office:value-type="float" office:value="2.92573143285821" calcext:value-type="float">
            <text:p>2.93</text:p>
          </table:table-cell>
          <table:table-cell table:number-columns-repeated="39"/>
        </table:table-row>
        <table:table-row table:style-name="ro1">
          <table:table-cell table:style-name="ce2"/>
          <table:table-cell table:style-name="ce6" office:value-type="float" office:value="150" calcext:value-type="float">
            <text:p>150</text:p>
          </table:table-cell>
          <table:table-cell table:style-name="ce27" office:value-type="float" office:value="30.4" calcext:value-type="float">
            <text:p>30.4</text:p>
          </table:table-cell>
          <table:table-cell table:style-name="ce27" office:value-type="float" office:value="30.2" calcext:value-type="float">
            <text:p>30.2</text:p>
          </table:table-cell>
          <table:table-cell table:style-name="ce27" office:value-type="float" office:value="30.3" calcext:value-type="float">
            <text:p>30.3</text:p>
          </table:table-cell>
          <table:table-cell table:style-name="ce27" office:value-type="float" office:value="30.4" calcext:value-type="float">
            <text:p>30.4</text:p>
          </table:table-cell>
          <table:table-cell table:style-name="ce30" office:value-type="float" office:value="30.2" calcext:value-type="float">
            <text:p>30.2</text:p>
          </table:table-cell>
          <table:table-cell table:style-name="ce27" office:value-type="float" office:value="30.5" calcext:value-type="float">
            <text:p>30.5</text:p>
          </table:table-cell>
          <table:table-cell table:style-name="ce27" office:value-type="float" office:value="30.3" calcext:value-type="float">
            <text:p>30.3</text:p>
          </table:table-cell>
          <table:table-cell table:style-name="ce27" office:value-type="float" office:value="30.2" calcext:value-type="float">
            <text:p>30.2</text:p>
          </table:table-cell>
          <table:table-cell table:style-name="ce27" office:value-type="float" office:value="30.3" calcext:value-type="float">
            <text:p>30.3</text:p>
          </table:table-cell>
          <table:table-cell table:style-name="ce30" office:value-type="float" office:value="30.1" calcext:value-type="float">
            <text:p>30.1</text:p>
          </table:table-cell>
          <table:table-cell table:number-columns-repeated="2" table:style-name="ce57" office:value-type="float" office:value="29.4" calcext:value-type="float">
            <text:p>29.4</text:p>
          </table:table-cell>
          <table:table-cell table:style-name="ce57" office:value-type="float" office:value="29.5" calcext:value-type="float">
            <text:p>29.5</text:p>
          </table:table-cell>
          <table:table-cell table:style-name="ce57" office:value-type="float" office:value="29.8" calcext:value-type="float">
            <text:p>29.8</text:p>
          </table:table-cell>
          <table:table-cell table:style-name="ce57" office:value-type="float" office:value="29.2" calcext:value-type="float">
            <text:p>29.2</text:p>
          </table:table-cell>
          <table:table-cell table:number-columns-repeated="2" table:style-name="ce57" office:value-type="float" office:value="29" calcext:value-type="float">
            <text:p>29</text:p>
          </table:table-cell>
          <table:table-cell table:formula="of:=MIN([.C25:.S25])" office:value-type="float" office:value="29" calcext:value-type="float">
            <text:p>29</text:p>
          </table:table-cell>
          <table:table-cell table:style-name="ce67" table:formula="of:=(MIN([.C25:.L25])/MIN([.M25:.S25]) - 1)*100" office:value-type="float" office:value="3.79310344827586" calcext:value-type="float">
            <text:p>3.79310344827586</text:p>
          </table:table-cell>
          <table:table-cell table:style-name="ce68" table:formula="of:=IF([.U25]&lt;=0;1;0)" office:value-type="float" office:value="0" calcext:value-type="float">
            <text:p>0</text:p>
          </table:table-cell>
          <table:table-cell/>
          <table:table-cell table:style-name="ce17" table:formula="of:=MIN([.C25:.L25])" office:value-type="float" office:value="30.1" calcext:value-type="float">
            <text:p>30.1</text:p>
          </table:table-cell>
          <table:table-cell table:style-name="ce73" table:formula="of:=([.X25]/AVERAGE([.M25:.S25]) - 1)*100" office:value-type="float" office:value="2.63029712615686" calcext:value-type="float">
            <text:p>2.63</text:p>
          </table:table-cell>
          <table:table-cell table:number-columns-repeated="39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39.3" calcext:value-type="float">
            <text:p>39.3</text:p>
          </table:table-cell>
          <table:table-cell table:number-columns-repeated="3" table:style-name="ce28" office:value-type="float" office:value="39" calcext:value-type="float">
            <text:p>39</text:p>
          </table:table-cell>
          <table:table-cell table:style-name="ce31" office:value-type="float" office:value="39" calcext:value-type="float">
            <text:p>39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38.6" calcext:value-type="float">
            <text:p>38.6</text:p>
          </table:table-cell>
          <table:table-cell table:style-name="ce28" office:value-type="float" office:value="38.5" calcext:value-type="float">
            <text:p>38.5</text:p>
          </table:table-cell>
          <table:table-cell table:style-name="ce28" office:value-type="float" office:value="38.4" calcext:value-type="float">
            <text:p>38.4</text:p>
          </table:table-cell>
          <table:table-cell table:style-name="ce31" office:value-type="float" office:value="38.4" calcext:value-type="float">
            <text:p>38.4</text:p>
          </table:table-cell>
          <table:table-cell table:number-columns-repeated="2" table:style-name="ce58" office:value-type="float" office:value="37.7" calcext:value-type="float">
            <text:p>37.7</text:p>
          </table:table-cell>
          <table:table-cell table:style-name="ce58" office:value-type="float" office:value="38" calcext:value-type="float">
            <text:p>38</text:p>
          </table:table-cell>
          <table:table-cell table:style-name="ce58" office:value-type="float" office:value="38.7" calcext:value-type="float">
            <text:p>38.7</text:p>
          </table:table-cell>
          <table:table-cell table:style-name="ce58" office:value-type="float" office:value="37.4" calcext:value-type="float">
            <text:p>37.4</text:p>
          </table:table-cell>
          <table:table-cell table:number-columns-repeated="2" table:style-name="ce58" office:value-type="float" office:value="37.3" calcext:value-type="float">
            <text:p>37.3</text:p>
          </table:table-cell>
          <table:table-cell table:formula="of:=MIN([.C26:.S26])" office:value-type="float" office:value="37.3" calcext:value-type="float">
            <text:p>37.3</text:p>
          </table:table-cell>
          <table:table-cell table:style-name="ce67" table:formula="of:=(MIN([.C26:.L26])/MIN([.M26:.S26]) - 1)*100" office:value-type="float" office:value="2.94906166219839" calcext:value-type="float">
            <text:p>2.94906166219839</text:p>
          </table:table-cell>
          <table:table-cell table:style-name="ce68" table:formula="of:=IF([.U26]&lt;=0;1;0)" office:value-type="float" office:value="0" calcext:value-type="float">
            <text:p>0</text:p>
          </table:table-cell>
          <table:table-cell table:style-name="ce66"/>
          <table:table-cell table:style-name="ce17" table:formula="of:=MIN([.C26:.L26])" office:value-type="float" office:value="38.4" calcext:value-type="float">
            <text:p>38.4</text:p>
          </table:table-cell>
          <table:table-cell table:style-name="ce73" table:formula="of:=([.X26]/AVERAGE([.M26:.S26]) - 1)*100" office:value-type="float" office:value="1.77962892843617" calcext:value-type="float">
            <text:p>1.78</text:p>
          </table:table-cell>
          <table:table-cell table:style-name="ce66" table:number-columns-repeated="3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7" office:value-type="float" office:value="50" calcext:value-type="float">
            <text:p>50</text:p>
          </table:table-cell>
          <table:table-cell table:style-name="ce26" office:value-type="float" office:value="7.9" calcext:value-type="float">
            <text:p>7.9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7.9" calcext:value-type="float">
            <text:p>7.9</text:p>
          </table:table-cell>
          <table:table-cell table:style-name="ce26" office:value-type="float" office:value="7.8" calcext:value-type="float">
            <text:p>7.8</text:p>
          </table:table-cell>
          <table:table-cell table:style-name="ce34" office:value-type="float" office:value="7.7" calcext:value-type="float">
            <text:p>7.7</text:p>
          </table:table-cell>
          <table:table-cell table:style-name="ce26" office:value-type="float" office:value="7.7" calcext:value-type="float">
            <text:p>7.7</text:p>
          </table:table-cell>
          <table:table-cell table:style-name="ce26" office:value-type="float" office:value="7.9" calcext:value-type="float">
            <text:p>7.9</text:p>
          </table:table-cell>
          <table:table-cell table:style-name="ce26" office:value-type="float" office:value="7.6" calcext:value-type="float">
            <text:p>7.6</text:p>
          </table:table-cell>
          <table:table-cell table:style-name="ce26" office:value-type="float" office:value="7.7" calcext:value-type="float">
            <text:p>7.7</text:p>
          </table:table-cell>
          <table:table-cell table:style-name="ce34" office:value-type="float" office:value="7.8" calcext:value-type="float">
            <text:p>7.8</text:p>
          </table:table-cell>
          <table:table-cell table:style-name="ce56" office:value-type="float" office:value="7.5" calcext:value-type="float">
            <text:p>7.5</text:p>
          </table:table-cell>
          <table:table-cell table:style-name="ce56" office:value-type="float" office:value="7.4" calcext:value-type="float">
            <text:p>7.4</text:p>
          </table:table-cell>
          <table:table-cell table:style-name="ce56" office:value-type="float" office:value="7.5" calcext:value-type="float">
            <text:p>7.5</text:p>
          </table:table-cell>
          <table:table-cell table:number-columns-repeated="4" table:style-name="ce56" office:value-type="float" office:value="7.4" calcext:value-type="float">
            <text:p>7.4</text:p>
          </table:table-cell>
          <table:table-cell table:style-name="ce3" table:formula="of:=MIN([.C27:.S27])" office:value-type="float" office:value="7.4" calcext:value-type="float">
            <text:p>7.4</text:p>
          </table:table-cell>
          <table:table-cell table:style-name="ce65" table:formula="of:=(MIN([.C27:.L27])/MIN([.M27:.S27]) - 1)*100" office:value-type="float" office:value="2.7027027027027" calcext:value-type="float">
            <text:p>2.7027027027027</text:p>
          </table:table-cell>
          <table:table-cell table:style-name="ce3" table:formula="of:=IF([.U27]&lt;=0;1;0)" office:value-type="float" office:value="0" calcext:value-type="float">
            <text:p>0</text:p>
          </table:table-cell>
          <table:table-cell table:style-name="ce17"/>
          <table:table-cell table:style-name="ce17" table:formula="of:=MIN([.C27:.L27])" office:value-type="float" office:value="7.6" calcext:value-type="float">
            <text:p>7.6</text:p>
          </table:table-cell>
          <table:table-cell table:style-name="ce73" table:formula="of:=([.X27]/AVERAGE([.M27:.S27]) - 1)*100" office:value-type="float" office:value="2.3076923076923" calcext:value-type="float">
            <text:p>2.31</text:p>
          </table:table-cell>
          <table:table-cell table:style-name="ce17" table:number-columns-repeated="39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number-columns-repeated="2" table:style-name="ce27" office:value-type="float" office:value="13.5" calcext:value-type="float">
            <text:p>13.5</text:p>
          </table:table-cell>
          <table:table-cell table:style-name="ce27" office:value-type="float" office:value="13.3" calcext:value-type="float">
            <text:p>13.3</text:p>
          </table:table-cell>
          <table:table-cell table:style-name="ce27" office:value-type="float" office:value="13.4" calcext:value-type="float">
            <text:p>13.4</text:p>
          </table:table-cell>
          <table:table-cell table:style-name="ce30" office:value-type="float" office:value="13.3" calcext:value-type="float">
            <text:p>13.3</text:p>
          </table:table-cell>
          <table:table-cell table:number-columns-repeated="2" table:style-name="ce27" office:value-type="float" office:value="13.6" calcext:value-type="float">
            <text:p>13.6</text:p>
          </table:table-cell>
          <table:table-cell table:style-name="ce27" office:value-type="float" office:value="13.5" calcext:value-type="float">
            <text:p>13.5</text:p>
          </table:table-cell>
          <table:table-cell table:style-name="ce27" office:value-type="float" office:value="13.2" calcext:value-type="float">
            <text:p>13.2</text:p>
          </table:table-cell>
          <table:table-cell table:style-name="ce30" office:value-type="float" office:value="13.1" calcext:value-type="float">
            <text:p>13.1</text:p>
          </table:table-cell>
          <table:table-cell table:style-name="ce57" office:value-type="float" office:value="12.5" calcext:value-type="float">
            <text:p>12.5</text:p>
          </table:table-cell>
          <table:table-cell table:style-name="ce57" office:value-type="float" office:value="12.3" calcext:value-type="float">
            <text:p>12.3</text:p>
          </table:table-cell>
          <table:table-cell table:style-name="ce57" office:value-type="float" office:value="12.7" calcext:value-type="float">
            <text:p>12.7</text:p>
          </table:table-cell>
          <table:table-cell table:style-name="ce57" office:value-type="float" office:value="13.5" calcext:value-type="float">
            <text:p>13.5</text:p>
          </table:table-cell>
          <table:table-cell table:style-name="ce57" office:value-type="float" office:value="12.5" calcext:value-type="float">
            <text:p>12.5</text:p>
          </table:table-cell>
          <table:table-cell table:number-columns-repeated="2" table:style-name="ce57" office:value-type="float" office:value="12.2" calcext:value-type="float">
            <text:p>12.2</text:p>
          </table:table-cell>
          <table:table-cell table:formula="of:=MIN([.C28:.S28])" office:value-type="float" office:value="12.2" calcext:value-type="float">
            <text:p>12.2</text:p>
          </table:table-cell>
          <table:table-cell table:style-name="ce67" table:formula="of:=(MIN([.C28:.L28])/MIN([.M28:.S28]) - 1)*100" office:value-type="float" office:value="7.37704918032787" calcext:value-type="float">
            <text:p>7.37704918032787</text:p>
          </table:table-cell>
          <table:table-cell table:style-name="ce68" table:formula="of:=IF([.U28]&lt;=0;1;0)" office:value-type="float" office:value="0" calcext:value-type="float">
            <text:p>0</text:p>
          </table:table-cell>
          <table:table-cell/>
          <table:table-cell table:style-name="ce17" table:formula="of:=MIN([.C28:.L28])" office:value-type="float" office:value="13.1" calcext:value-type="float">
            <text:p>13.1</text:p>
          </table:table-cell>
          <table:table-cell table:style-name="ce73" table:formula="of:=([.X28]/AVERAGE([.M28:.S28]) - 1)*100" office:value-type="float" office:value="4.32309442548349" calcext:value-type="float">
            <text:p>4.32</text:p>
          </table:table-cell>
          <table:table-cell table:number-columns-repeated="39"/>
        </table:table-row>
        <table:table-row table:style-name="ro1">
          <table:table-cell table:style-name="ce2"/>
          <table:table-cell table:style-name="ce6" office:value-type="float" office:value="150" calcext:value-type="float">
            <text:p>150</text:p>
          </table:table-cell>
          <table:table-cell table:style-name="ce27" office:value-type="float" office:value="16.9" calcext:value-type="float">
            <text:p>16.9</text:p>
          </table:table-cell>
          <table:table-cell table:style-name="ce27" office:value-type="float" office:value="17.1" calcext:value-type="float">
            <text:p>17.1</text:p>
          </table:table-cell>
          <table:table-cell table:style-name="ce27" office:value-type="float" office:value="16.9" calcext:value-type="float">
            <text:p>16.9</text:p>
          </table:table-cell>
          <table:table-cell table:style-name="ce27" office:value-type="float" office:value="17" calcext:value-type="float">
            <text:p>17</text:p>
          </table:table-cell>
          <table:table-cell table:style-name="ce30" office:value-type="float" office:value="17.1" calcext:value-type="float">
            <text:p>17.1</text:p>
          </table:table-cell>
          <table:table-cell table:style-name="ce27" office:value-type="float" office:value="17.1" calcext:value-type="float">
            <text:p>17.1</text:p>
          </table:table-cell>
          <table:table-cell table:style-name="ce27" office:value-type="float" office:value="16.8" calcext:value-type="float">
            <text:p>16.8</text:p>
          </table:table-cell>
          <table:table-cell table:number-columns-repeated="2" table:style-name="ce27" office:value-type="float" office:value="17" calcext:value-type="float">
            <text:p>17</text:p>
          </table:table-cell>
          <table:table-cell table:style-name="ce30" office:value-type="float" office:value="16.8" calcext:value-type="float">
            <text:p>16.8</text:p>
          </table:table-cell>
          <table:table-cell table:style-name="ce57" office:value-type="float" office:value="16.1" calcext:value-type="float">
            <text:p>16.1</text:p>
          </table:table-cell>
          <table:table-cell table:style-name="ce57" office:value-type="float" office:value="15.8" calcext:value-type="float">
            <text:p>15.8</text:p>
          </table:table-cell>
          <table:table-cell table:style-name="ce57" office:value-type="float" office:value="16.6" calcext:value-type="float">
            <text:p>16.6</text:p>
          </table:table-cell>
          <table:table-cell table:style-name="ce57" office:value-type="float" office:value="18.2" calcext:value-type="float">
            <text:p>18.2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15.3" calcext:value-type="float">
            <text:p>15.3</text:p>
          </table:table-cell>
          <table:table-cell table:style-name="ce57" office:value-type="float" office:value="15.2" calcext:value-type="float">
            <text:p>15.2</text:p>
          </table:table-cell>
          <table:table-cell table:formula="of:=MIN([.C29:.S29])" office:value-type="float" office:value="15.2" calcext:value-type="float">
            <text:p>15.2</text:p>
          </table:table-cell>
          <table:table-cell table:style-name="ce67" table:formula="of:=(MIN([.C29:.L29])/MIN([.M29:.S29]) - 1)*100" office:value-type="float" office:value="10.5263157894737" calcext:value-type="float">
            <text:p>10.5263157894737</text:p>
          </table:table-cell>
          <table:table-cell table:style-name="ce68" table:formula="of:=IF([.U29]&lt;=0;1;0)" office:value-type="float" office:value="0" calcext:value-type="float">
            <text:p>0</text:p>
          </table:table-cell>
          <table:table-cell/>
          <table:table-cell table:style-name="ce17" table:formula="of:=MIN([.C29:.L29])" office:value-type="float" office:value="16.8" calcext:value-type="float">
            <text:p>16.8</text:p>
          </table:table-cell>
          <table:table-cell table:style-name="ce73" table:formula="of:=([.X29]/AVERAGE([.M29:.S29]) - 1)*100" office:value-type="float" office:value="3.88692579505299" calcext:value-type="float">
            <text:p>3.89</text:p>
          </table:table-cell>
          <table:table-cell table:number-columns-repeated="39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25.1" calcext:value-type="float">
            <text:p>25.1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25.1" calcext:value-type="float">
            <text:p>25.1</text:p>
          </table:table-cell>
          <table:table-cell table:style-name="ce28" office:value-type="float" office:value="25" calcext:value-type="float">
            <text:p>25</text:p>
          </table:table-cell>
          <table:table-cell table:style-name="ce31" office:value-type="float" office:value="24.8" calcext:value-type="float">
            <text:p>24.8</text:p>
          </table:table-cell>
          <table:table-cell table:style-name="ce28" office:value-type="float" office:value="24.9" calcext:value-type="float">
            <text:p>24.9</text:p>
          </table:table-cell>
          <table:table-cell table:style-name="ce28" office:value-type="float" office:value="24.6" calcext:value-type="float">
            <text:p>24.6</text:p>
          </table:table-cell>
          <table:table-cell table:style-name="ce28" office:value-type="float" office:value="24.9" calcext:value-type="float">
            <text:p>24.9</text:p>
          </table:table-cell>
          <table:table-cell table:style-name="ce28" office:value-type="float" office:value="24.8" calcext:value-type="float">
            <text:p>24.8</text:p>
          </table:table-cell>
          <table:table-cell table:style-name="ce31" office:value-type="float" office:value="24.7" calcext:value-type="float">
            <text:p>24.7</text:p>
          </table:table-cell>
          <table:table-cell table:style-name="ce58" office:value-type="float" office:value="23.9" calcext:value-type="float">
            <text:p>23.9</text:p>
          </table:table-cell>
          <table:table-cell table:style-name="ce58" office:value-type="float" office:value="23.5" calcext:value-type="float">
            <text:p>23.5</text:p>
          </table:table-cell>
          <table:table-cell table:style-name="ce58" office:value-type="float" office:value="24.2" calcext:value-type="float">
            <text:p>24.2</text:p>
          </table:table-cell>
          <table:table-cell table:style-name="ce58" office:value-type="float" office:value="24.1" calcext:value-type="float">
            <text:p>24.1</text:p>
          </table:table-cell>
          <table:table-cell table:style-name="ce58" office:value-type="float" office:value="23.5" calcext:value-type="float">
            <text:p>23.5</text:p>
          </table:table-cell>
          <table:table-cell table:number-columns-repeated="2" table:style-name="ce58" office:value-type="float" office:value="23.4" calcext:value-type="float">
            <text:p>23.4</text:p>
          </table:table-cell>
          <table:table-cell table:formula="of:=MIN([.C30:.S30])" office:value-type="float" office:value="23.4" calcext:value-type="float">
            <text:p>23.4</text:p>
          </table:table-cell>
          <table:table-cell table:style-name="ce67" table:formula="of:=(MIN([.C30:.L30])/MIN([.M30:.S30]) - 1)*100" office:value-type="float" office:value="5.12820512820513" calcext:value-type="float">
            <text:p>5.12820512820513</text:p>
          </table:table-cell>
          <table:table-cell table:style-name="ce68" table:formula="of:=IF([.U30]&lt;=0;1;0)" office:value-type="float" office:value="0" calcext:value-type="float">
            <text:p>0</text:p>
          </table:table-cell>
          <table:table-cell table:style-name="ce66"/>
          <table:table-cell table:style-name="ce17" table:formula="of:=MIN([.C30:.L30])" office:value-type="float" office:value="24.6" calcext:value-type="float">
            <text:p>24.6</text:p>
          </table:table-cell>
          <table:table-cell table:style-name="ce73" table:formula="of:=([.X30]/AVERAGE([.M30:.S30]) - 1)*100" office:value-type="float" office:value="3.73493975903614" calcext:value-type="float">
            <text:p>3.73</text:p>
          </table:table-cell>
          <table:table-cell table:style-name="ce66" table:number-columns-repeated="3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10.1" calcext:value-type="float">
            <text:p>10.1</text:p>
          </table:table-cell>
          <table:table-cell table:number-columns-repeated="2" table:style-name="ce26" office:value-type="float" office:value="9.9" calcext:value-type="float">
            <text:p>9.9</text:p>
          </table:table-cell>
          <table:table-cell table:style-name="ce34" office:value-type="float" office:value="9.9" calcext:value-type="float">
            <text:p>9.9</text:p>
          </table:table-cell>
          <table:table-cell table:style-name="ce26" office:value-type="float" office:value="9.7" calcext:value-type="float">
            <text:p>9.7</text:p>
          </table:table-cell>
          <table:table-cell table:number-columns-repeated="3" table:style-name="ce26" office:value-type="float" office:value="9.6" calcext:value-type="float">
            <text:p>9.6</text:p>
          </table:table-cell>
          <table:table-cell table:style-name="ce34" office:value-type="float" office:value="9.7" calcext:value-type="float">
            <text:p>9.7</text:p>
          </table:table-cell>
          <table:table-cell table:style-name="ce56" office:value-type="float" office:value="9.3" calcext:value-type="float">
            <text:p>9.3</text:p>
          </table:table-cell>
          <table:table-cell table:style-name="ce56" office:value-type="float" office:value="9.2" calcext:value-type="float">
            <text:p>9.2</text:p>
          </table:table-cell>
          <table:table-cell table:style-name="ce56" office:value-type="float" office:value="9.3" calcext:value-type="float">
            <text:p>9.3</text:p>
          </table:table-cell>
          <table:table-cell table:style-name="ce56" office:value-type="float" office:value="9.4" calcext:value-type="float">
            <text:p>9.4</text:p>
          </table:table-cell>
          <table:table-cell table:number-columns-repeated="3" table:style-name="ce56" office:value-type="float" office:value="9.2" calcext:value-type="float">
            <text:p>9.2</text:p>
          </table:table-cell>
          <table:table-cell table:style-name="ce3" table:formula="of:=MIN([.C31:.S31])" office:value-type="float" office:value="9.2" calcext:value-type="float">
            <text:p>9.2</text:p>
          </table:table-cell>
          <table:table-cell table:style-name="ce65" table:formula="of:=(MIN([.C31:.L31])/MIN([.M31:.S31]) - 1)*100" office:value-type="float" office:value="4.34782608695652" calcext:value-type="float">
            <text:p>4.34782608695652</text:p>
          </table:table-cell>
          <table:table-cell table:style-name="ce3" table:formula="of:=IF([.U31]&lt;=0;1;0)" office:value-type="float" office:value="0" calcext:value-type="float">
            <text:p>0</text:p>
          </table:table-cell>
          <table:table-cell table:style-name="ce17"/>
          <table:table-cell table:style-name="ce17" table:formula="of:=MIN([.C31:.L31])" office:value-type="float" office:value="9.6" calcext:value-type="float">
            <text:p>9.6</text:p>
          </table:table-cell>
          <table:table-cell table:style-name="ce73" table:formula="of:=([.X31]/AVERAGE([.M31:.S31]) - 1)*100" office:value-type="float" office:value="3.70370370370372" calcext:value-type="float">
            <text:p>3.70</text:p>
          </table:table-cell>
          <table:table-cell table:style-name="ce17" table:number-columns-repeated="39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style-name="ce27" office:value-type="float" office:value="19.6" calcext:value-type="float">
            <text:p>19.6</text:p>
          </table:table-cell>
          <table:table-cell table:number-columns-repeated="2" table:style-name="ce27" office:value-type="float" office:value="19.7" calcext:value-type="float">
            <text:p>19.7</text:p>
          </table:table-cell>
          <table:table-cell table:style-name="ce27" office:value-type="float" office:value="19.6" calcext:value-type="float">
            <text:p>19.6</text:p>
          </table:table-cell>
          <table:table-cell table:style-name="ce30" office:value-type="float" office:value="19.6" calcext:value-type="float">
            <text:p>19.6</text:p>
          </table:table-cell>
          <table:table-cell table:number-columns-repeated="3" table:style-name="ce27" office:value-type="float" office:value="20" calcext:value-type="float">
            <text:p>20</text:p>
          </table:table-cell>
          <table:table-cell table:style-name="ce27" office:value-type="float" office:value="19.9" calcext:value-type="float">
            <text:p>19.9</text:p>
          </table:table-cell>
          <table:table-cell table:style-name="ce30" office:value-type="float" office:value="19.9" calcext:value-type="float">
            <text:p>19.9</text:p>
          </table:table-cell>
          <table:table-cell table:number-columns-repeated="2" table:style-name="ce57" office:value-type="float" office:value="18.9" calcext:value-type="float">
            <text:p>18.9</text:p>
          </table:table-cell>
          <table:table-cell table:style-name="ce57" office:value-type="float" office:value="19" calcext:value-type="float">
            <text:p>19</text:p>
          </table:table-cell>
          <table:table-cell table:number-columns-repeated="3" table:style-name="ce57" office:value-type="float" office:value="18.9" calcext:value-type="float">
            <text:p>18.9</text:p>
          </table:table-cell>
          <table:table-cell table:style-name="ce57" office:value-type="float" office:value="18.8" calcext:value-type="float">
            <text:p>18.8</text:p>
          </table:table-cell>
          <table:table-cell table:formula="of:=MIN([.C32:.S32])" office:value-type="float" office:value="18.8" calcext:value-type="float">
            <text:p>18.8</text:p>
          </table:table-cell>
          <table:table-cell table:style-name="ce67" table:formula="of:=(MIN([.C32:.L32])/MIN([.M32:.S32]) - 1)*100" office:value-type="float" office:value="4.25531914893618" calcext:value-type="float">
            <text:p>4.25531914893618</text:p>
          </table:table-cell>
          <table:table-cell table:style-name="ce68" table:formula="of:=IF([.U32]&lt;=0;1;0)" office:value-type="float" office:value="0" calcext:value-type="float">
            <text:p>0</text:p>
          </table:table-cell>
          <table:table-cell/>
          <table:table-cell table:style-name="ce17" table:formula="of:=MIN([.C32:.L32])" office:value-type="float" office:value="19.6" calcext:value-type="float">
            <text:p>19.6</text:p>
          </table:table-cell>
          <table:table-cell table:style-name="ce73" table:formula="of:=([.X32]/AVERAGE([.M32:.S32]) - 1)*100" office:value-type="float" office:value="3.70370370370372" calcext:value-type="float">
            <text:p>3.70</text:p>
          </table:table-cell>
          <table:table-cell table:number-columns-repeated="39"/>
        </table:table-row>
        <table:table-row table:style-name="ro1">
          <table:table-cell table:style-name="ce2"/>
          <table:table-cell table:style-name="ce6" office:value-type="float" office:value="150" calcext:value-type="float">
            <text:p>150</text:p>
          </table:table-cell>
          <table:table-cell table:style-name="ce27" office:value-type="float" office:value="25.9" calcext:value-type="float">
            <text:p>25.9</text:p>
          </table:table-cell>
          <table:table-cell table:number-columns-repeated="2" table:style-name="ce27" office:value-type="float" office:value="26" calcext:value-type="float">
            <text:p>26</text:p>
          </table:table-cell>
          <table:table-cell table:style-name="ce27" office:value-type="float" office:value="25.8" calcext:value-type="float">
            <text:p>25.8</text:p>
          </table:table-cell>
          <table:table-cell table:style-name="ce30" office:value-type="float" office:value="25.7" calcext:value-type="float">
            <text:p>25.7</text:p>
          </table:table-cell>
          <table:table-cell table:style-name="ce27" office:value-type="float" office:value="26" calcext:value-type="float">
            <text:p>26</text:p>
          </table:table-cell>
          <table:table-cell table:number-columns-repeated="2" table:style-name="ce27" office:value-type="float" office:value="25.8" calcext:value-type="float">
            <text:p>25.8</text:p>
          </table:table-cell>
          <table:table-cell table:style-name="ce27" office:value-type="float" office:value="25.9" calcext:value-type="float">
            <text:p>25.9</text:p>
          </table:table-cell>
          <table:table-cell table:style-name="ce30" office:value-type="float" office:value="25.6" calcext:value-type="float">
            <text:p>25.6</text:p>
          </table:table-cell>
          <table:table-cell table:style-name="ce57" office:value-type="float" office:value="24.1" calcext:value-type="float">
            <text:p>24.1</text:p>
          </table:table-cell>
          <table:table-cell table:style-name="ce57" office:value-type="float" office:value="23.9" calcext:value-type="float">
            <text:p>23.9</text:p>
          </table:table-cell>
          <table:table-cell table:style-name="ce57" office:value-type="float" office:value="24.8" calcext:value-type="float">
            <text:p>24.8</text:p>
          </table:table-cell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24.1" calcext:value-type="float">
            <text:p>24.1</text:p>
          </table:table-cell>
          <table:table-cell table:number-columns-repeated="2" table:style-name="ce57" office:value-type="float" office:value="23.6" calcext:value-type="float">
            <text:p>23.6</text:p>
          </table:table-cell>
          <table:table-cell table:formula="of:=MIN([.C33:.S33])" office:value-type="float" office:value="23.6" calcext:value-type="float">
            <text:p>23.6</text:p>
          </table:table-cell>
          <table:table-cell table:style-name="ce67" table:formula="of:=(MIN([.C33:.L33])/MIN([.M33:.S33]) - 1)*100" office:value-type="float" office:value="8.47457627118644" calcext:value-type="float">
            <text:p>8.47457627118644</text:p>
          </table:table-cell>
          <table:table-cell table:style-name="ce68" table:formula="of:=IF([.U33]&lt;=0;1;0)" office:value-type="float" office:value="0" calcext:value-type="float">
            <text:p>0</text:p>
          </table:table-cell>
          <table:table-cell/>
          <table:table-cell table:style-name="ce17" table:formula="of:=MIN([.C33:.L33])" office:value-type="float" office:value="25.6" calcext:value-type="float">
            <text:p>25.6</text:p>
          </table:table-cell>
          <table:table-cell table:style-name="ce73" table:formula="of:=([.X33]/AVERAGE([.M33:.S33]) - 1)*100" office:value-type="float" office:value="5.34979423868314" calcext:value-type="float">
            <text:p>5.35</text:p>
          </table:table-cell>
          <table:table-cell table:number-columns-repeated="39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number-columns-repeated="2" table:style-name="ce28" office:value-type="float" office:value="31.7" calcext:value-type="float">
            <text:p>31.7</text:p>
          </table:table-cell>
          <table:table-cell table:number-columns-repeated="2" table:style-name="ce28" office:value-type="float" office:value="31.6" calcext:value-type="float">
            <text:p>31.6</text:p>
          </table:table-cell>
          <table:table-cell table:style-name="ce31" office:value-type="float" office:value="31.6" calcext:value-type="float">
            <text:p>31.6</text:p>
          </table:table-cell>
          <table:table-cell table:style-name="ce28" office:value-type="float" office:value="31.6" calcext:value-type="float">
            <text:p>31.6</text:p>
          </table:table-cell>
          <table:table-cell table:style-name="ce28" office:value-type="float" office:value="31.7" calcext:value-type="float">
            <text:p>31.7</text:p>
          </table:table-cell>
          <table:table-cell table:style-name="ce28" office:value-type="float" office:value="31.4" calcext:value-type="float">
            <text:p>31.4</text:p>
          </table:table-cell>
          <table:table-cell table:style-name="ce28" office:value-type="float" office:value="31.5" calcext:value-type="float">
            <text:p>31.5</text:p>
          </table:table-cell>
          <table:table-cell table:style-name="ce31" office:value-type="float" office:value="31.1" calcext:value-type="float">
            <text:p>31.1</text:p>
          </table:table-cell>
          <table:table-cell table:style-name="ce58" office:value-type="float" office:value="30.3" calcext:value-type="float">
            <text:p>30.3</text:p>
          </table:table-cell>
          <table:table-cell table:style-name="ce58" office:value-type="float" office:value="29.9" calcext:value-type="float">
            <text:p>29.9</text:p>
          </table:table-cell>
          <table:table-cell table:style-name="ce58" office:value-type="float" office:value="31.1" calcext:value-type="float">
            <text:p>31.1</text:p>
          </table:table-cell>
          <table:table-cell table:style-name="ce58" office:value-type="float" office:value="35.8" calcext:value-type="float">
            <text:p>35.8</text:p>
          </table:table-cell>
          <table:table-cell table:style-name="ce58" office:value-type="float" office:value="29.8" calcext:value-type="float">
            <text:p>29.8</text:p>
          </table:table-cell>
          <table:table-cell table:number-columns-repeated="2" table:style-name="ce58" office:value-type="float" office:value="29.3" calcext:value-type="float">
            <text:p>29.3</text:p>
          </table:table-cell>
          <table:table-cell table:formula="of:=MIN([.C34:.S34])" office:value-type="float" office:value="29.3" calcext:value-type="float">
            <text:p>29.3</text:p>
          </table:table-cell>
          <table:table-cell table:style-name="ce67" table:formula="of:=(MIN([.C34:.L34])/MIN([.M34:.S34]) - 1)*100" office:value-type="float" office:value="6.14334470989761" calcext:value-type="float">
            <text:p>6.14334470989761</text:p>
          </table:table-cell>
          <table:table-cell table:style-name="ce68" table:formula="of:=IF([.U34]&lt;=0;1;0)" office:value-type="float" office:value="0" calcext:value-type="float">
            <text:p>0</text:p>
          </table:table-cell>
          <table:table-cell table:style-name="ce66"/>
          <table:table-cell table:style-name="ce17" table:formula="of:=MIN([.C34:.L34])" office:value-type="float" office:value="31.1" calcext:value-type="float">
            <text:p>31.1</text:p>
          </table:table-cell>
          <table:table-cell table:style-name="ce73" table:formula="of:=([.X34]/AVERAGE([.M34:.S34]) - 1)*100" office:value-type="float" office:value="1.02088167053365" calcext:value-type="float">
            <text:p>1.02</text:p>
          </table:table-cell>
          <table:table-cell table:style-name="ce66" table:number-columns-repeated="3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7" office:value-type="float" office:value="50" calcext:value-type="float">
            <text:p>50</text:p>
          </table:table-cell>
          <table:table-cell table:style-name="ce3" office:value-type="float" office:value="4.4" calcext:value-type="float">
            <text:p>4.4</text:p>
          </table:table-cell>
          <table:table-cell table:number-columns-repeated="2" table:style-name="ce3" office:value-type="float" office:value="4.2" calcext:value-type="float">
            <text:p>4.2</text:p>
          </table:table-cell>
          <table:table-cell table:style-name="ce3" office:value-type="float" office:value="4.3" calcext:value-type="float">
            <text:p>4.3</text:p>
          </table:table-cell>
          <table:table-cell table:style-name="ce7" office:value-type="float" office:value="4.3" calcext:value-type="float">
            <text:p>4.3</text:p>
          </table:table-cell>
          <table:table-cell table:style-name="ce3" office:value-type="float" office:value="4.9" calcext:value-type="float">
            <text:p>4.9</text:p>
          </table:table-cell>
          <table:table-cell table:style-name="ce3" office:value-type="float" office:value="4.5" calcext:value-type="float">
            <text:p>4.5</text:p>
          </table:table-cell>
          <table:table-cell table:number-columns-repeated="2" table:style-name="ce3" office:value-type="float" office:value="4.6" calcext:value-type="float">
            <text:p>4.6</text:p>
          </table:table-cell>
          <table:table-cell table:style-name="ce7" office:value-type="float" office:value="4.5" calcext:value-type="float">
            <text:p>4.5</text:p>
          </table:table-cell>
          <table:table-cell table:number-columns-repeated="2" table:style-name="ce14" office:value-type="string" calcext:value-type="string">
            <text:p>-</text:p>
          </table:table-cell>
          <table:table-cell table:number-columns-repeated="2" table:style-name="ce1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/>
          <table:table-cell table:style-name="ce25" office:value-type="string" calcext:value-type="string">
            <text:p>SUM</text:p>
          </table:table-cell>
          <table:table-cell table:style-name="ce25" table:formula="of:=SUM([.V3:.V34])" office:value-type="float" office:value="0" calcext:value-type="float">
            <text:p>0</text:p>
          </table:table-cell>
          <table:table-cell table:style-name="ce17" table:number-columns-repeated="42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number-columns-repeated="10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45"/>
        </table:table-row>
        <table:table-row table:style-name="ro1">
          <table:table-cell table:style-name="ce2"/>
          <table:table-cell table:style-name="ce6" office:value-type="float" office:value="150" calcext:value-type="float">
            <text:p>150</text:p>
          </table:table-cell>
          <table:table-cell table:number-columns-repeated="10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45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4"/>
          <table:table-cell table:style-name="ce66" table:number-columns-repeated="3"/>
          <table:table-cell/>
          <table:table-cell table:style-name="ce66" table:number-columns-repeated="40"/>
        </table:table-row>
        <table:table-row table:style-name="ro1">
          <table:table-cell table:style-name="ce3" office:value-type="string" calcext:value-type="string">
            <text:p>SUM (1-8)</text:p>
          </table:table-cell>
          <table:table-cell table:style-name="ce32"/>
          <table:table-cell table:style-name="ce3" table:formula="of:=SUM([.C3:.C34])" office:value-type="float" office:value="1020.4" calcext:value-type="float">
            <text:p>1020.4</text:p>
          </table:table-cell>
          <table:table-cell table:style-name="ce3" table:formula="of:=SUM([.D3:.D34])" office:value-type="float" office:value="1020.1" calcext:value-type="float">
            <text:p>1020.1</text:p>
          </table:table-cell>
          <table:table-cell table:style-name="ce3" table:formula="of:=SUM([.E3:.E34])" office:value-type="float" office:value="1018.7" calcext:value-type="float">
            <text:p>1018.7</text:p>
          </table:table-cell>
          <table:table-cell table:style-name="ce3" table:formula="of:=SUM([.F3:.F34])" office:value-type="float" office:value="1018.5" calcext:value-type="float">
            <text:p>1018.5</text:p>
          </table:table-cell>
          <table:table-cell table:style-name="ce7" table:formula="of:=SUM([.G3:.G34])" office:value-type="float" office:value="1017.1" calcext:value-type="float">
            <text:p>1017.1</text:p>
          </table:table-cell>
          <table:table-cell table:style-name="ce3" table:formula="of:=SUM([.H3:.H34])" office:value-type="float" office:value="1019.2" calcext:value-type="float">
            <text:p>1019.2</text:p>
          </table:table-cell>
          <table:table-cell table:style-name="ce3" table:formula="of:=SUM([.I3:.I34])" office:value-type="float" office:value="1016.8" calcext:value-type="float">
            <text:p>1016.8</text:p>
          </table:table-cell>
          <table:table-cell table:style-name="ce3" table:formula="of:=SUM([.J3:.J34])" office:value-type="float" office:value="1015.9" calcext:value-type="float">
            <text:p>1015.9</text:p>
          </table:table-cell>
          <table:table-cell table:style-name="ce3" table:formula="of:=SUM([.K3:.K34])" office:value-type="float" office:value="1015.7" calcext:value-type="float">
            <text:p>1015.7</text:p>
          </table:table-cell>
          <table:table-cell table:style-name="ce7" table:formula="of:=SUM([.L3:.L34])" office:value-type="float" office:value="1012.4" calcext:value-type="float">
            <text:p>1012.4</text:p>
          </table:table-cell>
          <table:table-cell table:style-name="ce14" table:formula="of:=SUM([.M3:.M34])" office:value-type="float" office:value="986.3" calcext:value-type="float">
            <text:p>986.3</text:p>
          </table:table-cell>
          <table:table-cell table:style-name="ce14"/>
          <table:table-cell table:style-name="ce11" table:number-columns-repeated="2"/>
          <table:table-cell table:style-name="ce14" table:formula="of:=SUM([.Q3:.Q34])" office:value-type="float" office:value="981.6" calcext:value-type="float">
            <text:p>981.6</text:p>
          </table:table-cell>
          <table:table-cell table:style-name="ce11" table:formula="of:=SUM([.R3:.R34])" office:value-type="float" office:value="977.8" calcext:value-type="float">
            <text:p>977.8</text:p>
          </table:table-cell>
          <table:table-cell table:style-name="ce14" table:formula="of:=SUM([.S3:.S34])" office:value-type="float" office:value="977.1" calcext:value-type="float">
            <text:p>977.1</text:p>
          </table:table-cell>
          <table:table-cell table:style-name="ce3"/>
          <table:table-cell table:style-name="ce17" table:number-columns-repeated="44"/>
        </table:table-row>
        <table:table-row table:style-name="ro1">
          <table:table-cell table:style-name="ce2" office:value-type="string" calcext:value-type="string">
            <text:p>SUM (1, 4-8)</text:p>
          </table:table-cell>
          <table:table-cell/>
          <table:table-cell table:formula="of:=SUM([.C3:.C6];[.C15:.C34])" office:value-type="float" office:value="756.3" calcext:value-type="float">
            <text:p>756.3</text:p>
          </table:table-cell>
          <table:table-cell table:formula="of:=SUM([.D3:.D6];[.D15:.D34])" office:value-type="float" office:value="755.9" calcext:value-type="float">
            <text:p>755.9</text:p>
          </table:table-cell>
          <table:table-cell table:formula="of:=SUM([.E3:.E6];[.E15:.E34])" office:value-type="float" office:value="755.1" calcext:value-type="float">
            <text:p>755.1</text:p>
          </table:table-cell>
          <table:table-cell table:formula="of:=SUM([.F3:.F6];[.F15:.F34])" office:value-type="float" office:value="755.2" calcext:value-type="float">
            <text:p>755.2</text:p>
          </table:table-cell>
          <table:table-cell table:formula="of:=SUM([.G3:.G6];[.G15:.G34])" office:value-type="float" office:value="754" calcext:value-type="float">
            <text:p>754</text:p>
          </table:table-cell>
          <table:table-cell table:formula="of:=SUM([.H3:.H6];[.H15:.H34])" office:value-type="float" office:value="754" calcext:value-type="float">
            <text:p>754</text:p>
          </table:table-cell>
          <table:table-cell table:formula="of:=SUM([.I3:.I6];[.I15:.I34])" office:value-type="float" office:value="752" calcext:value-type="float">
            <text:p>752</text:p>
          </table:table-cell>
          <table:table-cell table:formula="of:=SUM([.J3:.J6];[.J15:.J34])" office:value-type="float" office:value="751.5" calcext:value-type="float">
            <text:p>751.5</text:p>
          </table:table-cell>
          <table:table-cell table:formula="of:=SUM([.K3:.K6];[.K15:.K34])" office:value-type="float" office:value="751.7" calcext:value-type="float">
            <text:p>751.7</text:p>
          </table:table-cell>
          <table:table-cell table:formula="of:=SUM([.L3:.L6];[.L15:.L34])" office:value-type="float" office:value="749.4" calcext:value-type="float">
            <text:p>749.4</text:p>
          </table:table-cell>
          <table:table-cell table:formula="of:=SUM([.M3:.M6];[.M15:.M34])" office:value-type="float" office:value="732" calcext:value-type="float">
            <text:p>732</text:p>
          </table:table-cell>
          <table:table-cell table:formula="of:=SUM([.N3:.N6];[.N15:.N34])" office:value-type="float" office:value="730.1" calcext:value-type="float">
            <text:p>730.1</text:p>
          </table:table-cell>
          <table:table-cell table:formula="of:=SUM([.O3:.O6];[.O15:.O34])" office:value-type="float" office:value="736.4" calcext:value-type="float">
            <text:p>736.4</text:p>
          </table:table-cell>
          <table:table-cell table:formula="of:=SUM([.P3:.P6];[.P15:.P34])" office:value-type="float" office:value="756.5" calcext:value-type="float">
            <text:p>756.5</text:p>
          </table:table-cell>
          <table:table-cell table:formula="of:=SUM([.Q3:.Q6];[.Q15:.Q34])" office:value-type="float" office:value="728.9" calcext:value-type="float">
            <text:p>728.9</text:p>
          </table:table-cell>
          <table:table-cell table:formula="of:=SUM([.R3:.R6];[.R15:.R34])" office:value-type="float" office:value="725.9" calcext:value-type="float">
            <text:p>725.9</text:p>
          </table:table-cell>
          <table:table-cell table:formula="of:=SUM([.S3:.S6];[.S15:.S34])" office:value-type="float" office:value="725.3" calcext:value-type="float">
            <text:p>725.3</text:p>
          </table:table-cell>
          <table:table-cell table:number-columns-repeated="45"/>
        </table:table-row>
        <table:table-row table:style-name="ro1" table:number-rows-repeated="1048535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Sheet1.C3:Sheet1.S34">
            <calcext:condition calcext:apply-style-name="Accent" calcext:value="&lt;=[$Sheet1.$T3]" calcext:base-cell-address="Sheet1.C3"/>
          </calcext:conditional-format>
          <calcext:conditional-format calcext:target-range-address="Sheet1.C3:Sheet1.L34">
            <calcext:condition calcext:apply-style-name="Senza nome1" calcext:value="&lt;=[$Sheet1.$X3]" calcext:base-cell-address="Sheet1.C3"/>
          </calcext:conditional-format>
          <calcext:conditional-format calcext:target-range-address="Sheet1.U3:Sheet1.U34">
            <calcext:condition calcext:apply-style-name="Accent" calcext:value="&lt;=0" calcext:base-cell-address="Sheet1.U3"/>
          </calcext:conditional-format>
        </calcext:conditional-formats>
      </table:table>
      <table:table table:name="FormattedToExportAll" table:style-name="ta1">
        <table:table-column table:style-name="co1" table:default-cell-style-name="ce2"/>
        <table:table-column table:style-name="co1" table:default-cell-style-name="ce6"/>
        <table:table-column table:style-name="co8" table:default-cell-style-name="ce93"/>
        <table:table-column table:style-name="co9" table:default-cell-style-name="ce81"/>
        <table:table-column table:style-name="co1" table:number-columns-repeated="3" table:default-cell-style-name="ce105"/>
        <table:table-column table:style-name="co1" table:default-cell-style-name="ce81"/>
        <table:table-column table:style-name="co1" table:default-cell-style-name="ce105"/>
        <table:table-column table:style-name="co1" table:default-cell-style-name="Default"/>
        <table:table-column table:style-name="co1" table:default-cell-style-name="ce89"/>
        <table:table-column table:style-name="co1" table:number-columns-repeated="8" table:default-cell-style-name="Default"/>
        <table:table-row table:style-name="ro1">
          <table:table-cell table:style-name="ce5" office:value-type="string" calcext:value-type="string" table:number-columns-spanned="2" table:number-rows-spanned="1">
            <text:p>Class</text:p>
          </table:table-cell>
          <table:covered-table-cell table:style-name="ce20"/>
          <table:table-cell table:style-name="ce5" office:value-type="string" calcext:value-type="string" table:number-columns-spanned="5" table:number-rows-spanned="1">
            <text:p>PM</text:p>
          </table:table-cell>
          <table:covered-table-cell table:number-columns-repeated="3" table:style-name="ce2"/>
          <table:covered-table-cell table:style-name="ce6"/>
          <table:table-cell table:style-name="ce5" office:value-type="string" calcext:value-type="string" table:number-columns-spanned="5" table:number-rows-spanned="1">
            <text:p>PS</text:p>
          </table:table-cell>
          <table:covered-table-cell table:number-columns-repeated="3" table:style-name="ce2"/>
          <table:covered-table-cell table:style-name="ce6"/>
          <table:table-cell table:style-name="ce16" office:value-type="string" calcext:value-type="string">
            <text:p>TS3</text:p>
          </table:table-cell>
          <table:table-cell table:style-name="ce16" office:value-type="string" calcext:value-type="string">
            <text:p>GLS</text:p>
          </table:table-cell>
          <table:table-cell table:style-name="ce16" office:value-type="string" calcext:value-type="string">
            <text:p>GASP</text:p>
          </table:table-cell>
          <table:table-cell table:style-name="ce16" office:value-type="string" calcext:value-type="string">
            <text:p>EHGH2</text:p>
          </table:table-cell>
          <table:table-cell table:style-name="ce16" office:value-type="string" calcext:value-type="string">
            <text:p>GVN</text:p>
          </table:table-cell>
          <table:table-cell table:style-name="ce9" office:value-type="string" calcext:value-type="string">
            <text:p>BRKGA</text:p>
          </table:table-cell>
          <table:table-cell table:style-name="ce16" office:value-type="string" calcext:value-type="string">
            <text:p>BRKGA-VD</text:p>
          </table:table-cell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k=1</text:p>
          </table:table-cell>
          <table:table-cell table:style-name="ce2" office:value-type="string" calcext:value-type="string">
            <text:p>k=5</text:p>
          </table:table-cell>
          <table:table-cell table:style-name="ce2" office:value-type="string" calcext:value-type="string">
            <text:p>k=10</text:p>
          </table:table-cell>
          <table:table-cell table:style-name="ce2" office:value-type="string" calcext:value-type="string">
            <text:p>k=20</text:p>
          </table:table-cell>
          <table:table-cell table:style-name="ce6" office:value-type="string" calcext:value-type="string">
            <text:p>k=50</text:p>
          </table:table-cell>
          <table:table-cell table:style-name="ce2" office:value-type="string" calcext:value-type="string">
            <text:p>k=1</text:p>
          </table:table-cell>
          <table:table-cell table:style-name="ce2" office:value-type="string" calcext:value-type="string">
            <text:p>k=5</text:p>
          </table:table-cell>
          <table:table-cell table:style-name="ce2" office:value-type="string" calcext:value-type="string">
            <text:p>k=10</text:p>
          </table:table-cell>
          <table:table-cell table:style-name="ce2" office:value-type="string" calcext:value-type="string">
            <text:p>k=20</text:p>
          </table:table-cell>
          <table:table-cell table:style-name="ce6" office:value-type="string" calcext:value-type="string">
            <text:p>k=50</text:p>
          </table:table-cell>
          <table:table-cell table:style-name="ce13" table:number-columns-repeated="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4" table:style-name="ce77" office:value-type="float" office:value="14.5" calcext:value-type="float">
            <text:p>14.5</text:p>
          </table:table-cell>
          <table:table-cell table:style-name="ce91" office:value-type="float" office:value="14.1" calcext:value-type="float">
            <text:p>14.10</text:p>
          </table:table-cell>
          <table:table-cell table:style-name="ce77" office:value-type="float" office:value="14.4" calcext:value-type="float">
            <text:p>14.4</text:p>
          </table:table-cell>
          <table:table-cell table:number-columns-repeated="2" table:style-name="ce77" office:value-type="float" office:value="14.3" calcext:value-type="float">
            <text:p>14.3</text:p>
          </table:table-cell>
          <table:table-cell table:style-name="ce77" office:value-type="float" office:value="14.4" calcext:value-type="float">
            <text:p>14.4</text:p>
          </table:table-cell>
          <table:table-cell table:style-name="ce84" office:value-type="float" office:value="14" calcext:value-type="float">
            <text:p>14</text:p>
          </table:table-cell>
          <table:table-cell table:number-columns-repeated="3" table:style-name="ce88" office:value-type="float" office:value="13.4" calcext:value-type="float">
            <text:p>13.4</text:p>
          </table:table-cell>
          <table:table-cell table:style-name="ce108" office:value-type="float" office:value="13.8" calcext:value-type="float">
            <text:p>13.8</text:p>
          </table:table-cell>
          <table:table-cell table:number-columns-repeated="3" table:style-name="ce88" office:value-type="float" office:value="13.4" calcext:value-type="float">
            <text:p>13.4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81" office:value-type="float" office:value="28.4" calcext:value-type="float">
            <text:p>28.4</text:p>
          </table:table-cell>
          <table:table-cell office:value-type="float" office:value="28.3" calcext:value-type="float">
            <text:p>28.3</text:p>
          </table:table-cell>
          <table:table-cell table:style-name="ce81" office:value-type="float" office:value="28.2" calcext:value-type="float">
            <text:p>28.2</text:p>
          </table:table-cell>
          <table:table-cell table:style-name="ce81" office:value-type="float" office:value="28.3" calcext:value-type="float">
            <text:p>28.3</text:p>
          </table:table-cell>
          <table:table-cell table:style-name="ce93" office:value-type="float" office:value="28.3" calcext:value-type="float">
            <text:p>28.3</text:p>
          </table:table-cell>
          <table:table-cell table:style-name="ce78" office:value-type="float" office:value="27.7" calcext:value-type="float">
            <text:p>27.7</text:p>
          </table:table-cell>
          <table:table-cell table:style-name="ce81" office:value-type="float" office:value="27.8" calcext:value-type="float">
            <text:p>27.8</text:p>
          </table:table-cell>
          <table:table-cell table:style-name="ce78" office:value-type="float" office:value="27.7" calcext:value-type="float">
            <text:p>27.7</text:p>
          </table:table-cell>
          <table:table-cell table:style-name="ce81" office:value-type="float" office:value="28" calcext:value-type="float">
            <text:p>28</text:p>
          </table:table-cell>
          <table:table-cell table:style-name="ce87" office:value-type="float" office:value="27.7" calcext:value-type="float">
            <text:p>27.7</text:p>
          </table:table-cell>
          <table:table-cell table:number-columns-repeated="2" table:style-name="ce89" office:value-type="float" office:value="26.6" calcext:value-type="float">
            <text:p>26.6</text:p>
          </table:table-cell>
          <table:table-cell table:style-name="ce105" office:value-type="float" office:value="26.9" calcext:value-type="float">
            <text:p>26.9</text:p>
          </table:table-cell>
          <table:table-cell table:style-name="ce105" office:value-type="float" office:value="27.6" calcext:value-type="float">
            <text:p>27.6</text:p>
          </table:table-cell>
          <table:table-cell table:number-columns-repeated="3" table:style-name="ce89" office:value-type="float" office:value="26.6" calcext:value-type="float">
            <text:p>26.6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style-name="ce81" office:value-type="float" office:value="38.5" calcext:value-type="float">
            <text:p>38.5</text:p>
          </table:table-cell>
          <table:table-cell office:value-type="float" office:value="38.5" calcext:value-type="float">
            <text:p>38.5</text:p>
          </table:table-cell>
          <table:table-cell table:number-columns-repeated="2" table:style-name="ce81" office:value-type="float" office:value="38.3" calcext:value-type="float">
            <text:p>38.3</text:p>
          </table:table-cell>
          <table:table-cell table:style-name="ce87" office:value-type="float" office:value="38.1" calcext:value-type="float">
            <text:p>38.1</text:p>
          </table:table-cell>
          <table:table-cell office:value-type="float" office:value="38.4" calcext:value-type="float">
            <text:p>38.4</text:p>
          </table:table-cell>
          <table:table-cell table:number-columns-repeated="2" table:style-name="ce81" office:value-type="float" office:value="38.5" calcext:value-type="float">
            <text:p>38.5</text:p>
          </table:table-cell>
          <table:table-cell table:style-name="ce81" office:value-type="float" office:value="38.4" calcext:value-type="float">
            <text:p>38.4</text:p>
          </table:table-cell>
          <table:table-cell table:style-name="ce87" office:value-type="float" office:value="38.1" calcext:value-type="float">
            <text:p>38.1</text:p>
          </table:table-cell>
          <table:table-cell table:style-name="ce105" office:value-type="float" office:value="36.7" calcext:value-type="float">
            <text:p>36.7</text:p>
          </table:table-cell>
          <table:table-cell table:number-columns-repeated="2" table:style-name="ce105" office:value-type="float" office:value="37" calcext:value-type="float">
            <text:p>37</text:p>
          </table:table-cell>
          <table:table-cell table:style-name="ce105" office:value-type="float" office:value="39.8" calcext:value-type="float">
            <text:p>39.8</text:p>
          </table:table-cell>
          <table:table-cell table:number-columns-repeated="2" table:style-name="ce105" office:value-type="float" office:value="36.4" calcext:value-type="float">
            <text:p>36.4</text:p>
          </table:table-cell>
          <table:table-cell table:style-name="ce89" office:value-type="float" office:value="36.3" calcext:value-type="float">
            <text:p>36.3</text:p>
          </table:table-cell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number-columns-repeated="3" table:style-name="ce82" office:value-type="float" office:value="53.1" calcext:value-type="float">
            <text:p>53.1</text:p>
          </table:table-cell>
          <table:table-cell table:style-name="ce82" office:value-type="float" office:value="53" calcext:value-type="float">
            <text:p>53</text:p>
          </table:table-cell>
          <table:table-cell table:style-name="ce98" office:value-type="float" office:value="52.9" calcext:value-type="float">
            <text:p>52.9</text:p>
          </table:table-cell>
          <table:table-cell table:number-columns-repeated="4" table:style-name="ce82" office:value-type="float" office:value="52.7" calcext:value-type="float">
            <text:p>52.7</text:p>
          </table:table-cell>
          <table:table-cell table:style-name="ce85" office:value-type="float" office:value="52.6" calcext:value-type="float">
            <text:p>52.6</text:p>
          </table:table-cell>
          <table:table-cell table:number-columns-repeated="2" table:style-name="ce106" office:value-type="float" office:value="51.2" calcext:value-type="float">
            <text:p>51.2</text:p>
          </table:table-cell>
          <table:table-cell table:style-name="ce106" office:value-type="float" office:value="51.6" calcext:value-type="float">
            <text:p>51.6</text:p>
          </table:table-cell>
          <table:table-cell table:style-name="ce92" office:value-type="float" office:value="50.6" calcext:value-type="float">
            <text:p>50.6</text:p>
          </table:table-cell>
          <table:table-cell table:style-name="ce106" office:value-type="float" office:value="50.9" calcext:value-type="float">
            <text:p>50.9</text:p>
          </table:table-cell>
          <table:table-cell table:number-columns-repeated="2" table:style-name="ce106" office:value-type="float" office:value="50.8" calcext:value-type="float">
            <text:p>50.8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2" table:style-name="ce77" office:value-type="float" office:value="14.8" calcext:value-type="float">
            <text:p>14.8</text:p>
          </table:table-cell>
          <table:table-cell table:number-columns-repeated="2" table:style-name="ce79" office:value-type="float" office:value="14.7" calcext:value-type="float">
            <text:p>14.7</text:p>
          </table:table-cell>
          <table:table-cell table:style-name="ce84" office:value-type="float" office:value="14.7" calcext:value-type="float">
            <text:p>14.7</text:p>
          </table:table-cell>
          <table:table-cell table:style-name="ce77" office:value-type="float" office:value="14.9" calcext:value-type="float">
            <text:p>14.9</text:p>
          </table:table-cell>
          <table:table-cell table:number-columns-repeated="2" table:style-name="ce77" office:value-type="float" office:value="14.8" calcext:value-type="float">
            <text:p>14.8</text:p>
          </table:table-cell>
          <table:table-cell table:style-name="ce77" office:value-type="float" office:value="14.9" calcext:value-type="float">
            <text:p>14.9</text:p>
          </table:table-cell>
          <table:table-cell table:style-name="ce84" office:value-type="float" office:value="14.7" calcext:value-type="float">
            <text:p>14.7</text:p>
          </table:table-cell>
          <table:table-cell table:style-name="ce88" office:value-type="float" office:value="13.8" calcext:value-type="float">
            <text:p>13.8</text:p>
          </table:table-cell>
          <table:table-cell table:number-columns-repeated="2" table:style-name="ce108" office:value-type="string" calcext:value-type="string">
            <text:p>-</text:p>
          </table:table-cell>
          <table:table-cell table:style-name="ce109" office:value-type="string" calcext:value-type="string">
            <text:p>-</text:p>
          </table:table-cell>
          <table:table-cell table:number-columns-repeated="3" table:style-name="ce88" office:value-type="float" office:value="13.8" calcext:value-type="float">
            <text:p>13.8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78" office:value-type="float" office:value="26.5" calcext:value-type="float">
            <text:p>26.5</text:p>
          </table:table-cell>
          <table:table-cell office:value-type="float" office:value="26.6" calcext:value-type="float">
            <text:p>26.6</text:p>
          </table:table-cell>
          <table:table-cell table:style-name="ce78" office:value-type="float" office:value="26.5" calcext:value-type="float">
            <text:p>26.5</text:p>
          </table:table-cell>
          <table:table-cell table:style-name="ce81" office:value-type="float" office:value="26.6" calcext:value-type="float">
            <text:p>26.6</text:p>
          </table:table-cell>
          <table:table-cell table:style-name="ce93" office:value-type="float" office:value="26.6" calcext:value-type="float">
            <text:p>26.6</text:p>
          </table:table-cell>
          <table:table-cell office:value-type="float" office:value="27.1" calcext:value-type="float">
            <text:p>27.1</text:p>
          </table:table-cell>
          <table:table-cell table:style-name="ce81" office:value-type="float" office:value="27" calcext:value-type="float">
            <text:p>27</text:p>
          </table:table-cell>
          <table:table-cell table:style-name="ce81" office:value-type="float" office:value="26.9" calcext:value-type="float">
            <text:p>26.9</text:p>
          </table:table-cell>
          <table:table-cell table:style-name="ce81" office:value-type="float" office:value="26.7" calcext:value-type="float">
            <text:p>26.7</text:p>
          </table:table-cell>
          <table:table-cell table:style-name="ce93" office:value-type="float" office:value="26.6" calcext:value-type="float">
            <text:p>26.6</text:p>
          </table:table-cell>
          <table:table-cell table:style-name="ce105" office:value-type="float" office:value="25.7" calcext:value-type="float">
            <text:p>25.7</text:p>
          </table:table-cell>
          <table:table-cell table:number-columns-repeated="2" table:style-name="ce105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table:style-name="ce105" office:value-type="float" office:value="25.7" calcext:value-type="float">
            <text:p>25.7</text:p>
          </table:table-cell>
          <table:table-cell table:style-name="ce105" office:value-type="float" office:value="25.6" calcext:value-type="float">
            <text:p>25.6</text:p>
          </table:table-cell>
          <table:table-cell table:style-name="ce89" office:value-type="float" office:value="25.5" calcext:value-type="float">
            <text:p>25.5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style-name="ce81" office:value-type="float" office:value="38.4" calcext:value-type="float">
            <text:p>38.4</text:p>
          </table:table-cell>
          <table:table-cell office:value-type="float" office:value="38.5" calcext:value-type="float">
            <text:p>38.5</text:p>
          </table:table-cell>
          <table:table-cell table:style-name="ce78" office:value-type="float" office:value="38.2" calcext:value-type="float">
            <text:p>38.2</text:p>
          </table:table-cell>
          <table:table-cell table:style-name="ce81" office:value-type="float" office:value="38.3" calcext:value-type="float">
            <text:p>38.3</text:p>
          </table:table-cell>
          <table:table-cell table:style-name="ce93" office:value-type="float" office:value="38.3" calcext:value-type="float">
            <text:p>38.3</text:p>
          </table:table-cell>
          <table:table-cell office:value-type="float" office:value="39.2" calcext:value-type="float">
            <text:p>39.2</text:p>
          </table:table-cell>
          <table:table-cell table:number-columns-repeated="2" table:style-name="ce81" office:value-type="float" office:value="39.2" calcext:value-type="float">
            <text:p>39.2</text:p>
          </table:table-cell>
          <table:table-cell table:style-name="ce81" office:value-type="float" office:value="39.1" calcext:value-type="float">
            <text:p>39.1</text:p>
          </table:table-cell>
          <table:table-cell table:style-name="ce93" office:value-type="float" office:value="38.7" calcext:value-type="float">
            <text:p>38.7</text:p>
          </table:table-cell>
          <table:table-cell table:style-name="ce105" office:value-type="float" office:value="37.2" calcext:value-type="float">
            <text:p>37.2</text:p>
          </table:table-cell>
          <table:table-cell table:number-columns-repeated="2" table:style-name="ce105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table:style-name="ce105" office:value-type="float" office:value="36.9" calcext:value-type="float">
            <text:p>36.9</text:p>
          </table:table-cell>
          <table:table-cell table:number-columns-repeated="2" table:style-name="ce89" office:value-type="float" office:value="36.6" calcext:value-type="float">
            <text:p>36.6</text:p>
          </table:table-cell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82" office:value-type="float" office:value="51.3" calcext:value-type="float">
            <text:p>51.3</text:p>
          </table:table-cell>
          <table:table-cell table:style-name="ce82" office:value-type="float" office:value="51.2" calcext:value-type="float">
            <text:p>51.2</text:p>
          </table:table-cell>
          <table:table-cell table:style-name="ce82" office:value-type="float" office:value="51.4" calcext:value-type="float">
            <text:p>51.4</text:p>
          </table:table-cell>
          <table:table-cell table:style-name="ce82" office:value-type="float" office:value="51.2" calcext:value-type="float">
            <text:p>51.2</text:p>
          </table:table-cell>
          <table:table-cell table:style-name="ce98" office:value-type="float" office:value="51.1" calcext:value-type="float">
            <text:p>51.1</text:p>
          </table:table-cell>
          <table:table-cell table:style-name="ce82" office:value-type="float" office:value="51.9" calcext:value-type="float">
            <text:p>51.9</text:p>
          </table:table-cell>
          <table:table-cell table:style-name="ce82" office:value-type="float" office:value="51.8" calcext:value-type="float">
            <text:p>51.8</text:p>
          </table:table-cell>
          <table:table-cell table:style-name="ce82" office:value-type="float" office:value="51.9" calcext:value-type="float">
            <text:p>51.9</text:p>
          </table:table-cell>
          <table:table-cell table:style-name="ce82" office:value-type="float" office:value="51.7" calcext:value-type="float">
            <text:p>51.7</text:p>
          </table:table-cell>
          <table:table-cell table:style-name="ce98" office:value-type="float" office:value="51.6" calcext:value-type="float">
            <text:p>51.6</text:p>
          </table:table-cell>
          <table:table-cell table:style-name="ce106" office:value-type="float" office:value="50.1" calcext:value-type="float">
            <text:p>50.1</text:p>
          </table:table-cell>
          <table:table-cell table:number-columns-repeated="2" table:style-name="ce106" office:value-type="string" calcext:value-type="string">
            <text:p>-</text:p>
          </table:table-cell>
          <table:table-cell table:style-name="ce111" office:value-type="string" calcext:value-type="string">
            <text:p>-</text:p>
          </table:table-cell>
          <table:table-cell table:number-columns-repeated="3" table:style-name="ce92" office:value-type="float" office:value="49.4" calcext:value-type="float">
            <text:p>49.4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2" table:style-name="ce77" office:value-type="float" office:value="14.2" calcext:value-type="float">
            <text:p>14.2</text:p>
          </table:table-cell>
          <table:table-cell table:number-columns-repeated="2" table:style-name="ce77" office:value-type="float" office:value="13.9" calcext:value-type="float">
            <text:p>13.9</text:p>
          </table:table-cell>
          <table:table-cell table:style-name="ce84" office:value-type="float" office:value="13.7" calcext:value-type="float">
            <text:p>13.7</text:p>
          </table:table-cell>
          <table:table-cell table:number-columns-repeated="2" table:style-name="ce77" office:value-type="float" office:value="14" calcext:value-type="float">
            <text:p>14</text:p>
          </table:table-cell>
          <table:table-cell table:number-columns-repeated="2" table:style-name="ce77" office:value-type="float" office:value="13.9" calcext:value-type="float">
            <text:p>13.9</text:p>
          </table:table-cell>
          <table:table-cell table:style-name="ce102" office:value-type="float" office:value="13.8" calcext:value-type="float">
            <text:p>13.8</text:p>
          </table:table-cell>
          <table:table-cell table:style-name="ce88" office:value-type="float" office:value="13.3" calcext:value-type="float">
            <text:p>13.3</text:p>
          </table:table-cell>
          <table:table-cell table:number-columns-repeated="2" table:style-name="ce108" office:value-type="string" calcext:value-type="string">
            <text:p>-</text:p>
          </table:table-cell>
          <table:table-cell table:style-name="ce109" office:value-type="string" calcext:value-type="string">
            <text:p>-</text:p>
          </table:table-cell>
          <table:table-cell table:number-columns-repeated="3" table:style-name="ce88" office:value-type="float" office:value="13.3" calcext:value-type="float">
            <text:p>13.3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81" office:value-type="float" office:value="27.7" calcext:value-type="float">
            <text:p>27.7</text:p>
          </table:table-cell>
          <table:table-cell office:value-type="float" office:value="27.7" calcext:value-type="float">
            <text:p>27.7</text:p>
          </table:table-cell>
          <table:table-cell table:style-name="ce81" office:value-type="float" office:value="27.7" calcext:value-type="float">
            <text:p>27.7</text:p>
          </table:table-cell>
          <table:table-cell table:style-name="ce81" office:value-type="float" office:value="27.6" calcext:value-type="float">
            <text:p>27.6</text:p>
          </table:table-cell>
          <table:table-cell table:style-name="ce93" office:value-type="float" office:value="27.7" calcext:value-type="float">
            <text:p>27.7</text:p>
          </table:table-cell>
          <table:table-cell office:value-type="float" office:value="27.6" calcext:value-type="float">
            <text:p>27.6</text:p>
          </table:table-cell>
          <table:table-cell table:style-name="ce81" office:value-type="float" office:value="27.5" calcext:value-type="float">
            <text:p>27.5</text:p>
          </table:table-cell>
          <table:table-cell table:style-name="ce78" office:value-type="float" office:value="27.2" calcext:value-type="float">
            <text:p>27.2</text:p>
          </table:table-cell>
          <table:table-cell table:style-name="ce81" office:value-type="float" office:value="27.3" calcext:value-type="float">
            <text:p>27.3</text:p>
          </table:table-cell>
          <table:table-cell table:style-name="ce93" office:value-type="float" office:value="27.3" calcext:value-type="float">
            <text:p>27.3</text:p>
          </table:table-cell>
          <table:table-cell table:style-name="ce105" office:value-type="float" office:value="26" calcext:value-type="float">
            <text:p>26</text:p>
          </table:table-cell>
          <table:table-cell table:number-columns-repeated="2" table:style-name="ce105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table:style-name="ce105" office:value-type="float" office:value="26" calcext:value-type="float">
            <text:p>26</text:p>
          </table:table-cell>
          <table:table-cell table:number-columns-repeated="2" table:style-name="ce89" office:value-type="float" office:value="25.9" calcext:value-type="float">
            <text:p>25.9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style-name="ce81" office:value-type="float" office:value="39.4" calcext:value-type="float">
            <text:p>39.4</text:p>
          </table:table-cell>
          <table:table-cell office:value-type="float" office:value="39.4" calcext:value-type="float">
            <text:p>39.4</text:p>
          </table:table-cell>
          <table:table-cell table:number-columns-repeated="2" table:style-name="ce81" office:value-type="float" office:value="39.5" calcext:value-type="float">
            <text:p>39.5</text:p>
          </table:table-cell>
          <table:table-cell table:style-name="ce93" office:value-type="float" office:value="39.4" calcext:value-type="float">
            <text:p>39.4</text:p>
          </table:table-cell>
          <table:table-cell office:value-type="float" office:value="39.1" calcext:value-type="float">
            <text:p>39.1</text:p>
          </table:table-cell>
          <table:table-cell table:style-name="ce81" office:value-type="float" office:value="39.1" calcext:value-type="float">
            <text:p>39.1</text:p>
          </table:table-cell>
          <table:table-cell table:style-name="ce81" office:value-type="float" office:value="39" calcext:value-type="float">
            <text:p>39</text:p>
          </table:table-cell>
          <table:table-cell table:style-name="ce78" office:value-type="float" office:value="38.9" calcext:value-type="float">
            <text:p>38.9</text:p>
          </table:table-cell>
          <table:table-cell table:style-name="ce93" office:value-type="float" office:value="39" calcext:value-type="float">
            <text:p>39</text:p>
          </table:table-cell>
          <table:table-cell table:style-name="ce105" office:value-type="float" office:value="37.7" calcext:value-type="float">
            <text:p>37.7</text:p>
          </table:table-cell>
          <table:table-cell table:number-columns-repeated="2" table:style-name="ce105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table:style-name="ce105" office:value-type="float" office:value="37.6" calcext:value-type="float">
            <text:p>37.6</text:p>
          </table:table-cell>
          <table:table-cell table:number-columns-repeated="2" table:style-name="ce89" office:value-type="float" office:value="37.5" calcext:value-type="float">
            <text:p>37.5</text:p>
          </table:table-cell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number-columns-repeated="2" table:style-name="ce82" office:value-type="float" office:value="51.8" calcext:value-type="float">
            <text:p>51.8</text:p>
          </table:table-cell>
          <table:table-cell table:style-name="ce82" office:value-type="float" office:value="51.7" calcext:value-type="float">
            <text:p>51.7</text:p>
          </table:table-cell>
          <table:table-cell table:style-name="ce82" office:value-type="float" office:value="51.5" calcext:value-type="float">
            <text:p>51.5</text:p>
          </table:table-cell>
          <table:table-cell table:style-name="ce98" office:value-type="float" office:value="51.6" calcext:value-type="float">
            <text:p>51.6</text:p>
          </table:table-cell>
          <table:table-cell table:number-columns-repeated="2" table:style-name="ce82" office:value-type="float" office:value="51.4" calcext:value-type="float">
            <text:p>51.4</text:p>
          </table:table-cell>
          <table:table-cell table:number-columns-repeated="2" table:style-name="ce82" office:value-type="float" office:value="51.5" calcext:value-type="float">
            <text:p>51.5</text:p>
          </table:table-cell>
          <table:table-cell table:style-name="ce85" office:value-type="float" office:value="51.3" calcext:value-type="float">
            <text:p>51.3</text:p>
          </table:table-cell>
          <table:table-cell table:style-name="ce106" office:value-type="float" office:value="50.5" calcext:value-type="float">
            <text:p>50.5</text:p>
          </table:table-cell>
          <table:table-cell table:number-columns-repeated="2" table:style-name="ce106" office:value-type="string" calcext:value-type="string">
            <text:p>-</text:p>
          </table:table-cell>
          <table:table-cell table:style-name="ce111" office:value-type="string" calcext:value-type="string">
            <text:p>-</text:p>
          </table:table-cell>
          <table:table-cell table:style-name="ce106" office:value-type="float" office:value="50" calcext:value-type="float">
            <text:p>50</text:p>
          </table:table-cell>
          <table:table-cell table:number-columns-repeated="2" table:style-name="ce92" office:value-type="float" office:value="49.8" calcext:value-type="float">
            <text:p>49.8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4" table:style-name="ce79" office:value-type="float" office:value="29.7" calcext:value-type="float">
            <text:p>29.7</text:p>
          </table:table-cell>
          <table:table-cell table:style-name="ce84" office:value-type="float" office:value="29.7" calcext:value-type="float">
            <text:p>29.7</text:p>
          </table:table-cell>
          <table:table-cell table:number-columns-repeated="4" table:style-name="ce79" office:value-type="float" office:value="29.7" calcext:value-type="float">
            <text:p>29.7</text:p>
          </table:table-cell>
          <table:table-cell table:style-name="ce84" office:value-type="float" office:value="29.7" calcext:value-type="float">
            <text:p>29.7</text:p>
          </table:table-cell>
          <table:table-cell table:number-columns-repeated="7" table:style-name="ce88" office:value-type="float" office:value="29.4" calcext:value-type="float">
            <text:p>29.4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4" table:style-name="ce78" office:value-type="float" office:value="59.2" calcext:value-type="float">
            <text:p>59.2</text:p>
          </table:table-cell>
          <table:table-cell table:style-name="ce87" office:value-type="float" office:value="59.2" calcext:value-type="float">
            <text:p>59.2</text:p>
          </table:table-cell>
          <table:table-cell table:number-columns-repeated="4" table:style-name="ce78" office:value-type="float" office:value="59.2" calcext:value-type="float">
            <text:p>59.2</text:p>
          </table:table-cell>
          <table:table-cell table:style-name="ce87" office:value-type="float" office:value="59.2" calcext:value-type="float">
            <text:p>59.2</text:p>
          </table:table-cell>
          <table:table-cell table:number-columns-repeated="3" table:style-name="ce105" office:value-type="float" office:value="59" calcext:value-type="float">
            <text:p>59</text:p>
          </table:table-cell>
          <table:table-cell table:style-name="ce105" office:value-type="float" office:value="59.5" calcext:value-type="float">
            <text:p>59.5</text:p>
          </table:table-cell>
          <table:table-cell table:number-columns-repeated="2" table:style-name="ce105" office:value-type="float" office:value="59" calcext:value-type="float">
            <text:p>59</text:p>
          </table:table-cell>
          <table:table-cell table:style-name="ce89" office:value-type="float" office:value="58.9" calcext:value-type="float">
            <text:p>58.9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number-columns-repeated="4" table:style-name="ce78" office:value-type="float" office:value="87.6" calcext:value-type="float">
            <text:p>87.6</text:p>
          </table:table-cell>
          <table:table-cell table:style-name="ce93" office:value-type="float" office:value="87.7" calcext:value-type="float">
            <text:p>87.7</text:p>
          </table:table-cell>
          <table:table-cell table:style-name="ce78" office:value-type="float" office:value="87.6" calcext:value-type="float">
            <text:p>87.6</text:p>
          </table:table-cell>
          <table:table-cell table:style-name="ce81" office:value-type="float" office:value="87.7" calcext:value-type="float">
            <text:p>87.7</text:p>
          </table:table-cell>
          <table:table-cell table:number-columns-repeated="2" table:style-name="ce78" office:value-type="float" office:value="87.6" calcext:value-type="float">
            <text:p>87.6</text:p>
          </table:table-cell>
          <table:table-cell table:style-name="ce87" office:value-type="float" office:value="87.6" calcext:value-type="float">
            <text:p>87.6</text:p>
          </table:table-cell>
          <table:table-cell table:number-columns-repeated="3" table:style-name="ce89" office:value-type="float" office:value="86.8" calcext:value-type="float">
            <text:p>86.8</text:p>
          </table:table-cell>
          <table:table-cell table:style-name="ce105" office:value-type="float" office:value="90.4" calcext:value-type="float">
            <text:p>90.4</text:p>
          </table:table-cell>
          <table:table-cell table:number-columns-repeated="3" table:style-name="ce89" office:value-type="float" office:value="86.8" calcext:value-type="float">
            <text:p>86.8</text:p>
          </table:table-cell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number-columns-repeated="4" table:style-name="ce80" office:value-type="float" office:value="119.5" calcext:value-type="float">
            <text:p>119.5</text:p>
          </table:table-cell>
          <table:table-cell table:style-name="ce85" office:value-type="float" office:value="119.5" calcext:value-type="float">
            <text:p>119.5</text:p>
          </table:table-cell>
          <table:table-cell table:number-columns-repeated="4" table:style-name="ce80" office:value-type="float" office:value="119.5" calcext:value-type="float">
            <text:p>119.5</text:p>
          </table:table-cell>
          <table:table-cell table:style-name="ce85" office:value-type="float" office:value="119.5" calcext:value-type="float">
            <text:p>119.5</text:p>
          </table:table-cell>
          <table:table-cell table:style-name="ce92" office:value-type="float" office:value="118.8" calcext:value-type="float">
            <text:p>118.8</text:p>
          </table:table-cell>
          <table:table-cell table:style-name="ce106" office:value-type="float" office:value="119" calcext:value-type="float">
            <text:p>119</text:p>
          </table:table-cell>
          <table:table-cell table:style-name="ce92" office:value-type="float" office:value="118.8" calcext:value-type="float">
            <text:p>118.8</text:p>
          </table:table-cell>
          <table:table-cell table:style-name="ce106" office:value-type="float" office:value="119" calcext:value-type="float">
            <text:p>119</text:p>
          </table:table-cell>
          <table:table-cell table:number-columns-repeated="3" table:style-name="ce92" office:value-type="float" office:value="118.8" calcext:value-type="float">
            <text:p>118.8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4" table:style-name="ce77" office:value-type="float" office:value="8.7" calcext:value-type="float">
            <text:p>8.7</text:p>
          </table:table-cell>
          <table:table-cell table:style-name="ce84" office:value-type="float" office:value="8.6" calcext:value-type="float">
            <text:p>8.6</text:p>
          </table:table-cell>
          <table:table-cell table:number-columns-repeated="2" table:style-name="ce77" office:value-type="float" office:value="8.7" calcext:value-type="float">
            <text:p>8.7</text:p>
          </table:table-cell>
          <table:table-cell table:number-columns-repeated="2" table:style-name="ce79" office:value-type="float" office:value="8.6" calcext:value-type="float">
            <text:p>8.6</text:p>
          </table:table-cell>
          <table:table-cell table:style-name="ce84" office:value-type="float" office:value="8.6" calcext:value-type="float">
            <text:p>8.6</text:p>
          </table:table-cell>
          <table:table-cell table:style-name="ce108" office:value-type="float" office:value="8.4" calcext:value-type="float">
            <text:p>8.4</text:p>
          </table:table-cell>
          <table:table-cell table:style-name="ce108" office:value-type="float" office:value="8.3" calcext:value-type="float">
            <text:p>8.3</text:p>
          </table:table-cell>
          <table:table-cell table:style-name="ce108" office:value-type="float" office:value="8.4" calcext:value-type="float">
            <text:p>8.4</text:p>
          </table:table-cell>
          <table:table-cell table:style-name="ce88" office:value-type="float" office:value="7.9" calcext:value-type="float">
            <text:p>7.9</text:p>
          </table:table-cell>
          <table:table-cell table:number-columns-repeated="3" table:style-name="ce108" office:value-type="float" office:value="8.3" calcext:value-type="float">
            <text:p>8.3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81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style-name="ce93" office:value-type="float" office:value="16.1" calcext:value-type="float">
            <text:p>16.1</text:p>
          </table:table-cell>
          <table:table-cell office:value-type="float" office:value="15.7" calcext:value-type="float">
            <text:p>15.7</text:p>
          </table:table-cell>
          <table:table-cell table:style-name="ce81" office:value-type="float" office:value="15.6" calcext:value-type="float">
            <text:p>15.6</text:p>
          </table:table-cell>
          <table:table-cell table:style-name="ce78" office:value-type="float" office:value="15.5" calcext:value-type="float">
            <text:p>15.5</text:p>
          </table:table-cell>
          <table:table-cell table:style-name="ce81" office:value-type="float" office:value="15.6" calcext:value-type="float">
            <text:p>15.6</text:p>
          </table:table-cell>
          <table:table-cell table:style-name="ce93" office:value-type="float" office:value="15.6" calcext:value-type="float">
            <text:p>15.6</text:p>
          </table:table-cell>
          <table:table-cell table:style-name="ce105" office:value-type="float" office:value="15" calcext:value-type="float">
            <text:p>15</text:p>
          </table:table-cell>
          <table:table-cell table:number-columns-repeated="2" table:style-name="ce105" office:value-type="float" office:value="15.1" calcext:value-type="float">
            <text:p>15.1</text:p>
          </table:table-cell>
          <table:table-cell table:style-name="ce89" office:value-type="float" office:value="14.6" calcext:value-type="float">
            <text:p>14.6</text:p>
          </table:table-cell>
          <table:table-cell table:number-columns-repeated="3" table:style-name="ce105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style-name="ce81" office:value-type="float" office:value="21.6" calcext:value-type="float">
            <text:p>21.6</text:p>
          </table:table-cell>
          <table:table-cell office:value-type="float" office:value="21.6" calcext:value-type="float">
            <text:p>21.6</text:p>
          </table:table-cell>
          <table:table-cell table:number-columns-repeated="2" table:style-name="ce81" office:value-type="float" office:value="21.7" calcext:value-type="float">
            <text:p>21.7</text:p>
          </table:table-cell>
          <table:table-cell table:style-name="ce93" office:value-type="float" office:value="21.8" calcext:value-type="float">
            <text:p>21.8</text:p>
          </table:table-cell>
          <table:table-cell table:number-columns-repeated="4" table:style-name="ce78" office:value-type="float" office:value="21.3" calcext:value-type="float">
            <text:p>21.3</text:p>
          </table:table-cell>
          <table:table-cell table:style-name="ce87" office:value-type="float" office:value="21.3" calcext:value-type="float">
            <text:p>21.3</text:p>
          </table:table-cell>
          <table:table-cell table:style-name="ce105" office:value-type="float" office:value="20.4" calcext:value-type="float">
            <text:p>20.4</text:p>
          </table:table-cell>
          <table:table-cell table:style-name="ce105" office:value-type="float" office:value="20.2" calcext:value-type="float">
            <text:p>20.2</text:p>
          </table:table-cell>
          <table:table-cell table:style-name="ce105" office:value-type="float" office:value="20.6" calcext:value-type="float">
            <text:p>20.6</text:p>
          </table:table-cell>
          <table:table-cell table:style-name="ce105" office:value-type="float" office:value="21.5" calcext:value-type="float">
            <text:p>21.5</text:p>
          </table:table-cell>
          <table:table-cell table:style-name="ce105" office:value-type="float" office:value="20.4" calcext:value-type="float">
            <text:p>20.4</text:p>
          </table:table-cell>
          <table:table-cell table:style-name="ce105" office:value-type="float" office:value="20.1" calcext:value-type="float">
            <text:p>20.1</text:p>
          </table:table-cell>
          <table:table-cell table:style-name="ce89" office:value-type="float" office:value="19.9" calcext:value-type="float">
            <text:p>19.9</text:p>
          </table:table-cell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number-columns-repeated="3" table:style-name="ce82" office:value-type="float" office:value="28.9" calcext:value-type="float">
            <text:p>28.9</text:p>
          </table:table-cell>
          <table:table-cell table:style-name="ce82" office:value-type="float" office:value="29" calcext:value-type="float">
            <text:p>29</text:p>
          </table:table-cell>
          <table:table-cell table:style-name="ce98" office:value-type="float" office:value="29.1" calcext:value-type="float">
            <text:p>29.1</text:p>
          </table:table-cell>
          <table:table-cell table:style-name="ce82" office:value-type="float" office:value="28.4" calcext:value-type="float">
            <text:p>28.4</text:p>
          </table:table-cell>
          <table:table-cell table:style-name="ce80" office:value-type="float" office:value="28.2" calcext:value-type="float">
            <text:p>28.2</text:p>
          </table:table-cell>
          <table:table-cell table:style-name="ce82" office:value-type="float" office:value="28.3" calcext:value-type="float">
            <text:p>28.3</text:p>
          </table:table-cell>
          <table:table-cell table:style-name="ce82" office:value-type="float" office:value="28.4" calcext:value-type="float">
            <text:p>28.4</text:p>
          </table:table-cell>
          <table:table-cell table:style-name="ce98" office:value-type="float" office:value="28.3" calcext:value-type="float">
            <text:p>28.3</text:p>
          </table:table-cell>
          <table:table-cell table:style-name="ce106" office:value-type="float" office:value="27.6" calcext:value-type="float">
            <text:p>27.6</text:p>
          </table:table-cell>
          <table:table-cell table:style-name="ce106" office:value-type="float" office:value="27.2" calcext:value-type="float">
            <text:p>27.2</text:p>
          </table:table-cell>
          <table:table-cell table:style-name="ce106" office:value-type="float" office:value="27.7" calcext:value-type="float">
            <text:p>27.7</text:p>
          </table:table-cell>
          <table:table-cell table:style-name="ce106" office:value-type="float" office:value="29.6" calcext:value-type="float">
            <text:p>29.6</text:p>
          </table:table-cell>
          <table:table-cell table:number-columns-repeated="3" table:style-name="ce92" office:value-type="float" office:value="27.1" calcext:value-type="float">
            <text:p>27.1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77" office:value-type="float" office:value="10.5" calcext:value-type="float">
            <text:p>10.5</text:p>
          </table:table-cell>
          <table:table-cell table:style-name="ce79" office:value-type="float" office:value="10.2" calcext:value-type="float">
            <text:p>10.2</text:p>
          </table:table-cell>
          <table:table-cell table:number-columns-repeated="2" table:style-name="ce77" office:value-type="float" office:value="10.3" calcext:value-type="float">
            <text:p>10.3</text:p>
          </table:table-cell>
          <table:table-cell table:style-name="ce102" office:value-type="float" office:value="10.3" calcext:value-type="float">
            <text:p>10.3</text:p>
          </table:table-cell>
          <table:table-cell table:style-name="ce77" office:value-type="float" office:value="10.7" calcext:value-type="float">
            <text:p>10.7</text:p>
          </table:table-cell>
          <table:table-cell table:style-name="ce77" office:value-type="float" office:value="10.3" calcext:value-type="float">
            <text:p>10.3</text:p>
          </table:table-cell>
          <table:table-cell table:style-name="ce77" office:value-type="float" office:value="10.5" calcext:value-type="float">
            <text:p>10.5</text:p>
          </table:table-cell>
          <table:table-cell table:style-name="ce77" office:value-type="float" office:value="10.3" calcext:value-type="float">
            <text:p>10.3</text:p>
          </table:table-cell>
          <table:table-cell table:style-name="ce102" office:value-type="float" office:value="10.3" calcext:value-type="float">
            <text:p>10.3</text:p>
          </table:table-cell>
          <table:table-cell table:style-name="ce108" office:value-type="float" office:value="9.9" calcext:value-type="float">
            <text:p>9.9</text:p>
          </table:table-cell>
          <table:table-cell table:style-name="ce108" office:value-type="float" office:value="9.8" calcext:value-type="float">
            <text:p>9.8</text:p>
          </table:table-cell>
          <table:table-cell table:style-name="ce108" office:value-type="float" office:value="9.9" calcext:value-type="float">
            <text:p>9.9</text:p>
          </table:table-cell>
          <table:table-cell table:style-name="ce108" office:value-type="float" office:value="11.8" calcext:value-type="float">
            <text:p>11.8</text:p>
          </table:table-cell>
          <table:table-cell table:style-name="ce108" office:value-type="float" office:value="9.8" calcext:value-type="float">
            <text:p>9.8</text:p>
          </table:table-cell>
          <table:table-cell table:number-columns-repeated="2" table:style-name="ce88" office:value-type="float" office:value="9.7" calcext:value-type="float">
            <text:p>9.7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81" office:value-type="float" office:value="19.8" calcext:value-type="float">
            <text:p>19.8</text:p>
          </table:table-cell>
          <table:table-cell office:value-type="float" office:value="19.8" calcext:value-type="float">
            <text:p>19.8</text:p>
          </table:table-cell>
          <table:table-cell table:style-name="ce81" office:value-type="float" office:value="19.7" calcext:value-type="float">
            <text:p>19.7</text:p>
          </table:table-cell>
          <table:table-cell table:style-name="ce81" office:value-type="float" office:value="19.9" calcext:value-type="float">
            <text:p>19.9</text:p>
          </table:table-cell>
          <table:table-cell table:style-name="ce93" office:value-type="float" office:value="19.7" calcext:value-type="float">
            <text:p>19.7</text:p>
          </table:table-cell>
          <table:table-cell office:value-type="float" office:value="19.9" calcext:value-type="float">
            <text:p>19.9</text:p>
          </table:table-cell>
          <table:table-cell table:number-columns-repeated="2" table:style-name="ce78" office:value-type="float" office:value="19.6" calcext:value-type="float">
            <text:p>19.6</text:p>
          </table:table-cell>
          <table:table-cell table:style-name="ce81" office:value-type="float" office:value="19.7" calcext:value-type="float">
            <text:p>19.7</text:p>
          </table:table-cell>
          <table:table-cell table:style-name="ce93" office:value-type="float" office:value="19.7" calcext:value-type="float">
            <text:p>19.7</text:p>
          </table:table-cell>
          <table:table-cell table:number-columns-repeated="3" table:style-name="ce105" office:value-type="float" office:value="19.1" calcext:value-type="float">
            <text:p>19.1</text:p>
          </table:table-cell>
          <table:table-cell table:style-name="ce105" office:value-type="float" office:value="19.2" calcext:value-type="float">
            <text:p>19.2</text:p>
          </table:table-cell>
          <table:table-cell table:style-name="ce105" office:value-type="float" office:value="19" calcext:value-type="float">
            <text:p>19</text:p>
          </table:table-cell>
          <table:table-cell table:number-columns-repeated="2" table:style-name="ce89" office:value-type="float" office:value="18.9" calcext:value-type="float">
            <text:p>18.9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style-name="ce81" office:value-type="float" office:value="30.4" calcext:value-type="float">
            <text:p>30.4</text:p>
          </table:table-cell>
          <table:table-cell office:value-type="float" office:value="30.2" calcext:value-type="float">
            <text:p>30.2</text:p>
          </table:table-cell>
          <table:table-cell table:style-name="ce81" office:value-type="float" office:value="30.3" calcext:value-type="float">
            <text:p>30.3</text:p>
          </table:table-cell>
          <table:table-cell table:style-name="ce81" office:value-type="float" office:value="30.4" calcext:value-type="float">
            <text:p>30.4</text:p>
          </table:table-cell>
          <table:table-cell table:style-name="ce93" office:value-type="float" office:value="30.2" calcext:value-type="float">
            <text:p>30.2</text:p>
          </table:table-cell>
          <table:table-cell office:value-type="float" office:value="30.5" calcext:value-type="float">
            <text:p>30.5</text:p>
          </table:table-cell>
          <table:table-cell table:style-name="ce81" office:value-type="float" office:value="30.3" calcext:value-type="float">
            <text:p>30.3</text:p>
          </table:table-cell>
          <table:table-cell table:style-name="ce81" office:value-type="float" office:value="30.2" calcext:value-type="float">
            <text:p>30.2</text:p>
          </table:table-cell>
          <table:table-cell table:style-name="ce81" office:value-type="float" office:value="30.3" calcext:value-type="float">
            <text:p>30.3</text:p>
          </table:table-cell>
          <table:table-cell table:style-name="ce87" office:value-type="float" office:value="30.1" calcext:value-type="float">
            <text:p>30.1</text:p>
          </table:table-cell>
          <table:table-cell table:number-columns-repeated="2" table:style-name="ce105" office:value-type="float" office:value="29.4" calcext:value-type="float">
            <text:p>29.4</text:p>
          </table:table-cell>
          <table:table-cell table:style-name="ce105" office:value-type="float" office:value="29.5" calcext:value-type="float">
            <text:p>29.5</text:p>
          </table:table-cell>
          <table:table-cell table:style-name="ce105" office:value-type="float" office:value="29.8" calcext:value-type="float">
            <text:p>29.8</text:p>
          </table:table-cell>
          <table:table-cell table:style-name="ce105" office:value-type="float" office:value="29.2" calcext:value-type="float">
            <text:p>29.2</text:p>
          </table:table-cell>
          <table:table-cell table:number-columns-repeated="2" table:style-name="ce89" office:value-type="float" office:value="29" calcext:value-type="float">
            <text:p>29</text:p>
          </table:table-cell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82" office:value-type="float" office:value="39.3" calcext:value-type="float">
            <text:p>39.3</text:p>
          </table:table-cell>
          <table:table-cell table:number-columns-repeated="3" table:style-name="ce82" office:value-type="float" office:value="39" calcext:value-type="float">
            <text:p>39</text:p>
          </table:table-cell>
          <table:table-cell table:style-name="ce98" office:value-type="float" office:value="39" calcext:value-type="float">
            <text:p>39</text:p>
          </table:table-cell>
          <table:table-cell table:style-name="ce82" office:value-type="float" office:value="39" calcext:value-type="float">
            <text:p>39</text:p>
          </table:table-cell>
          <table:table-cell table:style-name="ce82" office:value-type="float" office:value="38.6" calcext:value-type="float">
            <text:p>38.6</text:p>
          </table:table-cell>
          <table:table-cell table:style-name="ce82" office:value-type="float" office:value="38.5" calcext:value-type="float">
            <text:p>38.5</text:p>
          </table:table-cell>
          <table:table-cell table:style-name="ce80" office:value-type="float" office:value="38.4" calcext:value-type="float">
            <text:p>38.4</text:p>
          </table:table-cell>
          <table:table-cell table:style-name="ce85" office:value-type="float" office:value="38.4" calcext:value-type="float">
            <text:p>38.4</text:p>
          </table:table-cell>
          <table:table-cell table:number-columns-repeated="2" table:style-name="ce106" office:value-type="float" office:value="37.7" calcext:value-type="float">
            <text:p>37.7</text:p>
          </table:table-cell>
          <table:table-cell table:style-name="ce106" office:value-type="float" office:value="38" calcext:value-type="float">
            <text:p>38</text:p>
          </table:table-cell>
          <table:table-cell table:style-name="ce106" office:value-type="float" office:value="38.7" calcext:value-type="float">
            <text:p>38.7</text:p>
          </table:table-cell>
          <table:table-cell table:style-name="ce106" office:value-type="float" office:value="37.4" calcext:value-type="float">
            <text:p>37.4</text:p>
          </table:table-cell>
          <table:table-cell table:number-columns-repeated="2" table:style-name="ce92" office:value-type="float" office:value="37.3" calcext:value-type="float">
            <text:p>37.3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7" office:value-type="float" office:value="50" calcext:value-type="float">
            <text:p>50</text:p>
          </table:table-cell>
          <table:table-cell table:style-name="ce77" office:value-type="float" office:value="7.9" calcext:value-type="float">
            <text:p>7.9</text:p>
          </table:table-cell>
          <table:table-cell table:style-name="ce77" office:value-type="float" office:value="8" calcext:value-type="float">
            <text:p>8</text:p>
          </table:table-cell>
          <table:table-cell table:style-name="ce77" office:value-type="float" office:value="7.9" calcext:value-type="float">
            <text:p>7.9</text:p>
          </table:table-cell>
          <table:table-cell table:style-name="ce77" office:value-type="float" office:value="7.8" calcext:value-type="float">
            <text:p>7.8</text:p>
          </table:table-cell>
          <table:table-cell table:style-name="ce102" office:value-type="float" office:value="7.7" calcext:value-type="float">
            <text:p>7.7</text:p>
          </table:table-cell>
          <table:table-cell table:style-name="ce77" office:value-type="float" office:value="7.7" calcext:value-type="float">
            <text:p>7.7</text:p>
          </table:table-cell>
          <table:table-cell table:style-name="ce77" office:value-type="float" office:value="7.9" calcext:value-type="float">
            <text:p>7.9</text:p>
          </table:table-cell>
          <table:table-cell table:style-name="ce79" office:value-type="float" office:value="7.6" calcext:value-type="float">
            <text:p>7.6</text:p>
          </table:table-cell>
          <table:table-cell table:style-name="ce77" office:value-type="float" office:value="7.7" calcext:value-type="float">
            <text:p>7.7</text:p>
          </table:table-cell>
          <table:table-cell table:style-name="ce102" office:value-type="float" office:value="7.8" calcext:value-type="float">
            <text:p>7.8</text:p>
          </table:table-cell>
          <table:table-cell table:style-name="ce108" office:value-type="float" office:value="7.5" calcext:value-type="float">
            <text:p>7.5</text:p>
          </table:table-cell>
          <table:table-cell table:style-name="ce88" office:value-type="float" office:value="7.4" calcext:value-type="float">
            <text:p>7.4</text:p>
          </table:table-cell>
          <table:table-cell table:style-name="ce108" office:value-type="float" office:value="7.5" calcext:value-type="float">
            <text:p>7.5</text:p>
          </table:table-cell>
          <table:table-cell table:number-columns-repeated="4" table:style-name="ce88" office:value-type="float" office:value="7.4" calcext:value-type="float">
            <text:p>7.4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81" office:value-type="float" office:value="13.5" calcext:value-type="float">
            <text:p>13.5</text:p>
          </table:table-cell>
          <table:table-cell office:value-type="float" office:value="13.5" calcext:value-type="float">
            <text:p>13.5</text:p>
          </table:table-cell>
          <table:table-cell table:style-name="ce81" office:value-type="float" office:value="13.3" calcext:value-type="float">
            <text:p>13.3</text:p>
          </table:table-cell>
          <table:table-cell table:style-name="ce81" office:value-type="float" office:value="13.4" calcext:value-type="float">
            <text:p>13.4</text:p>
          </table:table-cell>
          <table:table-cell table:style-name="ce93" office:value-type="float" office:value="13.3" calcext:value-type="float">
            <text:p>13.3</text:p>
          </table:table-cell>
          <table:table-cell office:value-type="float" office:value="13.6" calcext:value-type="float">
            <text:p>13.6</text:p>
          </table:table-cell>
          <table:table-cell table:style-name="ce81" office:value-type="float" office:value="13.6" calcext:value-type="float">
            <text:p>13.6</text:p>
          </table:table-cell>
          <table:table-cell table:style-name="ce81" office:value-type="float" office:value="13.5" calcext:value-type="float">
            <text:p>13.5</text:p>
          </table:table-cell>
          <table:table-cell table:style-name="ce81" office:value-type="float" office:value="13.2" calcext:value-type="float">
            <text:p>13.2</text:p>
          </table:table-cell>
          <table:table-cell table:style-name="ce87" office:value-type="float" office:value="13.1" calcext:value-type="float">
            <text:p>13.1</text:p>
          </table:table-cell>
          <table:table-cell table:style-name="ce105" office:value-type="float" office:value="12.5" calcext:value-type="float">
            <text:p>12.5</text:p>
          </table:table-cell>
          <table:table-cell table:style-name="ce105" office:value-type="float" office:value="12.3" calcext:value-type="float">
            <text:p>12.3</text:p>
          </table:table-cell>
          <table:table-cell table:style-name="ce105" office:value-type="float" office:value="12.7" calcext:value-type="float">
            <text:p>12.7</text:p>
          </table:table-cell>
          <table:table-cell table:style-name="ce105" office:value-type="float" office:value="13.5" calcext:value-type="float">
            <text:p>13.5</text:p>
          </table:table-cell>
          <table:table-cell table:style-name="ce105" office:value-type="float" office:value="12.5" calcext:value-type="float">
            <text:p>12.5</text:p>
          </table:table-cell>
          <table:table-cell table:number-columns-repeated="2" table:style-name="ce89" office:value-type="float" office:value="12.2" calcext:value-type="float">
            <text:p>12.2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style-name="ce81" office:value-type="float" office:value="16.9" calcext:value-type="float">
            <text:p>16.9</text:p>
          </table:table-cell>
          <table:table-cell office:value-type="float" office:value="17.1" calcext:value-type="float">
            <text:p>17.1</text:p>
          </table:table-cell>
          <table:table-cell table:style-name="ce81" office:value-type="float" office:value="16.9" calcext:value-type="float">
            <text:p>16.9</text:p>
          </table:table-cell>
          <table:table-cell table:style-name="ce81" office:value-type="float" office:value="17" calcext:value-type="float">
            <text:p>17</text:p>
          </table:table-cell>
          <table:table-cell table:style-name="ce93" office:value-type="float" office:value="17.1" calcext:value-type="float">
            <text:p>17.1</text:p>
          </table:table-cell>
          <table:table-cell office:value-type="float" office:value="17.1" calcext:value-type="float">
            <text:p>17.1</text:p>
          </table:table-cell>
          <table:table-cell table:style-name="ce78" office:value-type="float" office:value="16.8" calcext:value-type="float">
            <text:p>16.8</text:p>
          </table:table-cell>
          <table:table-cell table:number-columns-repeated="2" table:style-name="ce81" office:value-type="float" office:value="17" calcext:value-type="float">
            <text:p>17</text:p>
          </table:table-cell>
          <table:table-cell table:style-name="ce87" office:value-type="float" office:value="16.8" calcext:value-type="float">
            <text:p>16.8</text:p>
          </table:table-cell>
          <table:table-cell table:style-name="ce105" office:value-type="float" office:value="16.1" calcext:value-type="float">
            <text:p>16.1</text:p>
          </table:table-cell>
          <table:table-cell table:style-name="ce105" office:value-type="float" office:value="15.8" calcext:value-type="float">
            <text:p>15.8</text:p>
          </table:table-cell>
          <table:table-cell table:style-name="ce105" office:value-type="float" office:value="16.6" calcext:value-type="float">
            <text:p>16.6</text:p>
          </table:table-cell>
          <table:table-cell table:style-name="ce105" office:value-type="float" office:value="18.2" calcext:value-type="float">
            <text:p>18.2</text:p>
          </table:table-cell>
          <table:table-cell table:style-name="ce105" office:value-type="float" office:value="16" calcext:value-type="float">
            <text:p>16</text:p>
          </table:table-cell>
          <table:table-cell table:style-name="ce105" office:value-type="float" office:value="15.3" calcext:value-type="float">
            <text:p>15.3</text:p>
          </table:table-cell>
          <table:table-cell table:style-name="ce89" office:value-type="float" office:value="15.2" calcext:value-type="float">
            <text:p>15.2</text:p>
          </table:table-cell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82" office:value-type="float" office:value="25.1" calcext:value-type="float">
            <text:p>25.1</text:p>
          </table:table-cell>
          <table:table-cell table:style-name="ce82" office:value-type="float" office:value="25" calcext:value-type="float">
            <text:p>25</text:p>
          </table:table-cell>
          <table:table-cell table:style-name="ce82" office:value-type="float" office:value="25.1" calcext:value-type="float">
            <text:p>25.1</text:p>
          </table:table-cell>
          <table:table-cell table:style-name="ce82" office:value-type="float" office:value="25" calcext:value-type="float">
            <text:p>25</text:p>
          </table:table-cell>
          <table:table-cell table:style-name="ce98" office:value-type="float" office:value="24.8" calcext:value-type="float">
            <text:p>24.8</text:p>
          </table:table-cell>
          <table:table-cell table:style-name="ce82" office:value-type="float" office:value="24.9" calcext:value-type="float">
            <text:p>24.9</text:p>
          </table:table-cell>
          <table:table-cell table:style-name="ce80" office:value-type="float" office:value="24.6" calcext:value-type="float">
            <text:p>24.6</text:p>
          </table:table-cell>
          <table:table-cell table:style-name="ce82" office:value-type="float" office:value="24.9" calcext:value-type="float">
            <text:p>24.9</text:p>
          </table:table-cell>
          <table:table-cell table:style-name="ce82" office:value-type="float" office:value="24.8" calcext:value-type="float">
            <text:p>24.8</text:p>
          </table:table-cell>
          <table:table-cell table:style-name="ce98" office:value-type="float" office:value="24.7" calcext:value-type="float">
            <text:p>24.7</text:p>
          </table:table-cell>
          <table:table-cell table:style-name="ce106" office:value-type="float" office:value="23.9" calcext:value-type="float">
            <text:p>23.9</text:p>
          </table:table-cell>
          <table:table-cell table:style-name="ce106" office:value-type="float" office:value="23.5" calcext:value-type="float">
            <text:p>23.5</text:p>
          </table:table-cell>
          <table:table-cell table:style-name="ce106" office:value-type="float" office:value="24.2" calcext:value-type="float">
            <text:p>24.2</text:p>
          </table:table-cell>
          <table:table-cell table:style-name="ce106" office:value-type="float" office:value="24.1" calcext:value-type="float">
            <text:p>24.1</text:p>
          </table:table-cell>
          <table:table-cell table:style-name="ce106" office:value-type="float" office:value="23.5" calcext:value-type="float">
            <text:p>23.5</text:p>
          </table:table-cell>
          <table:table-cell table:number-columns-repeated="2" table:style-name="ce92" office:value-type="float" office:value="23.4" calcext:value-type="float">
            <text:p>23.4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float" office:value="10.1" calcext:value-type="float">
            <text:p>10.1</text:p>
          </table:table-cell>
          <table:table-cell table:number-columns-repeated="2" table:style-name="ce77" office:value-type="float" office:value="9.9" calcext:value-type="float">
            <text:p>9.9</text:p>
          </table:table-cell>
          <table:table-cell table:style-name="ce102" office:value-type="float" office:value="9.9" calcext:value-type="float">
            <text:p>9.9</text:p>
          </table:table-cell>
          <table:table-cell table:style-name="ce77" office:value-type="float" office:value="9.7" calcext:value-type="float">
            <text:p>9.7</text:p>
          </table:table-cell>
          <table:table-cell table:number-columns-repeated="3" table:style-name="ce79" office:value-type="float" office:value="9.6" calcext:value-type="float">
            <text:p>9.6</text:p>
          </table:table-cell>
          <table:table-cell table:style-name="ce102" office:value-type="float" office:value="9.7" calcext:value-type="float">
            <text:p>9.7</text:p>
          </table:table-cell>
          <table:table-cell table:style-name="ce108" office:value-type="float" office:value="9.3" calcext:value-type="float">
            <text:p>9.3</text:p>
          </table:table-cell>
          <table:table-cell table:style-name="ce88" office:value-type="float" office:value="9.2" calcext:value-type="float">
            <text:p>9.2</text:p>
          </table:table-cell>
          <table:table-cell table:style-name="ce108" office:value-type="float" office:value="9.3" calcext:value-type="float">
            <text:p>9.3</text:p>
          </table:table-cell>
          <table:table-cell table:style-name="ce108" office:value-type="float" office:value="9.4" calcext:value-type="float">
            <text:p>9.4</text:p>
          </table:table-cell>
          <table:table-cell table:number-columns-repeated="3" table:style-name="ce88" office:value-type="float" office:value="9.2" calcext:value-type="float">
            <text:p>9.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78" office:value-type="float" office:value="19.6" calcext:value-type="float">
            <text:p>19.6</text:p>
          </table:table-cell>
          <table:table-cell office:value-type="float" office:value="19.7" calcext:value-type="float">
            <text:p>19.7</text:p>
          </table:table-cell>
          <table:table-cell table:style-name="ce81" office:value-type="float" office:value="19.7" calcext:value-type="float">
            <text:p>19.7</text:p>
          </table:table-cell>
          <table:table-cell table:style-name="ce78" office:value-type="float" office:value="19.6" calcext:value-type="float">
            <text:p>19.6</text:p>
          </table:table-cell>
          <table:table-cell table:style-name="ce87" office:value-type="float" office:value="19.6" calcext:value-type="float">
            <text:p>19.6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81" office:value-type="float" office:value="20" calcext:value-type="float">
            <text:p>20</text:p>
          </table:table-cell>
          <table:table-cell table:style-name="ce81" office:value-type="float" office:value="19.9" calcext:value-type="float">
            <text:p>19.9</text:p>
          </table:table-cell>
          <table:table-cell table:style-name="ce93" office:value-type="float" office:value="19.9" calcext:value-type="float">
            <text:p>19.9</text:p>
          </table:table-cell>
          <table:table-cell table:number-columns-repeated="2" table:style-name="ce105" office:value-type="float" office:value="18.9" calcext:value-type="float">
            <text:p>18.9</text:p>
          </table:table-cell>
          <table:table-cell table:style-name="ce105" office:value-type="float" office:value="19" calcext:value-type="float">
            <text:p>19</text:p>
          </table:table-cell>
          <table:table-cell table:number-columns-repeated="3" table:style-name="ce105" office:value-type="float" office:value="18.9" calcext:value-type="float">
            <text:p>18.9</text:p>
          </table:table-cell>
          <table:table-cell table:style-name="ce89" office:value-type="float" office:value="18.8" calcext:value-type="float">
            <text:p>18.8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style-name="ce81" office:value-type="float" office:value="25.9" calcext:value-type="float">
            <text:p>25.9</text:p>
          </table:table-cell>
          <table:table-cell office:value-type="float" office:value="26" calcext:value-type="float">
            <text:p>26</text:p>
          </table:table-cell>
          <table:table-cell table:style-name="ce81" office:value-type="float" office:value="26" calcext:value-type="float">
            <text:p>26</text:p>
          </table:table-cell>
          <table:table-cell table:style-name="ce81" office:value-type="float" office:value="25.8" calcext:value-type="float">
            <text:p>25.8</text:p>
          </table:table-cell>
          <table:table-cell table:style-name="ce93" office:value-type="float" office:value="25.7" calcext:value-type="float">
            <text:p>25.7</text:p>
          </table:table-cell>
          <table:table-cell office:value-type="float" office:value="26" calcext:value-type="float">
            <text:p>26</text:p>
          </table:table-cell>
          <table:table-cell table:number-columns-repeated="2" table:style-name="ce81" office:value-type="float" office:value="25.8" calcext:value-type="float">
            <text:p>25.8</text:p>
          </table:table-cell>
          <table:table-cell table:style-name="ce81" office:value-type="float" office:value="25.9" calcext:value-type="float">
            <text:p>25.9</text:p>
          </table:table-cell>
          <table:table-cell table:style-name="ce87" office:value-type="float" office:value="25.6" calcext:value-type="float">
            <text:p>25.6</text:p>
          </table:table-cell>
          <table:table-cell table:style-name="ce105" office:value-type="float" office:value="24.1" calcext:value-type="float">
            <text:p>24.1</text:p>
          </table:table-cell>
          <table:table-cell table:style-name="ce105" office:value-type="float" office:value="23.9" calcext:value-type="float">
            <text:p>23.9</text:p>
          </table:table-cell>
          <table:table-cell table:style-name="ce105" office:value-type="float" office:value="24.8" calcext:value-type="float">
            <text:p>24.8</text:p>
          </table:table-cell>
          <table:table-cell table:style-name="ce105" office:value-type="float" office:value="26" calcext:value-type="float">
            <text:p>26</text:p>
          </table:table-cell>
          <table:table-cell table:style-name="ce105" office:value-type="float" office:value="24.1" calcext:value-type="float">
            <text:p>24.1</text:p>
          </table:table-cell>
          <table:table-cell table:number-columns-repeated="2" table:style-name="ce89" office:value-type="float" office:value="23.6" calcext:value-type="float">
            <text:p>23.6</text:p>
          </table:table-cell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number-columns-repeated="2" table:style-name="ce82" office:value-type="float" office:value="31.7" calcext:value-type="float">
            <text:p>31.7</text:p>
          </table:table-cell>
          <table:table-cell table:number-columns-repeated="2" table:style-name="ce82" office:value-type="float" office:value="31.6" calcext:value-type="float">
            <text:p>31.6</text:p>
          </table:table-cell>
          <table:table-cell table:style-name="ce98" office:value-type="float" office:value="31.6" calcext:value-type="float">
            <text:p>31.6</text:p>
          </table:table-cell>
          <table:table-cell table:style-name="ce82" office:value-type="float" office:value="31.6" calcext:value-type="float">
            <text:p>31.6</text:p>
          </table:table-cell>
          <table:table-cell table:style-name="ce82" office:value-type="float" office:value="31.7" calcext:value-type="float">
            <text:p>31.7</text:p>
          </table:table-cell>
          <table:table-cell table:style-name="ce82" office:value-type="float" office:value="31.4" calcext:value-type="float">
            <text:p>31.4</text:p>
          </table:table-cell>
          <table:table-cell table:style-name="ce82" office:value-type="float" office:value="31.5" calcext:value-type="float">
            <text:p>31.5</text:p>
          </table:table-cell>
          <table:table-cell table:style-name="ce85" office:value-type="float" office:value="31.1" calcext:value-type="float">
            <text:p>31.1</text:p>
          </table:table-cell>
          <table:table-cell table:style-name="ce106" office:value-type="float" office:value="30.3" calcext:value-type="float">
            <text:p>30.3</text:p>
          </table:table-cell>
          <table:table-cell table:style-name="ce106" office:value-type="float" office:value="29.9" calcext:value-type="float">
            <text:p>29.9</text:p>
          </table:table-cell>
          <table:table-cell table:style-name="ce106" office:value-type="float" office:value="31.1" calcext:value-type="float">
            <text:p>31.1</text:p>
          </table:table-cell>
          <table:table-cell table:style-name="ce106" office:value-type="float" office:value="35.8" calcext:value-type="float">
            <text:p>35.8</text:p>
          </table:table-cell>
          <table:table-cell table:style-name="ce106" office:value-type="float" office:value="29.8" calcext:value-type="float">
            <text:p>29.8</text:p>
          </table:table-cell>
          <table:table-cell table:number-columns-repeated="2" table:style-name="ce92" office:value-type="float" office:value="29.3" calcext:value-type="float">
            <text:p>29.3</text:p>
          </table:table-cell>
        </table:table-row>
        <table:table-row table:style-name="ro1" table:number-rows-repeated="11">
          <table:table-cell table:style-name="Default" table:number-columns-repeated="9"/>
          <table:table-cell/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 table:number-columns-spanned="2" table:number-rows-spanned="1">
            <text:p>Class</text:p>
          </table:table-cell>
          <table:covered-table-cell table:style-name="ce20"/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PS</text:p>
          </table:table-cell>
          <table:table-cell table:style-name="ce16" office:value-type="string" calcext:value-type="string">
            <text:p>TS3</text:p>
          </table:table-cell>
          <table:table-cell table:style-name="ce16" office:value-type="string" calcext:value-type="string">
            <text:p>GLS</text:p>
          </table:table-cell>
          <table:table-cell table:style-name="ce16" office:value-type="string" calcext:value-type="string">
            <text:p>GASP</text:p>
          </table:table-cell>
          <table:table-cell table:style-name="ce16" office:value-type="string" calcext:value-type="string">
            <text:p>EHGH2</text:p>
          </table:table-cell>
          <table:table-cell table:style-name="ce16" office:value-type="string" calcext:value-type="string">
            <text:p>GVN</text:p>
          </table:table-cell>
          <table:table-cell table:style-name="ce9" office:value-type="string" calcext:value-type="string">
            <text:p>BRKGA</text:p>
          </table:table-cell>
          <table:table-cell table:style-name="ce16" office:value-type="string" calcext:value-type="string">
            <text:p>BRKGA-VD</text:p>
          </table:table-cell>
          <table:table-cell table:style-name="ce6"/>
          <table:table-cell table:number-columns-repeated="7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n</text:p>
          </table:table-cell>
          <table:table-cell table:number-columns-repeated="2" table:style-name="ce6" office:value-type="string" calcext:value-type="string">
            <text:p>k=50</text:p>
          </table:table-cell>
          <table:table-cell table:style-name="ce13" table:number-columns-repeated="7"/>
          <table:table-cell table:number-columns-repeated="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91" office:value-type="float" office:value="14.1" calcext:value-type="float">
            <text:p>14.10</text:p>
          </table:table-cell>
          <table:table-cell table:style-name="ce84" office:value-type="float" office:value="14" calcext:value-type="float">
            <text:p>14</text:p>
          </table:table-cell>
          <table:table-cell table:number-columns-repeated="3" table:style-name="ce88" office:value-type="float" office:value="13.4" calcext:value-type="float">
            <text:p>13.4</text:p>
          </table:table-cell>
          <table:table-cell table:style-name="ce108" office:value-type="float" office:value="13.8" calcext:value-type="float">
            <text:p>13.8</text:p>
          </table:table-cell>
          <table:table-cell table:number-columns-repeated="3" table:style-name="ce88" office:value-type="float" office:value="13.4" calcext:value-type="float">
            <text:p>13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8.3" calcext:value-type="float">
            <text:p>28.3</text:p>
          </table:table-cell>
          <table:table-cell table:style-name="ce87" office:value-type="float" office:value="27.7" calcext:value-type="float">
            <text:p>27.7</text:p>
          </table:table-cell>
          <table:table-cell table:number-columns-repeated="2" table:style-name="ce89" office:value-type="float" office:value="26.6" calcext:value-type="float">
            <text:p>26.6</text:p>
          </table:table-cell>
          <table:table-cell office:value-type="float" office:value="26.9" calcext:value-type="float">
            <text:p>26.9</text:p>
          </table:table-cell>
          <table:table-cell table:style-name="ce105" office:value-type="float" office:value="27.6" calcext:value-type="float">
            <text:p>27.6</text:p>
          </table:table-cell>
          <table:table-cell table:number-columns-repeated="2" table:style-name="ce89" office:value-type="float" office:value="26.6" calcext:value-type="float">
            <text:p>26.6</text:p>
          </table:table-cell>
          <table:table-cell office:value-type="float" office:value="26.6" calcext:value-type="float">
            <text:p>26.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number-columns-repeated="2" table:style-name="ce87" office:value-type="float" office:value="38.1" calcext:value-type="float">
            <text:p>38.1</text:p>
          </table:table-cell>
          <table:table-cell office:value-type="float" office:value="36.7" calcext:value-type="float">
            <text:p>36.7</text:p>
          </table:table-cell>
          <table:table-cell table:number-columns-repeated="2" office:value-type="float" office:value="37" calcext:value-type="float">
            <text:p>37</text:p>
          </table:table-cell>
          <table:table-cell table:style-name="ce105" office:value-type="float" office:value="39.8" calcext:value-type="float">
            <text:p>39.8</text:p>
          </table:table-cell>
          <table:table-cell office:value-type="float" office:value="36.4" calcext:value-type="float">
            <text:p>36.4</text:p>
          </table:table-cell>
          <table:table-cell table:style-name="ce105" office:value-type="float" office:value="36.4" calcext:value-type="float">
            <text:p>36.4</text:p>
          </table:table-cell>
          <table:table-cell office:value-type="float" office:value="36.3" calcext:value-type="float">
            <text:p>36.3</text:p>
          </table:table-cell>
          <table:table-cell table:number-columns-repeated="8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98" office:value-type="float" office:value="52.9" calcext:value-type="float">
            <text:p>52.9</text:p>
          </table:table-cell>
          <table:table-cell table:style-name="ce85" office:value-type="float" office:value="52.6" calcext:value-type="float">
            <text:p>52.6</text:p>
          </table:table-cell>
          <table:table-cell table:number-columns-repeated="2" table:style-name="ce106" office:value-type="float" office:value="51.2" calcext:value-type="float">
            <text:p>51.2</text:p>
          </table:table-cell>
          <table:table-cell table:style-name="ce106" office:value-type="float" office:value="51.6" calcext:value-type="float">
            <text:p>51.6</text:p>
          </table:table-cell>
          <table:table-cell table:style-name="ce92" office:value-type="float" office:value="50.6" calcext:value-type="float">
            <text:p>50.6</text:p>
          </table:table-cell>
          <table:table-cell table:style-name="ce106" office:value-type="float" office:value="50.9" calcext:value-type="float">
            <text:p>50.9</text:p>
          </table:table-cell>
          <table:table-cell table:number-columns-repeated="2" table:style-name="ce106" office:value-type="float" office:value="50.8" calcext:value-type="float">
            <text:p>50.8</text:p>
          </table:table-cell>
          <table:table-cell table:number-columns-repeated="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2" table:style-name="ce84" office:value-type="float" office:value="14.7" calcext:value-type="float">
            <text:p>14.7</text:p>
          </table:table-cell>
          <table:table-cell table:style-name="ce88" office:value-type="float" office:value="13.8" calcext:value-type="float">
            <text:p>13.8</text:p>
          </table:table-cell>
          <table:table-cell table:number-columns-repeated="2" table:style-name="ce108" office:value-type="string" calcext:value-type="string">
            <text:p>-</text:p>
          </table:table-cell>
          <table:table-cell table:style-name="ce109" office:value-type="string" calcext:value-type="string">
            <text:p>-</text:p>
          </table:table-cell>
          <table:table-cell table:number-columns-repeated="3" table:style-name="ce88" office:value-type="float" office:value="13.8" calcext:value-type="float">
            <text:p>13.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6.6" calcext:value-type="float">
            <text:p>26.6</text:p>
          </table:table-cell>
          <table:table-cell table:style-name="ce93" office:value-type="float" office:value="26.6" calcext:value-type="float">
            <text:p>26.6</text:p>
          </table:table-cell>
          <table:table-cell office:value-type="float" office:value="25.7" calcext:value-type="float">
            <text:p>25.7</text:p>
          </table:table-cell>
          <table:table-cell table:number-columns-repeated="2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office:value-type="float" office:value="25.7" calcext:value-type="float">
            <text:p>25.7</text:p>
          </table:table-cell>
          <table:table-cell table:style-name="ce105" office:value-type="float" office:value="25.6" calcext:value-type="float">
            <text:p>25.6</text:p>
          </table:table-cell>
          <table:table-cell office:value-type="float" office:value="25.5" calcext:value-type="float">
            <text:p>25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38.3" calcext:value-type="float">
            <text:p>38.3</text:p>
          </table:table-cell>
          <table:table-cell table:style-name="ce93" office:value-type="float" office:value="38.7" calcext:value-type="float">
            <text:p>38.7</text:p>
          </table:table-cell>
          <table:table-cell office:value-type="float" office:value="37.2" calcext:value-type="float">
            <text:p>37.2</text:p>
          </table:table-cell>
          <table:table-cell table:number-columns-repeated="2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office:value-type="float" office:value="36.9" calcext:value-type="float">
            <text:p>36.9</text:p>
          </table:table-cell>
          <table:table-cell table:style-name="ce89" office:value-type="float" office:value="36.6" calcext:value-type="float">
            <text:p>36.6</text:p>
          </table:table-cell>
          <table:table-cell office:value-type="float" office:value="36.6" calcext:value-type="float">
            <text:p>36.6</text:p>
          </table:table-cell>
          <table:table-cell table:number-columns-repeated="8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98" office:value-type="float" office:value="51.1" calcext:value-type="float">
            <text:p>51.1</text:p>
          </table:table-cell>
          <table:table-cell table:style-name="ce98" office:value-type="float" office:value="51.6" calcext:value-type="float">
            <text:p>51.6</text:p>
          </table:table-cell>
          <table:table-cell table:style-name="ce106" office:value-type="float" office:value="50.1" calcext:value-type="float">
            <text:p>50.1</text:p>
          </table:table-cell>
          <table:table-cell table:number-columns-repeated="2" table:style-name="ce106" office:value-type="string" calcext:value-type="string">
            <text:p>-</text:p>
          </table:table-cell>
          <table:table-cell table:style-name="ce111" office:value-type="string" calcext:value-type="string">
            <text:p>-</text:p>
          </table:table-cell>
          <table:table-cell table:number-columns-repeated="3" table:style-name="ce92" office:value-type="float" office:value="49.4" calcext:value-type="float">
            <text:p>49.4</text:p>
          </table:table-cell>
          <table:table-cell table:number-columns-repeated="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float" office:value="50" calcext:value-type="float">
            <text:p>50</text:p>
          </table:table-cell>
          <table:table-cell table:style-name="ce84" office:value-type="float" office:value="13.7" calcext:value-type="float">
            <text:p>13.7</text:p>
          </table:table-cell>
          <table:table-cell table:style-name="ce102" office:value-type="float" office:value="13.8" calcext:value-type="float">
            <text:p>13.8</text:p>
          </table:table-cell>
          <table:table-cell table:style-name="ce88" office:value-type="float" office:value="13.3" calcext:value-type="float">
            <text:p>13.3</text:p>
          </table:table-cell>
          <table:table-cell table:number-columns-repeated="2" table:style-name="ce108" office:value-type="string" calcext:value-type="string">
            <text:p>-</text:p>
          </table:table-cell>
          <table:table-cell table:style-name="ce109" office:value-type="string" calcext:value-type="string">
            <text:p>-</text:p>
          </table:table-cell>
          <table:table-cell table:number-columns-repeated="3" table:style-name="ce88" office:value-type="float" office:value="13.3" calcext:value-type="float">
            <text:p>13.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7.7" calcext:value-type="float">
            <text:p>27.7</text:p>
          </table:table-cell>
          <table:table-cell table:style-name="ce93" office:value-type="float" office:value="27.3" calcext:value-type="float">
            <text:p>27.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office:value-type="float" office:value="26" calcext:value-type="float">
            <text:p>26</text:p>
          </table:table-cell>
          <table:table-cell table:style-name="ce89" office:value-type="float" office:value="25.9" calcext:value-type="float">
            <text:p>25.9</text:p>
          </table:table-cell>
          <table:table-cell office:value-type="float" office:value="25.9" calcext:value-type="float">
            <text:p>25.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39.4" calcext:value-type="float">
            <text:p>39.4</text:p>
          </table:table-cell>
          <table:table-cell table:style-name="ce93" office:value-type="float" office:value="39" calcext:value-type="float">
            <text:p>39</text:p>
          </table:table-cell>
          <table:table-cell office:value-type="float" office:value="37.7" calcext:value-type="float">
            <text:p>37.7</text:p>
          </table:table-cell>
          <table:table-cell table:number-columns-repeated="2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office:value-type="float" office:value="37.6" calcext:value-type="float">
            <text:p>37.6</text:p>
          </table:table-cell>
          <table:table-cell table:style-name="ce89" office:value-type="float" office:value="37.5" calcext:value-type="float">
            <text:p>37.5</text:p>
          </table:table-cell>
          <table:table-cell office:value-type="float" office:value="37.5" calcext:value-type="float">
            <text:p>37.5</text:p>
          </table:table-cell>
          <table:table-cell table:number-columns-repeated="8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98" office:value-type="float" office:value="51.6" calcext:value-type="float">
            <text:p>51.6</text:p>
          </table:table-cell>
          <table:table-cell table:style-name="ce85" office:value-type="float" office:value="51.3" calcext:value-type="float">
            <text:p>51.3</text:p>
          </table:table-cell>
          <table:table-cell table:style-name="ce106" office:value-type="float" office:value="50.5" calcext:value-type="float">
            <text:p>50.5</text:p>
          </table:table-cell>
          <table:table-cell table:number-columns-repeated="2" table:style-name="ce106" office:value-type="string" calcext:value-type="string">
            <text:p>-</text:p>
          </table:table-cell>
          <table:table-cell table:style-name="ce111" office:value-type="string" calcext:value-type="string">
            <text:p>-</text:p>
          </table:table-cell>
          <table:table-cell table:style-name="ce106" office:value-type="float" office:value="50" calcext:value-type="float">
            <text:p>50</text:p>
          </table:table-cell>
          <table:table-cell table:number-columns-repeated="2" table:style-name="ce92" office:value-type="float" office:value="49.8" calcext:value-type="float">
            <text:p>49.8</text:p>
          </table:table-cell>
          <table:table-cell table:number-columns-repeated="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2" table:style-name="ce84" office:value-type="float" office:value="29.7" calcext:value-type="float">
            <text:p>29.7</text:p>
          </table:table-cell>
          <table:table-cell table:number-columns-repeated="7" table:style-name="ce88" office:value-type="float" office:value="29.4" calcext:value-type="float">
            <text:p>29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 table:style-name="ce87" office:value-type="float" office:value="59.2" calcext:value-type="float">
            <text:p>59.2</text:p>
          </table:table-cell>
          <table:table-cell table:number-columns-repeated="3" office:value-type="float" office:value="59" calcext:value-type="float">
            <text:p>59</text:p>
          </table:table-cell>
          <table:table-cell table:style-name="ce105" office:value-type="float" office:value="59.5" calcext:value-type="float">
            <text:p>59.5</text:p>
          </table:table-cell>
          <table:table-cell office:value-type="float" office:value="59" calcext:value-type="float">
            <text:p>59</text:p>
          </table:table-cell>
          <table:table-cell table:style-name="ce105" office:value-type="float" office:value="59" calcext:value-type="float">
            <text:p>59</text:p>
          </table:table-cell>
          <table:table-cell office:value-type="float" office:value="58.9" calcext:value-type="float">
            <text:p>58.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87.7" calcext:value-type="float">
            <text:p>87.7</text:p>
          </table:table-cell>
          <table:table-cell table:style-name="ce87" office:value-type="float" office:value="87.6" calcext:value-type="float">
            <text:p>87.6</text:p>
          </table:table-cell>
          <table:table-cell table:number-columns-repeated="3" table:style-name="ce89" office:value-type="float" office:value="86.8" calcext:value-type="float">
            <text:p>86.8</text:p>
          </table:table-cell>
          <table:table-cell table:style-name="ce105" office:value-type="float" office:value="90.4" calcext:value-type="float">
            <text:p>90.4</text:p>
          </table:table-cell>
          <table:table-cell table:number-columns-repeated="2" table:style-name="ce89" office:value-type="float" office:value="86.8" calcext:value-type="float">
            <text:p>86.8</text:p>
          </table:table-cell>
          <table:table-cell office:value-type="float" office:value="86.8" calcext:value-type="float">
            <text:p>86.8</text:p>
          </table:table-cell>
          <table:table-cell table:number-columns-repeated="8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number-columns-repeated="2" table:style-name="ce85" office:value-type="float" office:value="119.5" calcext:value-type="float">
            <text:p>119.5</text:p>
          </table:table-cell>
          <table:table-cell table:style-name="ce92" office:value-type="float" office:value="118.8" calcext:value-type="float">
            <text:p>118.8</text:p>
          </table:table-cell>
          <table:table-cell table:style-name="ce106" office:value-type="float" office:value="119" calcext:value-type="float">
            <text:p>119</text:p>
          </table:table-cell>
          <table:table-cell table:style-name="ce92" office:value-type="float" office:value="118.8" calcext:value-type="float">
            <text:p>118.8</text:p>
          </table:table-cell>
          <table:table-cell table:style-name="ce106" office:value-type="float" office:value="119" calcext:value-type="float">
            <text:p>119</text:p>
          </table:table-cell>
          <table:table-cell table:number-columns-repeated="3" table:style-name="ce92" office:value-type="float" office:value="118.8" calcext:value-type="float">
            <text:p>118.8</text:p>
          </table:table-cell>
          <table:table-cell table:number-columns-repeated="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2" table:style-name="ce84" office:value-type="float" office:value="8.6" calcext:value-type="float">
            <text:p>8.6</text:p>
          </table:table-cell>
          <table:table-cell table:style-name="ce108" office:value-type="float" office:value="8.4" calcext:value-type="float">
            <text:p>8.4</text:p>
          </table:table-cell>
          <table:table-cell table:style-name="ce108" office:value-type="float" office:value="8.3" calcext:value-type="float">
            <text:p>8.3</text:p>
          </table:table-cell>
          <table:table-cell table:style-name="ce108" office:value-type="float" office:value="8.4" calcext:value-type="float">
            <text:p>8.4</text:p>
          </table:table-cell>
          <table:table-cell table:style-name="ce88" office:value-type="float" office:value="7.9" calcext:value-type="float">
            <text:p>7.9</text:p>
          </table:table-cell>
          <table:table-cell table:number-columns-repeated="3" table:style-name="ce108" office:value-type="float" office:value="8.3" calcext:value-type="float">
            <text:p>8.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6.1" calcext:value-type="float">
            <text:p>16.1</text:p>
          </table:table-cell>
          <table:table-cell table:style-name="ce93" office:value-type="float" office:value="15.6" calcext:value-type="float">
            <text:p>15.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5.1" calcext:value-type="float">
            <text:p>15.1</text:p>
          </table:table-cell>
          <table:table-cell table:style-name="ce89" office:value-type="float" office:value="14.6" calcext:value-type="float">
            <text:p>14.6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105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21.8" calcext:value-type="float">
            <text:p>21.8</text:p>
          </table:table-cell>
          <table:table-cell table:style-name="ce87" office:value-type="float" office:value="21.3" calcext:value-type="float">
            <text:p>21.3</text:p>
          </table:table-cell>
          <table:table-cell office:value-type="float" office:value="20.4" calcext:value-type="float">
            <text:p>20.4</text:p>
          </table:table-cell>
          <table:table-cell office:value-type="float" office:value="20.2" calcext:value-type="float">
            <text:p>20.2</text:p>
          </table:table-cell>
          <table:table-cell office:value-type="float" office:value="20.6" calcext:value-type="float">
            <text:p>20.6</text:p>
          </table:table-cell>
          <table:table-cell table:style-name="ce105" office:value-type="float" office:value="21.5" calcext:value-type="float">
            <text:p>21.5</text:p>
          </table:table-cell>
          <table:table-cell office:value-type="float" office:value="20.4" calcext:value-type="float">
            <text:p>20.4</text:p>
          </table:table-cell>
          <table:table-cell table:style-name="ce105" office:value-type="float" office:value="20.1" calcext:value-type="float">
            <text:p>20.1</text:p>
          </table:table-cell>
          <table:table-cell office:value-type="float" office:value="19.9" calcext:value-type="float">
            <text:p>19.9</text:p>
          </table:table-cell>
          <table:table-cell table:number-columns-repeated="8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98" office:value-type="float" office:value="29.1" calcext:value-type="float">
            <text:p>29.1</text:p>
          </table:table-cell>
          <table:table-cell table:style-name="ce98" office:value-type="float" office:value="28.3" calcext:value-type="float">
            <text:p>28.3</text:p>
          </table:table-cell>
          <table:table-cell table:style-name="ce106" office:value-type="float" office:value="27.6" calcext:value-type="float">
            <text:p>27.6</text:p>
          </table:table-cell>
          <table:table-cell table:style-name="ce106" office:value-type="float" office:value="27.2" calcext:value-type="float">
            <text:p>27.2</text:p>
          </table:table-cell>
          <table:table-cell table:style-name="ce106" office:value-type="float" office:value="27.7" calcext:value-type="float">
            <text:p>27.7</text:p>
          </table:table-cell>
          <table:table-cell table:style-name="ce106" office:value-type="float" office:value="29.6" calcext:value-type="float">
            <text:p>29.6</text:p>
          </table:table-cell>
          <table:table-cell table:number-columns-repeated="3" table:style-name="ce92" office:value-type="float" office:value="27.1" calcext:value-type="float">
            <text:p>27.1</text:p>
          </table:table-cell>
          <table:table-cell table:number-columns-repeated="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2" table:style-name="ce102" office:value-type="float" office:value="10.3" calcext:value-type="float">
            <text:p>10.3</text:p>
          </table:table-cell>
          <table:table-cell table:style-name="ce108" office:value-type="float" office:value="9.9" calcext:value-type="float">
            <text:p>9.9</text:p>
          </table:table-cell>
          <table:table-cell table:style-name="ce108" office:value-type="float" office:value="9.8" calcext:value-type="float">
            <text:p>9.8</text:p>
          </table:table-cell>
          <table:table-cell table:style-name="ce108" office:value-type="float" office:value="9.9" calcext:value-type="float">
            <text:p>9.9</text:p>
          </table:table-cell>
          <table:table-cell table:style-name="ce108" office:value-type="float" office:value="11.8" calcext:value-type="float">
            <text:p>11.8</text:p>
          </table:table-cell>
          <table:table-cell table:style-name="ce108" office:value-type="float" office:value="9.8" calcext:value-type="float">
            <text:p>9.8</text:p>
          </table:table-cell>
          <table:table-cell table:number-columns-repeated="2" table:style-name="ce88" office:value-type="float" office:value="9.7" calcext:value-type="float">
            <text:p>9.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9.7" calcext:value-type="float">
            <text:p>19.7</text:p>
          </table:table-cell>
          <table:table-cell table:style-name="ce93" office:value-type="float" office:value="19.7" calcext:value-type="float">
            <text:p>19.7</text:p>
          </table:table-cell>
          <table:table-cell table:number-columns-repeated="3" office:value-type="float" office:value="19.1" calcext:value-type="float">
            <text:p>19.1</text:p>
          </table:table-cell>
          <table:table-cell table:style-name="ce105" office:value-type="float" office:value="19.2" calcext:value-type="float">
            <text:p>19.2</text:p>
          </table:table-cell>
          <table:table-cell office:value-type="float" office:value="19" calcext:value-type="float">
            <text:p>19</text:p>
          </table:table-cell>
          <table:table-cell table:style-name="ce89" office:value-type="float" office:value="18.9" calcext:value-type="float">
            <text:p>18.9</text:p>
          </table:table-cell>
          <table:table-cell office:value-type="float" office:value="18.9" calcext:value-type="float">
            <text:p>18.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30.2" calcext:value-type="float">
            <text:p>30.2</text:p>
          </table:table-cell>
          <table:table-cell table:style-name="ce87" office:value-type="float" office:value="30.1" calcext:value-type="float">
            <text:p>30.1</text:p>
          </table:table-cell>
          <table:table-cell table:number-columns-repeated="2" office:value-type="float" office:value="29.4" calcext:value-type="float">
            <text:p>29.4</text:p>
          </table:table-cell>
          <table:table-cell office:value-type="float" office:value="29.5" calcext:value-type="float">
            <text:p>29.5</text:p>
          </table:table-cell>
          <table:table-cell table:style-name="ce105" office:value-type="float" office:value="29.8" calcext:value-type="float">
            <text:p>29.8</text:p>
          </table:table-cell>
          <table:table-cell office:value-type="float" office:value="29.2" calcext:value-type="float">
            <text:p>29.2</text:p>
          </table:table-cell>
          <table:table-cell table:style-name="ce89" office:value-type="float" office:value="29" calcext:value-type="float">
            <text:p>29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98" office:value-type="float" office:value="39" calcext:value-type="float">
            <text:p>39</text:p>
          </table:table-cell>
          <table:table-cell table:style-name="ce85" office:value-type="float" office:value="38.4" calcext:value-type="float">
            <text:p>38.4</text:p>
          </table:table-cell>
          <table:table-cell table:number-columns-repeated="2" table:style-name="ce106" office:value-type="float" office:value="37.7" calcext:value-type="float">
            <text:p>37.7</text:p>
          </table:table-cell>
          <table:table-cell table:style-name="ce106" office:value-type="float" office:value="38" calcext:value-type="float">
            <text:p>38</text:p>
          </table:table-cell>
          <table:table-cell table:style-name="ce106" office:value-type="float" office:value="38.7" calcext:value-type="float">
            <text:p>38.7</text:p>
          </table:table-cell>
          <table:table-cell table:style-name="ce106" office:value-type="float" office:value="37.4" calcext:value-type="float">
            <text:p>37.4</text:p>
          </table:table-cell>
          <table:table-cell table:number-columns-repeated="2" table:style-name="ce92" office:value-type="float" office:value="37.3" calcext:value-type="float">
            <text:p>37.3</text:p>
          </table:table-cell>
          <table:table-cell table:number-columns-repeated="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7" office:value-type="float" office:value="50" calcext:value-type="float">
            <text:p>50</text:p>
          </table:table-cell>
          <table:table-cell table:style-name="ce102" office:value-type="float" office:value="7.7" calcext:value-type="float">
            <text:p>7.7</text:p>
          </table:table-cell>
          <table:table-cell table:style-name="ce102" office:value-type="float" office:value="7.8" calcext:value-type="float">
            <text:p>7.8</text:p>
          </table:table-cell>
          <table:table-cell table:style-name="ce108" office:value-type="float" office:value="7.5" calcext:value-type="float">
            <text:p>7.5</text:p>
          </table:table-cell>
          <table:table-cell table:style-name="ce88" office:value-type="float" office:value="7.4" calcext:value-type="float">
            <text:p>7.4</text:p>
          </table:table-cell>
          <table:table-cell table:style-name="ce108" office:value-type="float" office:value="7.5" calcext:value-type="float">
            <text:p>7.5</text:p>
          </table:table-cell>
          <table:table-cell table:number-columns-repeated="4" table:style-name="ce88" office:value-type="float" office:value="7.4" calcext:value-type="float">
            <text:p>7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3.3" calcext:value-type="float">
            <text:p>13.3</text:p>
          </table:table-cell>
          <table:table-cell table:style-name="ce87" office:value-type="float" office:value="13.1" calcext:value-type="float">
            <text:p>13.1</text:p>
          </table:table-cell>
          <table:table-cell office:value-type="float" office:value="12.5" calcext:value-type="float">
            <text:p>12.5</text:p>
          </table:table-cell>
          <table:table-cell office:value-type="float" office:value="12.3" calcext:value-type="float">
            <text:p>12.3</text:p>
          </table:table-cell>
          <table:table-cell office:value-type="float" office:value="12.7" calcext:value-type="float">
            <text:p>12.7</text:p>
          </table:table-cell>
          <table:table-cell table:style-name="ce105" office:value-type="float" office:value="13.5" calcext:value-type="float">
            <text:p>13.5</text:p>
          </table:table-cell>
          <table:table-cell office:value-type="float" office:value="12.5" calcext:value-type="float">
            <text:p>12.5</text:p>
          </table:table-cell>
          <table:table-cell table:style-name="ce89" office:value-type="float" office:value="12.2" calcext:value-type="float">
            <text:p>12.2</text:p>
          </table:table-cell>
          <table:table-cell office:value-type="float" office:value="12.2" calcext:value-type="float">
            <text:p>12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17.1" calcext:value-type="float">
            <text:p>17.1</text:p>
          </table:table-cell>
          <table:table-cell table:style-name="ce87" office:value-type="float" office:value="16.8" calcext:value-type="float">
            <text:p>16.8</text:p>
          </table:table-cell>
          <table:table-cell office:value-type="float" office:value="16.1" calcext:value-type="float">
            <text:p>16.1</text:p>
          </table:table-cell>
          <table:table-cell office:value-type="float" office:value="15.8" calcext:value-type="float">
            <text:p>15.8</text:p>
          </table:table-cell>
          <table:table-cell office:value-type="float" office:value="16.6" calcext:value-type="float">
            <text:p>16.6</text:p>
          </table:table-cell>
          <table:table-cell table:style-name="ce105" office:value-type="float" office:value="18.2" calcext:value-type="float">
            <text:p>18.2</text:p>
          </table:table-cell>
          <table:table-cell office:value-type="float" office:value="16" calcext:value-type="float">
            <text:p>16</text:p>
          </table:table-cell>
          <table:table-cell table:style-name="ce105" office:value-type="float" office:value="15.3" calcext:value-type="float">
            <text:p>15.3</text:p>
          </table:table-cell>
          <table:table-cell office:value-type="float" office:value="15.2" calcext:value-type="float">
            <text:p>15.2</text:p>
          </table:table-cell>
          <table:table-cell table:number-columns-repeated="8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98" office:value-type="float" office:value="24.8" calcext:value-type="float">
            <text:p>24.8</text:p>
          </table:table-cell>
          <table:table-cell table:style-name="ce98" office:value-type="float" office:value="24.7" calcext:value-type="float">
            <text:p>24.7</text:p>
          </table:table-cell>
          <table:table-cell table:style-name="ce106" office:value-type="float" office:value="23.9" calcext:value-type="float">
            <text:p>23.9</text:p>
          </table:table-cell>
          <table:table-cell table:style-name="ce106" office:value-type="float" office:value="23.5" calcext:value-type="float">
            <text:p>23.5</text:p>
          </table:table-cell>
          <table:table-cell table:style-name="ce106" office:value-type="float" office:value="24.2" calcext:value-type="float">
            <text:p>24.2</text:p>
          </table:table-cell>
          <table:table-cell table:style-name="ce106" office:value-type="float" office:value="24.1" calcext:value-type="float">
            <text:p>24.1</text:p>
          </table:table-cell>
          <table:table-cell table:style-name="ce106" office:value-type="float" office:value="23.5" calcext:value-type="float">
            <text:p>23.5</text:p>
          </table:table-cell>
          <table:table-cell table:number-columns-repeated="2" table:style-name="ce92" office:value-type="float" office:value="23.4" calcext:value-type="float">
            <text:p>23.4</text:p>
          </table:table-cell>
          <table:table-cell table:number-columns-repeated="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102" office:value-type="float" office:value="9.9" calcext:value-type="float">
            <text:p>9.9</text:p>
          </table:table-cell>
          <table:table-cell table:style-name="ce102" office:value-type="float" office:value="9.7" calcext:value-type="float">
            <text:p>9.7</text:p>
          </table:table-cell>
          <table:table-cell table:style-name="ce108" office:value-type="float" office:value="9.3" calcext:value-type="float">
            <text:p>9.3</text:p>
          </table:table-cell>
          <table:table-cell table:style-name="ce88" office:value-type="float" office:value="9.2" calcext:value-type="float">
            <text:p>9.2</text:p>
          </table:table-cell>
          <table:table-cell table:style-name="ce108" office:value-type="float" office:value="9.3" calcext:value-type="float">
            <text:p>9.3</text:p>
          </table:table-cell>
          <table:table-cell table:style-name="ce108" office:value-type="float" office:value="9.4" calcext:value-type="float">
            <text:p>9.4</text:p>
          </table:table-cell>
          <table:table-cell table:number-columns-repeated="3" table:style-name="ce88" office:value-type="float" office:value="9.2" calcext:value-type="float">
            <text:p>9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87" office:value-type="float" office:value="19.6" calcext:value-type="float">
            <text:p>19.6</text:p>
          </table:table-cell>
          <table:table-cell table:style-name="ce93" office:value-type="float" office:value="19.9" calcext:value-type="float">
            <text:p>19.9</text:p>
          </table:table-cell>
          <table:table-cell table:number-columns-repeated="2" office:value-type="float" office:value="18.9" calcext:value-type="float">
            <text:p>18.9</text:p>
          </table:table-cell>
          <table:table-cell office:value-type="float" office:value="19" calcext:value-type="float">
            <text:p>19</text:p>
          </table:table-cell>
          <table:table-cell table:style-name="ce105" office:value-type="float" office:value="18.9" calcext:value-type="float">
            <text:p>18.9</text:p>
          </table:table-cell>
          <table:table-cell office:value-type="float" office:value="18.9" calcext:value-type="float">
            <text:p>18.9</text:p>
          </table:table-cell>
          <table:table-cell table:style-name="ce105" office:value-type="float" office:value="18.9" calcext:value-type="float">
            <text:p>18.9</text:p>
          </table:table-cell>
          <table:table-cell office:value-type="float" office:value="18.8" calcext:value-type="float">
            <text:p>18.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25.7" calcext:value-type="float">
            <text:p>25.7</text:p>
          </table:table-cell>
          <table:table-cell table:style-name="ce87" office:value-type="float" office:value="25.6" calcext:value-type="float">
            <text:p>25.6</text:p>
          </table:table-cell>
          <table:table-cell office:value-type="float" office:value="24.1" calcext:value-type="float">
            <text:p>24.1</text:p>
          </table:table-cell>
          <table:table-cell office:value-type="float" office:value="23.9" calcext:value-type="float">
            <text:p>23.9</text:p>
          </table:table-cell>
          <table:table-cell office:value-type="float" office:value="24.8" calcext:value-type="float">
            <text:p>24.8</text:p>
          </table:table-cell>
          <table:table-cell table:style-name="ce105" office:value-type="float" office:value="26" calcext:value-type="float">
            <text:p>26</text:p>
          </table:table-cell>
          <table:table-cell office:value-type="float" office:value="24.1" calcext:value-type="float">
            <text:p>24.1</text:p>
          </table:table-cell>
          <table:table-cell table:style-name="ce89" office:value-type="float" office:value="23.6" calcext:value-type="float">
            <text:p>23.6</text:p>
          </table:table-cell>
          <table:table-cell office:value-type="float" office:value="23.6" calcext:value-type="float">
            <text:p>23.6</text:p>
          </table:table-cell>
          <table:table-cell table:number-columns-repeated="8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98" office:value-type="float" office:value="31.6" calcext:value-type="float">
            <text:p>31.6</text:p>
          </table:table-cell>
          <table:table-cell table:style-name="ce85" office:value-type="float" office:value="31.1" calcext:value-type="float">
            <text:p>31.1</text:p>
          </table:table-cell>
          <table:table-cell table:style-name="ce106" office:value-type="float" office:value="30.3" calcext:value-type="float">
            <text:p>30.3</text:p>
          </table:table-cell>
          <table:table-cell table:style-name="ce106" office:value-type="float" office:value="29.9" calcext:value-type="float">
            <text:p>29.9</text:p>
          </table:table-cell>
          <table:table-cell table:style-name="ce106" office:value-type="float" office:value="31.1" calcext:value-type="float">
            <text:p>31.1</text:p>
          </table:table-cell>
          <table:table-cell table:style-name="ce106" office:value-type="float" office:value="35.8" calcext:value-type="float">
            <text:p>35.8</text:p>
          </table:table-cell>
          <table:table-cell table:style-name="ce106" office:value-type="float" office:value="29.8" calcext:value-type="float">
            <text:p>29.8</text:p>
          </table:table-cell>
          <table:table-cell table:number-columns-repeated="2" table:style-name="ce92" office:value-type="float" office:value="29.3" calcext:value-type="float">
            <text:p>29.3</text:p>
          </table:table-cell>
          <table:table-cell table:number-columns-repeated="8"/>
        </table:table-row>
        <calcext:conditional-formats>
          <calcext:conditional-format calcext:target-range-address="FormattedToExportAll.C3:FormattedToExportAll.S34 FormattedToExportAll.C48:FormattedToExportAll.K79">
            <calcext:condition calcext:apply-style-name="Accent" calcext:value="&lt;=[$Sheet1.$T3]" calcext:base-cell-address="FormattedToExportAll.C3"/>
          </calcext:conditional-format>
          <calcext:conditional-format calcext:target-range-address="FormattedToExportAll.C3:FormattedToExportAll.L34 FormattedToExportAll.C48:FormattedToExportAll.D79">
            <calcext:condition calcext:apply-style-name="Senza nome1" calcext:value="&lt;=[$Sheet1.$X3]" calcext:base-cell-address="FormattedToExportAll.C3"/>
          </calcext:conditional-format>
        </calcext:conditional-formats>
      </table:table>
      <table:table table:name="AvgGap" table:style-name="ta1">
        <table:table-column table:style-name="co1" table:number-columns-repeated="10" table:default-cell-style-name="ce97"/>
        <table:table-column table:style-name="co1" table:number-columns-repeated="2" table:default-cell-style-name="Default"/>
        <table:table-row table:style-name="ro1">
          <table:table-cell table:formula="of:=(([$Sheet1.C3]/AVERAGE([$Sheet1.$M3:$Sheet1.$S3]))-1)*100" office:value-type="float" office:value="7.74946921443735" calcext:value-type="float">
            <text:p>7.75</text:p>
          </table:table-cell>
          <table:table-cell table:formula="of:=(([$Sheet1.D3]/AVERAGE([$Sheet1.$M3:$Sheet1.$S3]))-1)*100" office:value-type="float" office:value="7.74946921443735" calcext:value-type="float">
            <text:p>7.75</text:p>
          </table:table-cell>
          <table:table-cell table:formula="of:=(([$Sheet1.E3]/AVERAGE([$Sheet1.$M3:$Sheet1.$S3]))-1)*100" office:value-type="float" office:value="7.74946921443735" calcext:value-type="float">
            <text:p>7.75</text:p>
          </table:table-cell>
          <table:table-cell table:formula="of:=(([$Sheet1.F3]/AVERAGE([$Sheet1.$M3:$Sheet1.$S3]))-1)*100" office:value-type="float" office:value="7.74946921443735" calcext:value-type="float">
            <text:p>7.75</text:p>
          </table:table-cell>
          <table:table-cell table:formula="of:=(([$Sheet1.G3]/AVERAGE([$Sheet1.$M3:$Sheet1.$S3]))-1)*100" office:value-type="float" office:value="4.77707006369426" calcext:value-type="float">
            <text:p>4.78</text:p>
          </table:table-cell>
          <table:table-cell table:formula="of:=(([$Sheet1.H3]/AVERAGE([$Sheet1.$M3:$Sheet1.$S3]))-1)*100" office:value-type="float" office:value="7.00636942675157" calcext:value-type="float">
            <text:p>7.01</text:p>
          </table:table-cell>
          <table:table-cell table:formula="of:=(([$Sheet1.I3]/AVERAGE([$Sheet1.$M3:$Sheet1.$S3]))-1)*100" office:value-type="float" office:value="6.26326963906581" calcext:value-type="float">
            <text:p>6.26</text:p>
          </table:table-cell>
          <table:table-cell table:formula="of:=(([$Sheet1.J3]/AVERAGE([$Sheet1.$M3:$Sheet1.$S3]))-1)*100" office:value-type="float" office:value="6.26326963906581" calcext:value-type="float">
            <text:p>6.26</text:p>
          </table:table-cell>
          <table:table-cell table:formula="of:=(([$Sheet1.K3]/AVERAGE([$Sheet1.$M3:$Sheet1.$S3]))-1)*100" office:value-type="float" office:value="7.00636942675157" calcext:value-type="float">
            <text:p>7.01</text:p>
          </table:table-cell>
          <table:table-cell table:formula="of:=(([$Sheet1.L3]/AVERAGE([$Sheet1.$M3:$Sheet1.$S3]))-1)*100" office:value-type="float" office:value="4.03397027600847" calcext:value-type="float">
            <text:p>4.03</text:p>
          </table:table-cell>
          <table:table-cell table:number-columns-repeated="2"/>
        </table:table-row>
        <table:table-row table:style-name="ro1">
          <table:table-cell table:formula="of:=(([$Sheet1.C4]/AVERAGE([$Sheet1.$M4:$Sheet1.$S4]))-1)*100" office:value-type="float" office:value="6.02666666666667" calcext:value-type="float">
            <text:p>6.03</text:p>
          </table:table-cell>
          <table:table-cell table:formula="of:=(([$Sheet1.D4]/AVERAGE([$Sheet1.$M4:$Sheet1.$S4]))-1)*100" office:value-type="float" office:value="5.65333333333335" calcext:value-type="float">
            <text:p>5.65</text:p>
          </table:table-cell>
          <table:table-cell table:formula="of:=(([$Sheet1.E4]/AVERAGE([$Sheet1.$M4:$Sheet1.$S4]))-1)*100" office:value-type="float" office:value="5.28000000000002" calcext:value-type="float">
            <text:p>5.28</text:p>
          </table:table-cell>
          <table:table-cell table:formula="of:=(([$Sheet1.F4]/AVERAGE([$Sheet1.$M4:$Sheet1.$S4]))-1)*100" office:value-type="float" office:value="5.65333333333335" calcext:value-type="float">
            <text:p>5.65</text:p>
          </table:table-cell>
          <table:table-cell table:formula="of:=(([$Sheet1.G4]/AVERAGE([$Sheet1.$M4:$Sheet1.$S4]))-1)*100" office:value-type="float" office:value="5.65333333333335" calcext:value-type="float">
            <text:p>5.65</text:p>
          </table:table-cell>
          <table:table-cell table:formula="of:=(([$Sheet1.H4]/AVERAGE([$Sheet1.$M4:$Sheet1.$S4]))-1)*100" office:value-type="float" office:value="3.41333333333336" calcext:value-type="float">
            <text:p>3.41</text:p>
          </table:table-cell>
          <table:table-cell table:formula="of:=(([$Sheet1.I4]/AVERAGE([$Sheet1.$M4:$Sheet1.$S4]))-1)*100" office:value-type="float" office:value="3.78666666666669" calcext:value-type="float">
            <text:p>3.79</text:p>
          </table:table-cell>
          <table:table-cell table:formula="of:=(([$Sheet1.J4]/AVERAGE([$Sheet1.$M4:$Sheet1.$S4]))-1)*100" office:value-type="float" office:value="3.41333333333336" calcext:value-type="float">
            <text:p>3.41</text:p>
          </table:table-cell>
          <table:table-cell table:formula="of:=(([$Sheet1.K4]/AVERAGE([$Sheet1.$M4:$Sheet1.$S4]))-1)*100" office:value-type="float" office:value="4.53333333333335" calcext:value-type="float">
            <text:p>4.53</text:p>
          </table:table-cell>
          <table:table-cell table:formula="of:=(([$Sheet1.L4]/AVERAGE([$Sheet1.$M4:$Sheet1.$S4]))-1)*100" office:value-type="float" office:value="3.41333333333336" calcext:value-type="float">
            <text:p>3.41</text:p>
          </table:table-cell>
          <table:table-cell table:number-columns-repeated="2"/>
        </table:table-row>
        <table:table-row table:style-name="ro1">
          <table:table-cell table:formula="of:=(([$Sheet1.C5]/AVERAGE([$Sheet1.$M5:$Sheet1.$S5]))-1)*100" office:value-type="float" office:value="3.81355932203391" calcext:value-type="float">
            <text:p>3.81</text:p>
          </table:table-cell>
          <table:table-cell table:formula="of:=(([$Sheet1.D5]/AVERAGE([$Sheet1.$M5:$Sheet1.$S5]))-1)*100" office:value-type="float" office:value="3.81355932203391" calcext:value-type="float">
            <text:p>3.81</text:p>
          </table:table-cell>
          <table:table-cell table:formula="of:=(([$Sheet1.E5]/AVERAGE([$Sheet1.$M5:$Sheet1.$S5]))-1)*100" office:value-type="float" office:value="3.27426810477658" calcext:value-type="float">
            <text:p>3.27</text:p>
          </table:table-cell>
          <table:table-cell table:formula="of:=(([$Sheet1.F5]/AVERAGE([$Sheet1.$M5:$Sheet1.$S5]))-1)*100" office:value-type="float" office:value="3.27426810477658" calcext:value-type="float">
            <text:p>3.27</text:p>
          </table:table-cell>
          <table:table-cell table:formula="of:=(([$Sheet1.G5]/AVERAGE([$Sheet1.$M5:$Sheet1.$S5]))-1)*100" office:value-type="float" office:value="2.73497688751927" calcext:value-type="float">
            <text:p>2.73</text:p>
          </table:table-cell>
          <table:table-cell table:formula="of:=(([$Sheet1.H5]/AVERAGE([$Sheet1.$M5:$Sheet1.$S5]))-1)*100" office:value-type="float" office:value="3.54391371340526" calcext:value-type="float">
            <text:p>3.54</text:p>
          </table:table-cell>
          <table:table-cell table:formula="of:=(([$Sheet1.I5]/AVERAGE([$Sheet1.$M5:$Sheet1.$S5]))-1)*100" office:value-type="float" office:value="3.81355932203391" calcext:value-type="float">
            <text:p>3.81</text:p>
          </table:table-cell>
          <table:table-cell table:formula="of:=(([$Sheet1.J5]/AVERAGE([$Sheet1.$M5:$Sheet1.$S5]))-1)*100" office:value-type="float" office:value="3.81355932203391" calcext:value-type="float">
            <text:p>3.81</text:p>
          </table:table-cell>
          <table:table-cell table:formula="of:=(([$Sheet1.K5]/AVERAGE([$Sheet1.$M5:$Sheet1.$S5]))-1)*100" office:value-type="float" office:value="3.54391371340526" calcext:value-type="float">
            <text:p>3.54</text:p>
          </table:table-cell>
          <table:table-cell table:formula="of:=(([$Sheet1.L5]/AVERAGE([$Sheet1.$M5:$Sheet1.$S5]))-1)*100" office:value-type="float" office:value="2.73497688751927" calcext:value-type="float">
            <text:p>2.73</text:p>
          </table:table-cell>
          <table:table-cell table:number-columns-repeated="2"/>
        </table:table-row>
        <table:table-row table:style-name="ro1">
          <table:table-cell table:formula="of:=(([$Sheet1.C6]/AVERAGE([$Sheet1.$M6:$Sheet1.$S6]))-1)*100" office:value-type="float" office:value="4.08849061887426" calcext:value-type="float">
            <text:p>4.09</text:p>
          </table:table-cell>
          <table:table-cell table:formula="of:=(([$Sheet1.D6]/AVERAGE([$Sheet1.$M6:$Sheet1.$S6]))-1)*100" office:value-type="float" office:value="4.08849061887426" calcext:value-type="float">
            <text:p>4.09</text:p>
          </table:table-cell>
          <table:table-cell table:formula="of:=(([$Sheet1.E6]/AVERAGE([$Sheet1.$M6:$Sheet1.$S6]))-1)*100" office:value-type="float" office:value="4.08849061887426" calcext:value-type="float">
            <text:p>4.09</text:p>
          </table:table-cell>
          <table:table-cell table:formula="of:=(([$Sheet1.F6]/AVERAGE([$Sheet1.$M6:$Sheet1.$S6]))-1)*100" office:value-type="float" office:value="3.89246709605151" calcext:value-type="float">
            <text:p>3.89</text:p>
          </table:table-cell>
          <table:table-cell table:formula="of:=(([$Sheet1.G6]/AVERAGE([$Sheet1.$M6:$Sheet1.$S6]))-1)*100" office:value-type="float" office:value="3.69644357322878" calcext:value-type="float">
            <text:p>3.70</text:p>
          </table:table-cell>
          <table:table-cell table:formula="of:=(([$Sheet1.H6]/AVERAGE([$Sheet1.$M6:$Sheet1.$S6]))-1)*100" office:value-type="float" office:value="3.3043965275833" calcext:value-type="float">
            <text:p>3.30</text:p>
          </table:table-cell>
          <table:table-cell table:formula="of:=(([$Sheet1.I6]/AVERAGE([$Sheet1.$M6:$Sheet1.$S6]))-1)*100" office:value-type="float" office:value="3.3043965275833" calcext:value-type="float">
            <text:p>3.30</text:p>
          </table:table-cell>
          <table:table-cell table:formula="of:=(([$Sheet1.J6]/AVERAGE([$Sheet1.$M6:$Sheet1.$S6]))-1)*100" office:value-type="float" office:value="3.3043965275833" calcext:value-type="float">
            <text:p>3.30</text:p>
          </table:table-cell>
          <table:table-cell table:formula="of:=(([$Sheet1.K6]/AVERAGE([$Sheet1.$M6:$Sheet1.$S6]))-1)*100" office:value-type="float" office:value="3.3043965275833" calcext:value-type="float">
            <text:p>3.30</text:p>
          </table:table-cell>
          <table:table-cell table:formula="of:=(([$Sheet1.L6]/AVERAGE([$Sheet1.$M6:$Sheet1.$S6]))-1)*100" office:value-type="float" office:value="3.10837300476057" calcext:value-type="float">
            <text:p>3.11</text:p>
          </table:table-cell>
          <table:table-cell table:number-columns-repeated="2"/>
        </table:table-row>
        <table:table-row table:style-name="ro1">
          <table:table-cell table:formula="of:=(([$Sheet1.C7]/AVERAGE([$Sheet1.$M7:$Sheet1.$S7]))-1)*100" office:value-type="float" office:value="7.24637681159421" calcext:value-type="float">
            <text:p>7.25</text:p>
          </table:table-cell>
          <table:table-cell table:formula="of:=(([$Sheet1.D7]/AVERAGE([$Sheet1.$M7:$Sheet1.$S7]))-1)*100" office:value-type="float" office:value="7.24637681159421" calcext:value-type="float">
            <text:p>7.25</text:p>
          </table:table-cell>
          <table:table-cell table:formula="of:=(([$Sheet1.E7]/AVERAGE([$Sheet1.$M7:$Sheet1.$S7]))-1)*100" office:value-type="float" office:value="6.52173913043477" calcext:value-type="float">
            <text:p>6.52</text:p>
          </table:table-cell>
          <table:table-cell table:formula="of:=(([$Sheet1.F7]/AVERAGE([$Sheet1.$M7:$Sheet1.$S7]))-1)*100" office:value-type="float" office:value="6.52173913043477" calcext:value-type="float">
            <text:p>6.52</text:p>
          </table:table-cell>
          <table:table-cell table:formula="of:=(([$Sheet1.G7]/AVERAGE([$Sheet1.$M7:$Sheet1.$S7]))-1)*100" office:value-type="float" office:value="6.52173913043477" calcext:value-type="float">
            <text:p>6.52</text:p>
          </table:table-cell>
          <table:table-cell table:formula="of:=(([$Sheet1.H7]/AVERAGE([$Sheet1.$M7:$Sheet1.$S7]))-1)*100" office:value-type="float" office:value="7.97101449275361" calcext:value-type="float">
            <text:p>7.97</text:p>
          </table:table-cell>
          <table:table-cell table:formula="of:=(([$Sheet1.I7]/AVERAGE([$Sheet1.$M7:$Sheet1.$S7]))-1)*100" office:value-type="float" office:value="7.24637681159421" calcext:value-type="float">
            <text:p>7.25</text:p>
          </table:table-cell>
          <table:table-cell table:formula="of:=(([$Sheet1.J7]/AVERAGE([$Sheet1.$M7:$Sheet1.$S7]))-1)*100" office:value-type="float" office:value="7.24637681159421" calcext:value-type="float">
            <text:p>7.25</text:p>
          </table:table-cell>
          <table:table-cell table:formula="of:=(([$Sheet1.K7]/AVERAGE([$Sheet1.$M7:$Sheet1.$S7]))-1)*100" office:value-type="float" office:value="7.97101449275361" calcext:value-type="float">
            <text:p>7.97</text:p>
          </table:table-cell>
          <table:table-cell table:formula="of:=(([$Sheet1.L7]/AVERAGE([$Sheet1.$M7:$Sheet1.$S7]))-1)*100" office:value-type="float" office:value="6.52173913043477" calcext:value-type="float">
            <text:p>6.52</text:p>
          </table:table-cell>
          <table:table-cell table:number-columns-repeated="2"/>
        </table:table-row>
        <table:table-row table:style-name="ro1">
          <table:table-cell table:formula="of:=(([$Sheet1.C8]/AVERAGE([$Sheet1.$M8:$Sheet1.$S8]))-1)*100" office:value-type="float" office:value="3.41463414634147" calcext:value-type="float">
            <text:p>3.41</text:p>
          </table:table-cell>
          <table:table-cell table:formula="of:=(([$Sheet1.D8]/AVERAGE([$Sheet1.$M8:$Sheet1.$S8]))-1)*100" office:value-type="float" office:value="3.80487804878049" calcext:value-type="float">
            <text:p>3.80</text:p>
          </table:table-cell>
          <table:table-cell table:formula="of:=(([$Sheet1.E8]/AVERAGE([$Sheet1.$M8:$Sheet1.$S8]))-1)*100" office:value-type="float" office:value="3.41463414634147" calcext:value-type="float">
            <text:p>3.41</text:p>
          </table:table-cell>
          <table:table-cell table:formula="of:=(([$Sheet1.F8]/AVERAGE([$Sheet1.$M8:$Sheet1.$S8]))-1)*100" office:value-type="float" office:value="3.80487804878049" calcext:value-type="float">
            <text:p>3.80</text:p>
          </table:table-cell>
          <table:table-cell table:formula="of:=(([$Sheet1.G8]/AVERAGE([$Sheet1.$M8:$Sheet1.$S8]))-1)*100" office:value-type="float" office:value="3.80487804878049" calcext:value-type="float">
            <text:p>3.80</text:p>
          </table:table-cell>
          <table:table-cell table:formula="of:=(([$Sheet1.H8]/AVERAGE([$Sheet1.$M8:$Sheet1.$S8]))-1)*100" office:value-type="float" office:value="5.75609756097562" calcext:value-type="float">
            <text:p>5.76</text:p>
          </table:table-cell>
          <table:table-cell table:formula="of:=(([$Sheet1.I8]/AVERAGE([$Sheet1.$M8:$Sheet1.$S8]))-1)*100" office:value-type="float" office:value="5.36585365853659" calcext:value-type="float">
            <text:p>5.37</text:p>
          </table:table-cell>
          <table:table-cell table:formula="of:=(([$Sheet1.J8]/AVERAGE([$Sheet1.$M8:$Sheet1.$S8]))-1)*100" office:value-type="float" office:value="4.97560975609757" calcext:value-type="float">
            <text:p>4.98</text:p>
          </table:table-cell>
          <table:table-cell table:formula="of:=(([$Sheet1.K8]/AVERAGE([$Sheet1.$M8:$Sheet1.$S8]))-1)*100" office:value-type="float" office:value="4.19512195121952" calcext:value-type="float">
            <text:p>4.20</text:p>
          </table:table-cell>
          <table:table-cell table:formula="of:=(([$Sheet1.L8]/AVERAGE([$Sheet1.$M8:$Sheet1.$S8]))-1)*100" office:value-type="float" office:value="3.80487804878049" calcext:value-type="float">
            <text:p>3.80</text:p>
          </table:table-cell>
          <table:table-cell table:number-columns-repeated="2"/>
        </table:table-row>
        <table:table-row table:style-name="ro1">
          <table:table-cell table:formula="of:=(([$Sheet1.C9]/AVERAGE([$Sheet1.$M9:$Sheet1.$S9]))-1)*100" office:value-type="float" office:value="4.27698574338085" calcext:value-type="float">
            <text:p>4.28</text:p>
          </table:table-cell>
          <table:table-cell table:formula="of:=(([$Sheet1.D9]/AVERAGE([$Sheet1.$M9:$Sheet1.$S9]))-1)*100" office:value-type="float" office:value="4.54854039375423" calcext:value-type="float">
            <text:p>4.55</text:p>
          </table:table-cell>
          <table:table-cell table:formula="of:=(([$Sheet1.E9]/AVERAGE([$Sheet1.$M9:$Sheet1.$S9]))-1)*100" office:value-type="float" office:value="3.73387644263408" calcext:value-type="float">
            <text:p>3.73</text:p>
          </table:table-cell>
          <table:table-cell table:formula="of:=(([$Sheet1.F9]/AVERAGE([$Sheet1.$M9:$Sheet1.$S9]))-1)*100" office:value-type="float" office:value="4.00543109300746" calcext:value-type="float">
            <text:p>4.01</text:p>
          </table:table-cell>
          <table:table-cell table:formula="of:=(([$Sheet1.G9]/AVERAGE([$Sheet1.$M9:$Sheet1.$S9]))-1)*100" office:value-type="float" office:value="4.00543109300746" calcext:value-type="float">
            <text:p>4.01</text:p>
          </table:table-cell>
          <table:table-cell table:formula="of:=(([$Sheet1.H9]/AVERAGE([$Sheet1.$M9:$Sheet1.$S9]))-1)*100" office:value-type="float" office:value="6.44942294636797" calcext:value-type="float">
            <text:p>6.45</text:p>
          </table:table-cell>
          <table:table-cell table:formula="of:=(([$Sheet1.I9]/AVERAGE([$Sheet1.$M9:$Sheet1.$S9]))-1)*100" office:value-type="float" office:value="6.44942294636797" calcext:value-type="float">
            <text:p>6.45</text:p>
          </table:table-cell>
          <table:table-cell table:formula="of:=(([$Sheet1.J9]/AVERAGE([$Sheet1.$M9:$Sheet1.$S9]))-1)*100" office:value-type="float" office:value="6.44942294636797" calcext:value-type="float">
            <text:p>6.45</text:p>
          </table:table-cell>
          <table:table-cell table:formula="of:=(([$Sheet1.K9]/AVERAGE([$Sheet1.$M9:$Sheet1.$S9]))-1)*100" office:value-type="float" office:value="6.17786829599456" calcext:value-type="float">
            <text:p>6.18</text:p>
          </table:table-cell>
          <table:table-cell table:formula="of:=(([$Sheet1.L9]/AVERAGE([$Sheet1.$M9:$Sheet1.$S9]))-1)*100" office:value-type="float" office:value="5.09164969450102" calcext:value-type="float">
            <text:p>5.09</text:p>
          </table:table-cell>
          <table:table-cell table:number-columns-repeated="2"/>
        </table:table-row>
        <table:table-row table:style-name="ro1">
          <table:table-cell table:formula="of:=(([$Sheet1.C10]/AVERAGE([$Sheet1.$M10:$Sheet1.$S10]))-1)*100" office:value-type="float" office:value="3.47957639939487" calcext:value-type="float">
            <text:p>3.48</text:p>
          </table:table-cell>
          <table:table-cell table:formula="of:=(([$Sheet1.D10]/AVERAGE([$Sheet1.$M10:$Sheet1.$S10]))-1)*100" office:value-type="float" office:value="3.2778618255169" calcext:value-type="float">
            <text:p>3.28</text:p>
          </table:table-cell>
          <table:table-cell table:formula="of:=(([$Sheet1.E10]/AVERAGE([$Sheet1.$M10:$Sheet1.$S10]))-1)*100" office:value-type="float" office:value="3.68129097327283" calcext:value-type="float">
            <text:p>3.68</text:p>
          </table:table-cell>
          <table:table-cell table:formula="of:=(([$Sheet1.F10]/AVERAGE([$Sheet1.$M10:$Sheet1.$S10]))-1)*100" office:value-type="float" office:value="3.2778618255169" calcext:value-type="float">
            <text:p>3.28</text:p>
          </table:table-cell>
          <table:table-cell table:formula="of:=(([$Sheet1.G10]/AVERAGE([$Sheet1.$M10:$Sheet1.$S10]))-1)*100" office:value-type="float" office:value="3.07614725163894" calcext:value-type="float">
            <text:p>3.08</text:p>
          </table:table-cell>
          <table:table-cell table:formula="of:=(([$Sheet1.H10]/AVERAGE([$Sheet1.$M10:$Sheet1.$S10]))-1)*100" office:value-type="float" office:value="4.68986384266263" calcext:value-type="float">
            <text:p>4.69</text:p>
          </table:table-cell>
          <table:table-cell table:formula="of:=(([$Sheet1.I10]/AVERAGE([$Sheet1.$M10:$Sheet1.$S10]))-1)*100" office:value-type="float" office:value="4.48814926878467" calcext:value-type="float">
            <text:p>4.49</text:p>
          </table:table-cell>
          <table:table-cell table:formula="of:=(([$Sheet1.J10]/AVERAGE([$Sheet1.$M10:$Sheet1.$S10]))-1)*100" office:value-type="float" office:value="4.68986384266263" calcext:value-type="float">
            <text:p>4.69</text:p>
          </table:table-cell>
          <table:table-cell table:formula="of:=(([$Sheet1.K10]/AVERAGE([$Sheet1.$M10:$Sheet1.$S10]))-1)*100" office:value-type="float" office:value="4.28643469490673" calcext:value-type="float">
            <text:p>4.29</text:p>
          </table:table-cell>
          <table:table-cell table:formula="of:=(([$Sheet1.L10]/AVERAGE([$Sheet1.$M10:$Sheet1.$S10]))-1)*100" office:value-type="float" office:value="4.08472012102876" calcext:value-type="float">
            <text:p>4.08</text:p>
          </table:table-cell>
          <table:table-cell table:number-columns-repeated="2"/>
        </table:table-row>
        <table:table-row table:style-name="ro1">
          <table:table-cell table:formula="of:=(([$Sheet1.C11]/AVERAGE([$Sheet1.$M11:$Sheet1.$S11]))-1)*100" office:value-type="float" office:value="6.76691729323307" calcext:value-type="float">
            <text:p>6.77</text:p>
          </table:table-cell>
          <table:table-cell table:formula="of:=(([$Sheet1.D11]/AVERAGE([$Sheet1.$M11:$Sheet1.$S11]))-1)*100" office:value-type="float" office:value="6.76691729323307" calcext:value-type="float">
            <text:p>6.77</text:p>
          </table:table-cell>
          <table:table-cell table:formula="of:=(([$Sheet1.E11]/AVERAGE([$Sheet1.$M11:$Sheet1.$S11]))-1)*100" office:value-type="float" office:value="4.51127819548871" calcext:value-type="float">
            <text:p>4.51</text:p>
          </table:table-cell>
          <table:table-cell table:formula="of:=(([$Sheet1.F11]/AVERAGE([$Sheet1.$M11:$Sheet1.$S11]))-1)*100" office:value-type="float" office:value="4.51127819548871" calcext:value-type="float">
            <text:p>4.51</text:p>
          </table:table-cell>
          <table:table-cell table:formula="of:=(([$Sheet1.G11]/AVERAGE([$Sheet1.$M11:$Sheet1.$S11]))-1)*100" office:value-type="float" office:value="3.00751879699248" calcext:value-type="float">
            <text:p>3.01</text:p>
          </table:table-cell>
          <table:table-cell table:formula="of:=(([$Sheet1.H11]/AVERAGE([$Sheet1.$M11:$Sheet1.$S11]))-1)*100" office:value-type="float" office:value="5.26315789473684" calcext:value-type="float">
            <text:p>5.26</text:p>
          </table:table-cell>
          <table:table-cell table:formula="of:=(([$Sheet1.I11]/AVERAGE([$Sheet1.$M11:$Sheet1.$S11]))-1)*100" office:value-type="float" office:value="5.26315789473684" calcext:value-type="float">
            <text:p>5.26</text:p>
          </table:table-cell>
          <table:table-cell table:formula="of:=(([$Sheet1.J11]/AVERAGE([$Sheet1.$M11:$Sheet1.$S11]))-1)*100" office:value-type="float" office:value="4.51127819548871" calcext:value-type="float">
            <text:p>4.51</text:p>
          </table:table-cell>
          <table:table-cell table:formula="of:=(([$Sheet1.K11]/AVERAGE([$Sheet1.$M11:$Sheet1.$S11]))-1)*100" office:value-type="float" office:value="4.51127819548871" calcext:value-type="float">
            <text:p>4.51</text:p>
          </table:table-cell>
          <table:table-cell table:formula="of:=(([$Sheet1.L11]/AVERAGE([$Sheet1.$M11:$Sheet1.$S11]))-1)*100" office:value-type="float" office:value="3.75939849624061" calcext:value-type="float">
            <text:p>3.76</text:p>
          </table:table-cell>
          <table:table-cell table:number-columns-repeated="2"/>
        </table:table-row>
        <table:table-row table:style-name="ro1">
          <table:table-cell table:formula="of:=(([$Sheet1.C12]/AVERAGE([$Sheet1.$M12:$Sheet1.$S12]))-1)*100" office:value-type="float" office:value="6.74373795761079" calcext:value-type="float">
            <text:p>6.74</text:p>
          </table:table-cell>
          <table:table-cell table:formula="of:=(([$Sheet1.D12]/AVERAGE([$Sheet1.$M12:$Sheet1.$S12]))-1)*100" office:value-type="float" office:value="6.74373795761079" calcext:value-type="float">
            <text:p>6.74</text:p>
          </table:table-cell>
          <table:table-cell table:formula="of:=(([$Sheet1.E12]/AVERAGE([$Sheet1.$M12:$Sheet1.$S12]))-1)*100" office:value-type="float" office:value="6.74373795761079" calcext:value-type="float">
            <text:p>6.74</text:p>
          </table:table-cell>
          <table:table-cell table:formula="of:=(([$Sheet1.F12]/AVERAGE([$Sheet1.$M12:$Sheet1.$S12]))-1)*100" office:value-type="float" office:value="6.35838150289019" calcext:value-type="float">
            <text:p>6.36</text:p>
          </table:table-cell>
          <table:table-cell table:formula="of:=(([$Sheet1.G12]/AVERAGE([$Sheet1.$M12:$Sheet1.$S12]))-1)*100" office:value-type="float" office:value="6.74373795761079" calcext:value-type="float">
            <text:p>6.74</text:p>
          </table:table-cell>
          <table:table-cell table:formula="of:=(([$Sheet1.H12]/AVERAGE([$Sheet1.$M12:$Sheet1.$S12]))-1)*100" office:value-type="float" office:value="6.35838150289019" calcext:value-type="float">
            <text:p>6.36</text:p>
          </table:table-cell>
          <table:table-cell table:formula="of:=(([$Sheet1.I12]/AVERAGE([$Sheet1.$M12:$Sheet1.$S12]))-1)*100" office:value-type="float" office:value="5.97302504816957" calcext:value-type="float">
            <text:p>5.97</text:p>
          </table:table-cell>
          <table:table-cell table:formula="of:=(([$Sheet1.J12]/AVERAGE([$Sheet1.$M12:$Sheet1.$S12]))-1)*100" office:value-type="float" office:value="4.81695568400771" calcext:value-type="float">
            <text:p>4.82</text:p>
          </table:table-cell>
          <table:table-cell table:formula="of:=(([$Sheet1.K12]/AVERAGE([$Sheet1.$M12:$Sheet1.$S12]))-1)*100" office:value-type="float" office:value="5.20231213872833" calcext:value-type="float">
            <text:p>5.20</text:p>
          </table:table-cell>
          <table:table-cell table:formula="of:=(([$Sheet1.L12]/AVERAGE([$Sheet1.$M12:$Sheet1.$S12]))-1)*100" office:value-type="float" office:value="5.20231213872833" calcext:value-type="float">
            <text:p>5.20</text:p>
          </table:table-cell>
          <table:table-cell table:number-columns-repeated="2"/>
        </table:table-row>
        <table:table-row table:style-name="ro1">
          <table:table-cell table:formula="of:=(([$Sheet1.C13]/AVERAGE([$Sheet1.$M13:$Sheet1.$S13]))-1)*100" office:value-type="float" office:value="4.85695276114437" calcext:value-type="float">
            <text:p>4.86</text:p>
          </table:table-cell>
          <table:table-cell table:formula="of:=(([$Sheet1.D13]/AVERAGE([$Sheet1.$M13:$Sheet1.$S13]))-1)*100" office:value-type="float" office:value="4.85695276114437" calcext:value-type="float">
            <text:p>4.86</text:p>
          </table:table-cell>
          <table:table-cell table:formula="of:=(([$Sheet1.E13]/AVERAGE([$Sheet1.$M13:$Sheet1.$S13]))-1)*100" office:value-type="float" office:value="5.12308715901531" calcext:value-type="float">
            <text:p>5.12</text:p>
          </table:table-cell>
          <table:table-cell table:formula="of:=(([$Sheet1.F13]/AVERAGE([$Sheet1.$M13:$Sheet1.$S13]))-1)*100" office:value-type="float" office:value="5.12308715901531" calcext:value-type="float">
            <text:p>5.12</text:p>
          </table:table-cell>
          <table:table-cell table:formula="of:=(([$Sheet1.G13]/AVERAGE([$Sheet1.$M13:$Sheet1.$S13]))-1)*100" office:value-type="float" office:value="4.85695276114437" calcext:value-type="float">
            <text:p>4.86</text:p>
          </table:table-cell>
          <table:table-cell table:formula="of:=(([$Sheet1.H13]/AVERAGE([$Sheet1.$M13:$Sheet1.$S13]))-1)*100" office:value-type="float" office:value="4.0585495675316" calcext:value-type="float">
            <text:p>4.06</text:p>
          </table:table-cell>
          <table:table-cell table:formula="of:=(([$Sheet1.I13]/AVERAGE([$Sheet1.$M13:$Sheet1.$S13]))-1)*100" office:value-type="float" office:value="4.0585495675316" calcext:value-type="float">
            <text:p>4.06</text:p>
          </table:table-cell>
          <table:table-cell table:formula="of:=(([$Sheet1.J13]/AVERAGE([$Sheet1.$M13:$Sheet1.$S13]))-1)*100" office:value-type="float" office:value="3.79241516966067" calcext:value-type="float">
            <text:p>3.79</text:p>
          </table:table-cell>
          <table:table-cell table:formula="of:=(([$Sheet1.K13]/AVERAGE([$Sheet1.$M13:$Sheet1.$S13]))-1)*100" office:value-type="float" office:value="3.52628077178974" calcext:value-type="float">
            <text:p>3.53</text:p>
          </table:table-cell>
          <table:table-cell table:formula="of:=(([$Sheet1.L13]/AVERAGE([$Sheet1.$M13:$Sheet1.$S13]))-1)*100" office:value-type="float" office:value="3.79241516966067" calcext:value-type="float">
            <text:p>3.79</text:p>
          </table:table-cell>
          <table:table-cell table:number-columns-repeated="2"/>
        </table:table-row>
        <table:table-row table:style-name="ro1">
          <table:table-cell table:formula="of:=(([$Sheet1.C14]/AVERAGE([$Sheet1.$M14:$Sheet1.$S14]))-1)*100" office:value-type="float" office:value="3.54822588705648" calcext:value-type="float">
            <text:p>3.55</text:p>
          </table:table-cell>
          <table:table-cell table:formula="of:=(([$Sheet1.D14]/AVERAGE([$Sheet1.$M14:$Sheet1.$S14]))-1)*100" office:value-type="float" office:value="3.54822588705648" calcext:value-type="float">
            <text:p>3.55</text:p>
          </table:table-cell>
          <table:table-cell table:formula="of:=(([$Sheet1.E14]/AVERAGE([$Sheet1.$M14:$Sheet1.$S14]))-1)*100" office:value-type="float" office:value="3.34832583708147" calcext:value-type="float">
            <text:p>3.35</text:p>
          </table:table-cell>
          <table:table-cell table:formula="of:=(([$Sheet1.F14]/AVERAGE([$Sheet1.$M14:$Sheet1.$S14]))-1)*100" office:value-type="float" office:value="2.94852573713145" calcext:value-type="float">
            <text:p>2.95</text:p>
          </table:table-cell>
          <table:table-cell table:formula="of:=(([$Sheet1.G14]/AVERAGE([$Sheet1.$M14:$Sheet1.$S14]))-1)*100" office:value-type="float" office:value="3.14842578710646" calcext:value-type="float">
            <text:p>3.15</text:p>
          </table:table-cell>
          <table:table-cell table:formula="of:=(([$Sheet1.H14]/AVERAGE([$Sheet1.$M14:$Sheet1.$S14]))-1)*100" office:value-type="float" office:value="2.74862568715641" calcext:value-type="float">
            <text:p>2.75</text:p>
          </table:table-cell>
          <table:table-cell table:formula="of:=(([$Sheet1.I14]/AVERAGE([$Sheet1.$M14:$Sheet1.$S14]))-1)*100" office:value-type="float" office:value="2.74862568715641" calcext:value-type="float">
            <text:p>2.75</text:p>
          </table:table-cell>
          <table:table-cell table:formula="of:=(([$Sheet1.J14]/AVERAGE([$Sheet1.$M14:$Sheet1.$S14]))-1)*100" office:value-type="float" office:value="2.94852573713145" calcext:value-type="float">
            <text:p>2.95</text:p>
          </table:table-cell>
          <table:table-cell table:formula="of:=(([$Sheet1.K14]/AVERAGE([$Sheet1.$M14:$Sheet1.$S14]))-1)*100" office:value-type="float" office:value="2.94852573713145" calcext:value-type="float">
            <text:p>2.95</text:p>
          </table:table-cell>
          <table:table-cell table:formula="of:=(([$Sheet1.L14]/AVERAGE([$Sheet1.$M14:$Sheet1.$S14]))-1)*100" office:value-type="float" office:value="2.5487256371814" calcext:value-type="float">
            <text:p>2.55</text:p>
          </table:table-cell>
          <table:table-cell table:number-columns-repeated="2"/>
        </table:table-row>
        <table:table-row table:style-name="ro1">
          <table:table-cell table:formula="of:=(([$Sheet1.C15]/AVERAGE([$Sheet1.$M15:$Sheet1.$S15]))-1)*100" office:value-type="float" office:value="1.0204081632653" calcext:value-type="float">
            <text:p>1.02</text:p>
          </table:table-cell>
          <table:table-cell table:formula="of:=(([$Sheet1.D15]/AVERAGE([$Sheet1.$M15:$Sheet1.$S15]))-1)*100" office:value-type="float" office:value="1.0204081632653" calcext:value-type="float">
            <text:p>1.02</text:p>
          </table:table-cell>
          <table:table-cell table:formula="of:=(([$Sheet1.E15]/AVERAGE([$Sheet1.$M15:$Sheet1.$S15]))-1)*100" office:value-type="float" office:value="1.0204081632653" calcext:value-type="float">
            <text:p>1.02</text:p>
          </table:table-cell>
          <table:table-cell table:formula="of:=(([$Sheet1.F15]/AVERAGE([$Sheet1.$M15:$Sheet1.$S15]))-1)*100" office:value-type="float" office:value="1.0204081632653" calcext:value-type="float">
            <text:p>1.02</text:p>
          </table:table-cell>
          <table:table-cell table:formula="of:=(([$Sheet1.G15]/AVERAGE([$Sheet1.$M15:$Sheet1.$S15]))-1)*100" office:value-type="float" office:value="1.0204081632653" calcext:value-type="float">
            <text:p>1.02</text:p>
          </table:table-cell>
          <table:table-cell table:formula="of:=(([$Sheet1.H15]/AVERAGE([$Sheet1.$M15:$Sheet1.$S15]))-1)*100" office:value-type="float" office:value="1.0204081632653" calcext:value-type="float">
            <text:p>1.02</text:p>
          </table:table-cell>
          <table:table-cell table:formula="of:=(([$Sheet1.I15]/AVERAGE([$Sheet1.$M15:$Sheet1.$S15]))-1)*100" office:value-type="float" office:value="1.0204081632653" calcext:value-type="float">
            <text:p>1.02</text:p>
          </table:table-cell>
          <table:table-cell table:formula="of:=(([$Sheet1.J15]/AVERAGE([$Sheet1.$M15:$Sheet1.$S15]))-1)*100" office:value-type="float" office:value="1.0204081632653" calcext:value-type="float">
            <text:p>1.02</text:p>
          </table:table-cell>
          <table:table-cell table:formula="of:=(([$Sheet1.K15]/AVERAGE([$Sheet1.$M15:$Sheet1.$S15]))-1)*100" office:value-type="float" office:value="1.0204081632653" calcext:value-type="float">
            <text:p>1.02</text:p>
          </table:table-cell>
          <table:table-cell table:formula="of:=(([$Sheet1.L15]/AVERAGE([$Sheet1.$M15:$Sheet1.$S15]))-1)*100" office:value-type="float" office:value="1.0204081632653" calcext:value-type="float">
            <text:p>1.02</text:p>
          </table:table-cell>
          <table:table-cell table:number-columns-repeated="2"/>
        </table:table-row>
        <table:table-row table:style-name="ro1">
          <table:table-cell table:formula="of:=(([$Sheet1.C16]/AVERAGE([$Sheet1.$M16:$Sheet1.$S16]))-1)*100" office:value-type="float" office:value="0.241896468311564" calcext:value-type="float">
            <text:p>0.24</text:p>
          </table:table-cell>
          <table:table-cell table:formula="of:=(([$Sheet1.D16]/AVERAGE([$Sheet1.$M16:$Sheet1.$S16]))-1)*100" office:value-type="float" office:value="0.241896468311564" calcext:value-type="float">
            <text:p>0.24</text:p>
          </table:table-cell>
          <table:table-cell table:formula="of:=(([$Sheet1.E16]/AVERAGE([$Sheet1.$M16:$Sheet1.$S16]))-1)*100" office:value-type="float" office:value="0.241896468311564" calcext:value-type="float">
            <text:p>0.24</text:p>
          </table:table-cell>
          <table:table-cell table:formula="of:=(([$Sheet1.F16]/AVERAGE([$Sheet1.$M16:$Sheet1.$S16]))-1)*100" office:value-type="float" office:value="0.241896468311564" calcext:value-type="float">
            <text:p>0.24</text:p>
          </table:table-cell>
          <table:table-cell table:formula="of:=(([$Sheet1.G16]/AVERAGE([$Sheet1.$M16:$Sheet1.$S16]))-1)*100" office:value-type="float" office:value="0.241896468311564" calcext:value-type="float">
            <text:p>0.24</text:p>
          </table:table-cell>
          <table:table-cell table:formula="of:=(([$Sheet1.H16]/AVERAGE([$Sheet1.$M16:$Sheet1.$S16]))-1)*100" office:value-type="float" office:value="0.241896468311564" calcext:value-type="float">
            <text:p>0.24</text:p>
          </table:table-cell>
          <table:table-cell table:formula="of:=(([$Sheet1.I16]/AVERAGE([$Sheet1.$M16:$Sheet1.$S16]))-1)*100" office:value-type="float" office:value="0.241896468311564" calcext:value-type="float">
            <text:p>0.24</text:p>
          </table:table-cell>
          <table:table-cell table:formula="of:=(([$Sheet1.J16]/AVERAGE([$Sheet1.$M16:$Sheet1.$S16]))-1)*100" office:value-type="float" office:value="0.241896468311564" calcext:value-type="float">
            <text:p>0.24</text:p>
          </table:table-cell>
          <table:table-cell table:formula="of:=(([$Sheet1.K16]/AVERAGE([$Sheet1.$M16:$Sheet1.$S16]))-1)*100" office:value-type="float" office:value="0.241896468311564" calcext:value-type="float">
            <text:p>0.24</text:p>
          </table:table-cell>
          <table:table-cell table:formula="of:=(([$Sheet1.L16]/AVERAGE([$Sheet1.$M16:$Sheet1.$S16]))-1)*100" office:value-type="float" office:value="0.241896468311564" calcext:value-type="float">
            <text:p>0.24</text:p>
          </table:table-cell>
          <table:table-cell table:number-columns-repeated="2"/>
        </table:table-row>
        <table:table-row table:style-name="ro1">
          <table:table-cell table:formula="of:=(([$Sheet1.C17]/AVERAGE([$Sheet1.$M17:$Sheet1.$S17]))-1)*100" office:value-type="float" office:value="0.327225130890052" calcext:value-type="float">
            <text:p>0.33</text:p>
          </table:table-cell>
          <table:table-cell table:formula="of:=(([$Sheet1.D17]/AVERAGE([$Sheet1.$M17:$Sheet1.$S17]))-1)*100" office:value-type="float" office:value="0.327225130890052" calcext:value-type="float">
            <text:p>0.33</text:p>
          </table:table-cell>
          <table:table-cell table:formula="of:=(([$Sheet1.E17]/AVERAGE([$Sheet1.$M17:$Sheet1.$S17]))-1)*100" office:value-type="float" office:value="0.327225130890052" calcext:value-type="float">
            <text:p>0.33</text:p>
          </table:table-cell>
          <table:table-cell table:formula="of:=(([$Sheet1.F17]/AVERAGE([$Sheet1.$M17:$Sheet1.$S17]))-1)*100" office:value-type="float" office:value="0.327225130890052" calcext:value-type="float">
            <text:p>0.33</text:p>
          </table:table-cell>
          <table:table-cell table:formula="of:=(([$Sheet1.G17]/AVERAGE([$Sheet1.$M17:$Sheet1.$S17]))-1)*100" office:value-type="float" office:value="0.441753926701582" calcext:value-type="float">
            <text:p>0.44</text:p>
          </table:table-cell>
          <table:table-cell table:formula="of:=(([$Sheet1.H17]/AVERAGE([$Sheet1.$M17:$Sheet1.$S17]))-1)*100" office:value-type="float" office:value="0.327225130890052" calcext:value-type="float">
            <text:p>0.33</text:p>
          </table:table-cell>
          <table:table-cell table:formula="of:=(([$Sheet1.I17]/AVERAGE([$Sheet1.$M17:$Sheet1.$S17]))-1)*100" office:value-type="float" office:value="0.441753926701582" calcext:value-type="float">
            <text:p>0.44</text:p>
          </table:table-cell>
          <table:table-cell table:formula="of:=(([$Sheet1.J17]/AVERAGE([$Sheet1.$M17:$Sheet1.$S17]))-1)*100" office:value-type="float" office:value="0.327225130890052" calcext:value-type="float">
            <text:p>0.33</text:p>
          </table:table-cell>
          <table:table-cell table:formula="of:=(([$Sheet1.K17]/AVERAGE([$Sheet1.$M17:$Sheet1.$S17]))-1)*100" office:value-type="float" office:value="0.327225130890052" calcext:value-type="float">
            <text:p>0.33</text:p>
          </table:table-cell>
          <table:table-cell table:formula="of:=(([$Sheet1.L17]/AVERAGE([$Sheet1.$M17:$Sheet1.$S17]))-1)*100" office:value-type="float" office:value="0.327225130890052" calcext:value-type="float">
            <text:p>0.33</text:p>
          </table:table-cell>
          <table:table-cell table:number-columns-repeated="2"/>
        </table:table-row>
        <table:table-row table:style-name="ro1">
          <table:table-cell table:formula="of:=(([$Sheet1.C18]/AVERAGE([$Sheet1.$M18:$Sheet1.$S18]))-1)*100" office:value-type="float" office:value="0.540865384615397" calcext:value-type="float">
            <text:p>0.54</text:p>
          </table:table-cell>
          <table:table-cell table:formula="of:=(([$Sheet1.D18]/AVERAGE([$Sheet1.$M18:$Sheet1.$S18]))-1)*100" office:value-type="float" office:value="0.540865384615397" calcext:value-type="float">
            <text:p>0.54</text:p>
          </table:table-cell>
          <table:table-cell table:formula="of:=(([$Sheet1.E18]/AVERAGE([$Sheet1.$M18:$Sheet1.$S18]))-1)*100" office:value-type="float" office:value="0.540865384615397" calcext:value-type="float">
            <text:p>0.54</text:p>
          </table:table-cell>
          <table:table-cell table:formula="of:=(([$Sheet1.F18]/AVERAGE([$Sheet1.$M18:$Sheet1.$S18]))-1)*100" office:value-type="float" office:value="0.540865384615397" calcext:value-type="float">
            <text:p>0.54</text:p>
          </table:table-cell>
          <table:table-cell table:formula="of:=(([$Sheet1.G18]/AVERAGE([$Sheet1.$M18:$Sheet1.$S18]))-1)*100" office:value-type="float" office:value="0.540865384615397" calcext:value-type="float">
            <text:p>0.54</text:p>
          </table:table-cell>
          <table:table-cell table:formula="of:=(([$Sheet1.H18]/AVERAGE([$Sheet1.$M18:$Sheet1.$S18]))-1)*100" office:value-type="float" office:value="0.540865384615397" calcext:value-type="float">
            <text:p>0.54</text:p>
          </table:table-cell>
          <table:table-cell table:formula="of:=(([$Sheet1.I18]/AVERAGE([$Sheet1.$M18:$Sheet1.$S18]))-1)*100" office:value-type="float" office:value="0.540865384615397" calcext:value-type="float">
            <text:p>0.54</text:p>
          </table:table-cell>
          <table:table-cell table:formula="of:=(([$Sheet1.J18]/AVERAGE([$Sheet1.$M18:$Sheet1.$S18]))-1)*100" office:value-type="float" office:value="0.540865384615397" calcext:value-type="float">
            <text:p>0.54</text:p>
          </table:table-cell>
          <table:table-cell table:formula="of:=(([$Sheet1.K18]/AVERAGE([$Sheet1.$M18:$Sheet1.$S18]))-1)*100" office:value-type="float" office:value="0.540865384615397" calcext:value-type="float">
            <text:p>0.54</text:p>
          </table:table-cell>
          <table:table-cell table:formula="of:=(([$Sheet1.L18]/AVERAGE([$Sheet1.$M18:$Sheet1.$S18]))-1)*100" office:value-type="float" office:value="0.540865384615397" calcext:value-type="float">
            <text:p>0.54</text:p>
          </table:table-cell>
          <table:table-cell table:number-columns-repeated="2"/>
        </table:table-row>
        <table:table-row table:style-name="ro1">
          <table:table-cell table:formula="of:=(([$Sheet1.C19]/AVERAGE([$Sheet1.$M19:$Sheet1.$S19]))-1)*100" office:value-type="float" office:value="5.18134715025906" calcext:value-type="float">
            <text:p>5.18</text:p>
          </table:table-cell>
          <table:table-cell table:formula="of:=(([$Sheet1.D19]/AVERAGE([$Sheet1.$M19:$Sheet1.$S19]))-1)*100" office:value-type="float" office:value="5.18134715025906" calcext:value-type="float">
            <text:p>5.18</text:p>
          </table:table-cell>
          <table:table-cell table:formula="of:=(([$Sheet1.E19]/AVERAGE([$Sheet1.$M19:$Sheet1.$S19]))-1)*100" office:value-type="float" office:value="5.18134715025906" calcext:value-type="float">
            <text:p>5.18</text:p>
          </table:table-cell>
          <table:table-cell table:formula="of:=(([$Sheet1.F19]/AVERAGE([$Sheet1.$M19:$Sheet1.$S19]))-1)*100" office:value-type="float" office:value="5.18134715025906" calcext:value-type="float">
            <text:p>5.18</text:p>
          </table:table-cell>
          <table:table-cell table:formula="of:=(([$Sheet1.G19]/AVERAGE([$Sheet1.$M19:$Sheet1.$S19]))-1)*100" office:value-type="float" office:value="3.97236614853196" calcext:value-type="float">
            <text:p>3.97</text:p>
          </table:table-cell>
          <table:table-cell table:formula="of:=(([$Sheet1.H19]/AVERAGE([$Sheet1.$M19:$Sheet1.$S19]))-1)*100" office:value-type="float" office:value="5.18134715025906" calcext:value-type="float">
            <text:p>5.18</text:p>
          </table:table-cell>
          <table:table-cell table:formula="of:=(([$Sheet1.I19]/AVERAGE([$Sheet1.$M19:$Sheet1.$S19]))-1)*100" office:value-type="float" office:value="5.18134715025906" calcext:value-type="float">
            <text:p>5.18</text:p>
          </table:table-cell>
          <table:table-cell table:formula="of:=(([$Sheet1.J19]/AVERAGE([$Sheet1.$M19:$Sheet1.$S19]))-1)*100" office:value-type="float" office:value="3.97236614853196" calcext:value-type="float">
            <text:p>3.97</text:p>
          </table:table-cell>
          <table:table-cell table:formula="of:=(([$Sheet1.K19]/AVERAGE([$Sheet1.$M19:$Sheet1.$S19]))-1)*100" office:value-type="float" office:value="3.97236614853196" calcext:value-type="float">
            <text:p>3.97</text:p>
          </table:table-cell>
          <table:table-cell table:formula="of:=(([$Sheet1.L19]/AVERAGE([$Sheet1.$M19:$Sheet1.$S19]))-1)*100" office:value-type="float" office:value="3.97236614853196" calcext:value-type="float">
            <text:p>3.97</text:p>
          </table:table-cell>
          <table:table-cell table:number-columns-repeated="2"/>
        </table:table-row>
        <table:table-row table:style-name="ro1">
          <table:table-cell table:formula="of:=(([$Sheet1.C20]/AVERAGE([$Sheet1.$M20:$Sheet1.$S20]))-1)*100" office:value-type="float" office:value="6.87022900763359" calcext:value-type="float">
            <text:p>6.87</text:p>
          </table:table-cell>
          <table:table-cell table:formula="of:=(([$Sheet1.D20]/AVERAGE([$Sheet1.$M20:$Sheet1.$S20]))-1)*100" office:value-type="float" office:value="6.87022900763359" calcext:value-type="float">
            <text:p>6.87</text:p>
          </table:table-cell>
          <table:table-cell table:formula="of:=(([$Sheet1.E20]/AVERAGE([$Sheet1.$M20:$Sheet1.$S20]))-1)*100" office:value-type="float" office:value="6.87022900763359" calcext:value-type="float">
            <text:p>6.87</text:p>
          </table:table-cell>
          <table:table-cell table:formula="of:=(([$Sheet1.F20]/AVERAGE([$Sheet1.$M20:$Sheet1.$S20]))-1)*100" office:value-type="float" office:value="6.87022900763359" calcext:value-type="float">
            <text:p>6.87</text:p>
          </table:table-cell>
          <table:table-cell table:formula="of:=(([$Sheet1.G20]/AVERAGE([$Sheet1.$M20:$Sheet1.$S20]))-1)*100" office:value-type="float" office:value="7.53816793893132" calcext:value-type="float">
            <text:p>7.54</text:p>
          </table:table-cell>
          <table:table-cell table:formula="of:=(([$Sheet1.H20]/AVERAGE([$Sheet1.$M20:$Sheet1.$S20]))-1)*100" office:value-type="float" office:value="4.86641221374045" calcext:value-type="float">
            <text:p>4.87</text:p>
          </table:table-cell>
          <table:table-cell table:formula="of:=(([$Sheet1.I20]/AVERAGE([$Sheet1.$M20:$Sheet1.$S20]))-1)*100" office:value-type="float" office:value="4.19847328244274" calcext:value-type="float">
            <text:p>4.20</text:p>
          </table:table-cell>
          <table:table-cell table:formula="of:=(([$Sheet1.J20]/AVERAGE([$Sheet1.$M20:$Sheet1.$S20]))-1)*100" office:value-type="float" office:value="3.53053435114503" calcext:value-type="float">
            <text:p>3.53</text:p>
          </table:table-cell>
          <table:table-cell table:formula="of:=(([$Sheet1.K20]/AVERAGE([$Sheet1.$M20:$Sheet1.$S20]))-1)*100" office:value-type="float" office:value="4.19847328244274" calcext:value-type="float">
            <text:p>4.20</text:p>
          </table:table-cell>
          <table:table-cell table:formula="of:=(([$Sheet1.L20]/AVERAGE([$Sheet1.$M20:$Sheet1.$S20]))-1)*100" office:value-type="float" office:value="4.19847328244274" calcext:value-type="float">
            <text:p>4.20</text:p>
          </table:table-cell>
          <table:table-cell table:number-columns-repeated="2"/>
        </table:table-row>
        <table:table-row table:style-name="ro1">
          <table:table-cell table:formula="of:=(([$Sheet1.C21]/AVERAGE([$Sheet1.$M21:$Sheet1.$S21]))-1)*100" office:value-type="float" office:value="5.66037735849057" calcext:value-type="float">
            <text:p>5.66</text:p>
          </table:table-cell>
          <table:table-cell table:formula="of:=(([$Sheet1.D21]/AVERAGE([$Sheet1.$M21:$Sheet1.$S21]))-1)*100" office:value-type="float" office:value="5.66037735849057" calcext:value-type="float">
            <text:p>5.66</text:p>
          </table:table-cell>
          <table:table-cell table:formula="of:=(([$Sheet1.E21]/AVERAGE([$Sheet1.$M21:$Sheet1.$S21]))-1)*100" office:value-type="float" office:value="6.14954577218727" calcext:value-type="float">
            <text:p>6.15</text:p>
          </table:table-cell>
          <table:table-cell table:formula="of:=(([$Sheet1.F21]/AVERAGE([$Sheet1.$M21:$Sheet1.$S21]))-1)*100" office:value-type="float" office:value="6.14954577218727" calcext:value-type="float">
            <text:p>6.15</text:p>
          </table:table-cell>
          <table:table-cell table:formula="of:=(([$Sheet1.G21]/AVERAGE([$Sheet1.$M21:$Sheet1.$S21]))-1)*100" office:value-type="float" office:value="6.638714185884" calcext:value-type="float">
            <text:p>6.64</text:p>
          </table:table-cell>
          <table:table-cell table:formula="of:=(([$Sheet1.H21]/AVERAGE([$Sheet1.$M21:$Sheet1.$S21]))-1)*100" office:value-type="float" office:value="4.19287211740043" calcext:value-type="float">
            <text:p>4.19</text:p>
          </table:table-cell>
          <table:table-cell table:formula="of:=(([$Sheet1.I21]/AVERAGE([$Sheet1.$M21:$Sheet1.$S21]))-1)*100" office:value-type="float" office:value="4.19287211740043" calcext:value-type="float">
            <text:p>4.19</text:p>
          </table:table-cell>
          <table:table-cell table:formula="of:=(([$Sheet1.J21]/AVERAGE([$Sheet1.$M21:$Sheet1.$S21]))-1)*100" office:value-type="float" office:value="4.19287211740043" calcext:value-type="float">
            <text:p>4.19</text:p>
          </table:table-cell>
          <table:table-cell table:formula="of:=(([$Sheet1.K21]/AVERAGE([$Sheet1.$M21:$Sheet1.$S21]))-1)*100" office:value-type="float" office:value="4.19287211740043" calcext:value-type="float">
            <text:p>4.19</text:p>
          </table:table-cell>
          <table:table-cell table:formula="of:=(([$Sheet1.L21]/AVERAGE([$Sheet1.$M21:$Sheet1.$S21]))-1)*100" office:value-type="float" office:value="4.19287211740043" calcext:value-type="float">
            <text:p>4.19</text:p>
          </table:table-cell>
          <table:table-cell table:number-columns-repeated="2"/>
        </table:table-row>
        <table:table-row table:style-name="ro1">
          <table:table-cell table:formula="of:=(([$Sheet1.C22]/AVERAGE([$Sheet1.$M22:$Sheet1.$S22]))-1)*100" office:value-type="float" office:value="4.60186142709411" calcext:value-type="float">
            <text:p>4.60</text:p>
          </table:table-cell>
          <table:table-cell table:formula="of:=(([$Sheet1.D22]/AVERAGE([$Sheet1.$M22:$Sheet1.$S22]))-1)*100" office:value-type="float" office:value="4.60186142709411" calcext:value-type="float">
            <text:p>4.60</text:p>
          </table:table-cell>
          <table:table-cell table:formula="of:=(([$Sheet1.E22]/AVERAGE([$Sheet1.$M22:$Sheet1.$S22]))-1)*100" office:value-type="float" office:value="4.60186142709411" calcext:value-type="float">
            <text:p>4.60</text:p>
          </table:table-cell>
          <table:table-cell table:formula="of:=(([$Sheet1.F22]/AVERAGE([$Sheet1.$M22:$Sheet1.$S22]))-1)*100" office:value-type="float" office:value="4.96380558428129" calcext:value-type="float">
            <text:p>4.96</text:p>
          </table:table-cell>
          <table:table-cell table:formula="of:=(([$Sheet1.G22]/AVERAGE([$Sheet1.$M22:$Sheet1.$S22]))-1)*100" office:value-type="float" office:value="5.32574974146847" calcext:value-type="float">
            <text:p>5.33</text:p>
          </table:table-cell>
          <table:table-cell table:formula="of:=(([$Sheet1.H22]/AVERAGE([$Sheet1.$M22:$Sheet1.$S22]))-1)*100" office:value-type="float" office:value="2.79214064115822" calcext:value-type="float">
            <text:p>2.79</text:p>
          </table:table-cell>
          <table:table-cell table:formula="of:=(([$Sheet1.I22]/AVERAGE([$Sheet1.$M22:$Sheet1.$S22]))-1)*100" office:value-type="float" office:value="2.06825232678387" calcext:value-type="float">
            <text:p>2.07</text:p>
          </table:table-cell>
          <table:table-cell table:formula="of:=(([$Sheet1.J22]/AVERAGE([$Sheet1.$M22:$Sheet1.$S22]))-1)*100" office:value-type="float" office:value="2.43019648397105" calcext:value-type="float">
            <text:p>2.43</text:p>
          </table:table-cell>
          <table:table-cell table:formula="of:=(([$Sheet1.K22]/AVERAGE([$Sheet1.$M22:$Sheet1.$S22]))-1)*100" office:value-type="float" office:value="2.79214064115822" calcext:value-type="float">
            <text:p>2.79</text:p>
          </table:table-cell>
          <table:table-cell table:formula="of:=(([$Sheet1.L22]/AVERAGE([$Sheet1.$M22:$Sheet1.$S22]))-1)*100" office:value-type="float" office:value="2.43019648397105" calcext:value-type="float">
            <text:p>2.43</text:p>
          </table:table-cell>
          <table:table-cell table:number-columns-repeated="2"/>
        </table:table-row>
        <table:table-row table:style-name="ro1">
          <table:table-cell table:formula="of:=(([$Sheet1.C23]/AVERAGE([$Sheet1.$M23:$Sheet1.$S23]))-1)*100" office:value-type="float" office:value="4.10764872521245" calcext:value-type="float">
            <text:p>4.11</text:p>
          </table:table-cell>
          <table:table-cell table:formula="of:=(([$Sheet1.D23]/AVERAGE([$Sheet1.$M23:$Sheet1.$S23]))-1)*100" office:value-type="float" office:value="1.13314447592066" calcext:value-type="float">
            <text:p>1.13</text:p>
          </table:table-cell>
          <table:table-cell table:formula="of:=(([$Sheet1.E23]/AVERAGE([$Sheet1.$M23:$Sheet1.$S23]))-1)*100" office:value-type="float" office:value="2.12464589235126" calcext:value-type="float">
            <text:p>2.12</text:p>
          </table:table-cell>
          <table:table-cell table:formula="of:=(([$Sheet1.F23]/AVERAGE([$Sheet1.$M23:$Sheet1.$S23]))-1)*100" office:value-type="float" office:value="2.12464589235126" calcext:value-type="float">
            <text:p>2.12</text:p>
          </table:table-cell>
          <table:table-cell table:formula="of:=(([$Sheet1.G23]/AVERAGE([$Sheet1.$M23:$Sheet1.$S23]))-1)*100" office:value-type="float" office:value="2.12464589235126" calcext:value-type="float">
            <text:p>2.12</text:p>
          </table:table-cell>
          <table:table-cell table:formula="of:=(([$Sheet1.H23]/AVERAGE([$Sheet1.$M23:$Sheet1.$S23]))-1)*100" office:value-type="float" office:value="6.09065155807362" calcext:value-type="float">
            <text:p>6.09</text:p>
          </table:table-cell>
          <table:table-cell table:formula="of:=(([$Sheet1.I23]/AVERAGE([$Sheet1.$M23:$Sheet1.$S23]))-1)*100" office:value-type="float" office:value="2.12464589235126" calcext:value-type="float">
            <text:p>2.12</text:p>
          </table:table-cell>
          <table:table-cell table:formula="of:=(([$Sheet1.J23]/AVERAGE([$Sheet1.$M23:$Sheet1.$S23]))-1)*100" office:value-type="float" office:value="4.10764872521245" calcext:value-type="float">
            <text:p>4.11</text:p>
          </table:table-cell>
          <table:table-cell table:formula="of:=(([$Sheet1.K23]/AVERAGE([$Sheet1.$M23:$Sheet1.$S23]))-1)*100" office:value-type="float" office:value="2.12464589235126" calcext:value-type="float">
            <text:p>2.12</text:p>
          </table:table-cell>
          <table:table-cell table:formula="of:=(([$Sheet1.L23]/AVERAGE([$Sheet1.$M23:$Sheet1.$S23]))-1)*100" office:value-type="float" office:value="2.12464589235126" calcext:value-type="float">
            <text:p>2.12</text:p>
          </table:table-cell>
          <table:table-cell table:number-columns-repeated="2"/>
        </table:table-row>
        <table:table-row table:style-name="ro1">
          <table:table-cell table:formula="of:=(([$Sheet1.C24]/AVERAGE([$Sheet1.$M24:$Sheet1.$S24]))-1)*100" office:value-type="float" office:value="3.97599399849962" calcext:value-type="float">
            <text:p>3.98</text:p>
          </table:table-cell>
          <table:table-cell table:formula="of:=(([$Sheet1.D24]/AVERAGE([$Sheet1.$M24:$Sheet1.$S24]))-1)*100" office:value-type="float" office:value="3.97599399849962" calcext:value-type="float">
            <text:p>3.98</text:p>
          </table:table-cell>
          <table:table-cell table:formula="of:=(([$Sheet1.E24]/AVERAGE([$Sheet1.$M24:$Sheet1.$S24]))-1)*100" office:value-type="float" office:value="3.45086271567892" calcext:value-type="float">
            <text:p>3.45</text:p>
          </table:table-cell>
          <table:table-cell table:formula="of:=(([$Sheet1.F24]/AVERAGE([$Sheet1.$M24:$Sheet1.$S24]))-1)*100" office:value-type="float" office:value="4.50112528132032" calcext:value-type="float">
            <text:p>4.50</text:p>
          </table:table-cell>
          <table:table-cell table:formula="of:=(([$Sheet1.G24]/AVERAGE([$Sheet1.$M24:$Sheet1.$S24]))-1)*100" office:value-type="float" office:value="3.45086271567892" calcext:value-type="float">
            <text:p>3.45</text:p>
          </table:table-cell>
          <table:table-cell table:formula="of:=(([$Sheet1.H24]/AVERAGE([$Sheet1.$M24:$Sheet1.$S24]))-1)*100" office:value-type="float" office:value="4.50112528132032" calcext:value-type="float">
            <text:p>4.50</text:p>
          </table:table-cell>
          <table:table-cell table:formula="of:=(([$Sheet1.I24]/AVERAGE([$Sheet1.$M24:$Sheet1.$S24]))-1)*100" office:value-type="float" office:value="2.92573143285821" calcext:value-type="float">
            <text:p>2.93</text:p>
          </table:table-cell>
          <table:table-cell table:formula="of:=(([$Sheet1.J24]/AVERAGE([$Sheet1.$M24:$Sheet1.$S24]))-1)*100" office:value-type="float" office:value="2.92573143285821" calcext:value-type="float">
            <text:p>2.93</text:p>
          </table:table-cell>
          <table:table-cell table:formula="of:=(([$Sheet1.K24]/AVERAGE([$Sheet1.$M24:$Sheet1.$S24]))-1)*100" office:value-type="float" office:value="3.45086271567892" calcext:value-type="float">
            <text:p>3.45</text:p>
          </table:table-cell>
          <table:table-cell table:formula="of:=(([$Sheet1.L24]/AVERAGE([$Sheet1.$M24:$Sheet1.$S24]))-1)*100" office:value-type="float" office:value="3.45086271567892" calcext:value-type="float">
            <text:p>3.45</text:p>
          </table:table-cell>
          <table:table-cell table:number-columns-repeated="2"/>
        </table:table-row>
        <table:table-row table:style-name="ro1">
          <table:table-cell table:formula="of:=(([$Sheet1.C25]/AVERAGE([$Sheet1.$M25:$Sheet1.$S25]))-1)*100" office:value-type="float" office:value="3.65319045299561" calcext:value-type="float">
            <text:p>3.65</text:p>
          </table:table-cell>
          <table:table-cell table:formula="of:=(([$Sheet1.D25]/AVERAGE([$Sheet1.$M25:$Sheet1.$S25]))-1)*100" office:value-type="float" office:value="2.97126156843643" calcext:value-type="float">
            <text:p>2.97</text:p>
          </table:table-cell>
          <table:table-cell table:formula="of:=(([$Sheet1.E25]/AVERAGE([$Sheet1.$M25:$Sheet1.$S25]))-1)*100" office:value-type="float" office:value="3.31222601071603" calcext:value-type="float">
            <text:p>3.31</text:p>
          </table:table-cell>
          <table:table-cell table:formula="of:=(([$Sheet1.F25]/AVERAGE([$Sheet1.$M25:$Sheet1.$S25]))-1)*100" office:value-type="float" office:value="3.65319045299561" calcext:value-type="float">
            <text:p>3.65</text:p>
          </table:table-cell>
          <table:table-cell table:formula="of:=(([$Sheet1.G25]/AVERAGE([$Sheet1.$M25:$Sheet1.$S25]))-1)*100" office:value-type="float" office:value="2.97126156843643" calcext:value-type="float">
            <text:p>2.97</text:p>
          </table:table-cell>
          <table:table-cell table:formula="of:=(([$Sheet1.H25]/AVERAGE([$Sheet1.$M25:$Sheet1.$S25]))-1)*100" office:value-type="float" office:value="3.99415489527521" calcext:value-type="float">
            <text:p>3.99</text:p>
          </table:table-cell>
          <table:table-cell table:formula="of:=(([$Sheet1.I25]/AVERAGE([$Sheet1.$M25:$Sheet1.$S25]))-1)*100" office:value-type="float" office:value="3.31222601071603" calcext:value-type="float">
            <text:p>3.31</text:p>
          </table:table-cell>
          <table:table-cell table:formula="of:=(([$Sheet1.J25]/AVERAGE([$Sheet1.$M25:$Sheet1.$S25]))-1)*100" office:value-type="float" office:value="2.97126156843643" calcext:value-type="float">
            <text:p>2.97</text:p>
          </table:table-cell>
          <table:table-cell table:formula="of:=(([$Sheet1.K25]/AVERAGE([$Sheet1.$M25:$Sheet1.$S25]))-1)*100" office:value-type="float" office:value="3.31222601071603" calcext:value-type="float">
            <text:p>3.31</text:p>
          </table:table-cell>
          <table:table-cell table:formula="of:=(([$Sheet1.L25]/AVERAGE([$Sheet1.$M25:$Sheet1.$S25]))-1)*100" office:value-type="float" office:value="2.63029712615686" calcext:value-type="float">
            <text:p>2.63</text:p>
          </table:table-cell>
          <table:table-cell table:number-columns-repeated="2"/>
        </table:table-row>
        <table:table-row table:style-name="ro1">
          <table:table-cell table:formula="of:=(([$Sheet1.C26]/AVERAGE([$Sheet1.$M26:$Sheet1.$S26]))-1)*100" office:value-type="float" office:value="4.16508898144641" calcext:value-type="float">
            <text:p>4.17</text:p>
          </table:table-cell>
          <table:table-cell table:formula="of:=(([$Sheet1.D26]/AVERAGE([$Sheet1.$M26:$Sheet1.$S26]))-1)*100" office:value-type="float" office:value="3.36993563044299" calcext:value-type="float">
            <text:p>3.37</text:p>
          </table:table-cell>
          <table:table-cell table:formula="of:=(([$Sheet1.E26]/AVERAGE([$Sheet1.$M26:$Sheet1.$S26]))-1)*100" office:value-type="float" office:value="3.36993563044299" calcext:value-type="float">
            <text:p>3.37</text:p>
          </table:table-cell>
          <table:table-cell table:formula="of:=(([$Sheet1.F26]/AVERAGE([$Sheet1.$M26:$Sheet1.$S26]))-1)*100" office:value-type="float" office:value="3.36993563044299" calcext:value-type="float">
            <text:p>3.37</text:p>
          </table:table-cell>
          <table:table-cell table:formula="of:=(([$Sheet1.G26]/AVERAGE([$Sheet1.$M26:$Sheet1.$S26]))-1)*100" office:value-type="float" office:value="3.36993563044299" calcext:value-type="float">
            <text:p>3.37</text:p>
          </table:table-cell>
          <table:table-cell table:formula="of:=(([$Sheet1.H26]/AVERAGE([$Sheet1.$M26:$Sheet1.$S26]))-1)*100" office:value-type="float" office:value="3.36993563044299" calcext:value-type="float">
            <text:p>3.37</text:p>
          </table:table-cell>
          <table:table-cell table:formula="of:=(([$Sheet1.I26]/AVERAGE([$Sheet1.$M26:$Sheet1.$S26]))-1)*100" office:value-type="float" office:value="2.30973116243847" calcext:value-type="float">
            <text:p>2.31</text:p>
          </table:table-cell>
          <table:table-cell table:formula="of:=(([$Sheet1.J26]/AVERAGE([$Sheet1.$M26:$Sheet1.$S26]))-1)*100" office:value-type="float" office:value="2.04468004543732" calcext:value-type="float">
            <text:p>2.04</text:p>
          </table:table-cell>
          <table:table-cell table:formula="of:=(([$Sheet1.K26]/AVERAGE([$Sheet1.$M26:$Sheet1.$S26]))-1)*100" office:value-type="float" office:value="1.77962892843617" calcext:value-type="float">
            <text:p>1.78</text:p>
          </table:table-cell>
          <table:table-cell table:formula="of:=(([$Sheet1.L26]/AVERAGE([$Sheet1.$M26:$Sheet1.$S26]))-1)*100" office:value-type="float" office:value="1.77962892843617" calcext:value-type="float">
            <text:p>1.78</text:p>
          </table:table-cell>
          <table:table-cell table:number-columns-repeated="2"/>
        </table:table-row>
        <table:table-row table:style-name="ro1">
          <table:table-cell table:formula="of:=(([$Sheet1.C27]/AVERAGE([$Sheet1.$M27:$Sheet1.$S27]))-1)*100" office:value-type="float" office:value="6.34615384615385" calcext:value-type="float">
            <text:p>6.35</text:p>
          </table:table-cell>
          <table:table-cell table:formula="of:=(([$Sheet1.D27]/AVERAGE([$Sheet1.$M27:$Sheet1.$S27]))-1)*100" office:value-type="float" office:value="7.69230769230769" calcext:value-type="float">
            <text:p>7.69</text:p>
          </table:table-cell>
          <table:table-cell table:formula="of:=(([$Sheet1.E27]/AVERAGE([$Sheet1.$M27:$Sheet1.$S27]))-1)*100" office:value-type="float" office:value="6.34615384615385" calcext:value-type="float">
            <text:p>6.35</text:p>
          </table:table-cell>
          <table:table-cell table:formula="of:=(([$Sheet1.F27]/AVERAGE([$Sheet1.$M27:$Sheet1.$S27]))-1)*100" office:value-type="float" office:value="5" calcext:value-type="float">
            <text:p>5.00</text:p>
          </table:table-cell>
          <table:table-cell table:formula="of:=(([$Sheet1.G27]/AVERAGE([$Sheet1.$M27:$Sheet1.$S27]))-1)*100" office:value-type="float" office:value="3.65384615384616" calcext:value-type="float">
            <text:p>3.65</text:p>
          </table:table-cell>
          <table:table-cell table:formula="of:=(([$Sheet1.H27]/AVERAGE([$Sheet1.$M27:$Sheet1.$S27]))-1)*100" office:value-type="float" office:value="3.65384615384616" calcext:value-type="float">
            <text:p>3.65</text:p>
          </table:table-cell>
          <table:table-cell table:formula="of:=(([$Sheet1.I27]/AVERAGE([$Sheet1.$M27:$Sheet1.$S27]))-1)*100" office:value-type="float" office:value="6.34615384615385" calcext:value-type="float">
            <text:p>6.35</text:p>
          </table:table-cell>
          <table:table-cell table:formula="of:=(([$Sheet1.J27]/AVERAGE([$Sheet1.$M27:$Sheet1.$S27]))-1)*100" office:value-type="float" office:value="2.3076923076923" calcext:value-type="float">
            <text:p>2.31</text:p>
          </table:table-cell>
          <table:table-cell table:formula="of:=(([$Sheet1.K27]/AVERAGE([$Sheet1.$M27:$Sheet1.$S27]))-1)*100" office:value-type="float" office:value="3.65384615384616" calcext:value-type="float">
            <text:p>3.65</text:p>
          </table:table-cell>
          <table:table-cell table:formula="of:=(([$Sheet1.L27]/AVERAGE([$Sheet1.$M27:$Sheet1.$S27]))-1)*100" office:value-type="float" office:value="5" calcext:value-type="float">
            <text:p>5.00</text:p>
          </table:table-cell>
          <table:table-cell table:number-columns-repeated="2"/>
        </table:table-row>
        <table:table-row table:style-name="ro1">
          <table:table-cell table:formula="of:=(([$Sheet1.C28]/AVERAGE([$Sheet1.$M28:$Sheet1.$S28]))-1)*100" office:value-type="float" office:value="7.50853242320817" calcext:value-type="float">
            <text:p>7.51</text:p>
          </table:table-cell>
          <table:table-cell table:formula="of:=(([$Sheet1.D28]/AVERAGE([$Sheet1.$M28:$Sheet1.$S28]))-1)*100" office:value-type="float" office:value="7.50853242320817" calcext:value-type="float">
            <text:p>7.51</text:p>
          </table:table-cell>
          <table:table-cell table:formula="of:=(([$Sheet1.E28]/AVERAGE([$Sheet1.$M28:$Sheet1.$S28]))-1)*100" office:value-type="float" office:value="5.91581342434584" calcext:value-type="float">
            <text:p>5.92</text:p>
          </table:table-cell>
          <table:table-cell table:formula="of:=(([$Sheet1.F28]/AVERAGE([$Sheet1.$M28:$Sheet1.$S28]))-1)*100" office:value-type="float" office:value="6.71217292377702" calcext:value-type="float">
            <text:p>6.71</text:p>
          </table:table-cell>
          <table:table-cell table:formula="of:=(([$Sheet1.G28]/AVERAGE([$Sheet1.$M28:$Sheet1.$S28]))-1)*100" office:value-type="float" office:value="5.91581342434584" calcext:value-type="float">
            <text:p>5.92</text:p>
          </table:table-cell>
          <table:table-cell table:formula="of:=(([$Sheet1.H28]/AVERAGE([$Sheet1.$M28:$Sheet1.$S28]))-1)*100" office:value-type="float" office:value="8.30489192263935" calcext:value-type="float">
            <text:p>8.30</text:p>
          </table:table-cell>
          <table:table-cell table:formula="of:=(([$Sheet1.I28]/AVERAGE([$Sheet1.$M28:$Sheet1.$S28]))-1)*100" office:value-type="float" office:value="8.30489192263935" calcext:value-type="float">
            <text:p>8.30</text:p>
          </table:table-cell>
          <table:table-cell table:formula="of:=(([$Sheet1.J28]/AVERAGE([$Sheet1.$M28:$Sheet1.$S28]))-1)*100" office:value-type="float" office:value="7.50853242320817" calcext:value-type="float">
            <text:p>7.51</text:p>
          </table:table-cell>
          <table:table-cell table:formula="of:=(([$Sheet1.K28]/AVERAGE([$Sheet1.$M28:$Sheet1.$S28]))-1)*100" office:value-type="float" office:value="5.11945392491466" calcext:value-type="float">
            <text:p>5.12</text:p>
          </table:table-cell>
          <table:table-cell table:formula="of:=(([$Sheet1.L28]/AVERAGE([$Sheet1.$M28:$Sheet1.$S28]))-1)*100" office:value-type="float" office:value="4.32309442548349" calcext:value-type="float">
            <text:p>4.32</text:p>
          </table:table-cell>
          <table:table-cell table:number-columns-repeated="2"/>
        </table:table-row>
        <table:table-row table:style-name="ro1">
          <table:table-cell table:formula="of:=(([$Sheet1.C29]/AVERAGE([$Sheet1.$M29:$Sheet1.$S29]))-1)*100" office:value-type="float" office:value="4.50530035335686" calcext:value-type="float">
            <text:p>4.51</text:p>
          </table:table-cell>
          <table:table-cell table:formula="of:=(([$Sheet1.D29]/AVERAGE([$Sheet1.$M29:$Sheet1.$S29]))-1)*100" office:value-type="float" office:value="5.74204946996466" calcext:value-type="float">
            <text:p>5.74</text:p>
          </table:table-cell>
          <table:table-cell table:formula="of:=(([$Sheet1.E29]/AVERAGE([$Sheet1.$M29:$Sheet1.$S29]))-1)*100" office:value-type="float" office:value="4.50530035335686" calcext:value-type="float">
            <text:p>4.51</text:p>
          </table:table-cell>
          <table:table-cell table:formula="of:=(([$Sheet1.F29]/AVERAGE([$Sheet1.$M29:$Sheet1.$S29]))-1)*100" office:value-type="float" office:value="5.12367491166075" calcext:value-type="float">
            <text:p>5.12</text:p>
          </table:table-cell>
          <table:table-cell table:formula="of:=(([$Sheet1.G29]/AVERAGE([$Sheet1.$M29:$Sheet1.$S29]))-1)*100" office:value-type="float" office:value="5.74204946996466" calcext:value-type="float">
            <text:p>5.74</text:p>
          </table:table-cell>
          <table:table-cell table:formula="of:=(([$Sheet1.H29]/AVERAGE([$Sheet1.$M29:$Sheet1.$S29]))-1)*100" office:value-type="float" office:value="5.74204946996466" calcext:value-type="float">
            <text:p>5.74</text:p>
          </table:table-cell>
          <table:table-cell table:formula="of:=(([$Sheet1.I29]/AVERAGE([$Sheet1.$M29:$Sheet1.$S29]))-1)*100" office:value-type="float" office:value="3.88692579505299" calcext:value-type="float">
            <text:p>3.89</text:p>
          </table:table-cell>
          <table:table-cell table:formula="of:=(([$Sheet1.J29]/AVERAGE([$Sheet1.$M29:$Sheet1.$S29]))-1)*100" office:value-type="float" office:value="5.12367491166075" calcext:value-type="float">
            <text:p>5.12</text:p>
          </table:table-cell>
          <table:table-cell table:formula="of:=(([$Sheet1.K29]/AVERAGE([$Sheet1.$M29:$Sheet1.$S29]))-1)*100" office:value-type="float" office:value="5.12367491166075" calcext:value-type="float">
            <text:p>5.12</text:p>
          </table:table-cell>
          <table:table-cell table:formula="of:=(([$Sheet1.L29]/AVERAGE([$Sheet1.$M29:$Sheet1.$S29]))-1)*100" office:value-type="float" office:value="3.88692579505299" calcext:value-type="float">
            <text:p>3.89</text:p>
          </table:table-cell>
          <table:table-cell table:number-columns-repeated="2"/>
        </table:table-row>
        <table:table-row table:style-name="ro1">
          <table:table-cell table:formula="of:=(([$Sheet1.C30]/AVERAGE([$Sheet1.$M30:$Sheet1.$S30]))-1)*100" office:value-type="float" office:value="5.84337349397588" calcext:value-type="float">
            <text:p>5.84</text:p>
          </table:table-cell>
          <table:table-cell table:formula="of:=(([$Sheet1.D30]/AVERAGE([$Sheet1.$M30:$Sheet1.$S30]))-1)*100" office:value-type="float" office:value="5.42168674698793" calcext:value-type="float">
            <text:p>5.42</text:p>
          </table:table-cell>
          <table:table-cell table:formula="of:=(([$Sheet1.E30]/AVERAGE([$Sheet1.$M30:$Sheet1.$S30]))-1)*100" office:value-type="float" office:value="5.84337349397588" calcext:value-type="float">
            <text:p>5.84</text:p>
          </table:table-cell>
          <table:table-cell table:formula="of:=(([$Sheet1.F30]/AVERAGE([$Sheet1.$M30:$Sheet1.$S30]))-1)*100" office:value-type="float" office:value="5.42168674698793" calcext:value-type="float">
            <text:p>5.42</text:p>
          </table:table-cell>
          <table:table-cell table:formula="of:=(([$Sheet1.G30]/AVERAGE([$Sheet1.$M30:$Sheet1.$S30]))-1)*100" office:value-type="float" office:value="4.57831325301203" calcext:value-type="float">
            <text:p>4.58</text:p>
          </table:table-cell>
          <table:table-cell table:formula="of:=(([$Sheet1.H30]/AVERAGE([$Sheet1.$M30:$Sheet1.$S30]))-1)*100" office:value-type="float" office:value="4.99999999999998" calcext:value-type="float">
            <text:p>5.00</text:p>
          </table:table-cell>
          <table:table-cell table:formula="of:=(([$Sheet1.I30]/AVERAGE([$Sheet1.$M30:$Sheet1.$S30]))-1)*100" office:value-type="float" office:value="3.73493975903614" calcext:value-type="float">
            <text:p>3.73</text:p>
          </table:table-cell>
          <table:table-cell table:formula="of:=(([$Sheet1.J30]/AVERAGE([$Sheet1.$M30:$Sheet1.$S30]))-1)*100" office:value-type="float" office:value="4.99999999999998" calcext:value-type="float">
            <text:p>5.00</text:p>
          </table:table-cell>
          <table:table-cell table:formula="of:=(([$Sheet1.K30]/AVERAGE([$Sheet1.$M30:$Sheet1.$S30]))-1)*100" office:value-type="float" office:value="4.57831325301203" calcext:value-type="float">
            <text:p>4.58</text:p>
          </table:table-cell>
          <table:table-cell table:formula="of:=(([$Sheet1.L30]/AVERAGE([$Sheet1.$M30:$Sheet1.$S30]))-1)*100" office:value-type="float" office:value="4.15662650602406" calcext:value-type="float">
            <text:p>4.16</text:p>
          </table:table-cell>
          <table:table-cell table:number-columns-repeated="2"/>
        </table:table-row>
        <table:table-row table:style-name="ro1">
          <table:table-cell table:formula="of:=(([$Sheet1.C31]/AVERAGE([$Sheet1.$M31:$Sheet1.$S31]))-1)*100" office:value-type="float" office:value="8.0246913580247" calcext:value-type="float">
            <text:p>8.02</text:p>
          </table:table-cell>
          <table:table-cell table:formula="of:=(([$Sheet1.D31]/AVERAGE([$Sheet1.$M31:$Sheet1.$S31]))-1)*100" office:value-type="float" office:value="9.10493827160495" calcext:value-type="float">
            <text:p>9.10</text:p>
          </table:table-cell>
          <table:table-cell table:formula="of:=(([$Sheet1.E31]/AVERAGE([$Sheet1.$M31:$Sheet1.$S31]))-1)*100" office:value-type="float" office:value="6.94444444444446" calcext:value-type="float">
            <text:p>6.94</text:p>
          </table:table-cell>
          <table:table-cell table:formula="of:=(([$Sheet1.F31]/AVERAGE([$Sheet1.$M31:$Sheet1.$S31]))-1)*100" office:value-type="float" office:value="6.94444444444446" calcext:value-type="float">
            <text:p>6.94</text:p>
          </table:table-cell>
          <table:table-cell table:formula="of:=(([$Sheet1.G31]/AVERAGE([$Sheet1.$M31:$Sheet1.$S31]))-1)*100" office:value-type="float" office:value="6.94444444444446" calcext:value-type="float">
            <text:p>6.94</text:p>
          </table:table-cell>
          <table:table-cell table:formula="of:=(([$Sheet1.H31]/AVERAGE([$Sheet1.$M31:$Sheet1.$S31]))-1)*100" office:value-type="float" office:value="4.78395061728396" calcext:value-type="float">
            <text:p>4.78</text:p>
          </table:table-cell>
          <table:table-cell table:formula="of:=(([$Sheet1.I31]/AVERAGE([$Sheet1.$M31:$Sheet1.$S31]))-1)*100" office:value-type="float" office:value="3.70370370370372" calcext:value-type="float">
            <text:p>3.70</text:p>
          </table:table-cell>
          <table:table-cell table:formula="of:=(([$Sheet1.J31]/AVERAGE([$Sheet1.$M31:$Sheet1.$S31]))-1)*100" office:value-type="float" office:value="3.70370370370372" calcext:value-type="float">
            <text:p>3.70</text:p>
          </table:table-cell>
          <table:table-cell table:formula="of:=(([$Sheet1.K31]/AVERAGE([$Sheet1.$M31:$Sheet1.$S31]))-1)*100" office:value-type="float" office:value="3.70370370370372" calcext:value-type="float">
            <text:p>3.70</text:p>
          </table:table-cell>
          <table:table-cell table:formula="of:=(([$Sheet1.L31]/AVERAGE([$Sheet1.$M31:$Sheet1.$S31]))-1)*100" office:value-type="float" office:value="4.78395061728396" calcext:value-type="float">
            <text:p>4.78</text:p>
          </table:table-cell>
          <table:table-cell table:number-columns-repeated="2"/>
        </table:table-row>
        <table:table-row table:style-name="ro1">
          <table:table-cell table:formula="of:=(([$Sheet1.C32]/AVERAGE([$Sheet1.$M32:$Sheet1.$S32]))-1)*100" office:value-type="float" office:value="3.70370370370372" calcext:value-type="float">
            <text:p>3.70</text:p>
          </table:table-cell>
          <table:table-cell table:formula="of:=(([$Sheet1.D32]/AVERAGE([$Sheet1.$M32:$Sheet1.$S32]))-1)*100" office:value-type="float" office:value="4.23280423280423" calcext:value-type="float">
            <text:p>4.23</text:p>
          </table:table-cell>
          <table:table-cell table:formula="of:=(([$Sheet1.E32]/AVERAGE([$Sheet1.$M32:$Sheet1.$S32]))-1)*100" office:value-type="float" office:value="4.23280423280423" calcext:value-type="float">
            <text:p>4.23</text:p>
          </table:table-cell>
          <table:table-cell table:formula="of:=(([$Sheet1.F32]/AVERAGE([$Sheet1.$M32:$Sheet1.$S32]))-1)*100" office:value-type="float" office:value="3.70370370370372" calcext:value-type="float">
            <text:p>3.70</text:p>
          </table:table-cell>
          <table:table-cell table:formula="of:=(([$Sheet1.G32]/AVERAGE([$Sheet1.$M32:$Sheet1.$S32]))-1)*100" office:value-type="float" office:value="3.70370370370372" calcext:value-type="float">
            <text:p>3.70</text:p>
          </table:table-cell>
          <table:table-cell table:formula="of:=(([$Sheet1.H32]/AVERAGE([$Sheet1.$M32:$Sheet1.$S32]))-1)*100" office:value-type="float" office:value="5.82010582010584" calcext:value-type="float">
            <text:p>5.82</text:p>
          </table:table-cell>
          <table:table-cell table:formula="of:=(([$Sheet1.I32]/AVERAGE([$Sheet1.$M32:$Sheet1.$S32]))-1)*100" office:value-type="float" office:value="5.82010582010584" calcext:value-type="float">
            <text:p>5.82</text:p>
          </table:table-cell>
          <table:table-cell table:formula="of:=(([$Sheet1.J32]/AVERAGE([$Sheet1.$M32:$Sheet1.$S32]))-1)*100" office:value-type="float" office:value="5.82010582010584" calcext:value-type="float">
            <text:p>5.82</text:p>
          </table:table-cell>
          <table:table-cell table:formula="of:=(([$Sheet1.K32]/AVERAGE([$Sheet1.$M32:$Sheet1.$S32]))-1)*100" office:value-type="float" office:value="5.2910052910053" calcext:value-type="float">
            <text:p>5.29</text:p>
          </table:table-cell>
          <table:table-cell table:formula="of:=(([$Sheet1.L32]/AVERAGE([$Sheet1.$M32:$Sheet1.$S32]))-1)*100" office:value-type="float" office:value="5.2910052910053" calcext:value-type="float">
            <text:p>5.29</text:p>
          </table:table-cell>
          <table:table-cell table:number-columns-repeated="2"/>
        </table:table-row>
        <table:table-row table:style-name="ro1">
          <table:table-cell table:formula="of:=(([$Sheet1.C33]/AVERAGE([$Sheet1.$M33:$Sheet1.$S33]))-1)*100" office:value-type="float" office:value="6.58436213991769" calcext:value-type="float">
            <text:p>6.58</text:p>
          </table:table-cell>
          <table:table-cell table:formula="of:=(([$Sheet1.D33]/AVERAGE([$Sheet1.$M33:$Sheet1.$S33]))-1)*100" office:value-type="float" office:value="6.99588477366255" calcext:value-type="float">
            <text:p>7.00</text:p>
          </table:table-cell>
          <table:table-cell table:formula="of:=(([$Sheet1.E33]/AVERAGE([$Sheet1.$M33:$Sheet1.$S33]))-1)*100" office:value-type="float" office:value="6.99588477366255" calcext:value-type="float">
            <text:p>7.00</text:p>
          </table:table-cell>
          <table:table-cell table:formula="of:=(([$Sheet1.F33]/AVERAGE([$Sheet1.$M33:$Sheet1.$S33]))-1)*100" office:value-type="float" office:value="6.17283950617285" calcext:value-type="float">
            <text:p>6.17</text:p>
          </table:table-cell>
          <table:table-cell table:formula="of:=(([$Sheet1.G33]/AVERAGE([$Sheet1.$M33:$Sheet1.$S33]))-1)*100" office:value-type="float" office:value="5.76131687242798" calcext:value-type="float">
            <text:p>5.76</text:p>
          </table:table-cell>
          <table:table-cell table:formula="of:=(([$Sheet1.H33]/AVERAGE([$Sheet1.$M33:$Sheet1.$S33]))-1)*100" office:value-type="float" office:value="6.99588477366255" calcext:value-type="float">
            <text:p>7.00</text:p>
          </table:table-cell>
          <table:table-cell table:formula="of:=(([$Sheet1.I33]/AVERAGE([$Sheet1.$M33:$Sheet1.$S33]))-1)*100" office:value-type="float" office:value="6.17283950617285" calcext:value-type="float">
            <text:p>6.17</text:p>
          </table:table-cell>
          <table:table-cell table:formula="of:=(([$Sheet1.J33]/AVERAGE([$Sheet1.$M33:$Sheet1.$S33]))-1)*100" office:value-type="float" office:value="6.17283950617285" calcext:value-type="float">
            <text:p>6.17</text:p>
          </table:table-cell>
          <table:table-cell table:formula="of:=(([$Sheet1.K33]/AVERAGE([$Sheet1.$M33:$Sheet1.$S33]))-1)*100" office:value-type="float" office:value="6.58436213991769" calcext:value-type="float">
            <text:p>6.58</text:p>
          </table:table-cell>
          <table:table-cell table:formula="of:=(([$Sheet1.L33]/AVERAGE([$Sheet1.$M33:$Sheet1.$S33]))-1)*100" office:value-type="float" office:value="5.34979423868314" calcext:value-type="float">
            <text:p>5.35</text:p>
          </table:table-cell>
          <table:table-cell table:number-columns-repeated="2"/>
        </table:table-row>
        <table:table-row table:style-name="ro1">
          <table:table-cell table:formula="of:=(([$Sheet1.C34]/AVERAGE([$Sheet1.$M34:$Sheet1.$S34]))-1)*100" office:value-type="float" office:value="2.96983758700695" calcext:value-type="float">
            <text:p>2.97</text:p>
          </table:table-cell>
          <table:table-cell table:formula="of:=(([$Sheet1.D34]/AVERAGE([$Sheet1.$M34:$Sheet1.$S34]))-1)*100" office:value-type="float" office:value="2.96983758700695" calcext:value-type="float">
            <text:p>2.97</text:p>
          </table:table-cell>
          <table:table-cell table:formula="of:=(([$Sheet1.E34]/AVERAGE([$Sheet1.$M34:$Sheet1.$S34]))-1)*100" office:value-type="float" office:value="2.64501160092807" calcext:value-type="float">
            <text:p>2.65</text:p>
          </table:table-cell>
          <table:table-cell table:formula="of:=(([$Sheet1.F34]/AVERAGE([$Sheet1.$M34:$Sheet1.$S34]))-1)*100" office:value-type="float" office:value="2.64501160092807" calcext:value-type="float">
            <text:p>2.65</text:p>
          </table:table-cell>
          <table:table-cell table:formula="of:=(([$Sheet1.G34]/AVERAGE([$Sheet1.$M34:$Sheet1.$S34]))-1)*100" office:value-type="float" office:value="2.64501160092807" calcext:value-type="float">
            <text:p>2.65</text:p>
          </table:table-cell>
          <table:table-cell table:formula="of:=(([$Sheet1.H34]/AVERAGE([$Sheet1.$M34:$Sheet1.$S34]))-1)*100" office:value-type="float" office:value="2.64501160092807" calcext:value-type="float">
            <text:p>2.65</text:p>
          </table:table-cell>
          <table:table-cell table:formula="of:=(([$Sheet1.I34]/AVERAGE([$Sheet1.$M34:$Sheet1.$S34]))-1)*100" office:value-type="float" office:value="2.96983758700695" calcext:value-type="float">
            <text:p>2.97</text:p>
          </table:table-cell>
          <table:table-cell table:formula="of:=(([$Sheet1.J34]/AVERAGE([$Sheet1.$M34:$Sheet1.$S34]))-1)*100" office:value-type="float" office:value="1.99535962877029" calcext:value-type="float">
            <text:p>2.00</text:p>
          </table:table-cell>
          <table:table-cell table:formula="of:=(([$Sheet1.K34]/AVERAGE([$Sheet1.$M34:$Sheet1.$S34]))-1)*100" office:value-type="float" office:value="2.32018561484917" calcext:value-type="float">
            <text:p>2.32</text:p>
          </table:table-cell>
          <table:table-cell table:formula="of:=(([$Sheet1.L34]/AVERAGE([$Sheet1.$M34:$Sheet1.$S34]))-1)*100" office:value-type="float" office:value="1.02088167053365" calcext:value-type="float">
            <text:p>1.02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 office:value-type="string" calcext:value-type="string">
            <text:p>MAX</text:p>
          </table:table-cell>
          <table:table-cell/>
          <table:table-cell office:value-type="string" calcext:value-type="string">
            <text:p>MAXMAX</text:p>
          </table:table-cell>
        </table:table-row>
        <table:table-row table:style-name="ro1">
          <table:table-cell table:formula="of:=MAX([.A1:.A32])" office:value-type="float" office:value="8.0246913580247" calcext:value-type="float">
            <text:p>8.02</text:p>
          </table:table-cell>
          <table:table-cell table:formula="of:=MAX([.B1:.B32])" office:value-type="float" office:value="9.10493827160495" calcext:value-type="float">
            <text:p>9.10</text:p>
          </table:table-cell>
          <table:table-cell table:formula="of:=MAX([.C1:.C32])" office:value-type="float" office:value="7.74946921443735" calcext:value-type="float">
            <text:p>7.75</text:p>
          </table:table-cell>
          <table:table-cell table:formula="of:=MAX([.D1:.D32])" office:value-type="float" office:value="7.74946921443735" calcext:value-type="float">
            <text:p>7.75</text:p>
          </table:table-cell>
          <table:table-cell table:formula="of:=MAX([.E1:.E32])" office:value-type="float" office:value="7.53816793893132" calcext:value-type="float">
            <text:p>7.54</text:p>
          </table:table-cell>
          <table:table-cell table:formula="of:=MAX([.F1:.F32])" office:value-type="float" office:value="8.30489192263935" calcext:value-type="float">
            <text:p>8.30</text:p>
          </table:table-cell>
          <table:table-cell table:formula="of:=MAX([.G1:.G32])" office:value-type="float" office:value="8.30489192263935" calcext:value-type="float">
            <text:p>8.30</text:p>
          </table:table-cell>
          <table:table-cell table:formula="of:=MAX([.H1:.H32])" office:value-type="float" office:value="7.50853242320817" calcext:value-type="float">
            <text:p>7.51</text:p>
          </table:table-cell>
          <table:table-cell table:formula="of:=MAX([.I1:.I32])" office:value-type="float" office:value="7.97101449275361" calcext:value-type="float">
            <text:p>7.97</text:p>
          </table:table-cell>
          <table:table-cell table:formula="of:=MAX([.J1:.J32])" office:value-type="float" office:value="6.52173913043477" calcext:value-type="float">
            <text:p>6.52</text:p>
          </table:table-cell>
          <table:table-cell/>
          <table:table-cell table:style-name="ce97" table:formula="of:=MAX([.A35:.J35])" office:value-type="float" office:value="9.10493827160495" calcext:value-type="float">
            <text:p>9.10</text:p>
          </table:table-cell>
        </table:table-row>
        <table:table-row table:style-name="ro1">
          <table:table-cell table:number-columns-repeated="10" office:value-type="string" calcext:value-type="string">
            <text:p>MIN</text:p>
          </table:table-cell>
          <table:table-cell table:number-columns-repeated="2"/>
        </table:table-row>
        <table:table-row table:style-name="ro1">
          <table:table-cell table:formula="of:=MIN([.A3:.A34])" office:value-type="float" office:value="0.241896468311564" calcext:value-type="float">
            <text:p>0.24</text:p>
          </table:table-cell>
          <table:table-cell table:formula="of:=MIN([.B3:.B34])" office:value-type="float" office:value="0.241896468311564" calcext:value-type="float">
            <text:p>0.24</text:p>
          </table:table-cell>
          <table:table-cell table:formula="of:=MIN([.C3:.C34])" office:value-type="float" office:value="0.241896468311564" calcext:value-type="float">
            <text:p>0.24</text:p>
          </table:table-cell>
          <table:table-cell table:formula="of:=MIN([.D3:.D34])" office:value-type="float" office:value="0.241896468311564" calcext:value-type="float">
            <text:p>0.24</text:p>
          </table:table-cell>
          <table:table-cell table:formula="of:=MIN([.E3:.E34])" office:value-type="float" office:value="0.241896468311564" calcext:value-type="float">
            <text:p>0.24</text:p>
          </table:table-cell>
          <table:table-cell table:formula="of:=MIN([.F3:.F34])" office:value-type="float" office:value="0.241896468311564" calcext:value-type="float">
            <text:p>0.24</text:p>
          </table:table-cell>
          <table:table-cell table:formula="of:=MIN([.G3:.G34])" office:value-type="float" office:value="0.241896468311564" calcext:value-type="float">
            <text:p>0.24</text:p>
          </table:table-cell>
          <table:table-cell table:formula="of:=MIN([.H3:.H34])" office:value-type="float" office:value="0.241896468311564" calcext:value-type="float">
            <text:p>0.24</text:p>
          </table:table-cell>
          <table:table-cell table:formula="of:=MIN([.I3:.I34])" office:value-type="float" office:value="0.241896468311564" calcext:value-type="float">
            <text:p>0.24</text:p>
          </table:table-cell>
          <table:table-cell table:formula="of:=MIN([.J3:.J34])" office:value-type="float" office:value="0.241896468311564" calcext:value-type="float">
            <text:p>0.24</text:p>
          </table:table-cell>
          <table:table-cell/>
          <table:table-cell table:style-name="ce97" table:formula="of:=MIN([.A37:.J37])" office:value-type="float" office:value="0.241896468311564" calcext:value-type="float">
            <text:p>0.24</text:p>
          </table:table-cell>
        </table:table-row>
        <table:table-row table:style-name="ro1">
          <table:table-cell table:number-columns-repeated="10" office:value-type="string" calcext:value-type="string">
            <text:p>AVG</text:p>
          </table:table-cell>
          <table:table-cell table:number-columns-repeated="2"/>
        </table:table-row>
        <table:table-row table:style-name="ro1">
          <table:table-cell table:formula="of:=AVERAGE([.A1:.A32])" office:value-type="float" office:value="4.62011499924468" calcext:value-type="float">
            <text:p>4.62</text:p>
          </table:table-cell>
          <table:table-cell table:formula="of:=AVERAGE([.B1:.B32])" office:value-type="float" office:value="4.61440407589925" calcext:value-type="float">
            <text:p>4.61</text:p>
          </table:table-cell>
          <table:table-cell table:formula="of:=AVERAGE([.C1:.C32])" office:value-type="float" office:value="4.3153135219714" calcext:value-type="float">
            <text:p>4.32</text:p>
          </table:table-cell>
          <table:table-cell table:formula="of:=AVERAGE([.D1:.D32])" office:value-type="float" office:value="4.30588981865914" calcext:value-type="float">
            <text:p>4.31</text:p>
          </table:table-cell>
          <table:table-cell table:formula="of:=AVERAGE([.E1:.E32])" office:value-type="float" office:value="4.01899316786824" calcext:value-type="float">
            <text:p>4.02</text:p>
          </table:table-cell>
          <table:table-cell table:formula="of:=AVERAGE([.F1:.F32])" office:value-type="float" office:value="4.39462192154161" calcext:value-type="float">
            <text:p>4.39</text:p>
          </table:table-cell>
          <table:table-cell table:formula="of:=AVERAGE([.G1:.G32])" office:value-type="float" office:value="4.0080829467576" calcext:value-type="float">
            <text:p>4.01</text:p>
          </table:table-cell>
          <table:table-cell table:formula="of:=AVERAGE([.H1:.H32])" office:value-type="float" office:value="3.81758129020051" calcext:value-type="float">
            <text:p>3.82</text:p>
          </table:table-cell>
          <table:table-cell table:formula="of:=AVERAGE([.I1:.I32])" office:value-type="float" office:value="3.79796891111855" calcext:value-type="float">
            <text:p>3.80</text:p>
          </table:table-cell>
          <table:table-cell table:formula="of:=AVERAGE([.J1:.J32])" office:value-type="float" office:value="3.40057838513425" calcext:value-type="float">
            <text:p>3.40</text:p>
          </table:table-cell>
          <table:table-cell/>
          <table:table-cell table:formula="of:=AVERAGE([.A39:.J39])" office:value-type="float" office:value="4.12935490383952" calcext:value-type="float">
            <text:p>4.12935490383952</text:p>
          </table:table-cell>
        </table:table-row>
      </table:table>
      <table:table table:name="BRKGA-GAP" table:style-name="ta1">
        <table:table-column table:style-name="co1" table:number-columns-repeated="10" table:default-cell-style-name="ce97"/>
        <table:table-column table:style-name="co1" table:default-cell-style-name="Default"/>
        <table:table-row table:style-name="ro1">
          <table:table-cell table:formula="of:=(([$Sheet1.C3]/[$Sheet1.$S3])-1)*100" office:value-type="float" office:value="8.20895522388059" calcext:value-type="float">
            <text:p>8.21</text:p>
          </table:table-cell>
          <table:table-cell table:formula="of:=(([$Sheet1.D3]/[$Sheet1.$S3])-1)*100" office:value-type="float" office:value="8.20895522388059" calcext:value-type="float">
            <text:p>8.21</text:p>
          </table:table-cell>
          <table:table-cell table:formula="of:=(([$Sheet1.E3]/[$Sheet1.$S3])-1)*100" office:value-type="float" office:value="8.20895522388059" calcext:value-type="float">
            <text:p>8.21</text:p>
          </table:table-cell>
          <table:table-cell table:formula="of:=(([$Sheet1.F3]/[$Sheet1.$S3])-1)*100" office:value-type="float" office:value="8.20895522388059" calcext:value-type="float">
            <text:p>8.21</text:p>
          </table:table-cell>
          <table:table-cell table:formula="of:=(([$Sheet1.G3]/[$Sheet1.$S3])-1)*100" office:value-type="float" office:value="5.22388059701493" calcext:value-type="float">
            <text:p>5.22</text:p>
          </table:table-cell>
          <table:table-cell table:formula="of:=(([$Sheet1.H3]/[$Sheet1.$S3])-1)*100" office:value-type="float" office:value="7.46268656716418" calcext:value-type="float">
            <text:p>7.46</text:p>
          </table:table-cell>
          <table:table-cell table:formula="of:=(([$Sheet1.I3]/[$Sheet1.$S3])-1)*100" office:value-type="float" office:value="6.71641791044777" calcext:value-type="float">
            <text:p>6.72</text:p>
          </table:table-cell>
          <table:table-cell table:formula="of:=(([$Sheet1.J3]/[$Sheet1.$S3])-1)*100" office:value-type="float" office:value="6.71641791044777" calcext:value-type="float">
            <text:p>6.72</text:p>
          </table:table-cell>
          <table:table-cell table:formula="of:=(([$Sheet1.K3]/[$Sheet1.$S3])-1)*100" office:value-type="float" office:value="7.46268656716418" calcext:value-type="float">
            <text:p>7.46</text:p>
          </table:table-cell>
          <table:table-cell table:formula="of:=(([$Sheet1.L3]/[$Sheet1.$S3])-1)*100" office:value-type="float" office:value="4.4776119402985" calcext:value-type="float">
            <text:p>4.48</text:p>
          </table:table-cell>
          <table:table-cell/>
        </table:table-row>
        <table:table-row table:style-name="ro1">
          <table:table-cell table:formula="of:=(([$Sheet1.C4]/[$Sheet1.$S4])-1)*100" office:value-type="float" office:value="6.76691729323307" calcext:value-type="float">
            <text:p>6.77</text:p>
          </table:table-cell>
          <table:table-cell table:formula="of:=(([$Sheet1.D4]/[$Sheet1.$S4])-1)*100" office:value-type="float" office:value="6.39097744360901" calcext:value-type="float">
            <text:p>6.39</text:p>
          </table:table-cell>
          <table:table-cell table:formula="of:=(([$Sheet1.E4]/[$Sheet1.$S4])-1)*100" office:value-type="float" office:value="6.01503759398496" calcext:value-type="float">
            <text:p>6.02</text:p>
          </table:table-cell>
          <table:table-cell table:formula="of:=(([$Sheet1.F4]/[$Sheet1.$S4])-1)*100" office:value-type="float" office:value="6.39097744360901" calcext:value-type="float">
            <text:p>6.39</text:p>
          </table:table-cell>
          <table:table-cell table:formula="of:=(([$Sheet1.G4]/[$Sheet1.$S4])-1)*100" office:value-type="float" office:value="6.39097744360901" calcext:value-type="float">
            <text:p>6.39</text:p>
          </table:table-cell>
          <table:table-cell table:formula="of:=(([$Sheet1.H4]/[$Sheet1.$S4])-1)*100" office:value-type="float" office:value="4.13533834586466" calcext:value-type="float">
            <text:p>4.14</text:p>
          </table:table-cell>
          <table:table-cell table:formula="of:=(([$Sheet1.I4]/[$Sheet1.$S4])-1)*100" office:value-type="float" office:value="4.51127819548871" calcext:value-type="float">
            <text:p>4.51</text:p>
          </table:table-cell>
          <table:table-cell table:formula="of:=(([$Sheet1.J4]/[$Sheet1.$S4])-1)*100" office:value-type="float" office:value="4.13533834586466" calcext:value-type="float">
            <text:p>4.14</text:p>
          </table:table-cell>
          <table:table-cell table:formula="of:=(([$Sheet1.K4]/[$Sheet1.$S4])-1)*100" office:value-type="float" office:value="5.26315789473684" calcext:value-type="float">
            <text:p>5.26</text:p>
          </table:table-cell>
          <table:table-cell table:formula="of:=(([$Sheet1.L4]/[$Sheet1.$S4])-1)*100" office:value-type="float" office:value="4.13533834586466" calcext:value-type="float">
            <text:p>4.14</text:p>
          </table:table-cell>
          <table:table-cell/>
        </table:table-row>
        <table:table-row table:style-name="ro1">
          <table:table-cell table:formula="of:=(([$Sheet1.C5]/[$Sheet1.$S5])-1)*100" office:value-type="float" office:value="6.06060606060608" calcext:value-type="float">
            <text:p>6.06</text:p>
          </table:table-cell>
          <table:table-cell table:formula="of:=(([$Sheet1.D5]/[$Sheet1.$S5])-1)*100" office:value-type="float" office:value="6.06060606060608" calcext:value-type="float">
            <text:p>6.06</text:p>
          </table:table-cell>
          <table:table-cell table:formula="of:=(([$Sheet1.E5]/[$Sheet1.$S5])-1)*100" office:value-type="float" office:value="5.50964187327825" calcext:value-type="float">
            <text:p>5.51</text:p>
          </table:table-cell>
          <table:table-cell table:formula="of:=(([$Sheet1.F5]/[$Sheet1.$S5])-1)*100" office:value-type="float" office:value="5.50964187327825" calcext:value-type="float">
            <text:p>5.51</text:p>
          </table:table-cell>
          <table:table-cell table:formula="of:=(([$Sheet1.G5]/[$Sheet1.$S5])-1)*100" office:value-type="float" office:value="4.95867768595042" calcext:value-type="float">
            <text:p>4.96</text:p>
          </table:table-cell>
          <table:table-cell table:formula="of:=(([$Sheet1.H5]/[$Sheet1.$S5])-1)*100" office:value-type="float" office:value="5.78512396694215" calcext:value-type="float">
            <text:p>5.79</text:p>
          </table:table-cell>
          <table:table-cell table:formula="of:=(([$Sheet1.I5]/[$Sheet1.$S5])-1)*100" office:value-type="float" office:value="6.06060606060608" calcext:value-type="float">
            <text:p>6.06</text:p>
          </table:table-cell>
          <table:table-cell table:formula="of:=(([$Sheet1.J5]/[$Sheet1.$S5])-1)*100" office:value-type="float" office:value="6.06060606060608" calcext:value-type="float">
            <text:p>6.06</text:p>
          </table:table-cell>
          <table:table-cell table:formula="of:=(([$Sheet1.K5]/[$Sheet1.$S5])-1)*100" office:value-type="float" office:value="5.78512396694215" calcext:value-type="float">
            <text:p>5.79</text:p>
          </table:table-cell>
          <table:table-cell table:formula="of:=(([$Sheet1.L5]/[$Sheet1.$S5])-1)*100" office:value-type="float" office:value="4.95867768595042" calcext:value-type="float">
            <text:p>4.96</text:p>
          </table:table-cell>
          <table:table-cell/>
        </table:table-row>
        <table:table-row table:style-name="ro1">
          <table:table-cell table:formula="of:=(([$Sheet1.C6]/[$Sheet1.$S6])-1)*100" office:value-type="float" office:value="4.52755905511812" calcext:value-type="float">
            <text:p>4.53</text:p>
          </table:table-cell>
          <table:table-cell table:formula="of:=(([$Sheet1.D6]/[$Sheet1.$S6])-1)*100" office:value-type="float" office:value="4.52755905511812" calcext:value-type="float">
            <text:p>4.53</text:p>
          </table:table-cell>
          <table:table-cell table:formula="of:=(([$Sheet1.E6]/[$Sheet1.$S6])-1)*100" office:value-type="float" office:value="4.52755905511812" calcext:value-type="float">
            <text:p>4.53</text:p>
          </table:table-cell>
          <table:table-cell table:formula="of:=(([$Sheet1.F6]/[$Sheet1.$S6])-1)*100" office:value-type="float" office:value="4.33070866141734" calcext:value-type="float">
            <text:p>4.33</text:p>
          </table:table-cell>
          <table:table-cell table:formula="of:=(([$Sheet1.G6]/[$Sheet1.$S6])-1)*100" office:value-type="float" office:value="4.13385826771653" calcext:value-type="float">
            <text:p>4.13</text:p>
          </table:table-cell>
          <table:table-cell table:formula="of:=(([$Sheet1.H6]/[$Sheet1.$S6])-1)*100" office:value-type="float" office:value="3.74015748031498" calcext:value-type="float">
            <text:p>3.74</text:p>
          </table:table-cell>
          <table:table-cell table:formula="of:=(([$Sheet1.I6]/[$Sheet1.$S6])-1)*100" office:value-type="float" office:value="3.74015748031498" calcext:value-type="float">
            <text:p>3.74</text:p>
          </table:table-cell>
          <table:table-cell table:formula="of:=(([$Sheet1.J6]/[$Sheet1.$S6])-1)*100" office:value-type="float" office:value="3.74015748031498" calcext:value-type="float">
            <text:p>3.74</text:p>
          </table:table-cell>
          <table:table-cell table:formula="of:=(([$Sheet1.K6]/[$Sheet1.$S6])-1)*100" office:value-type="float" office:value="3.74015748031498" calcext:value-type="float">
            <text:p>3.74</text:p>
          </table:table-cell>
          <table:table-cell table:formula="of:=(([$Sheet1.L6]/[$Sheet1.$S6])-1)*100" office:value-type="float" office:value="3.54330708661419" calcext:value-type="float">
            <text:p>3.54</text:p>
          </table:table-cell>
          <table:table-cell/>
        </table:table-row>
        <table:table-row table:style-name="ro1">
          <table:table-cell table:formula="of:=(([$Sheet1.C7]/[$Sheet1.$S7])-1)*100" office:value-type="float" office:value="7.24637681159421" calcext:value-type="float">
            <text:p>7.25</text:p>
          </table:table-cell>
          <table:table-cell table:formula="of:=(([$Sheet1.D7]/[$Sheet1.$S7])-1)*100" office:value-type="float" office:value="7.24637681159421" calcext:value-type="float">
            <text:p>7.25</text:p>
          </table:table-cell>
          <table:table-cell table:formula="of:=(([$Sheet1.E7]/[$Sheet1.$S7])-1)*100" office:value-type="float" office:value="6.52173913043477" calcext:value-type="float">
            <text:p>6.52</text:p>
          </table:table-cell>
          <table:table-cell table:formula="of:=(([$Sheet1.F7]/[$Sheet1.$S7])-1)*100" office:value-type="float" office:value="6.52173913043477" calcext:value-type="float">
            <text:p>6.52</text:p>
          </table:table-cell>
          <table:table-cell table:formula="of:=(([$Sheet1.G7]/[$Sheet1.$S7])-1)*100" office:value-type="float" office:value="6.52173913043477" calcext:value-type="float">
            <text:p>6.52</text:p>
          </table:table-cell>
          <table:table-cell table:formula="of:=(([$Sheet1.H7]/[$Sheet1.$S7])-1)*100" office:value-type="float" office:value="7.97101449275361" calcext:value-type="float">
            <text:p>7.97</text:p>
          </table:table-cell>
          <table:table-cell table:formula="of:=(([$Sheet1.I7]/[$Sheet1.$S7])-1)*100" office:value-type="float" office:value="7.24637681159421" calcext:value-type="float">
            <text:p>7.25</text:p>
          </table:table-cell>
          <table:table-cell table:formula="of:=(([$Sheet1.J7]/[$Sheet1.$S7])-1)*100" office:value-type="float" office:value="7.24637681159421" calcext:value-type="float">
            <text:p>7.25</text:p>
          </table:table-cell>
          <table:table-cell table:formula="of:=(([$Sheet1.K7]/[$Sheet1.$S7])-1)*100" office:value-type="float" office:value="7.97101449275361" calcext:value-type="float">
            <text:p>7.97</text:p>
          </table:table-cell>
          <table:table-cell table:formula="of:=(([$Sheet1.L7]/[$Sheet1.$S7])-1)*100" office:value-type="float" office:value="6.52173913043477" calcext:value-type="float">
            <text:p>6.52</text:p>
          </table:table-cell>
          <table:table-cell/>
        </table:table-row>
        <table:table-row table:style-name="ro1">
          <table:table-cell table:formula="of:=(([$Sheet1.C8]/[$Sheet1.$S8])-1)*100" office:value-type="float" office:value="3.92156862745099" calcext:value-type="float">
            <text:p>3.92</text:p>
          </table:table-cell>
          <table:table-cell table:formula="of:=(([$Sheet1.D8]/[$Sheet1.$S8])-1)*100" office:value-type="float" office:value="4.31372549019609" calcext:value-type="float">
            <text:p>4.31</text:p>
          </table:table-cell>
          <table:table-cell table:formula="of:=(([$Sheet1.E8]/[$Sheet1.$S8])-1)*100" office:value-type="float" office:value="3.92156862745099" calcext:value-type="float">
            <text:p>3.92</text:p>
          </table:table-cell>
          <table:table-cell table:formula="of:=(([$Sheet1.F8]/[$Sheet1.$S8])-1)*100" office:value-type="float" office:value="4.31372549019609" calcext:value-type="float">
            <text:p>4.31</text:p>
          </table:table-cell>
          <table:table-cell table:formula="of:=(([$Sheet1.G8]/[$Sheet1.$S8])-1)*100" office:value-type="float" office:value="4.31372549019609" calcext:value-type="float">
            <text:p>4.31</text:p>
          </table:table-cell>
          <table:table-cell table:formula="of:=(([$Sheet1.H8]/[$Sheet1.$S8])-1)*100" office:value-type="float" office:value="6.27450980392157" calcext:value-type="float">
            <text:p>6.27</text:p>
          </table:table-cell>
          <table:table-cell table:formula="of:=(([$Sheet1.I8]/[$Sheet1.$S8])-1)*100" office:value-type="float" office:value="5.88235294117647" calcext:value-type="float">
            <text:p>5.88</text:p>
          </table:table-cell>
          <table:table-cell table:formula="of:=(([$Sheet1.J8]/[$Sheet1.$S8])-1)*100" office:value-type="float" office:value="5.49019607843138" calcext:value-type="float">
            <text:p>5.49</text:p>
          </table:table-cell>
          <table:table-cell table:formula="of:=(([$Sheet1.K8]/[$Sheet1.$S8])-1)*100" office:value-type="float" office:value="4.70588235294118" calcext:value-type="float">
            <text:p>4.71</text:p>
          </table:table-cell>
          <table:table-cell table:formula="of:=(([$Sheet1.L8]/[$Sheet1.$S8])-1)*100" office:value-type="float" office:value="4.31372549019609" calcext:value-type="float">
            <text:p>4.31</text:p>
          </table:table-cell>
          <table:table-cell/>
        </table:table-row>
        <table:table-row table:style-name="ro1">
          <table:table-cell table:formula="of:=(([$Sheet1.C9]/[$Sheet1.$S9])-1)*100" office:value-type="float" office:value="4.91803278688523" calcext:value-type="float">
            <text:p>4.92</text:p>
          </table:table-cell>
          <table:table-cell table:formula="of:=(([$Sheet1.D9]/[$Sheet1.$S9])-1)*100" office:value-type="float" office:value="5.19125683060109" calcext:value-type="float">
            <text:p>5.19</text:p>
          </table:table-cell>
          <table:table-cell table:formula="of:=(([$Sheet1.E9]/[$Sheet1.$S9])-1)*100" office:value-type="float" office:value="4.37158469945356" calcext:value-type="float">
            <text:p>4.37</text:p>
          </table:table-cell>
          <table:table-cell table:formula="of:=(([$Sheet1.F9]/[$Sheet1.$S9])-1)*100" office:value-type="float" office:value="4.64480874316939" calcext:value-type="float">
            <text:p>4.64</text:p>
          </table:table-cell>
          <table:table-cell table:formula="of:=(([$Sheet1.G9]/[$Sheet1.$S9])-1)*100" office:value-type="float" office:value="4.64480874316939" calcext:value-type="float">
            <text:p>4.64</text:p>
          </table:table-cell>
          <table:table-cell table:formula="of:=(([$Sheet1.H9]/[$Sheet1.$S9])-1)*100" office:value-type="float" office:value="7.10382513661203" calcext:value-type="float">
            <text:p>7.10</text:p>
          </table:table-cell>
          <table:table-cell table:formula="of:=(([$Sheet1.I9]/[$Sheet1.$S9])-1)*100" office:value-type="float" office:value="7.10382513661203" calcext:value-type="float">
            <text:p>7.10</text:p>
          </table:table-cell>
          <table:table-cell table:formula="of:=(([$Sheet1.J9]/[$Sheet1.$S9])-1)*100" office:value-type="float" office:value="7.10382513661203" calcext:value-type="float">
            <text:p>7.10</text:p>
          </table:table-cell>
          <table:table-cell table:formula="of:=(([$Sheet1.K9]/[$Sheet1.$S9])-1)*100" office:value-type="float" office:value="6.83060109289617" calcext:value-type="float">
            <text:p>6.83</text:p>
          </table:table-cell>
          <table:table-cell table:formula="of:=(([$Sheet1.L9]/[$Sheet1.$S9])-1)*100" office:value-type="float" office:value="5.73770491803278" calcext:value-type="float">
            <text:p>5.74</text:p>
          </table:table-cell>
          <table:table-cell/>
        </table:table-row>
        <table:table-row table:style-name="ro1">
          <table:table-cell table:formula="of:=(([$Sheet1.C10]/[$Sheet1.$S10])-1)*100" office:value-type="float" office:value="3.84615384615383" calcext:value-type="float">
            <text:p>3.85</text:p>
          </table:table-cell>
          <table:table-cell table:formula="of:=(([$Sheet1.D10]/[$Sheet1.$S10])-1)*100" office:value-type="float" office:value="3.64372469635628" calcext:value-type="float">
            <text:p>3.64</text:p>
          </table:table-cell>
          <table:table-cell table:formula="of:=(([$Sheet1.E10]/[$Sheet1.$S10])-1)*100" office:value-type="float" office:value="4.04858299595141" calcext:value-type="float">
            <text:p>4.05</text:p>
          </table:table-cell>
          <table:table-cell table:formula="of:=(([$Sheet1.F10]/[$Sheet1.$S10])-1)*100" office:value-type="float" office:value="3.64372469635628" calcext:value-type="float">
            <text:p>3.64</text:p>
          </table:table-cell>
          <table:table-cell table:formula="of:=(([$Sheet1.G10]/[$Sheet1.$S10])-1)*100" office:value-type="float" office:value="3.44129554655872" calcext:value-type="float">
            <text:p>3.44</text:p>
          </table:table-cell>
          <table:table-cell table:formula="of:=(([$Sheet1.H10]/[$Sheet1.$S10])-1)*100" office:value-type="float" office:value="5.06072874493928" calcext:value-type="float">
            <text:p>5.06</text:p>
          </table:table-cell>
          <table:table-cell table:formula="of:=(([$Sheet1.I10]/[$Sheet1.$S10])-1)*100" office:value-type="float" office:value="4.8582995951417" calcext:value-type="float">
            <text:p>4.86</text:p>
          </table:table-cell>
          <table:table-cell table:formula="of:=(([$Sheet1.J10]/[$Sheet1.$S10])-1)*100" office:value-type="float" office:value="5.06072874493928" calcext:value-type="float">
            <text:p>5.06</text:p>
          </table:table-cell>
          <table:table-cell table:formula="of:=(([$Sheet1.K10]/[$Sheet1.$S10])-1)*100" office:value-type="float" office:value="4.65587044534415" calcext:value-type="float">
            <text:p>4.66</text:p>
          </table:table-cell>
          <table:table-cell table:formula="of:=(([$Sheet1.L10]/[$Sheet1.$S10])-1)*100" office:value-type="float" office:value="4.45344129554657" calcext:value-type="float">
            <text:p>4.45</text:p>
          </table:table-cell>
          <table:table-cell/>
        </table:table-row>
        <table:table-row table:style-name="ro1">
          <table:table-cell table:formula="of:=(([$Sheet1.C11]/[$Sheet1.$S11])-1)*100" office:value-type="float" office:value="6.76691729323307" calcext:value-type="float">
            <text:p>6.77</text:p>
          </table:table-cell>
          <table:table-cell table:formula="of:=(([$Sheet1.D11]/[$Sheet1.$S11])-1)*100" office:value-type="float" office:value="6.76691729323307" calcext:value-type="float">
            <text:p>6.77</text:p>
          </table:table-cell>
          <table:table-cell table:formula="of:=(([$Sheet1.E11]/[$Sheet1.$S11])-1)*100" office:value-type="float" office:value="4.51127819548871" calcext:value-type="float">
            <text:p>4.51</text:p>
          </table:table-cell>
          <table:table-cell table:formula="of:=(([$Sheet1.F11]/[$Sheet1.$S11])-1)*100" office:value-type="float" office:value="4.51127819548871" calcext:value-type="float">
            <text:p>4.51</text:p>
          </table:table-cell>
          <table:table-cell table:formula="of:=(([$Sheet1.G11]/[$Sheet1.$S11])-1)*100" office:value-type="float" office:value="3.00751879699248" calcext:value-type="float">
            <text:p>3.01</text:p>
          </table:table-cell>
          <table:table-cell table:formula="of:=(([$Sheet1.H11]/[$Sheet1.$S11])-1)*100" office:value-type="float" office:value="5.26315789473684" calcext:value-type="float">
            <text:p>5.26</text:p>
          </table:table-cell>
          <table:table-cell table:formula="of:=(([$Sheet1.I11]/[$Sheet1.$S11])-1)*100" office:value-type="float" office:value="5.26315789473684" calcext:value-type="float">
            <text:p>5.26</text:p>
          </table:table-cell>
          <table:table-cell table:formula="of:=(([$Sheet1.J11]/[$Sheet1.$S11])-1)*100" office:value-type="float" office:value="4.51127819548871" calcext:value-type="float">
            <text:p>4.51</text:p>
          </table:table-cell>
          <table:table-cell table:formula="of:=(([$Sheet1.K11]/[$Sheet1.$S11])-1)*100" office:value-type="float" office:value="4.51127819548871" calcext:value-type="float">
            <text:p>4.51</text:p>
          </table:table-cell>
          <table:table-cell table:formula="of:=(([$Sheet1.L11]/[$Sheet1.$S11])-1)*100" office:value-type="float" office:value="3.75939849624061" calcext:value-type="float">
            <text:p>3.76</text:p>
          </table:table-cell>
          <table:table-cell/>
        </table:table-row>
        <table:table-row table:style-name="ro1">
          <table:table-cell table:formula="of:=(([$Sheet1.C12]/[$Sheet1.$S12])-1)*100" office:value-type="float" office:value="6.94980694980696" calcext:value-type="float">
            <text:p>6.95</text:p>
          </table:table-cell>
          <table:table-cell table:formula="of:=(([$Sheet1.D12]/[$Sheet1.$S12])-1)*100" office:value-type="float" office:value="6.94980694980696" calcext:value-type="float">
            <text:p>6.95</text:p>
          </table:table-cell>
          <table:table-cell table:formula="of:=(([$Sheet1.E12]/[$Sheet1.$S12])-1)*100" office:value-type="float" office:value="6.94980694980696" calcext:value-type="float">
            <text:p>6.95</text:p>
          </table:table-cell>
          <table:table-cell table:formula="of:=(([$Sheet1.F12]/[$Sheet1.$S12])-1)*100" office:value-type="float" office:value="6.56370656370657" calcext:value-type="float">
            <text:p>6.56</text:p>
          </table:table-cell>
          <table:table-cell table:formula="of:=(([$Sheet1.G12]/[$Sheet1.$S12])-1)*100" office:value-type="float" office:value="6.94980694980696" calcext:value-type="float">
            <text:p>6.95</text:p>
          </table:table-cell>
          <table:table-cell table:formula="of:=(([$Sheet1.H12]/[$Sheet1.$S12])-1)*100" office:value-type="float" office:value="6.56370656370657" calcext:value-type="float">
            <text:p>6.56</text:p>
          </table:table-cell>
          <table:table-cell table:formula="of:=(([$Sheet1.I12]/[$Sheet1.$S12])-1)*100" office:value-type="float" office:value="6.17760617760619" calcext:value-type="float">
            <text:p>6.18</text:p>
          </table:table-cell>
          <table:table-cell table:formula="of:=(([$Sheet1.J12]/[$Sheet1.$S12])-1)*100" office:value-type="float" office:value="5.01930501930503" calcext:value-type="float">
            <text:p>5.02</text:p>
          </table:table-cell>
          <table:table-cell table:formula="of:=(([$Sheet1.K12]/[$Sheet1.$S12])-1)*100" office:value-type="float" office:value="5.40540540540542" calcext:value-type="float">
            <text:p>5.41</text:p>
          </table:table-cell>
          <table:table-cell table:formula="of:=(([$Sheet1.L12]/[$Sheet1.$S12])-1)*100" office:value-type="float" office:value="5.40540540540542" calcext:value-type="float">
            <text:p>5.41</text:p>
          </table:table-cell>
          <table:table-cell/>
        </table:table-row>
        <table:table-row table:style-name="ro1">
          <table:table-cell table:formula="of:=(([$Sheet1.C13]/[$Sheet1.$S13])-1)*100" office:value-type="float" office:value="5.06666666666666" calcext:value-type="float">
            <text:p>5.07</text:p>
          </table:table-cell>
          <table:table-cell table:formula="of:=(([$Sheet1.D13]/[$Sheet1.$S13])-1)*100" office:value-type="float" office:value="5.06666666666666" calcext:value-type="float">
            <text:p>5.07</text:p>
          </table:table-cell>
          <table:table-cell table:formula="of:=(([$Sheet1.E13]/[$Sheet1.$S13])-1)*100" office:value-type="float" office:value="5.33333333333332" calcext:value-type="float">
            <text:p>5.33</text:p>
          </table:table-cell>
          <table:table-cell table:formula="of:=(([$Sheet1.F13]/[$Sheet1.$S13])-1)*100" office:value-type="float" office:value="5.33333333333332" calcext:value-type="float">
            <text:p>5.33</text:p>
          </table:table-cell>
          <table:table-cell table:formula="of:=(([$Sheet1.G13]/[$Sheet1.$S13])-1)*100" office:value-type="float" office:value="5.06666666666666" calcext:value-type="float">
            <text:p>5.07</text:p>
          </table:table-cell>
          <table:table-cell table:formula="of:=(([$Sheet1.H13]/[$Sheet1.$S13])-1)*100" office:value-type="float" office:value="4.26666666666666" calcext:value-type="float">
            <text:p>4.27</text:p>
          </table:table-cell>
          <table:table-cell table:formula="of:=(([$Sheet1.I13]/[$Sheet1.$S13])-1)*100" office:value-type="float" office:value="4.26666666666666" calcext:value-type="float">
            <text:p>4.27</text:p>
          </table:table-cell>
          <table:table-cell table:formula="of:=(([$Sheet1.J13]/[$Sheet1.$S13])-1)*100" office:value-type="float" office:value="4" calcext:value-type="float">
            <text:p>4.00</text:p>
          </table:table-cell>
          <table:table-cell table:formula="of:=(([$Sheet1.K13]/[$Sheet1.$S13])-1)*100" office:value-type="float" office:value="3.73333333333332" calcext:value-type="float">
            <text:p>3.73</text:p>
          </table:table-cell>
          <table:table-cell table:formula="of:=(([$Sheet1.L13]/[$Sheet1.$S13])-1)*100" office:value-type="float" office:value="4" calcext:value-type="float">
            <text:p>4.00</text:p>
          </table:table-cell>
          <table:table-cell/>
        </table:table-row>
        <table:table-row table:style-name="ro1">
          <table:table-cell table:formula="of:=(([$Sheet1.C14]/[$Sheet1.$S14])-1)*100" office:value-type="float" office:value="4.01606425702812" calcext:value-type="float">
            <text:p>4.02</text:p>
          </table:table-cell>
          <table:table-cell table:formula="of:=(([$Sheet1.D14]/[$Sheet1.$S14])-1)*100" office:value-type="float" office:value="4.01606425702812" calcext:value-type="float">
            <text:p>4.02</text:p>
          </table:table-cell>
          <table:table-cell table:formula="of:=(([$Sheet1.E14]/[$Sheet1.$S14])-1)*100" office:value-type="float" office:value="3.81526104417671" calcext:value-type="float">
            <text:p>3.82</text:p>
          </table:table-cell>
          <table:table-cell table:formula="of:=(([$Sheet1.F14]/[$Sheet1.$S14])-1)*100" office:value-type="float" office:value="3.41365461847389" calcext:value-type="float">
            <text:p>3.41</text:p>
          </table:table-cell>
          <table:table-cell table:formula="of:=(([$Sheet1.G14]/[$Sheet1.$S14])-1)*100" office:value-type="float" office:value="3.6144578313253" calcext:value-type="float">
            <text:p>3.61</text:p>
          </table:table-cell>
          <table:table-cell table:formula="of:=(([$Sheet1.H14]/[$Sheet1.$S14])-1)*100" office:value-type="float" office:value="3.21285140562249" calcext:value-type="float">
            <text:p>3.21</text:p>
          </table:table-cell>
          <table:table-cell table:formula="of:=(([$Sheet1.I14]/[$Sheet1.$S14])-1)*100" office:value-type="float" office:value="3.21285140562249" calcext:value-type="float">
            <text:p>3.21</text:p>
          </table:table-cell>
          <table:table-cell table:formula="of:=(([$Sheet1.J14]/[$Sheet1.$S14])-1)*100" office:value-type="float" office:value="3.41365461847389" calcext:value-type="float">
            <text:p>3.41</text:p>
          </table:table-cell>
          <table:table-cell table:formula="of:=(([$Sheet1.K14]/[$Sheet1.$S14])-1)*100" office:value-type="float" office:value="3.41365461847389" calcext:value-type="float">
            <text:p>3.41</text:p>
          </table:table-cell>
          <table:table-cell table:formula="of:=(([$Sheet1.L14]/[$Sheet1.$S14])-1)*100" office:value-type="float" office:value="3.01204819277108" calcext:value-type="float">
            <text:p>3.01</text:p>
          </table:table-cell>
          <table:table-cell/>
        </table:table-row>
        <table:table-row table:style-name="ro1">
          <table:table-cell table:formula="of:=(([$Sheet1.C15]/[$Sheet1.$S15])-1)*100" office:value-type="float" office:value="1.02040816326532" calcext:value-type="float">
            <text:p>1.02</text:p>
          </table:table-cell>
          <table:table-cell table:formula="of:=(([$Sheet1.D15]/[$Sheet1.$S15])-1)*100" office:value-type="float" office:value="1.02040816326532" calcext:value-type="float">
            <text:p>1.02</text:p>
          </table:table-cell>
          <table:table-cell table:formula="of:=(([$Sheet1.E15]/[$Sheet1.$S15])-1)*100" office:value-type="float" office:value="1.02040816326532" calcext:value-type="float">
            <text:p>1.02</text:p>
          </table:table-cell>
          <table:table-cell table:formula="of:=(([$Sheet1.F15]/[$Sheet1.$S15])-1)*100" office:value-type="float" office:value="1.02040816326532" calcext:value-type="float">
            <text:p>1.02</text:p>
          </table:table-cell>
          <table:table-cell table:formula="of:=(([$Sheet1.G15]/[$Sheet1.$S15])-1)*100" office:value-type="float" office:value="1.02040816326532" calcext:value-type="float">
            <text:p>1.02</text:p>
          </table:table-cell>
          <table:table-cell table:formula="of:=(([$Sheet1.H15]/[$Sheet1.$S15])-1)*100" office:value-type="float" office:value="1.02040816326532" calcext:value-type="float">
            <text:p>1.02</text:p>
          </table:table-cell>
          <table:table-cell table:formula="of:=(([$Sheet1.I15]/[$Sheet1.$S15])-1)*100" office:value-type="float" office:value="1.02040816326532" calcext:value-type="float">
            <text:p>1.02</text:p>
          </table:table-cell>
          <table:table-cell table:formula="of:=(([$Sheet1.J15]/[$Sheet1.$S15])-1)*100" office:value-type="float" office:value="1.02040816326532" calcext:value-type="float">
            <text:p>1.02</text:p>
          </table:table-cell>
          <table:table-cell table:formula="of:=(([$Sheet1.K15]/[$Sheet1.$S15])-1)*100" office:value-type="float" office:value="1.02040816326532" calcext:value-type="float">
            <text:p>1.02</text:p>
          </table:table-cell>
          <table:table-cell table:formula="of:=(([$Sheet1.L15]/[$Sheet1.$S15])-1)*100" office:value-type="float" office:value="1.02040816326532" calcext:value-type="float">
            <text:p>1.02</text:p>
          </table:table-cell>
          <table:table-cell/>
        </table:table-row>
        <table:table-row table:style-name="ro1">
          <table:table-cell table:formula="of:=(([$Sheet1.C16]/[$Sheet1.$S16])-1)*100" office:value-type="float" office:value="0.509337860781001" calcext:value-type="float">
            <text:p>0.51</text:p>
          </table:table-cell>
          <table:table-cell table:formula="of:=(([$Sheet1.D16]/[$Sheet1.$S16])-1)*100" office:value-type="float" office:value="0.509337860781001" calcext:value-type="float">
            <text:p>0.51</text:p>
          </table:table-cell>
          <table:table-cell table:formula="of:=(([$Sheet1.E16]/[$Sheet1.$S16])-1)*100" office:value-type="float" office:value="0.509337860781001" calcext:value-type="float">
            <text:p>0.51</text:p>
          </table:table-cell>
          <table:table-cell table:formula="of:=(([$Sheet1.F16]/[$Sheet1.$S16])-1)*100" office:value-type="float" office:value="0.509337860781001" calcext:value-type="float">
            <text:p>0.51</text:p>
          </table:table-cell>
          <table:table-cell table:formula="of:=(([$Sheet1.G16]/[$Sheet1.$S16])-1)*100" office:value-type="float" office:value="0.509337860781001" calcext:value-type="float">
            <text:p>0.51</text:p>
          </table:table-cell>
          <table:table-cell table:formula="of:=(([$Sheet1.H16]/[$Sheet1.$S16])-1)*100" office:value-type="float" office:value="0.509337860781001" calcext:value-type="float">
            <text:p>0.51</text:p>
          </table:table-cell>
          <table:table-cell table:formula="of:=(([$Sheet1.I16]/[$Sheet1.$S16])-1)*100" office:value-type="float" office:value="0.509337860781001" calcext:value-type="float">
            <text:p>0.51</text:p>
          </table:table-cell>
          <table:table-cell table:formula="of:=(([$Sheet1.J16]/[$Sheet1.$S16])-1)*100" office:value-type="float" office:value="0.509337860781001" calcext:value-type="float">
            <text:p>0.51</text:p>
          </table:table-cell>
          <table:table-cell table:formula="of:=(([$Sheet1.K16]/[$Sheet1.$S16])-1)*100" office:value-type="float" office:value="0.509337860781001" calcext:value-type="float">
            <text:p>0.51</text:p>
          </table:table-cell>
          <table:table-cell table:formula="of:=(([$Sheet1.L16]/[$Sheet1.$S16])-1)*100" office:value-type="float" office:value="0.509337860781001" calcext:value-type="float">
            <text:p>0.51</text:p>
          </table:table-cell>
          <table:table-cell/>
        </table:table-row>
        <table:table-row table:style-name="ro1">
          <table:table-cell table:formula="of:=(([$Sheet1.C17]/[$Sheet1.$S17])-1)*100" office:value-type="float" office:value="0.921658986175111" calcext:value-type="float">
            <text:p>0.92</text:p>
          </table:table-cell>
          <table:table-cell table:formula="of:=(([$Sheet1.D17]/[$Sheet1.$S17])-1)*100" office:value-type="float" office:value="0.921658986175111" calcext:value-type="float">
            <text:p>0.92</text:p>
          </table:table-cell>
          <table:table-cell table:formula="of:=(([$Sheet1.E17]/[$Sheet1.$S17])-1)*100" office:value-type="float" office:value="0.921658986175111" calcext:value-type="float">
            <text:p>0.92</text:p>
          </table:table-cell>
          <table:table-cell table:formula="of:=(([$Sheet1.F17]/[$Sheet1.$S17])-1)*100" office:value-type="float" office:value="0.921658986175111" calcext:value-type="float">
            <text:p>0.92</text:p>
          </table:table-cell>
          <table:table-cell table:formula="of:=(([$Sheet1.G17]/[$Sheet1.$S17])-1)*100" office:value-type="float" office:value="1.03686635944702" calcext:value-type="float">
            <text:p>1.04</text:p>
          </table:table-cell>
          <table:table-cell table:formula="of:=(([$Sheet1.H17]/[$Sheet1.$S17])-1)*100" office:value-type="float" office:value="0.921658986175111" calcext:value-type="float">
            <text:p>0.92</text:p>
          </table:table-cell>
          <table:table-cell table:formula="of:=(([$Sheet1.I17]/[$Sheet1.$S17])-1)*100" office:value-type="float" office:value="1.03686635944702" calcext:value-type="float">
            <text:p>1.04</text:p>
          </table:table-cell>
          <table:table-cell table:formula="of:=(([$Sheet1.J17]/[$Sheet1.$S17])-1)*100" office:value-type="float" office:value="0.921658986175111" calcext:value-type="float">
            <text:p>0.92</text:p>
          </table:table-cell>
          <table:table-cell table:formula="of:=(([$Sheet1.K17]/[$Sheet1.$S17])-1)*100" office:value-type="float" office:value="0.921658986175111" calcext:value-type="float">
            <text:p>0.92</text:p>
          </table:table-cell>
          <table:table-cell table:formula="of:=(([$Sheet1.L17]/[$Sheet1.$S17])-1)*100" office:value-type="float" office:value="0.921658986175111" calcext:value-type="float">
            <text:p>0.92</text:p>
          </table:table-cell>
          <table:table-cell/>
        </table:table-row>
        <table:table-row table:style-name="ro1">
          <table:table-cell table:formula="of:=(([$Sheet1.C18]/[$Sheet1.$S18])-1)*100" office:value-type="float" office:value="0.589225589225584" calcext:value-type="float">
            <text:p>0.59</text:p>
          </table:table-cell>
          <table:table-cell table:formula="of:=(([$Sheet1.D18]/[$Sheet1.$S18])-1)*100" office:value-type="float" office:value="0.589225589225584" calcext:value-type="float">
            <text:p>0.59</text:p>
          </table:table-cell>
          <table:table-cell table:formula="of:=(([$Sheet1.E18]/[$Sheet1.$S18])-1)*100" office:value-type="float" office:value="0.589225589225584" calcext:value-type="float">
            <text:p>0.59</text:p>
          </table:table-cell>
          <table:table-cell table:formula="of:=(([$Sheet1.F18]/[$Sheet1.$S18])-1)*100" office:value-type="float" office:value="0.589225589225584" calcext:value-type="float">
            <text:p>0.59</text:p>
          </table:table-cell>
          <table:table-cell table:formula="of:=(([$Sheet1.G18]/[$Sheet1.$S18])-1)*100" office:value-type="float" office:value="0.589225589225584" calcext:value-type="float">
            <text:p>0.59</text:p>
          </table:table-cell>
          <table:table-cell table:formula="of:=(([$Sheet1.H18]/[$Sheet1.$S18])-1)*100" office:value-type="float" office:value="0.589225589225584" calcext:value-type="float">
            <text:p>0.59</text:p>
          </table:table-cell>
          <table:table-cell table:formula="of:=(([$Sheet1.I18]/[$Sheet1.$S18])-1)*100" office:value-type="float" office:value="0.589225589225584" calcext:value-type="float">
            <text:p>0.59</text:p>
          </table:table-cell>
          <table:table-cell table:formula="of:=(([$Sheet1.J18]/[$Sheet1.$S18])-1)*100" office:value-type="float" office:value="0.589225589225584" calcext:value-type="float">
            <text:p>0.59</text:p>
          </table:table-cell>
          <table:table-cell table:formula="of:=(([$Sheet1.K18]/[$Sheet1.$S18])-1)*100" office:value-type="float" office:value="0.589225589225584" calcext:value-type="float">
            <text:p>0.59</text:p>
          </table:table-cell>
          <table:table-cell table:formula="of:=(([$Sheet1.L18]/[$Sheet1.$S18])-1)*100" office:value-type="float" office:value="0.589225589225584" calcext:value-type="float">
            <text:p>0.59</text:p>
          </table:table-cell>
          <table:table-cell/>
        </table:table-row>
        <table:table-row table:style-name="ro1">
          <table:table-cell table:formula="of:=(([$Sheet1.C19]/[$Sheet1.$S19])-1)*100" office:value-type="float" office:value="4.81927710843373" calcext:value-type="float">
            <text:p>4.82</text:p>
          </table:table-cell>
          <table:table-cell table:formula="of:=(([$Sheet1.D19]/[$Sheet1.$S19])-1)*100" office:value-type="float" office:value="4.81927710843373" calcext:value-type="float">
            <text:p>4.82</text:p>
          </table:table-cell>
          <table:table-cell table:formula="of:=(([$Sheet1.E19]/[$Sheet1.$S19])-1)*100" office:value-type="float" office:value="4.81927710843373" calcext:value-type="float">
            <text:p>4.82</text:p>
          </table:table-cell>
          <table:table-cell table:formula="of:=(([$Sheet1.F19]/[$Sheet1.$S19])-1)*100" office:value-type="float" office:value="4.81927710843373" calcext:value-type="float">
            <text:p>4.82</text:p>
          </table:table-cell>
          <table:table-cell table:formula="of:=(([$Sheet1.G19]/[$Sheet1.$S19])-1)*100" office:value-type="float" office:value="3.61445783132528" calcext:value-type="float">
            <text:p>3.61</text:p>
          </table:table-cell>
          <table:table-cell table:formula="of:=(([$Sheet1.H19]/[$Sheet1.$S19])-1)*100" office:value-type="float" office:value="4.81927710843373" calcext:value-type="float">
            <text:p>4.82</text:p>
          </table:table-cell>
          <table:table-cell table:formula="of:=(([$Sheet1.I19]/[$Sheet1.$S19])-1)*100" office:value-type="float" office:value="4.81927710843373" calcext:value-type="float">
            <text:p>4.82</text:p>
          </table:table-cell>
          <table:table-cell table:formula="of:=(([$Sheet1.J19]/[$Sheet1.$S19])-1)*100" office:value-type="float" office:value="3.61445783132528" calcext:value-type="float">
            <text:p>3.61</text:p>
          </table:table-cell>
          <table:table-cell table:formula="of:=(([$Sheet1.K19]/[$Sheet1.$S19])-1)*100" office:value-type="float" office:value="3.61445783132528" calcext:value-type="float">
            <text:p>3.61</text:p>
          </table:table-cell>
          <table:table-cell table:formula="of:=(([$Sheet1.L19]/[$Sheet1.$S19])-1)*100" office:value-type="float" office:value="3.61445783132528" calcext:value-type="float">
            <text:p>3.61</text:p>
          </table:table-cell>
          <table:table-cell/>
        </table:table-row>
        <table:table-row table:style-name="ro1">
          <table:table-cell table:formula="of:=(([$Sheet1.C20]/[$Sheet1.$S20])-1)*100" office:value-type="float" office:value="6.66666666666667" calcext:value-type="float">
            <text:p>6.67</text:p>
          </table:table-cell>
          <table:table-cell table:formula="of:=(([$Sheet1.D20]/[$Sheet1.$S20])-1)*100" office:value-type="float" office:value="6.66666666666667" calcext:value-type="float">
            <text:p>6.67</text:p>
          </table:table-cell>
          <table:table-cell table:formula="of:=(([$Sheet1.E20]/[$Sheet1.$S20])-1)*100" office:value-type="float" office:value="6.66666666666667" calcext:value-type="float">
            <text:p>6.67</text:p>
          </table:table-cell>
          <table:table-cell table:formula="of:=(([$Sheet1.F20]/[$Sheet1.$S20])-1)*100" office:value-type="float" office:value="6.66666666666667" calcext:value-type="float">
            <text:p>6.67</text:p>
          </table:table-cell>
          <table:table-cell table:formula="of:=(([$Sheet1.G20]/[$Sheet1.$S20])-1)*100" office:value-type="float" office:value="7.33333333333335" calcext:value-type="float">
            <text:p>7.33</text:p>
          </table:table-cell>
          <table:table-cell table:formula="of:=(([$Sheet1.H20]/[$Sheet1.$S20])-1)*100" office:value-type="float" office:value="4.66666666666666" calcext:value-type="float">
            <text:p>4.67</text:p>
          </table:table-cell>
          <table:table-cell table:formula="of:=(([$Sheet1.I20]/[$Sheet1.$S20])-1)*100" office:value-type="float" office:value="4" calcext:value-type="float">
            <text:p>4.00</text:p>
          </table:table-cell>
          <table:table-cell table:formula="of:=(([$Sheet1.J20]/[$Sheet1.$S20])-1)*100" office:value-type="float" office:value="3.33333333333334" calcext:value-type="float">
            <text:p>3.33</text:p>
          </table:table-cell>
          <table:table-cell table:formula="of:=(([$Sheet1.K20]/[$Sheet1.$S20])-1)*100" office:value-type="float" office:value="4" calcext:value-type="float">
            <text:p>4.00</text:p>
          </table:table-cell>
          <table:table-cell table:formula="of:=(([$Sheet1.L20]/[$Sheet1.$S20])-1)*100" office:value-type="float" office:value="4" calcext:value-type="float">
            <text:p>4.00</text:p>
          </table:table-cell>
          <table:table-cell/>
        </table:table-row>
        <table:table-row table:style-name="ro1">
          <table:table-cell table:formula="of:=(([$Sheet1.C21]/[$Sheet1.$S21])-1)*100" office:value-type="float" office:value="8.54271356783922" calcext:value-type="float">
            <text:p>8.54</text:p>
          </table:table-cell>
          <table:table-cell table:formula="of:=(([$Sheet1.D21]/[$Sheet1.$S21])-1)*100" office:value-type="float" office:value="8.54271356783922" calcext:value-type="float">
            <text:p>8.54</text:p>
          </table:table-cell>
          <table:table-cell table:formula="of:=(([$Sheet1.E21]/[$Sheet1.$S21])-1)*100" office:value-type="float" office:value="9.04522613065326" calcext:value-type="float">
            <text:p>9.05</text:p>
          </table:table-cell>
          <table:table-cell table:formula="of:=(([$Sheet1.F21]/[$Sheet1.$S21])-1)*100" office:value-type="float" office:value="9.04522613065326" calcext:value-type="float">
            <text:p>9.05</text:p>
          </table:table-cell>
          <table:table-cell table:formula="of:=(([$Sheet1.G21]/[$Sheet1.$S21])-1)*100" office:value-type="float" office:value="9.54773869346735" calcext:value-type="float">
            <text:p>9.55</text:p>
          </table:table-cell>
          <table:table-cell table:formula="of:=(([$Sheet1.H21]/[$Sheet1.$S21])-1)*100" office:value-type="float" office:value="7.03517587939699" calcext:value-type="float">
            <text:p>7.04</text:p>
          </table:table-cell>
          <table:table-cell table:formula="of:=(([$Sheet1.I21]/[$Sheet1.$S21])-1)*100" office:value-type="float" office:value="7.03517587939699" calcext:value-type="float">
            <text:p>7.04</text:p>
          </table:table-cell>
          <table:table-cell table:formula="of:=(([$Sheet1.J21]/[$Sheet1.$S21])-1)*100" office:value-type="float" office:value="7.03517587939699" calcext:value-type="float">
            <text:p>7.04</text:p>
          </table:table-cell>
          <table:table-cell table:formula="of:=(([$Sheet1.K21]/[$Sheet1.$S21])-1)*100" office:value-type="float" office:value="7.03517587939699" calcext:value-type="float">
            <text:p>7.04</text:p>
          </table:table-cell>
          <table:table-cell table:formula="of:=(([$Sheet1.L21]/[$Sheet1.$S21])-1)*100" office:value-type="float" office:value="7.03517587939699" calcext:value-type="float">
            <text:p>7.04</text:p>
          </table:table-cell>
          <table:table-cell/>
        </table:table-row>
        <table:table-row table:style-name="ro1">
          <table:table-cell table:formula="of:=(([$Sheet1.C22]/[$Sheet1.$S22])-1)*100" office:value-type="float" office:value="6.64206642066421" calcext:value-type="float">
            <text:p>6.64</text:p>
          </table:table-cell>
          <table:table-cell table:formula="of:=(([$Sheet1.D22]/[$Sheet1.$S22])-1)*100" office:value-type="float" office:value="6.64206642066421" calcext:value-type="float">
            <text:p>6.64</text:p>
          </table:table-cell>
          <table:table-cell table:formula="of:=(([$Sheet1.E22]/[$Sheet1.$S22])-1)*100" office:value-type="float" office:value="6.64206642066421" calcext:value-type="float">
            <text:p>6.64</text:p>
          </table:table-cell>
          <table:table-cell table:formula="of:=(([$Sheet1.F22]/[$Sheet1.$S22])-1)*100" office:value-type="float" office:value="7.0110701107011" calcext:value-type="float">
            <text:p>7.01</text:p>
          </table:table-cell>
          <table:table-cell table:formula="of:=(([$Sheet1.G22]/[$Sheet1.$S22])-1)*100" office:value-type="float" office:value="7.380073800738" calcext:value-type="float">
            <text:p>7.38</text:p>
          </table:table-cell>
          <table:table-cell table:formula="of:=(([$Sheet1.H22]/[$Sheet1.$S22])-1)*100" office:value-type="float" office:value="4.79704797047968" calcext:value-type="float">
            <text:p>4.80</text:p>
          </table:table-cell>
          <table:table-cell table:formula="of:=(([$Sheet1.I22]/[$Sheet1.$S22])-1)*100" office:value-type="float" office:value="4.05904059040589" calcext:value-type="float">
            <text:p>4.06</text:p>
          </table:table-cell>
          <table:table-cell table:formula="of:=(([$Sheet1.J22]/[$Sheet1.$S22])-1)*100" office:value-type="float" office:value="4.42804428044281" calcext:value-type="float">
            <text:p>4.43</text:p>
          </table:table-cell>
          <table:table-cell table:formula="of:=(([$Sheet1.K22]/[$Sheet1.$S22])-1)*100" office:value-type="float" office:value="4.79704797047968" calcext:value-type="float">
            <text:p>4.80</text:p>
          </table:table-cell>
          <table:table-cell table:formula="of:=(([$Sheet1.L22]/[$Sheet1.$S22])-1)*100" office:value-type="float" office:value="4.42804428044281" calcext:value-type="float">
            <text:p>4.43</text:p>
          </table:table-cell>
          <table:table-cell/>
        </table:table-row>
        <table:table-row table:style-name="ro1">
          <table:table-cell table:formula="of:=(([$Sheet1.C23]/[$Sheet1.$S23])-1)*100" office:value-type="float" office:value="8.24742268041239" calcext:value-type="float">
            <text:p>8.25</text:p>
          </table:table-cell>
          <table:table-cell table:formula="of:=(([$Sheet1.D23]/[$Sheet1.$S23])-1)*100" office:value-type="float" office:value="5.15463917525774" calcext:value-type="float">
            <text:p>5.15</text:p>
          </table:table-cell>
          <table:table-cell table:formula="of:=(([$Sheet1.E23]/[$Sheet1.$S23])-1)*100" office:value-type="float" office:value="6.1855670103093" calcext:value-type="float">
            <text:p>6.19</text:p>
          </table:table-cell>
          <table:table-cell table:formula="of:=(([$Sheet1.F23]/[$Sheet1.$S23])-1)*100" office:value-type="float" office:value="6.1855670103093" calcext:value-type="float">
            <text:p>6.19</text:p>
          </table:table-cell>
          <table:table-cell table:formula="of:=(([$Sheet1.G23]/[$Sheet1.$S23])-1)*100" office:value-type="float" office:value="6.1855670103093" calcext:value-type="float">
            <text:p>6.19</text:p>
          </table:table-cell>
          <table:table-cell table:formula="of:=(([$Sheet1.H23]/[$Sheet1.$S23])-1)*100" office:value-type="float" office:value="10.3092783505155" calcext:value-type="float">
            <text:p>10.31</text:p>
          </table:table-cell>
          <table:table-cell table:formula="of:=(([$Sheet1.I23]/[$Sheet1.$S23])-1)*100" office:value-type="float" office:value="6.1855670103093" calcext:value-type="float">
            <text:p>6.19</text:p>
          </table:table-cell>
          <table:table-cell table:formula="of:=(([$Sheet1.J23]/[$Sheet1.$S23])-1)*100" office:value-type="float" office:value="8.24742268041239" calcext:value-type="float">
            <text:p>8.25</text:p>
          </table:table-cell>
          <table:table-cell table:formula="of:=(([$Sheet1.K23]/[$Sheet1.$S23])-1)*100" office:value-type="float" office:value="6.1855670103093" calcext:value-type="float">
            <text:p>6.19</text:p>
          </table:table-cell>
          <table:table-cell table:formula="of:=(([$Sheet1.L23]/[$Sheet1.$S23])-1)*100" office:value-type="float" office:value="6.1855670103093" calcext:value-type="float">
            <text:p>6.19</text:p>
          </table:table-cell>
          <table:table-cell/>
        </table:table-row>
        <table:table-row table:style-name="ro1">
          <table:table-cell table:formula="of:=(([$Sheet1.C24]/[$Sheet1.$S24])-1)*100" office:value-type="float" office:value="4.76190476190477" calcext:value-type="float">
            <text:p>4.76</text:p>
          </table:table-cell>
          <table:table-cell table:formula="of:=(([$Sheet1.D24]/[$Sheet1.$S24])-1)*100" office:value-type="float" office:value="4.76190476190477" calcext:value-type="float">
            <text:p>4.76</text:p>
          </table:table-cell>
          <table:table-cell table:formula="of:=(([$Sheet1.E24]/[$Sheet1.$S24])-1)*100" office:value-type="float" office:value="4.23280423280423" calcext:value-type="float">
            <text:p>4.23</text:p>
          </table:table-cell>
          <table:table-cell table:formula="of:=(([$Sheet1.F24]/[$Sheet1.$S24])-1)*100" office:value-type="float" office:value="5.2910052910053" calcext:value-type="float">
            <text:p>5.29</text:p>
          </table:table-cell>
          <table:table-cell table:formula="of:=(([$Sheet1.G24]/[$Sheet1.$S24])-1)*100" office:value-type="float" office:value="4.23280423280423" calcext:value-type="float">
            <text:p>4.23</text:p>
          </table:table-cell>
          <table:table-cell table:formula="of:=(([$Sheet1.H24]/[$Sheet1.$S24])-1)*100" office:value-type="float" office:value="5.2910052910053" calcext:value-type="float">
            <text:p>5.29</text:p>
          </table:table-cell>
          <table:table-cell table:formula="of:=(([$Sheet1.I24]/[$Sheet1.$S24])-1)*100" office:value-type="float" office:value="3.70370370370372" calcext:value-type="float">
            <text:p>3.70</text:p>
          </table:table-cell>
          <table:table-cell table:formula="of:=(([$Sheet1.J24]/[$Sheet1.$S24])-1)*100" office:value-type="float" office:value="3.70370370370372" calcext:value-type="float">
            <text:p>3.70</text:p>
          </table:table-cell>
          <table:table-cell table:formula="of:=(([$Sheet1.K24]/[$Sheet1.$S24])-1)*100" office:value-type="float" office:value="4.23280423280423" calcext:value-type="float">
            <text:p>4.23</text:p>
          </table:table-cell>
          <table:table-cell table:formula="of:=(([$Sheet1.L24]/[$Sheet1.$S24])-1)*100" office:value-type="float" office:value="4.23280423280423" calcext:value-type="float">
            <text:p>4.23</text:p>
          </table:table-cell>
          <table:table-cell/>
        </table:table-row>
        <table:table-row table:style-name="ro1">
          <table:table-cell table:formula="of:=(([$Sheet1.C25]/[$Sheet1.$S25])-1)*100" office:value-type="float" office:value="4.82758620689654" calcext:value-type="float">
            <text:p>4.83</text:p>
          </table:table-cell>
          <table:table-cell table:formula="of:=(([$Sheet1.D25]/[$Sheet1.$S25])-1)*100" office:value-type="float" office:value="4.13793103448277" calcext:value-type="float">
            <text:p>4.14</text:p>
          </table:table-cell>
          <table:table-cell table:formula="of:=(([$Sheet1.E25]/[$Sheet1.$S25])-1)*100" office:value-type="float" office:value="4.48275862068965" calcext:value-type="float">
            <text:p>4.48</text:p>
          </table:table-cell>
          <table:table-cell table:formula="of:=(([$Sheet1.F25]/[$Sheet1.$S25])-1)*100" office:value-type="float" office:value="4.82758620689654" calcext:value-type="float">
            <text:p>4.83</text:p>
          </table:table-cell>
          <table:table-cell table:formula="of:=(([$Sheet1.G25]/[$Sheet1.$S25])-1)*100" office:value-type="float" office:value="4.13793103448277" calcext:value-type="float">
            <text:p>4.14</text:p>
          </table:table-cell>
          <table:table-cell table:formula="of:=(([$Sheet1.H25]/[$Sheet1.$S25])-1)*100" office:value-type="float" office:value="5.17241379310345" calcext:value-type="float">
            <text:p>5.17</text:p>
          </table:table-cell>
          <table:table-cell table:formula="of:=(([$Sheet1.I25]/[$Sheet1.$S25])-1)*100" office:value-type="float" office:value="4.48275862068965" calcext:value-type="float">
            <text:p>4.48</text:p>
          </table:table-cell>
          <table:table-cell table:formula="of:=(([$Sheet1.J25]/[$Sheet1.$S25])-1)*100" office:value-type="float" office:value="4.13793103448277" calcext:value-type="float">
            <text:p>4.14</text:p>
          </table:table-cell>
          <table:table-cell table:formula="of:=(([$Sheet1.K25]/[$Sheet1.$S25])-1)*100" office:value-type="float" office:value="4.48275862068965" calcext:value-type="float">
            <text:p>4.48</text:p>
          </table:table-cell>
          <table:table-cell table:formula="of:=(([$Sheet1.L25]/[$Sheet1.$S25])-1)*100" office:value-type="float" office:value="3.79310344827586" calcext:value-type="float">
            <text:p>3.79</text:p>
          </table:table-cell>
          <table:table-cell/>
        </table:table-row>
        <table:table-row table:style-name="ro1">
          <table:table-cell table:formula="of:=(([$Sheet1.C26]/[$Sheet1.$S26])-1)*100" office:value-type="float" office:value="5.36193029490617" calcext:value-type="float">
            <text:p>5.36</text:p>
          </table:table-cell>
          <table:table-cell table:formula="of:=(([$Sheet1.D26]/[$Sheet1.$S26])-1)*100" office:value-type="float" office:value="4.55764075067024" calcext:value-type="float">
            <text:p>4.56</text:p>
          </table:table-cell>
          <table:table-cell table:formula="of:=(([$Sheet1.E26]/[$Sheet1.$S26])-1)*100" office:value-type="float" office:value="4.55764075067024" calcext:value-type="float">
            <text:p>4.56</text:p>
          </table:table-cell>
          <table:table-cell table:formula="of:=(([$Sheet1.F26]/[$Sheet1.$S26])-1)*100" office:value-type="float" office:value="4.55764075067024" calcext:value-type="float">
            <text:p>4.56</text:p>
          </table:table-cell>
          <table:table-cell table:formula="of:=(([$Sheet1.G26]/[$Sheet1.$S26])-1)*100" office:value-type="float" office:value="4.55764075067024" calcext:value-type="float">
            <text:p>4.56</text:p>
          </table:table-cell>
          <table:table-cell table:formula="of:=(([$Sheet1.H26]/[$Sheet1.$S26])-1)*100" office:value-type="float" office:value="4.55764075067024" calcext:value-type="float">
            <text:p>4.56</text:p>
          </table:table-cell>
          <table:table-cell table:formula="of:=(([$Sheet1.I26]/[$Sheet1.$S26])-1)*100" office:value-type="float" office:value="3.48525469168901" calcext:value-type="float">
            <text:p>3.49</text:p>
          </table:table-cell>
          <table:table-cell table:formula="of:=(([$Sheet1.J26]/[$Sheet1.$S26])-1)*100" office:value-type="float" office:value="3.2171581769437" calcext:value-type="float">
            <text:p>3.22</text:p>
          </table:table-cell>
          <table:table-cell table:formula="of:=(([$Sheet1.K26]/[$Sheet1.$S26])-1)*100" office:value-type="float" office:value="2.94906166219839" calcext:value-type="float">
            <text:p>2.95</text:p>
          </table:table-cell>
          <table:table-cell table:formula="of:=(([$Sheet1.L26]/[$Sheet1.$S26])-1)*100" office:value-type="float" office:value="2.94906166219839" calcext:value-type="float">
            <text:p>2.95</text:p>
          </table:table-cell>
          <table:table-cell/>
        </table:table-row>
        <table:table-row table:style-name="ro1">
          <table:table-cell table:formula="of:=(([$Sheet1.C27]/[$Sheet1.$S27])-1)*100" office:value-type="float" office:value="6.75675675675675" calcext:value-type="float">
            <text:p>6.76</text:p>
          </table:table-cell>
          <table:table-cell table:formula="of:=(([$Sheet1.D27]/[$Sheet1.$S27])-1)*100" office:value-type="float" office:value="8.10810810810809" calcext:value-type="float">
            <text:p>8.11</text:p>
          </table:table-cell>
          <table:table-cell table:formula="of:=(([$Sheet1.E27]/[$Sheet1.$S27])-1)*100" office:value-type="float" office:value="6.75675675675675" calcext:value-type="float">
            <text:p>6.76</text:p>
          </table:table-cell>
          <table:table-cell table:formula="of:=(([$Sheet1.F27]/[$Sheet1.$S27])-1)*100" office:value-type="float" office:value="5.40540540540539" calcext:value-type="float">
            <text:p>5.41</text:p>
          </table:table-cell>
          <table:table-cell table:formula="of:=(([$Sheet1.G27]/[$Sheet1.$S27])-1)*100" office:value-type="float" office:value="4.05405405405406" calcext:value-type="float">
            <text:p>4.05</text:p>
          </table:table-cell>
          <table:table-cell table:formula="of:=(([$Sheet1.H27]/[$Sheet1.$S27])-1)*100" office:value-type="float" office:value="4.05405405405406" calcext:value-type="float">
            <text:p>4.05</text:p>
          </table:table-cell>
          <table:table-cell table:formula="of:=(([$Sheet1.I27]/[$Sheet1.$S27])-1)*100" office:value-type="float" office:value="6.75675675675675" calcext:value-type="float">
            <text:p>6.76</text:p>
          </table:table-cell>
          <table:table-cell table:formula="of:=(([$Sheet1.J27]/[$Sheet1.$S27])-1)*100" office:value-type="float" office:value="2.7027027027027" calcext:value-type="float">
            <text:p>2.70</text:p>
          </table:table-cell>
          <table:table-cell table:formula="of:=(([$Sheet1.K27]/[$Sheet1.$S27])-1)*100" office:value-type="float" office:value="4.05405405405406" calcext:value-type="float">
            <text:p>4.05</text:p>
          </table:table-cell>
          <table:table-cell table:formula="of:=(([$Sheet1.L27]/[$Sheet1.$S27])-1)*100" office:value-type="float" office:value="5.40540540540539" calcext:value-type="float">
            <text:p>5.41</text:p>
          </table:table-cell>
          <table:table-cell/>
        </table:table-row>
        <table:table-row table:style-name="ro1">
          <table:table-cell table:formula="of:=(([$Sheet1.C28]/[$Sheet1.$S28])-1)*100" office:value-type="float" office:value="10.655737704918" calcext:value-type="float">
            <text:p>10.66</text:p>
          </table:table-cell>
          <table:table-cell table:formula="of:=(([$Sheet1.D28]/[$Sheet1.$S28])-1)*100" office:value-type="float" office:value="10.655737704918" calcext:value-type="float">
            <text:p>10.66</text:p>
          </table:table-cell>
          <table:table-cell table:formula="of:=(([$Sheet1.E28]/[$Sheet1.$S28])-1)*100" office:value-type="float" office:value="9.01639344262297" calcext:value-type="float">
            <text:p>9.02</text:p>
          </table:table-cell>
          <table:table-cell table:formula="of:=(([$Sheet1.F28]/[$Sheet1.$S28])-1)*100" office:value-type="float" office:value="9.8360655737705" calcext:value-type="float">
            <text:p>9.84</text:p>
          </table:table-cell>
          <table:table-cell table:formula="of:=(([$Sheet1.G28]/[$Sheet1.$S28])-1)*100" office:value-type="float" office:value="9.01639344262297" calcext:value-type="float">
            <text:p>9.02</text:p>
          </table:table-cell>
          <table:table-cell table:formula="of:=(([$Sheet1.H28]/[$Sheet1.$S28])-1)*100" office:value-type="float" office:value="11.4754098360656" calcext:value-type="float">
            <text:p>11.48</text:p>
          </table:table-cell>
          <table:table-cell table:formula="of:=(([$Sheet1.I28]/[$Sheet1.$S28])-1)*100" office:value-type="float" office:value="11.4754098360656" calcext:value-type="float">
            <text:p>11.48</text:p>
          </table:table-cell>
          <table:table-cell table:formula="of:=(([$Sheet1.J28]/[$Sheet1.$S28])-1)*100" office:value-type="float" office:value="10.655737704918" calcext:value-type="float">
            <text:p>10.66</text:p>
          </table:table-cell>
          <table:table-cell table:formula="of:=(([$Sheet1.K28]/[$Sheet1.$S28])-1)*100" office:value-type="float" office:value="8.19672131147542" calcext:value-type="float">
            <text:p>8.20</text:p>
          </table:table-cell>
          <table:table-cell table:formula="of:=(([$Sheet1.L28]/[$Sheet1.$S28])-1)*100" office:value-type="float" office:value="7.37704918032787" calcext:value-type="float">
            <text:p>7.38</text:p>
          </table:table-cell>
          <table:table-cell/>
        </table:table-row>
        <table:table-row table:style-name="ro1">
          <table:table-cell table:formula="of:=(([$Sheet1.C29]/[$Sheet1.$S29])-1)*100" office:value-type="float" office:value="11.1842105263158" calcext:value-type="float">
            <text:p>11.18</text:p>
          </table:table-cell>
          <table:table-cell table:formula="of:=(([$Sheet1.D29]/[$Sheet1.$S29])-1)*100" office:value-type="float" office:value="12.5" calcext:value-type="float">
            <text:p>12.50</text:p>
          </table:table-cell>
          <table:table-cell table:formula="of:=(([$Sheet1.E29]/[$Sheet1.$S29])-1)*100" office:value-type="float" office:value="11.1842105263158" calcext:value-type="float">
            <text:p>11.18</text:p>
          </table:table-cell>
          <table:table-cell table:formula="of:=(([$Sheet1.F29]/[$Sheet1.$S29])-1)*100" office:value-type="float" office:value="11.8421052631579" calcext:value-type="float">
            <text:p>11.84</text:p>
          </table:table-cell>
          <table:table-cell table:formula="of:=(([$Sheet1.G29]/[$Sheet1.$S29])-1)*100" office:value-type="float" office:value="12.5" calcext:value-type="float">
            <text:p>12.50</text:p>
          </table:table-cell>
          <table:table-cell table:formula="of:=(([$Sheet1.H29]/[$Sheet1.$S29])-1)*100" office:value-type="float" office:value="12.5" calcext:value-type="float">
            <text:p>12.50</text:p>
          </table:table-cell>
          <table:table-cell table:formula="of:=(([$Sheet1.I29]/[$Sheet1.$S29])-1)*100" office:value-type="float" office:value="10.5263157894737" calcext:value-type="float">
            <text:p>10.53</text:p>
          </table:table-cell>
          <table:table-cell table:formula="of:=(([$Sheet1.J29]/[$Sheet1.$S29])-1)*100" office:value-type="float" office:value="11.8421052631579" calcext:value-type="float">
            <text:p>11.84</text:p>
          </table:table-cell>
          <table:table-cell table:formula="of:=(([$Sheet1.K29]/[$Sheet1.$S29])-1)*100" office:value-type="float" office:value="11.8421052631579" calcext:value-type="float">
            <text:p>11.84</text:p>
          </table:table-cell>
          <table:table-cell table:formula="of:=(([$Sheet1.L29]/[$Sheet1.$S29])-1)*100" office:value-type="float" office:value="10.5263157894737" calcext:value-type="float">
            <text:p>10.53</text:p>
          </table:table-cell>
          <table:table-cell/>
        </table:table-row>
        <table:table-row table:style-name="ro1">
          <table:table-cell table:formula="of:=(([$Sheet1.C30]/[$Sheet1.$S30])-1)*100" office:value-type="float" office:value="7.26495726495728" calcext:value-type="float">
            <text:p>7.26</text:p>
          </table:table-cell>
          <table:table-cell table:formula="of:=(([$Sheet1.D30]/[$Sheet1.$S30])-1)*100" office:value-type="float" office:value="6.83760683760684" calcext:value-type="float">
            <text:p>6.84</text:p>
          </table:table-cell>
          <table:table-cell table:formula="of:=(([$Sheet1.E30]/[$Sheet1.$S30])-1)*100" office:value-type="float" office:value="7.26495726495728" calcext:value-type="float">
            <text:p>7.26</text:p>
          </table:table-cell>
          <table:table-cell table:formula="of:=(([$Sheet1.F30]/[$Sheet1.$S30])-1)*100" office:value-type="float" office:value="6.83760683760684" calcext:value-type="float">
            <text:p>6.84</text:p>
          </table:table-cell>
          <table:table-cell table:formula="of:=(([$Sheet1.G30]/[$Sheet1.$S30])-1)*100" office:value-type="float" office:value="5.98290598290598" calcext:value-type="float">
            <text:p>5.98</text:p>
          </table:table-cell>
          <table:table-cell table:formula="of:=(([$Sheet1.H30]/[$Sheet1.$S30])-1)*100" office:value-type="float" office:value="6.41025641025641" calcext:value-type="float">
            <text:p>6.41</text:p>
          </table:table-cell>
          <table:table-cell table:formula="of:=(([$Sheet1.I30]/[$Sheet1.$S30])-1)*100" office:value-type="float" office:value="5.12820512820513" calcext:value-type="float">
            <text:p>5.13</text:p>
          </table:table-cell>
          <table:table-cell table:formula="of:=(([$Sheet1.J30]/[$Sheet1.$S30])-1)*100" office:value-type="float" office:value="6.41025641025641" calcext:value-type="float">
            <text:p>6.41</text:p>
          </table:table-cell>
          <table:table-cell table:formula="of:=(([$Sheet1.K30]/[$Sheet1.$S30])-1)*100" office:value-type="float" office:value="5.98290598290598" calcext:value-type="float">
            <text:p>5.98</text:p>
          </table:table-cell>
          <table:table-cell table:formula="of:=(([$Sheet1.L30]/[$Sheet1.$S30])-1)*100" office:value-type="float" office:value="5.55555555555556" calcext:value-type="float">
            <text:p>5.56</text:p>
          </table:table-cell>
          <table:table-cell/>
        </table:table-row>
        <table:table-row table:style-name="ro1">
          <table:table-cell table:formula="of:=(([$Sheet1.C31]/[$Sheet1.$S31])-1)*100" office:value-type="float" office:value="8.69565217391306" calcext:value-type="float">
            <text:p>8.70</text:p>
          </table:table-cell>
          <table:table-cell table:formula="of:=(([$Sheet1.D31]/[$Sheet1.$S31])-1)*100" office:value-type="float" office:value="9.78260869565217" calcext:value-type="float">
            <text:p>9.78</text:p>
          </table:table-cell>
          <table:table-cell table:formula="of:=(([$Sheet1.E31]/[$Sheet1.$S31])-1)*100" office:value-type="float" office:value="7.60869565217392" calcext:value-type="float">
            <text:p>7.61</text:p>
          </table:table-cell>
          <table:table-cell table:formula="of:=(([$Sheet1.F31]/[$Sheet1.$S31])-1)*100" office:value-type="float" office:value="7.60869565217392" calcext:value-type="float">
            <text:p>7.61</text:p>
          </table:table-cell>
          <table:table-cell table:formula="of:=(([$Sheet1.G31]/[$Sheet1.$S31])-1)*100" office:value-type="float" office:value="7.60869565217392" calcext:value-type="float">
            <text:p>7.61</text:p>
          </table:table-cell>
          <table:table-cell table:formula="of:=(([$Sheet1.H31]/[$Sheet1.$S31])-1)*100" office:value-type="float" office:value="5.43478260869565" calcext:value-type="float">
            <text:p>5.43</text:p>
          </table:table-cell>
          <table:table-cell table:formula="of:=(([$Sheet1.I31]/[$Sheet1.$S31])-1)*100" office:value-type="float" office:value="4.34782608695652" calcext:value-type="float">
            <text:p>4.35</text:p>
          </table:table-cell>
          <table:table-cell table:formula="of:=(([$Sheet1.J31]/[$Sheet1.$S31])-1)*100" office:value-type="float" office:value="4.34782608695652" calcext:value-type="float">
            <text:p>4.35</text:p>
          </table:table-cell>
          <table:table-cell table:formula="of:=(([$Sheet1.K31]/[$Sheet1.$S31])-1)*100" office:value-type="float" office:value="4.34782608695652" calcext:value-type="float">
            <text:p>4.35</text:p>
          </table:table-cell>
          <table:table-cell table:formula="of:=(([$Sheet1.L31]/[$Sheet1.$S31])-1)*100" office:value-type="float" office:value="5.43478260869565" calcext:value-type="float">
            <text:p>5.43</text:p>
          </table:table-cell>
          <table:table-cell/>
        </table:table-row>
        <table:table-row table:style-name="ro1">
          <table:table-cell table:formula="of:=(([$Sheet1.C32]/[$Sheet1.$S32])-1)*100" office:value-type="float" office:value="4.25531914893618" calcext:value-type="float">
            <text:p>4.26</text:p>
          </table:table-cell>
          <table:table-cell table:formula="of:=(([$Sheet1.D32]/[$Sheet1.$S32])-1)*100" office:value-type="float" office:value="4.78723404255319" calcext:value-type="float">
            <text:p>4.79</text:p>
          </table:table-cell>
          <table:table-cell table:formula="of:=(([$Sheet1.E32]/[$Sheet1.$S32])-1)*100" office:value-type="float" office:value="4.78723404255319" calcext:value-type="float">
            <text:p>4.79</text:p>
          </table:table-cell>
          <table:table-cell table:formula="of:=(([$Sheet1.F32]/[$Sheet1.$S32])-1)*100" office:value-type="float" office:value="4.25531914893618" calcext:value-type="float">
            <text:p>4.26</text:p>
          </table:table-cell>
          <table:table-cell table:formula="of:=(([$Sheet1.G32]/[$Sheet1.$S32])-1)*100" office:value-type="float" office:value="4.25531914893618" calcext:value-type="float">
            <text:p>4.26</text:p>
          </table:table-cell>
          <table:table-cell table:formula="of:=(([$Sheet1.H32]/[$Sheet1.$S32])-1)*100" office:value-type="float" office:value="6.38297872340425" calcext:value-type="float">
            <text:p>6.38</text:p>
          </table:table-cell>
          <table:table-cell table:formula="of:=(([$Sheet1.I32]/[$Sheet1.$S32])-1)*100" office:value-type="float" office:value="6.38297872340425" calcext:value-type="float">
            <text:p>6.38</text:p>
          </table:table-cell>
          <table:table-cell table:formula="of:=(([$Sheet1.J32]/[$Sheet1.$S32])-1)*100" office:value-type="float" office:value="6.38297872340425" calcext:value-type="float">
            <text:p>6.38</text:p>
          </table:table-cell>
          <table:table-cell table:formula="of:=(([$Sheet1.K32]/[$Sheet1.$S32])-1)*100" office:value-type="float" office:value="5.85106382978722" calcext:value-type="float">
            <text:p>5.85</text:p>
          </table:table-cell>
          <table:table-cell table:formula="of:=(([$Sheet1.L32]/[$Sheet1.$S32])-1)*100" office:value-type="float" office:value="5.85106382978722" calcext:value-type="float">
            <text:p>5.85</text:p>
          </table:table-cell>
          <table:table-cell/>
        </table:table-row>
        <table:table-row table:style-name="ro1">
          <table:table-cell table:formula="of:=(([$Sheet1.C33]/[$Sheet1.$S33])-1)*100" office:value-type="float" office:value="9.7457627118644" calcext:value-type="float">
            <text:p>9.75</text:p>
          </table:table-cell>
          <table:table-cell table:formula="of:=(([$Sheet1.D33]/[$Sheet1.$S33])-1)*100" office:value-type="float" office:value="10.1694915254237" calcext:value-type="float">
            <text:p>10.17</text:p>
          </table:table-cell>
          <table:table-cell table:formula="of:=(([$Sheet1.E33]/[$Sheet1.$S33])-1)*100" office:value-type="float" office:value="10.1694915254237" calcext:value-type="float">
            <text:p>10.17</text:p>
          </table:table-cell>
          <table:table-cell table:formula="of:=(([$Sheet1.F33]/[$Sheet1.$S33])-1)*100" office:value-type="float" office:value="9.32203389830508" calcext:value-type="float">
            <text:p>9.32</text:p>
          </table:table-cell>
          <table:table-cell table:formula="of:=(([$Sheet1.G33]/[$Sheet1.$S33])-1)*100" office:value-type="float" office:value="8.89830508474576" calcext:value-type="float">
            <text:p>8.90</text:p>
          </table:table-cell>
          <table:table-cell table:formula="of:=(([$Sheet1.H33]/[$Sheet1.$S33])-1)*100" office:value-type="float" office:value="10.1694915254237" calcext:value-type="float">
            <text:p>10.17</text:p>
          </table:table-cell>
          <table:table-cell table:formula="of:=(([$Sheet1.I33]/[$Sheet1.$S33])-1)*100" office:value-type="float" office:value="9.32203389830508" calcext:value-type="float">
            <text:p>9.32</text:p>
          </table:table-cell>
          <table:table-cell table:formula="of:=(([$Sheet1.J33]/[$Sheet1.$S33])-1)*100" office:value-type="float" office:value="9.32203389830508" calcext:value-type="float">
            <text:p>9.32</text:p>
          </table:table-cell>
          <table:table-cell table:formula="of:=(([$Sheet1.K33]/[$Sheet1.$S33])-1)*100" office:value-type="float" office:value="9.7457627118644" calcext:value-type="float">
            <text:p>9.75</text:p>
          </table:table-cell>
          <table:table-cell table:formula="of:=(([$Sheet1.L33]/[$Sheet1.$S33])-1)*100" office:value-type="float" office:value="8.47457627118644" calcext:value-type="float">
            <text:p>8.47</text:p>
          </table:table-cell>
          <table:table-cell/>
        </table:table-row>
        <table:table-row table:style-name="ro1">
          <table:table-cell table:formula="of:=(([$Sheet1.C34]/[$Sheet1.$S34])-1)*100" office:value-type="float" office:value="8.19112627986347" calcext:value-type="float">
            <text:p>8.19</text:p>
          </table:table-cell>
          <table:table-cell table:formula="of:=(([$Sheet1.D34]/[$Sheet1.$S34])-1)*100" office:value-type="float" office:value="8.19112627986347" calcext:value-type="float">
            <text:p>8.19</text:p>
          </table:table-cell>
          <table:table-cell table:formula="of:=(([$Sheet1.E34]/[$Sheet1.$S34])-1)*100" office:value-type="float" office:value="7.84982935153584" calcext:value-type="float">
            <text:p>7.85</text:p>
          </table:table-cell>
          <table:table-cell table:formula="of:=(([$Sheet1.F34]/[$Sheet1.$S34])-1)*100" office:value-type="float" office:value="7.84982935153584" calcext:value-type="float">
            <text:p>7.85</text:p>
          </table:table-cell>
          <table:table-cell table:formula="of:=(([$Sheet1.G34]/[$Sheet1.$S34])-1)*100" office:value-type="float" office:value="7.84982935153584" calcext:value-type="float">
            <text:p>7.85</text:p>
          </table:table-cell>
          <table:table-cell table:formula="of:=(([$Sheet1.H34]/[$Sheet1.$S34])-1)*100" office:value-type="float" office:value="7.84982935153584" calcext:value-type="float">
            <text:p>7.85</text:p>
          </table:table-cell>
          <table:table-cell table:formula="of:=(([$Sheet1.I34]/[$Sheet1.$S34])-1)*100" office:value-type="float" office:value="8.19112627986347" calcext:value-type="float">
            <text:p>8.19</text:p>
          </table:table-cell>
          <table:table-cell table:formula="of:=(([$Sheet1.J34]/[$Sheet1.$S34])-1)*100" office:value-type="float" office:value="7.16723549488054" calcext:value-type="float">
            <text:p>7.17</text:p>
          </table:table-cell>
          <table:table-cell table:formula="of:=(([$Sheet1.K34]/[$Sheet1.$S34])-1)*100" office:value-type="float" office:value="7.50853242320819" calcext:value-type="float">
            <text:p>7.51</text:p>
          </table:table-cell>
          <table:table-cell table:formula="of:=(([$Sheet1.L34]/[$Sheet1.$S34])-1)*100" office:value-type="float" office:value="6.14334470989761" calcext:value-type="float">
            <text:p>6.14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0" office:value-type="string" calcext:value-type="string">
            <text:p>MAX</text:p>
          </table:table-cell>
          <table:table-cell/>
        </table:table-row>
        <table:table-row table:style-name="ro1">
          <table:table-cell table:formula="of:=MAX([.A1:.A32])" office:value-type="float" office:value="11.1842105263158" calcext:value-type="float">
            <text:p>11.18</text:p>
          </table:table-cell>
          <table:table-cell table:formula="of:=MAX([.B1:.B32])" office:value-type="float" office:value="12.5" calcext:value-type="float">
            <text:p>12.50</text:p>
          </table:table-cell>
          <table:table-cell table:formula="of:=MAX([.C1:.C32])" office:value-type="float" office:value="11.1842105263158" calcext:value-type="float">
            <text:p>11.18</text:p>
          </table:table-cell>
          <table:table-cell table:formula="of:=MAX([.D1:.D32])" office:value-type="float" office:value="11.8421052631579" calcext:value-type="float">
            <text:p>11.84</text:p>
          </table:table-cell>
          <table:table-cell table:formula="of:=MAX([.E1:.E32])" office:value-type="float" office:value="12.5" calcext:value-type="float">
            <text:p>12.50</text:p>
          </table:table-cell>
          <table:table-cell table:formula="of:=MAX([.F1:.F32])" office:value-type="float" office:value="12.5" calcext:value-type="float">
            <text:p>12.50</text:p>
          </table:table-cell>
          <table:table-cell table:formula="of:=MAX([.G1:.G32])" office:value-type="float" office:value="11.4754098360656" calcext:value-type="float">
            <text:p>11.48</text:p>
          </table:table-cell>
          <table:table-cell table:formula="of:=MAX([.H1:.H32])" office:value-type="float" office:value="11.8421052631579" calcext:value-type="float">
            <text:p>11.84</text:p>
          </table:table-cell>
          <table:table-cell table:formula="of:=MAX([.I1:.I32])" office:value-type="float" office:value="11.8421052631579" calcext:value-type="float">
            <text:p>11.84</text:p>
          </table:table-cell>
          <table:table-cell table:formula="of:=MAX([.J1:.J32])" office:value-type="float" office:value="10.5263157894737" calcext:value-type="float">
            <text:p>10.53</text:p>
          </table:table-cell>
          <table:table-cell/>
        </table:table-row>
        <table:table-row table:style-name="ro1">
          <table:table-cell table:number-columns-repeated="10" office:value-type="string" calcext:value-type="string">
            <text:p>MIN</text:p>
          </table:table-cell>
          <table:table-cell/>
        </table:table-row>
        <table:table-row table:style-name="ro1">
          <table:table-cell table:formula="of:=MIN([.A3:.A34])" office:value-type="float" office:value="0.509337860781001" calcext:value-type="float">
            <text:p>0.51</text:p>
          </table:table-cell>
          <table:table-cell table:formula="of:=MIN([.B3:.B34])" office:value-type="float" office:value="0.509337860781001" calcext:value-type="float">
            <text:p>0.51</text:p>
          </table:table-cell>
          <table:table-cell table:formula="of:=MIN([.C3:.C34])" office:value-type="float" office:value="0.509337860781001" calcext:value-type="float">
            <text:p>0.51</text:p>
          </table:table-cell>
          <table:table-cell table:formula="of:=MIN([.D3:.D34])" office:value-type="float" office:value="0.509337860781001" calcext:value-type="float">
            <text:p>0.51</text:p>
          </table:table-cell>
          <table:table-cell table:formula="of:=MIN([.E3:.E34])" office:value-type="float" office:value="0.509337860781001" calcext:value-type="float">
            <text:p>0.51</text:p>
          </table:table-cell>
          <table:table-cell table:formula="of:=MIN([.F3:.F34])" office:value-type="float" office:value="0.509337860781001" calcext:value-type="float">
            <text:p>0.51</text:p>
          </table:table-cell>
          <table:table-cell table:formula="of:=MIN([.G3:.G34])" office:value-type="float" office:value="0.509337860781001" calcext:value-type="float">
            <text:p>0.51</text:p>
          </table:table-cell>
          <table:table-cell table:formula="of:=MIN([.H3:.H34])" office:value-type="float" office:value="0.509337860781001" calcext:value-type="float">
            <text:p>0.51</text:p>
          </table:table-cell>
          <table:table-cell table:formula="of:=MIN([.I3:.I34])" office:value-type="float" office:value="0.509337860781001" calcext:value-type="float">
            <text:p>0.51</text:p>
          </table:table-cell>
          <table:table-cell table:formula="of:=MIN([.J3:.J34])" office:value-type="float" office:value="0.509337860781001" calcext:value-type="float">
            <text:p>0.51</text:p>
          </table:table-cell>
          <table:table-cell/>
        </table:table-row>
        <table:table-row table:style-name="ro1">
          <table:table-cell table:number-columns-repeated="10" office:value-type="string" calcext:value-type="string">
            <text:p>AVG</text:p>
          </table:table-cell>
          <table:table-cell/>
        </table:table-row>
        <table:table-row table:style-name="ro1">
          <table:table-cell table:formula="of:=AVERAGE([.A1:.A32])" office:value-type="float" office:value="5.87360455457352" calcext:value-type="float">
            <text:p>5.87</text:p>
          </table:table-cell>
          <table:table-cell table:formula="of:=AVERAGE([.B1:.B32])" office:value-type="float" office:value="5.86681312681838" calcext:value-type="float">
            <text:p>5.87</text:p>
          </table:table-cell>
          <table:table-cell table:formula="of:=AVERAGE([.C1:.C32])" office:value-type="float" office:value="5.56389233828238" calcext:value-type="float">
            <text:p>5.56</text:p>
          </table:table-cell>
          <table:table-cell table:formula="of:=AVERAGE([.D1:.D32])" office:value-type="float" office:value="5.55587453059434" calcext:value-type="float">
            <text:p>5.56</text:p>
          </table:table-cell>
          <table:table-cell table:formula="of:=AVERAGE([.E1:.E32])" office:value-type="float" office:value="5.26807189144579" calcext:value-type="float">
            <text:p>5.27</text:p>
          </table:table-cell>
          <table:table-cell table:formula="of:=AVERAGE([.F1:.F32])" office:value-type="float" office:value="5.65017831213747" calcext:value-type="float">
            <text:p>5.65</text:p>
          </table:table-cell>
          <table:table-cell table:formula="of:=AVERAGE([.G1:.G32])" office:value-type="float" office:value="5.25302701101225" calcext:value-type="float">
            <text:p>5.25</text:p>
          </table:table-cell>
          <table:table-cell table:formula="of:=AVERAGE([.H1:.H32])" office:value-type="float" office:value="5.06520681894211" calcext:value-type="float">
            <text:p>5.07</text:p>
          </table:table-cell>
          <table:table-cell table:formula="of:=AVERAGE([.I1:.I32])" office:value-type="float" office:value="5.04202004112046" calcext:value-type="float">
            <text:p>5.04</text:p>
          </table:table-cell>
          <table:table-cell table:formula="of:=AVERAGE([.J1:.J32])" office:value-type="float" office:value="4.63641675880889" calcext:value-type="float">
            <text:p>4.64</text:p>
          </table:table-cell>
          <table:table-cell table:formula="of:=AVERAGE([.A39:.J39])" office:value-type="float" office:value="5.37751053837356" calcext:value-type="float">
            <text:p>5.37751053837356</text:p>
          </table:table-cell>
        </table:table-row>
      </table:table>
      <table:table table:name="TimeOverGap" table:style-name="ta1" table:print="false">
        <table:table-column table:style-name="co1" table:number-columns-repeated="10" table:default-cell-style-name="ce97"/>
        <table:table-row table:style-name="ro1">
          <table:table-cell table:formula="of:=[$'BRKGA-GAP'.A1]/(['file:///E:/ArtumRepos/Uni/Tesi/BinPackingThesis/tests/results/elaborated/literature_times.ods'#$Foglio1.$M3]/['file:///E:/ArtumRepos/Uni/Tesi/BinPackingThesis/tests/results/elaborated/literature_times.ods'#$Foglio1.C3])" office:value-type="float" office:value="1.1914329994763" calcext:value-type="float">
            <text:p>1.19</text:p>
          </table:table-cell>
          <table:table-cell table:formula="of:=[$'BRKGA-GAP'.B1]/(['file:///E:/ArtumRepos/Uni/Tesi/BinPackingThesis/tests/results/elaborated/literature_times.ods'#$Foglio1.$M3]/['file:///E:/ArtumRepos/Uni/Tesi/BinPackingThesis/tests/results/elaborated/literature_times.ods'#$Foglio1.D3])" office:value-type="float" office:value="0.563661429693638" calcext:value-type="float">
            <text:p>0.56</text:p>
          </table:table-cell>
          <table:table-cell table:formula="of:=[$'BRKGA-GAP'.C1]/(['file:///E:/ArtumRepos/Uni/Tesi/BinPackingThesis/tests/results/elaborated/literature_times.ods'#$Foglio1.$M3]/['file:///E:/ArtumRepos/Uni/Tesi/BinPackingThesis/tests/results/elaborated/literature_times.ods'#$Foglio1.E3])" office:value-type="float" office:value="0.996563563760149" calcext:value-type="float">
            <text:p>1.00</text:p>
          </table:table-cell>
          <table:table-cell table:formula="of:=[$'BRKGA-GAP'.D1]/(['file:///E:/ArtumRepos/Uni/Tesi/BinPackingThesis/tests/results/elaborated/literature_times.ods'#$Foglio1.$M3]/['file:///E:/ArtumRepos/Uni/Tesi/BinPackingThesis/tests/results/elaborated/literature_times.ods'#$Foglio1.F3])" office:value-type="float" office:value="2.02994285153182" calcext:value-type="float">
            <text:p>2.03</text:p>
          </table:table-cell>
          <table:table-cell table:formula="of:=[$'BRKGA-GAP'.E1]/(['file:///E:/ArtumRepos/Uni/Tesi/BinPackingThesis/tests/results/elaborated/literature_times.ods'#$Foglio1.$M3]/['file:///E:/ArtumRepos/Uni/Tesi/BinPackingThesis/tests/results/elaborated/literature_times.ods'#$Foglio1.G3])" office:value-type="float" office:value="3.41688004058655" calcext:value-type="float">
            <text:p>3.42</text:p>
          </table:table-cell>
          <table:table-cell table:formula="of:=[$'BRKGA-GAP'.F1]/(['file:///E:/ArtumRepos/Uni/Tesi/BinPackingThesis/tests/results/elaborated/literature_times.ods'#$Foglio1.$M3]/['file:///E:/ArtumRepos/Uni/Tesi/BinPackingThesis/tests/results/elaborated/literature_times.ods'#$Foglio1.H3])" office:value-type="float" office:value="0.518767020162348" calcext:value-type="float">
            <text:p>0.52</text:p>
          </table:table-cell>
          <table:table-cell table:formula="of:=[$'BRKGA-GAP'.G1]/(['file:///E:/ArtumRepos/Uni/Tesi/BinPackingThesis/tests/results/elaborated/literature_times.ods'#$Foglio1.$M3]/['file:///E:/ArtumRepos/Uni/Tesi/BinPackingThesis/tests/results/elaborated/literature_times.ods'#$Foglio1.I3])" office:value-type="float" office:value="0.569201099764339" calcext:value-type="float">
            <text:p>0.57</text:p>
          </table:table-cell>
          <table:table-cell table:formula="of:=[$'BRKGA-GAP'.H1]/(['file:///E:/ArtumRepos/Uni/Tesi/BinPackingThesis/tests/results/elaborated/literature_times.ods'#$Foglio1.$M3]/['file:///E:/ArtumRepos/Uni/Tesi/BinPackingThesis/tests/results/elaborated/literature_times.ods'#$Foglio1.J3])" office:value-type="float" office:value="1.03401404163394" calcext:value-type="float">
            <text:p>1.03</text:p>
          </table:table-cell>
          <table:table-cell table:formula="of:=[$'BRKGA-GAP'.I1]/(['file:///E:/ArtumRepos/Uni/Tesi/BinPackingThesis/tests/results/elaborated/literature_times.ods'#$Foglio1.$M3]/['file:///E:/ArtumRepos/Uni/Tesi/BinPackingThesis/tests/results/elaborated/literature_times.ods'#$Foglio1.K3])" office:value-type="float" office:value="2.28684505106049" calcext:value-type="float">
            <text:p>2.29</text:p>
          </table:table-cell>
          <table:table-cell table:formula="of:=[$'BRKGA-GAP'.J1]/(['file:///E:/ArtumRepos/Uni/Tesi/BinPackingThesis/tests/results/elaborated/literature_times.ods'#$Foglio1.$M3]/['file:///E:/ArtumRepos/Uni/Tesi/BinPackingThesis/tests/results/elaborated/literature_times.ods'#$Foglio1.L3])" office:value-type="float" office:value="3.41866889238021" calcext:value-type="float">
            <text:p>3.42</text:p>
          </table:table-cell>
        </table:table-row>
        <table:table-row table:style-name="ro1">
          <table:table-cell table:formula="of:=[$'BRKGA-GAP'.A2]/(['file:///E:/ArtumRepos/Uni/Tesi/BinPackingThesis/tests/results/elaborated/literature_times.ods'#$Foglio1.$M4]/['file:///E:/ArtumRepos/Uni/Tesi/BinPackingThesis/tests/results/elaborated/literature_times.ods'#$Foglio1.C4])" office:value-type="float" office:value="0.138717311497367" calcext:value-type="float">
            <text:p>0.14</text:p>
          </table:table-cell>
          <table:table-cell table:formula="of:=[$'BRKGA-GAP'.B2]/(['file:///E:/ArtumRepos/Uni/Tesi/BinPackingThesis/tests/results/elaborated/literature_times.ods'#$Foglio1.$M4]/['file:///E:/ArtumRepos/Uni/Tesi/BinPackingThesis/tests/results/elaborated/literature_times.ods'#$Foglio1.D4])" office:value-type="float" office:value="0.416205601047151" calcext:value-type="float">
            <text:p>0.42</text:p>
          </table:table-cell>
          <table:table-cell table:formula="of:=[$'BRKGA-GAP'.C2]/(['file:///E:/ArtumRepos/Uni/Tesi/BinPackingThesis/tests/results/elaborated/literature_times.ods'#$Foglio1.$M4]/['file:///E:/ArtumRepos/Uni/Tesi/BinPackingThesis/tests/results/elaborated/literature_times.ods'#$Foglio1.E4])" office:value-type="float" office:value="0.740426726735867" calcext:value-type="float">
            <text:p>0.74</text:p>
          </table:table-cell>
          <table:table-cell table:formula="of:=[$'BRKGA-GAP'.D2]/(['file:///E:/ArtumRepos/Uni/Tesi/BinPackingThesis/tests/results/elaborated/literature_times.ods'#$Foglio1.$M4]/['file:///E:/ArtumRepos/Uni/Tesi/BinPackingThesis/tests/results/elaborated/literature_times.ods'#$Foglio1.F4])" office:value-type="float" office:value="1.4116504307327" calcext:value-type="float">
            <text:p>1.41</text:p>
          </table:table-cell>
          <table:table-cell table:formula="of:=[$'BRKGA-GAP'.E2]/(['file:///E:/ArtumRepos/Uni/Tesi/BinPackingThesis/tests/results/elaborated/literature_times.ods'#$Foglio1.$M4]/['file:///E:/ArtumRepos/Uni/Tesi/BinPackingThesis/tests/results/elaborated/literature_times.ods'#$Foglio1.G4])" office:value-type="float" office:value="3.49140117195823" calcext:value-type="float">
            <text:p>3.49</text:p>
          </table:table-cell>
          <table:table-cell table:formula="of:=[$'BRKGA-GAP'.F2]/(['file:///E:/ArtumRepos/Uni/Tesi/BinPackingThesis/tests/results/elaborated/literature_times.ods'#$Foglio1.$M4]/['file:///E:/ArtumRepos/Uni/Tesi/BinPackingThesis/tests/results/elaborated/literature_times.ods'#$Foglio1.H4])" office:value-type="float" office:value="0.10319005205321" calcext:value-type="float">
            <text:p>0.10</text:p>
          </table:table-cell>
          <table:table-cell table:formula="of:=[$'BRKGA-GAP'.G2]/(['file:///E:/ArtumRepos/Uni/Tesi/BinPackingThesis/tests/results/elaborated/literature_times.ods'#$Foglio1.$M4]/['file:///E:/ArtumRepos/Uni/Tesi/BinPackingThesis/tests/results/elaborated/literature_times.ods'#$Foglio1.I4])" office:value-type="float" office:value="0.409067949225289" calcext:value-type="float">
            <text:p>0.41</text:p>
          </table:table-cell>
          <table:table-cell table:formula="of:=[$'BRKGA-GAP'.H2]/(['file:///E:/ArtumRepos/Uni/Tesi/BinPackingThesis/tests/results/elaborated/literature_times.ods'#$Foglio1.$M4]/['file:///E:/ArtumRepos/Uni/Tesi/BinPackingThesis/tests/results/elaborated/literature_times.ods'#$Foglio1.J4])" office:value-type="float" office:value="0.733310541536026" calcext:value-type="float">
            <text:p>0.73</text:p>
          </table:table-cell>
          <table:table-cell table:formula="of:=[$'BRKGA-GAP'.I2]/(['file:///E:/ArtumRepos/Uni/Tesi/BinPackingThesis/tests/results/elaborated/literature_times.ods'#$Foglio1.$M4]/['file:///E:/ArtumRepos/Uni/Tesi/BinPackingThesis/tests/results/elaborated/literature_times.ods'#$Foglio1.K4])" office:value-type="float" office:value="1.80995823567015" calcext:value-type="float">
            <text:p>1.81</text:p>
          </table:table-cell>
          <table:table-cell table:formula="of:=[$'BRKGA-GAP'.J2]/(['file:///E:/ArtumRepos/Uni/Tesi/BinPackingThesis/tests/results/elaborated/literature_times.ods'#$Foglio1.$M4]/['file:///E:/ArtumRepos/Uni/Tesi/BinPackingThesis/tests/results/elaborated/literature_times.ods'#$Foglio1.L4])" office:value-type="float" office:value="3.46371459620711" calcext:value-type="float">
            <text:p>3.46</text:p>
          </table:table-cell>
        </table:table-row>
        <table:table-row table:style-name="ro1">
          <table:table-cell table:formula="of:=[$'BRKGA-GAP'.A3]/(['file:///E:/ArtumRepos/Uni/Tesi/BinPackingThesis/tests/results/elaborated/literature_times.ods'#$Foglio1.$M5]/['file:///E:/ArtumRepos/Uni/Tesi/BinPackingThesis/tests/results/elaborated/literature_times.ods'#$Foglio1.C5])" office:value-type="float" office:value="0.121593301435407" calcext:value-type="float">
            <text:p>0.12</text:p>
          </table:table-cell>
          <table:table-cell table:formula="of:=[$'BRKGA-GAP'.B3]/(['file:///E:/ArtumRepos/Uni/Tesi/BinPackingThesis/tests/results/elaborated/literature_times.ods'#$Foglio1.$M5]/['file:///E:/ArtumRepos/Uni/Tesi/BinPackingThesis/tests/results/elaborated/literature_times.ods'#$Foglio1.D5])" office:value-type="float" office:value="0.443338915470495" calcext:value-type="float">
            <text:p>0.44</text:p>
          </table:table-cell>
          <table:table-cell table:formula="of:=[$'BRKGA-GAP'.C3]/(['file:///E:/ArtumRepos/Uni/Tesi/BinPackingThesis/tests/results/elaborated/literature_times.ods'#$Foglio1.$M5]/['file:///E:/ArtumRepos/Uni/Tesi/BinPackingThesis/tests/results/elaborated/literature_times.ods'#$Foglio1.E5])" office:value-type="float" office:value="0.829731042482239" calcext:value-type="float">
            <text:p>0.83</text:p>
          </table:table-cell>
          <table:table-cell table:formula="of:=[$'BRKGA-GAP'.D3]/(['file:///E:/ArtumRepos/Uni/Tesi/BinPackingThesis/tests/results/elaborated/literature_times.ods'#$Foglio1.$M5]/['file:///E:/ArtumRepos/Uni/Tesi/BinPackingThesis/tests/results/elaborated/literature_times.ods'#$Foglio1.F5])" office:value-type="float" office:value="1.52435841670291" calcext:value-type="float">
            <text:p>1.52</text:p>
          </table:table-cell>
          <table:table-cell table:formula="of:=[$'BRKGA-GAP'.E3]/(['file:///E:/ArtumRepos/Uni/Tesi/BinPackingThesis/tests/results/elaborated/literature_times.ods'#$Foglio1.$M5]/['file:///E:/ArtumRepos/Uni/Tesi/BinPackingThesis/tests/results/elaborated/literature_times.ods'#$Foglio1.G5])" office:value-type="float" office:value="3.47564941278817" calcext:value-type="float">
            <text:p>3.48</text:p>
          </table:table-cell>
          <table:table-cell table:formula="of:=[$'BRKGA-GAP'.F3]/(['file:///E:/ArtumRepos/Uni/Tesi/BinPackingThesis/tests/results/elaborated/literature_times.ods'#$Foglio1.$M5]/['file:///E:/ArtumRepos/Uni/Tesi/BinPackingThesis/tests/results/elaborated/literature_times.ods'#$Foglio1.H5])" office:value-type="float" office:value="0.160875924314919" calcext:value-type="float">
            <text:p>0.16</text:p>
          </table:table-cell>
          <table:table-cell table:formula="of:=[$'BRKGA-GAP'.G3]/(['file:///E:/ArtumRepos/Uni/Tesi/BinPackingThesis/tests/results/elaborated/literature_times.ods'#$Foglio1.$M5]/['file:///E:/ArtumRepos/Uni/Tesi/BinPackingThesis/tests/results/elaborated/literature_times.ods'#$Foglio1.I5])" office:value-type="float" office:value="0.659950558213717" calcext:value-type="float">
            <text:p>0.66</text:p>
          </table:table-cell>
          <table:table-cell table:formula="of:=[$'BRKGA-GAP'.H3]/(['file:///E:/ArtumRepos/Uni/Tesi/BinPackingThesis/tests/results/elaborated/literature_times.ods'#$Foglio1.$M5]/['file:///E:/ArtumRepos/Uni/Tesi/BinPackingThesis/tests/results/elaborated/literature_times.ods'#$Foglio1.J5])" office:value-type="float" office:value="1.33653189792664" calcext:value-type="float">
            <text:p>1.34</text:p>
          </table:table-cell>
          <table:table-cell table:formula="of:=[$'BRKGA-GAP'.I3]/(['file:///E:/ArtumRepos/Uni/Tesi/BinPackingThesis/tests/results/elaborated/literature_times.ods'#$Foglio1.$M5]/['file:///E:/ArtumRepos/Uni/Tesi/BinPackingThesis/tests/results/elaborated/literature_times.ods'#$Foglio1.K5])" office:value-type="float" office:value="2.51346128751631" calcext:value-type="float">
            <text:p>2.51</text:p>
          </table:table-cell>
          <table:table-cell table:formula="of:=[$'BRKGA-GAP'.J3]/(['file:///E:/ArtumRepos/Uni/Tesi/BinPackingThesis/tests/results/elaborated/literature_times.ods'#$Foglio1.$M5]/['file:///E:/ArtumRepos/Uni/Tesi/BinPackingThesis/tests/results/elaborated/literature_times.ods'#$Foglio1.L5])" office:value-type="float" office:value="5.37675815571987" calcext:value-type="float">
            <text:p>5.38</text:p>
          </table:table-cell>
        </table:table-row>
        <table:table-row table:style-name="ro1">
          <table:table-cell table:formula="of:=[$'BRKGA-GAP'.A4]/(['file:///E:/ArtumRepos/Uni/Tesi/BinPackingThesis/tests/results/elaborated/literature_times.ods'#$Foglio1.$M6]/['file:///E:/ArtumRepos/Uni/Tesi/BinPackingThesis/tests/results/elaborated/literature_times.ods'#$Foglio1.C6])" office:value-type="float" office:value="0.0938201779053935" calcext:value-type="float">
            <text:p>0.09</text:p>
          </table:table-cell>
          <table:table-cell table:formula="of:=[$'BRKGA-GAP'.B4]/(['file:///E:/ArtumRepos/Uni/Tesi/BinPackingThesis/tests/results/elaborated/literature_times.ods'#$Foglio1.$M6]/['file:///E:/ArtumRepos/Uni/Tesi/BinPackingThesis/tests/results/elaborated/literature_times.ods'#$Foglio1.D6])" office:value-type="float" office:value="0.379807982061453" calcext:value-type="float">
            <text:p>0.38</text:p>
          </table:table-cell>
          <table:table-cell table:formula="of:=[$'BRKGA-GAP'.C4]/(['file:///E:/ArtumRepos/Uni/Tesi/BinPackingThesis/tests/results/elaborated/literature_times.ods'#$Foglio1.$M6]/['file:///E:/ArtumRepos/Uni/Tesi/BinPackingThesis/tests/results/elaborated/literature_times.ods'#$Foglio1.E6])" office:value-type="float" office:value="0.72566795926825" calcext:value-type="float">
            <text:p>0.73</text:p>
          </table:table-cell>
          <table:table-cell table:formula="of:=[$'BRKGA-GAP'.D4]/(['file:///E:/ArtumRepos/Uni/Tesi/BinPackingThesis/tests/results/elaborated/literature_times.ods'#$Foglio1.$M6]/['file:///E:/ArtumRepos/Uni/Tesi/BinPackingThesis/tests/results/elaborated/literature_times.ods'#$Foglio1.F6])" office:value-type="float" office:value="1.3435947102007" calcext:value-type="float">
            <text:p>1.34</text:p>
          </table:table-cell>
          <table:table-cell table:formula="of:=[$'BRKGA-GAP'.E4]/(['file:///E:/ArtumRepos/Uni/Tesi/BinPackingThesis/tests/results/elaborated/literature_times.ods'#$Foglio1.$M6]/['file:///E:/ArtumRepos/Uni/Tesi/BinPackingThesis/tests/results/elaborated/literature_times.ods'#$Foglio1.G6])" office:value-type="float" office:value="3.32937827933836" calcext:value-type="float">
            <text:p>3.33</text:p>
          </table:table-cell>
          <table:table-cell table:formula="of:=[$'BRKGA-GAP'.F4]/(['file:///E:/ArtumRepos/Uni/Tesi/BinPackingThesis/tests/results/elaborated/literature_times.ods'#$Foglio1.$M6]/['file:///E:/ArtumRepos/Uni/Tesi/BinPackingThesis/tests/results/elaborated/literature_times.ods'#$Foglio1.H6])" office:value-type="float" office:value="0.118556511957745" calcext:value-type="float">
            <text:p>0.12</text:p>
          </table:table-cell>
          <table:table-cell table:formula="of:=[$'BRKGA-GAP'.G4]/(['file:///E:/ArtumRepos/Uni/Tesi/BinPackingThesis/tests/results/elaborated/literature_times.ods'#$Foglio1.$M6]/['file:///E:/ArtumRepos/Uni/Tesi/BinPackingThesis/tests/results/elaborated/literature_times.ods'#$Foglio1.I6])" office:value-type="float" office:value="0.511172568102902" calcext:value-type="float">
            <text:p>0.51</text:p>
          </table:table-cell>
          <table:table-cell table:formula="of:=[$'BRKGA-GAP'.H4]/(['file:///E:/ArtumRepos/Uni/Tesi/BinPackingThesis/tests/results/elaborated/literature_times.ods'#$Foglio1.$M6]/['file:///E:/ArtumRepos/Uni/Tesi/BinPackingThesis/tests/results/elaborated/literature_times.ods'#$Foglio1.J6])" office:value-type="float" office:value="0.976722434831519" calcext:value-type="float">
            <text:p>0.98</text:p>
          </table:table-cell>
          <table:table-cell table:formula="of:=[$'BRKGA-GAP'.I4]/(['file:///E:/ArtumRepos/Uni/Tesi/BinPackingThesis/tests/results/elaborated/literature_times.ods'#$Foglio1.$M6]/['file:///E:/ArtumRepos/Uni/Tesi/BinPackingThesis/tests/results/elaborated/literature_times.ods'#$Foglio1.K6])" office:value-type="float" office:value="2.01838150462171" calcext:value-type="float">
            <text:p>2.02</text:p>
          </table:table-cell>
          <table:table-cell table:formula="of:=[$'BRKGA-GAP'.J4]/(['file:///E:/ArtumRepos/Uni/Tesi/BinPackingThesis/tests/results/elaborated/literature_times.ods'#$Foglio1.$M6]/['file:///E:/ArtumRepos/Uni/Tesi/BinPackingThesis/tests/results/elaborated/literature_times.ods'#$Foglio1.L6])" office:value-type="float" office:value="4.73786537852679" calcext:value-type="float">
            <text:p>4.74</text:p>
          </table:table-cell>
        </table:table-row>
        <table:table-row table:style-name="ro1">
          <table:table-cell table:formula="of:=[$'BRKGA-GAP'.A5]/(['file:///E:/ArtumRepos/Uni/Tesi/BinPackingThesis/tests/results/elaborated/literature_times.ods'#$Foglio1.$M7]/['file:///E:/ArtumRepos/Uni/Tesi/BinPackingThesis/tests/results/elaborated/literature_times.ods'#$Foglio1.C7])" office:value-type="float" office:value="0.14008072718027" calcext:value-type="float">
            <text:p>0.14</text:p>
          </table:table-cell>
          <table:table-cell table:formula="of:=[$'BRKGA-GAP'.B5]/(['file:///E:/ArtumRepos/Uni/Tesi/BinPackingThesis/tests/results/elaborated/literature_times.ods'#$Foglio1.$M7]/['file:///E:/ArtumRepos/Uni/Tesi/BinPackingThesis/tests/results/elaborated/literature_times.ods'#$Foglio1.D7])" office:value-type="float" office:value="0.400070556826851" calcext:value-type="float">
            <text:p>0.40</text:p>
          </table:table-cell>
          <table:table-cell table:formula="of:=[$'BRKGA-GAP'.C5]/(['file:///E:/ArtumRepos/Uni/Tesi/BinPackingThesis/tests/results/elaborated/literature_times.ods'#$Foglio1.$M7]/['file:///E:/ArtumRepos/Uni/Tesi/BinPackingThesis/tests/results/elaborated/literature_times.ods'#$Foglio1.E7])" office:value-type="float" office:value="0.658099256292907" calcext:value-type="float">
            <text:p>0.66</text:p>
          </table:table-cell>
          <table:table-cell table:formula="of:=[$'BRKGA-GAP'.D5]/(['file:///E:/ArtumRepos/Uni/Tesi/BinPackingThesis/tests/results/elaborated/literature_times.ods'#$Foglio1.$M7]/['file:///E:/ArtumRepos/Uni/Tesi/BinPackingThesis/tests/results/elaborated/literature_times.ods'#$Foglio1.F7])" office:value-type="float" office:value="1.14423541189931" calcext:value-type="float">
            <text:p>1.14</text:p>
          </table:table-cell>
          <table:table-cell table:formula="of:=[$'BRKGA-GAP'.E5]/(['file:///E:/ArtumRepos/Uni/Tesi/BinPackingThesis/tests/results/elaborated/literature_times.ods'#$Foglio1.$M7]/['file:///E:/ArtumRepos/Uni/Tesi/BinPackingThesis/tests/results/elaborated/literature_times.ods'#$Foglio1.G7])" office:value-type="float" office:value="3.0378466819222" calcext:value-type="float">
            <text:p>3.04</text:p>
          </table:table-cell>
          <table:table-cell table:formula="of:=[$'BRKGA-GAP'.F5]/(['file:///E:/ArtumRepos/Uni/Tesi/BinPackingThesis/tests/results/elaborated/literature_times.ods'#$Foglio1.$M7]/['file:///E:/ArtumRepos/Uni/Tesi/BinPackingThesis/tests/results/elaborated/literature_times.ods'#$Foglio1.H7])" office:value-type="float" office:value="0.22250422705314" calcext:value-type="float">
            <text:p>0.22</text:p>
          </table:table-cell>
          <table:table-cell table:formula="of:=[$'BRKGA-GAP'.G5]/(['file:///E:/ArtumRepos/Uni/Tesi/BinPackingThesis/tests/results/elaborated/literature_times.ods'#$Foglio1.$M7]/['file:///E:/ArtumRepos/Uni/Tesi/BinPackingThesis/tests/results/elaborated/literature_times.ods'#$Foglio1.I7])" office:value-type="float" office:value="0.707127510806003" calcext:value-type="float">
            <text:p>0.71</text:p>
          </table:table-cell>
          <table:table-cell table:formula="of:=[$'BRKGA-GAP'.H5]/(['file:///E:/ArtumRepos/Uni/Tesi/BinPackingThesis/tests/results/elaborated/literature_times.ods'#$Foglio1.$M7]/['file:///E:/ArtumRepos/Uni/Tesi/BinPackingThesis/tests/results/elaborated/literature_times.ods'#$Foglio1.J7])" office:value-type="float" office:value="1.37335144927537" calcext:value-type="float">
            <text:p>1.37</text:p>
          </table:table-cell>
          <table:table-cell table:formula="of:=[$'BRKGA-GAP'.I5]/(['file:///E:/ArtumRepos/Uni/Tesi/BinPackingThesis/tests/results/elaborated/literature_times.ods'#$Foglio1.$M7]/['file:///E:/ArtumRepos/Uni/Tesi/BinPackingThesis/tests/results/elaborated/literature_times.ods'#$Foglio1.K7])" office:value-type="float" office:value="3.23216666666667" calcext:value-type="float">
            <text:p>3.23</text:p>
          </table:table-cell>
          <table:table-cell table:formula="of:=[$'BRKGA-GAP'.J5]/(['file:///E:/ArtumRepos/Uni/Tesi/BinPackingThesis/tests/results/elaborated/literature_times.ods'#$Foglio1.$M7]/['file:///E:/ArtumRepos/Uni/Tesi/BinPackingThesis/tests/results/elaborated/literature_times.ods'#$Foglio1.L7])" office:value-type="float" office:value="6.18209868421053" calcext:value-type="float">
            <text:p>6.18</text:p>
          </table:table-cell>
        </table:table-row>
        <table:table-row table:style-name="ro1">
          <table:table-cell table:formula="of:=[$'BRKGA-GAP'.A6]/(['file:///E:/ArtumRepos/Uni/Tesi/BinPackingThesis/tests/results/elaborated/literature_times.ods'#$Foglio1.$M8]/['file:///E:/ArtumRepos/Uni/Tesi/BinPackingThesis/tests/results/elaborated/literature_times.ods'#$Foglio1.C8])" office:value-type="float" office:value="0.0591581136441819" calcext:value-type="float">
            <text:p>0.06</text:p>
          </table:table-cell>
          <table:table-cell table:formula="of:=[$'BRKGA-GAP'.B6]/(['file:///E:/ArtumRepos/Uni/Tesi/BinPackingThesis/tests/results/elaborated/literature_times.ods'#$Foglio1.$M8]/['file:///E:/ArtumRepos/Uni/Tesi/BinPackingThesis/tests/results/elaborated/literature_times.ods'#$Foglio1.D8])" office:value-type="float" office:value="0.209958926728587" calcext:value-type="float">
            <text:p>0.21</text:p>
          </table:table-cell>
          <table:table-cell table:formula="of:=[$'BRKGA-GAP'.C6]/(['file:///E:/ArtumRepos/Uni/Tesi/BinPackingThesis/tests/results/elaborated/literature_times.ods'#$Foglio1.$M8]/['file:///E:/ArtumRepos/Uni/Tesi/BinPackingThesis/tests/results/elaborated/literature_times.ods'#$Foglio1.E8])" office:value-type="float" office:value="0.347560809331708" calcext:value-type="float">
            <text:p>0.35</text:p>
          </table:table-cell>
          <table:table-cell table:formula="of:=[$'BRKGA-GAP'.D6]/(['file:///E:/ArtumRepos/Uni/Tesi/BinPackingThesis/tests/results/elaborated/literature_times.ods'#$Foglio1.$M8]/['file:///E:/ArtumRepos/Uni/Tesi/BinPackingThesis/tests/results/elaborated/literature_times.ods'#$Foglio1.F8])" office:value-type="float" office:value="0.982355486756109" calcext:value-type="float">
            <text:p>0.98</text:p>
          </table:table-cell>
          <table:table-cell table:formula="of:=[$'BRKGA-GAP'.E6]/(['file:///E:/ArtumRepos/Uni/Tesi/BinPackingThesis/tests/results/elaborated/literature_times.ods'#$Foglio1.$M8]/['file:///E:/ArtumRepos/Uni/Tesi/BinPackingThesis/tests/results/elaborated/literature_times.ods'#$Foglio1.G8])" office:value-type="float" office:value="2.56772125902993" calcext:value-type="float">
            <text:p>2.57</text:p>
          </table:table-cell>
          <table:table-cell table:formula="of:=[$'BRKGA-GAP'.F6]/(['file:///E:/ArtumRepos/Uni/Tesi/BinPackingThesis/tests/results/elaborated/literature_times.ods'#$Foglio1.$M8]/['file:///E:/ArtumRepos/Uni/Tesi/BinPackingThesis/tests/results/elaborated/literature_times.ods'#$Foglio1.H8])" office:value-type="float" office:value="0.172721843825249" calcext:value-type="float">
            <text:p>0.17</text:p>
          </table:table-cell>
          <table:table-cell table:formula="of:=[$'BRKGA-GAP'.G6]/(['file:///E:/ArtumRepos/Uni/Tesi/BinPackingThesis/tests/results/elaborated/literature_times.ods'#$Foglio1.$M8]/['file:///E:/ArtumRepos/Uni/Tesi/BinPackingThesis/tests/results/elaborated/literature_times.ods'#$Foglio1.I8])" office:value-type="float" office:value="0.737105685336335" calcext:value-type="float">
            <text:p>0.74</text:p>
          </table:table-cell>
          <table:table-cell table:formula="of:=[$'BRKGA-GAP'.H6]/(['file:///E:/ArtumRepos/Uni/Tesi/BinPackingThesis/tests/results/elaborated/literature_times.ods'#$Foglio1.$M8]/['file:///E:/ArtumRepos/Uni/Tesi/BinPackingThesis/tests/results/elaborated/literature_times.ods'#$Foglio1.J8])" office:value-type="float" office:value="1.36304042905839" calcext:value-type="float">
            <text:p>1.36</text:p>
          </table:table-cell>
          <table:table-cell table:formula="of:=[$'BRKGA-GAP'.I6]/(['file:///E:/ArtumRepos/Uni/Tesi/BinPackingThesis/tests/results/elaborated/literature_times.ods'#$Foglio1.$M8]/['file:///E:/ArtumRepos/Uni/Tesi/BinPackingThesis/tests/results/elaborated/literature_times.ods'#$Foglio1.K8])" office:value-type="float" office:value="2.39155357913501" calcext:value-type="float">
            <text:p>2.39</text:p>
          </table:table-cell>
          <table:table-cell table:formula="of:=[$'BRKGA-GAP'.J6]/(['file:///E:/ArtumRepos/Uni/Tesi/BinPackingThesis/tests/results/elaborated/literature_times.ods'#$Foglio1.$M8]/['file:///E:/ArtumRepos/Uni/Tesi/BinPackingThesis/tests/results/elaborated/literature_times.ods'#$Foglio1.L8])" office:value-type="float" office:value="5.02270027519781" calcext:value-type="float">
            <text:p>5.02</text:p>
          </table:table-cell>
        </table:table-row>
        <table:table-row table:style-name="ro1">
          <table:table-cell table:formula="of:=[$'BRKGA-GAP'.A7]/(['file:///E:/ArtumRepos/Uni/Tesi/BinPackingThesis/tests/results/elaborated/literature_times.ods'#$Foglio1.$M9]/['file:///E:/ArtumRepos/Uni/Tesi/BinPackingThesis/tests/results/elaborated/literature_times.ods'#$Foglio1.C9])" office:value-type="float" office:value="0.0749230057259389" calcext:value-type="float">
            <text:p>0.07</text:p>
          </table:table-cell>
          <table:table-cell table:formula="of:=[$'BRKGA-GAP'.B7]/(['file:///E:/ArtumRepos/Uni/Tesi/BinPackingThesis/tests/results/elaborated/literature_times.ods'#$Foglio1.$M9]/['file:///E:/ArtumRepos/Uni/Tesi/BinPackingThesis/tests/results/elaborated/literature_times.ods'#$Foglio1.D9])" office:value-type="float" office:value="0.288374134790528" calcext:value-type="float">
            <text:p>0.29</text:p>
          </table:table-cell>
          <table:table-cell table:formula="of:=[$'BRKGA-GAP'.C7]/(['file:///E:/ArtumRepos/Uni/Tesi/BinPackingThesis/tests/results/elaborated/literature_times.ods'#$Foglio1.$M9]/['file:///E:/ArtumRepos/Uni/Tesi/BinPackingThesis/tests/results/elaborated/literature_times.ods'#$Foglio1.E9])" office:value-type="float" office:value="0.464122529871624" calcext:value-type="float">
            <text:p>0.46</text:p>
          </table:table-cell>
          <table:table-cell table:formula="of:=[$'BRKGA-GAP'.D7]/(['file:///E:/ArtumRepos/Uni/Tesi/BinPackingThesis/tests/results/elaborated/literature_times.ods'#$Foglio1.$M9]/['file:///E:/ArtumRepos/Uni/Tesi/BinPackingThesis/tests/results/elaborated/literature_times.ods'#$Foglio1.F9])" office:value-type="float" office:value="0.919966376447823" calcext:value-type="float">
            <text:p>0.92</text:p>
          </table:table-cell>
          <table:table-cell table:formula="of:=[$'BRKGA-GAP'.E7]/(['file:///E:/ArtumRepos/Uni/Tesi/BinPackingThesis/tests/results/elaborated/literature_times.ods'#$Foglio1.$M9]/['file:///E:/ArtumRepos/Uni/Tesi/BinPackingThesis/tests/results/elaborated/literature_times.ods'#$Foglio1.G9])" office:value-type="float" office:value="2.21118437437358" calcext:value-type="float">
            <text:p>2.21</text:p>
          </table:table-cell>
          <table:table-cell table:formula="of:=[$'BRKGA-GAP'.F7]/(['file:///E:/ArtumRepos/Uni/Tesi/BinPackingThesis/tests/results/elaborated/literature_times.ods'#$Foglio1.$M9]/['file:///E:/ArtumRepos/Uni/Tesi/BinPackingThesis/tests/results/elaborated/literature_times.ods'#$Foglio1.H9])" office:value-type="float" office:value="0.239215227338092" calcext:value-type="float">
            <text:p>0.24</text:p>
          </table:table-cell>
          <table:table-cell table:formula="of:=[$'BRKGA-GAP'.G7]/(['file:///E:/ArtumRepos/Uni/Tesi/BinPackingThesis/tests/results/elaborated/literature_times.ods'#$Foglio1.$M9]/['file:///E:/ArtumRepos/Uni/Tesi/BinPackingThesis/tests/results/elaborated/literature_times.ods'#$Foglio1.I9])" office:value-type="float" office:value="1.03208506985297" calcext:value-type="float">
            <text:p>1.03</text:p>
          </table:table-cell>
          <table:table-cell table:formula="of:=[$'BRKGA-GAP'.H7]/(['file:///E:/ArtumRepos/Uni/Tesi/BinPackingThesis/tests/results/elaborated/literature_times.ods'#$Foglio1.$M9]/['file:///E:/ArtumRepos/Uni/Tesi/BinPackingThesis/tests/results/elaborated/literature_times.ods'#$Foglio1.J9])" office:value-type="float" office:value="1.99557753026381" calcext:value-type="float">
            <text:p>2.00</text:p>
          </table:table-cell>
          <table:table-cell table:formula="of:=[$'BRKGA-GAP'.I7]/(['file:///E:/ArtumRepos/Uni/Tesi/BinPackingThesis/tests/results/elaborated/literature_times.ods'#$Foglio1.$M9]/['file:///E:/ArtumRepos/Uni/Tesi/BinPackingThesis/tests/results/elaborated/literature_times.ods'#$Foglio1.K9])" office:value-type="float" office:value="4.02356607489911" calcext:value-type="float">
            <text:p>4.02</text:p>
          </table:table-cell>
          <table:table-cell table:formula="of:=[$'BRKGA-GAP'.J7]/(['file:///E:/ArtumRepos/Uni/Tesi/BinPackingThesis/tests/results/elaborated/literature_times.ods'#$Foglio1.$M9]/['file:///E:/ArtumRepos/Uni/Tesi/BinPackingThesis/tests/results/elaborated/literature_times.ods'#$Foglio1.L9])" office:value-type="float" office:value="8.20455312573533" calcext:value-type="float">
            <text:p>8.20</text:p>
          </table:table-cell>
        </table:table-row>
        <table:table-row table:style-name="ro1">
          <table:table-cell table:formula="of:=[$'BRKGA-GAP'.A8]/(['file:///E:/ArtumRepos/Uni/Tesi/BinPackingThesis/tests/results/elaborated/literature_times.ods'#$Foglio1.$M10]/['file:///E:/ArtumRepos/Uni/Tesi/BinPackingThesis/tests/results/elaborated/literature_times.ods'#$Foglio1.C10])" office:value-type="float" office:value="0.060235089827935" calcext:value-type="float">
            <text:p>0.06</text:p>
          </table:table-cell>
          <table:table-cell table:formula="of:=[$'BRKGA-GAP'.B8]/(['file:///E:/ArtumRepos/Uni/Tesi/BinPackingThesis/tests/results/elaborated/literature_times.ods'#$Foglio1.$M10]/['file:///E:/ArtumRepos/Uni/Tesi/BinPackingThesis/tests/results/elaborated/literature_times.ods'#$Foglio1.D10])" office:value-type="float" office:value="0.208744618980397" calcext:value-type="float">
            <text:p>0.21</text:p>
          </table:table-cell>
          <table:table-cell table:formula="of:=[$'BRKGA-GAP'.C8]/(['file:///E:/ArtumRepos/Uni/Tesi/BinPackingThesis/tests/results/elaborated/literature_times.ods'#$Foglio1.$M10]/['file:///E:/ArtumRepos/Uni/Tesi/BinPackingThesis/tests/results/elaborated/literature_times.ods'#$Foglio1.E10])" office:value-type="float" office:value="0.467762725069252" calcext:value-type="float">
            <text:p>0.47</text:p>
          </table:table-cell>
          <table:table-cell table:formula="of:=[$'BRKGA-GAP'.D8]/(['file:///E:/ArtumRepos/Uni/Tesi/BinPackingThesis/tests/results/elaborated/literature_times.ods'#$Foglio1.$M10]/['file:///E:/ArtumRepos/Uni/Tesi/BinPackingThesis/tests/results/elaborated/literature_times.ods'#$Foglio1.F10])" office:value-type="float" office:value="0.798569407894739" calcext:value-type="float">
            <text:p>0.80</text:p>
          </table:table-cell>
          <table:table-cell table:formula="of:=[$'BRKGA-GAP'.E8]/(['file:///E:/ArtumRepos/Uni/Tesi/BinPackingThesis/tests/results/elaborated/literature_times.ods'#$Foglio1.$M10]/['file:///E:/ArtumRepos/Uni/Tesi/BinPackingThesis/tests/results/elaborated/literature_times.ods'#$Foglio1.G10])" office:value-type="float" office:value="1.78849890894685" calcext:value-type="float">
            <text:p>1.79</text:p>
          </table:table-cell>
          <table:table-cell table:formula="of:=[$'BRKGA-GAP'.F8]/(['file:///E:/ArtumRepos/Uni/Tesi/BinPackingThesis/tests/results/elaborated/literature_times.ods'#$Foglio1.$M10]/['file:///E:/ArtumRepos/Uni/Tesi/BinPackingThesis/tests/results/elaborated/literature_times.ods'#$Foglio1.H10])" office:value-type="float" office:value="0.198574639090135" calcext:value-type="float">
            <text:p>0.20</text:p>
          </table:table-cell>
          <table:table-cell table:formula="of:=[$'BRKGA-GAP'.G8]/(['file:///E:/ArtumRepos/Uni/Tesi/BinPackingThesis/tests/results/elaborated/literature_times.ods'#$Foglio1.$M10]/['file:///E:/ArtumRepos/Uni/Tesi/BinPackingThesis/tests/results/elaborated/literature_times.ods'#$Foglio1.I10])" office:value-type="float" office:value="0.828681376518219" calcext:value-type="float">
            <text:p>0.83</text:p>
          </table:table-cell>
          <table:table-cell table:formula="of:=[$'BRKGA-GAP'.H8]/(['file:///E:/ArtumRepos/Uni/Tesi/BinPackingThesis/tests/results/elaborated/literature_times.ods'#$Foglio1.$M10]/['file:///E:/ArtumRepos/Uni/Tesi/BinPackingThesis/tests/results/elaborated/literature_times.ods'#$Foglio1.J10])" office:value-type="float" office:value="1.79860314730716" calcext:value-type="float">
            <text:p>1.80</text:p>
          </table:table-cell>
          <table:table-cell table:formula="of:=[$'BRKGA-GAP'.I8]/(['file:///E:/ArtumRepos/Uni/Tesi/BinPackingThesis/tests/results/elaborated/literature_times.ods'#$Foglio1.$M10]/['file:///E:/ArtumRepos/Uni/Tesi/BinPackingThesis/tests/results/elaborated/literature_times.ods'#$Foglio1.K10])" office:value-type="float" office:value="3.23007389463032" calcext:value-type="float">
            <text:p>3.23</text:p>
          </table:table-cell>
          <table:table-cell table:formula="of:=[$'BRKGA-GAP'.J8]/(['file:///E:/ArtumRepos/Uni/Tesi/BinPackingThesis/tests/results/elaborated/literature_times.ods'#$Foglio1.$M10]/['file:///E:/ArtumRepos/Uni/Tesi/BinPackingThesis/tests/results/elaborated/literature_times.ods'#$Foglio1.L10])" office:value-type="float" office:value="7.27088994579696" calcext:value-type="float">
            <text:p>7.27</text:p>
          </table:table-cell>
        </table:table-row>
        <table:table-row table:style-name="ro1">
          <table:table-cell table:formula="of:=[$'BRKGA-GAP'.A9]/(['file:///E:/ArtumRepos/Uni/Tesi/BinPackingThesis/tests/results/elaborated/literature_times.ods'#$Foglio1.$M11]/['file:///E:/ArtumRepos/Uni/Tesi/BinPackingThesis/tests/results/elaborated/literature_times.ods'#$Foglio1.C11])" office:value-type="float" office:value="0.148079442026118" calcext:value-type="float">
            <text:p>0.15</text:p>
          </table:table-cell>
          <table:table-cell table:formula="of:=[$'BRKGA-GAP'.B9]/(['file:///E:/ArtumRepos/Uni/Tesi/BinPackingThesis/tests/results/elaborated/literature_times.ods'#$Foglio1.$M11]/['file:///E:/ArtumRepos/Uni/Tesi/BinPackingThesis/tests/results/elaborated/literature_times.ods'#$Foglio1.D11])" office:value-type="float" office:value="0.44528482390186" calcext:value-type="float">
            <text:p>0.45</text:p>
          </table:table-cell>
          <table:table-cell table:formula="of:=[$'BRKGA-GAP'.C9]/(['file:///E:/ArtumRepos/Uni/Tesi/BinPackingThesis/tests/results/elaborated/literature_times.ods'#$Foglio1.$M11]/['file:///E:/ArtumRepos/Uni/Tesi/BinPackingThesis/tests/results/elaborated/literature_times.ods'#$Foglio1.E11])" office:value-type="float" office:value="0.54871369212505" calcext:value-type="float">
            <text:p>0.55</text:p>
          </table:table-cell>
          <table:table-cell table:formula="of:=[$'BRKGA-GAP'.D9]/(['file:///E:/ArtumRepos/Uni/Tesi/BinPackingThesis/tests/results/elaborated/literature_times.ods'#$Foglio1.$M11]/['file:///E:/ArtumRepos/Uni/Tesi/BinPackingThesis/tests/results/elaborated/literature_times.ods'#$Foglio1.F11])" office:value-type="float" office:value="1.04300949742778" calcext:value-type="float">
            <text:p>1.04</text:p>
          </table:table-cell>
          <table:table-cell table:formula="of:=[$'BRKGA-GAP'.E9]/(['file:///E:/ArtumRepos/Uni/Tesi/BinPackingThesis/tests/results/elaborated/literature_times.ods'#$Foglio1.$M11]/['file:///E:/ArtumRepos/Uni/Tesi/BinPackingThesis/tests/results/elaborated/literature_times.ods'#$Foglio1.G11])" office:value-type="float" office:value="1.61974607571561" calcext:value-type="float">
            <text:p>1.62</text:p>
          </table:table-cell>
          <table:table-cell table:formula="of:=[$'BRKGA-GAP'.F9]/(['file:///E:/ArtumRepos/Uni/Tesi/BinPackingThesis/tests/results/elaborated/literature_times.ods'#$Foglio1.$M11]/['file:///E:/ArtumRepos/Uni/Tesi/BinPackingThesis/tests/results/elaborated/literature_times.ods'#$Foglio1.H11])" office:value-type="float" office:value="0.134300554016621" calcext:value-type="float">
            <text:p>0.13</text:p>
          </table:table-cell>
          <table:table-cell table:formula="of:=[$'BRKGA-GAP'.G9]/(['file:///E:/ArtumRepos/Uni/Tesi/BinPackingThesis/tests/results/elaborated/literature_times.ods'#$Foglio1.$M11]/['file:///E:/ArtumRepos/Uni/Tesi/BinPackingThesis/tests/results/elaborated/literature_times.ods'#$Foglio1.I11])" office:value-type="float" office:value="0.459877654662974" calcext:value-type="float">
            <text:p>0.46</text:p>
          </table:table-cell>
          <table:table-cell table:formula="of:=[$'BRKGA-GAP'.H9]/(['file:///E:/ArtumRepos/Uni/Tesi/BinPackingThesis/tests/results/elaborated/literature_times.ods'#$Foglio1.$M11]/['file:///E:/ArtumRepos/Uni/Tesi/BinPackingThesis/tests/results/elaborated/literature_times.ods'#$Foglio1.J11])" office:value-type="float" office:value="0.718246339533043" calcext:value-type="float">
            <text:p>0.72</text:p>
          </table:table-cell>
          <table:table-cell table:formula="of:=[$'BRKGA-GAP'.I9]/(['file:///E:/ArtumRepos/Uni/Tesi/BinPackingThesis/tests/results/elaborated/literature_times.ods'#$Foglio1.$M11]/['file:///E:/ArtumRepos/Uni/Tesi/BinPackingThesis/tests/results/elaborated/literature_times.ods'#$Foglio1.K11])" office:value-type="float" office:value="1.42567886822319" calcext:value-type="float">
            <text:p>1.43</text:p>
          </table:table-cell>
          <table:table-cell table:formula="of:=[$'BRKGA-GAP'.J9]/(['file:///E:/ArtumRepos/Uni/Tesi/BinPackingThesis/tests/results/elaborated/literature_times.ods'#$Foglio1.$M11]/['file:///E:/ArtumRepos/Uni/Tesi/BinPackingThesis/tests/results/elaborated/literature_times.ods'#$Foglio1.L11])" office:value-type="float" office:value="2.96100745284265" calcext:value-type="float">
            <text:p>2.96</text:p>
          </table:table-cell>
        </table:table-row>
        <table:table-row table:style-name="ro1">
          <table:table-cell table:formula="of:=[$'BRKGA-GAP'.A10]/(['file:///E:/ArtumRepos/Uni/Tesi/BinPackingThesis/tests/results/elaborated/literature_times.ods'#$Foglio1.$M12]/['file:///E:/ArtumRepos/Uni/Tesi/BinPackingThesis/tests/results/elaborated/literature_times.ods'#$Foglio1.C12])" office:value-type="float" office:value="0.122424335754928" calcext:value-type="float">
            <text:p>0.12</text:p>
          </table:table-cell>
          <table:table-cell table:formula="of:=[$'BRKGA-GAP'.B10]/(['file:///E:/ArtumRepos/Uni/Tesi/BinPackingThesis/tests/results/elaborated/literature_times.ods'#$Foglio1.$M12]/['file:///E:/ArtumRepos/Uni/Tesi/BinPackingThesis/tests/results/elaborated/literature_times.ods'#$Foglio1.D12])" office:value-type="float" office:value="0.497657443863036" calcext:value-type="float">
            <text:p>0.50</text:p>
          </table:table-cell>
          <table:table-cell table:formula="of:=[$'BRKGA-GAP'.C10]/(['file:///E:/ArtumRepos/Uni/Tesi/BinPackingThesis/tests/results/elaborated/literature_times.ods'#$Foglio1.$M12]/['file:///E:/ArtumRepos/Uni/Tesi/BinPackingThesis/tests/results/elaborated/literature_times.ods'#$Foglio1.E12])" office:value-type="float" office:value="0.941307114915668" calcext:value-type="float">
            <text:p>0.94</text:p>
          </table:table-cell>
          <table:table-cell table:formula="of:=[$'BRKGA-GAP'.D10]/(['file:///E:/ArtumRepos/Uni/Tesi/BinPackingThesis/tests/results/elaborated/literature_times.ods'#$Foglio1.$M12]/['file:///E:/ArtumRepos/Uni/Tesi/BinPackingThesis/tests/results/elaborated/literature_times.ods'#$Foglio1.F12])" office:value-type="float" office:value="1.54925281954887" calcext:value-type="float">
            <text:p>1.55</text:p>
          </table:table-cell>
          <table:table-cell table:formula="of:=[$'BRKGA-GAP'.E10]/(['file:///E:/ArtumRepos/Uni/Tesi/BinPackingThesis/tests/results/elaborated/literature_times.ods'#$Foglio1.$M12]/['file:///E:/ArtumRepos/Uni/Tesi/BinPackingThesis/tests/results/elaborated/literature_times.ods'#$Foglio1.G12])" office:value-type="float" office:value="4.4388142082402" calcext:value-type="float">
            <text:p>4.44</text:p>
          </table:table-cell>
          <table:table-cell table:formula="of:=[$'BRKGA-GAP'.F10]/(['file:///E:/ArtumRepos/Uni/Tesi/BinPackingThesis/tests/results/elaborated/literature_times.ods'#$Foglio1.$M12]/['file:///E:/ArtumRepos/Uni/Tesi/BinPackingThesis/tests/results/elaborated/literature_times.ods'#$Foglio1.H12])" office:value-type="float" office:value="0.156638215047755" calcext:value-type="float">
            <text:p>0.16</text:p>
          </table:table-cell>
          <table:table-cell table:formula="of:=[$'BRKGA-GAP'.G10]/(['file:///E:/ArtumRepos/Uni/Tesi/BinPackingThesis/tests/results/elaborated/literature_times.ods'#$Foglio1.$M12]/['file:///E:/ArtumRepos/Uni/Tesi/BinPackingThesis/tests/results/elaborated/literature_times.ods'#$Foglio1.I12])" office:value-type="float" office:value="0.563991617557408" calcext:value-type="float">
            <text:p>0.56</text:p>
          </table:table-cell>
          <table:table-cell table:formula="of:=[$'BRKGA-GAP'.H10]/(['file:///E:/ArtumRepos/Uni/Tesi/BinPackingThesis/tests/results/elaborated/literature_times.ods'#$Foglio1.$M12]/['file:///E:/ArtumRepos/Uni/Tesi/BinPackingThesis/tests/results/elaborated/literature_times.ods'#$Foglio1.J12])" office:value-type="float" office:value="0.911901763488113" calcext:value-type="float">
            <text:p>0.91</text:p>
          </table:table-cell>
          <table:table-cell table:formula="of:=[$'BRKGA-GAP'.I10]/(['file:///E:/ArtumRepos/Uni/Tesi/BinPackingThesis/tests/results/elaborated/literature_times.ods'#$Foglio1.$M12]/['file:///E:/ArtumRepos/Uni/Tesi/BinPackingThesis/tests/results/elaborated/literature_times.ods'#$Foglio1.K12])" office:value-type="float" office:value="1.88314042496444" calcext:value-type="float">
            <text:p>1.88</text:p>
          </table:table-cell>
          <table:table-cell table:formula="of:=[$'BRKGA-GAP'.J10]/(['file:///E:/ArtumRepos/Uni/Tesi/BinPackingThesis/tests/results/elaborated/literature_times.ods'#$Foglio1.$M12]/['file:///E:/ArtumRepos/Uni/Tesi/BinPackingThesis/tests/results/elaborated/literature_times.ods'#$Foglio1.L12])" office:value-type="float" office:value="4.79072679587483" calcext:value-type="float">
            <text:p>4.79</text:p>
          </table:table-cell>
        </table:table-row>
        <table:table-row table:style-name="ro1">
          <table:table-cell table:formula="of:=[$'BRKGA-GAP'.A11]/(['file:///E:/ArtumRepos/Uni/Tesi/BinPackingThesis/tests/results/elaborated/literature_times.ods'#$Foglio1.$M13]/['file:///E:/ArtumRepos/Uni/Tesi/BinPackingThesis/tests/results/elaborated/literature_times.ods'#$Foglio1.C13])" office:value-type="float" office:value="0.0947139961013641" calcext:value-type="float">
            <text:p>0.09</text:p>
          </table:table-cell>
          <table:table-cell table:formula="of:=[$'BRKGA-GAP'.B11]/(['file:///E:/ArtumRepos/Uni/Tesi/BinPackingThesis/tests/results/elaborated/literature_times.ods'#$Foglio1.$M13]/['file:///E:/ArtumRepos/Uni/Tesi/BinPackingThesis/tests/results/elaborated/literature_times.ods'#$Foglio1.D13])" office:value-type="float" office:value="0.356229099415203" calcext:value-type="float">
            <text:p>0.36</text:p>
          </table:table-cell>
          <table:table-cell table:formula="of:=[$'BRKGA-GAP'.C11]/(['file:///E:/ArtumRepos/Uni/Tesi/BinPackingThesis/tests/results/elaborated/literature_times.ods'#$Foglio1.$M13]/['file:///E:/ArtumRepos/Uni/Tesi/BinPackingThesis/tests/results/elaborated/literature_times.ods'#$Foglio1.E13])" office:value-type="float" office:value="0.745296628706265" calcext:value-type="float">
            <text:p>0.75</text:p>
          </table:table-cell>
          <table:table-cell table:formula="of:=[$'BRKGA-GAP'.D11]/(['file:///E:/ArtumRepos/Uni/Tesi/BinPackingThesis/tests/results/elaborated/literature_times.ods'#$Foglio1.$M13]/['file:///E:/ArtumRepos/Uni/Tesi/BinPackingThesis/tests/results/elaborated/literature_times.ods'#$Foglio1.F13])" office:value-type="float" office:value="1.44703827639273" calcext:value-type="float">
            <text:p>1.45</text:p>
          </table:table-cell>
          <table:table-cell table:formula="of:=[$'BRKGA-GAP'.E11]/(['file:///E:/ArtumRepos/Uni/Tesi/BinPackingThesis/tests/results/elaborated/literature_times.ods'#$Foglio1.$M13]/['file:///E:/ArtumRepos/Uni/Tesi/BinPackingThesis/tests/results/elaborated/literature_times.ods'#$Foglio1.G13])" office:value-type="float" office:value="3.32802162962962" calcext:value-type="float">
            <text:p>3.33</text:p>
          </table:table-cell>
          <table:table-cell table:formula="of:=[$'BRKGA-GAP'.F11]/(['file:///E:/ArtumRepos/Uni/Tesi/BinPackingThesis/tests/results/elaborated/literature_times.ods'#$Foglio1.$M13]/['file:///E:/ArtumRepos/Uni/Tesi/BinPackingThesis/tests/results/elaborated/literature_times.ods'#$Foglio1.H13])" office:value-type="float" office:value="0.107055538729865" calcext:value-type="float">
            <text:p>0.11</text:p>
          </table:table-cell>
          <table:table-cell table:formula="of:=[$'BRKGA-GAP'.G11]/(['file:///E:/ArtumRepos/Uni/Tesi/BinPackingThesis/tests/results/elaborated/literature_times.ods'#$Foglio1.$M13]/['file:///E:/ArtumRepos/Uni/Tesi/BinPackingThesis/tests/results/elaborated/literature_times.ods'#$Foglio1.I13])" office:value-type="float" office:value="0.459847990971579" calcext:value-type="float">
            <text:p>0.46</text:p>
          </table:table-cell>
          <table:table-cell table:formula="of:=[$'BRKGA-GAP'.H11]/(['file:///E:/ArtumRepos/Uni/Tesi/BinPackingThesis/tests/results/elaborated/literature_times.ods'#$Foglio1.$M13]/['file:///E:/ArtumRepos/Uni/Tesi/BinPackingThesis/tests/results/elaborated/literature_times.ods'#$Foglio1.J13])" office:value-type="float" office:value="0.862236688211755" calcext:value-type="float">
            <text:p>0.86</text:p>
          </table:table-cell>
          <table:table-cell table:formula="of:=[$'BRKGA-GAP'.I11]/(['file:///E:/ArtumRepos/Uni/Tesi/BinPackingThesis/tests/results/elaborated/literature_times.ods'#$Foglio1.$M13]/['file:///E:/ArtumRepos/Uni/Tesi/BinPackingThesis/tests/results/elaborated/literature_times.ods'#$Foglio1.K13])" office:value-type="float" office:value="1.72694486836974" calcext:value-type="float">
            <text:p>1.73</text:p>
          </table:table-cell>
          <table:table-cell table:formula="of:=[$'BRKGA-GAP'.J11]/(['file:///E:/ArtumRepos/Uni/Tesi/BinPackingThesis/tests/results/elaborated/literature_times.ods'#$Foglio1.$M13]/['file:///E:/ArtumRepos/Uni/Tesi/BinPackingThesis/tests/results/elaborated/literature_times.ods'#$Foglio1.L13])" office:value-type="float" office:value="4.54175714373652" calcext:value-type="float">
            <text:p>4.54</text:p>
          </table:table-cell>
        </table:table-row>
        <table:table-row table:style-name="ro1">
          <table:table-cell table:formula="of:=[$'BRKGA-GAP'.A12]/(['file:///E:/ArtumRepos/Uni/Tesi/BinPackingThesis/tests/results/elaborated/literature_times.ods'#$Foglio1.$M14]/['file:///E:/ArtumRepos/Uni/Tesi/BinPackingThesis/tests/results/elaborated/literature_times.ods'#$Foglio1.C14])" office:value-type="float" office:value="0.0791568436250967" calcext:value-type="float">
            <text:p>0.08</text:p>
          </table:table-cell>
          <table:table-cell table:formula="of:=[$'BRKGA-GAP'.B12]/(['file:///E:/ArtumRepos/Uni/Tesi/BinPackingThesis/tests/results/elaborated/literature_times.ods'#$Foglio1.$M14]/['file:///E:/ArtumRepos/Uni/Tesi/BinPackingThesis/tests/results/elaborated/literature_times.ods'#$Foglio1.D14])" office:value-type="float" office:value="0.313024730500951" calcext:value-type="float">
            <text:p>0.31</text:p>
          </table:table-cell>
          <table:table-cell table:formula="of:=[$'BRKGA-GAP'.C12]/(['file:///E:/ArtumRepos/Uni/Tesi/BinPackingThesis/tests/results/elaborated/literature_times.ods'#$Foglio1.$M14]/['file:///E:/ArtumRepos/Uni/Tesi/BinPackingThesis/tests/results/elaborated/literature_times.ods'#$Foglio1.E14])" office:value-type="float" office:value="0.580928596561472" calcext:value-type="float">
            <text:p>0.58</text:p>
          </table:table-cell>
          <table:table-cell table:formula="of:=[$'BRKGA-GAP'.D12]/(['file:///E:/ArtumRepos/Uni/Tesi/BinPackingThesis/tests/results/elaborated/literature_times.ods'#$Foglio1.$M14]/['file:///E:/ArtumRepos/Uni/Tesi/BinPackingThesis/tests/results/elaborated/literature_times.ods'#$Foglio1.F14])" office:value-type="float" office:value="1.01356561114868" calcext:value-type="float">
            <text:p>1.01</text:p>
          </table:table-cell>
          <table:table-cell table:formula="of:=[$'BRKGA-GAP'.E12]/(['file:///E:/ArtumRepos/Uni/Tesi/BinPackingThesis/tests/results/elaborated/literature_times.ods'#$Foglio1.$M14]/['file:///E:/ArtumRepos/Uni/Tesi/BinPackingThesis/tests/results/elaborated/literature_times.ods'#$Foglio1.G14])" office:value-type="float" office:value="2.64314731976083" calcext:value-type="float">
            <text:p>2.64</text:p>
          </table:table-cell>
          <table:table-cell table:formula="of:=[$'BRKGA-GAP'.F12]/(['file:///E:/ArtumRepos/Uni/Tesi/BinPackingThesis/tests/results/elaborated/literature_times.ods'#$Foglio1.$M14]/['file:///E:/ArtumRepos/Uni/Tesi/BinPackingThesis/tests/results/elaborated/literature_times.ods'#$Foglio1.H14])" office:value-type="float" office:value="0.0939389422852803" calcext:value-type="float">
            <text:p>0.09</text:p>
          </table:table-cell>
          <table:table-cell table:formula="of:=[$'BRKGA-GAP'.G12]/(['file:///E:/ArtumRepos/Uni/Tesi/BinPackingThesis/tests/results/elaborated/literature_times.ods'#$Foglio1.$M14]/['file:///E:/ArtumRepos/Uni/Tesi/BinPackingThesis/tests/results/elaborated/literature_times.ods'#$Foglio1.I14])" office:value-type="float" office:value="0.395210046738073" calcext:value-type="float">
            <text:p>0.40</text:p>
          </table:table-cell>
          <table:table-cell table:formula="of:=[$'BRKGA-GAP'.H12]/(['file:///E:/ArtumRepos/Uni/Tesi/BinPackingThesis/tests/results/elaborated/literature_times.ods'#$Foglio1.$M14]/['file:///E:/ArtumRepos/Uni/Tesi/BinPackingThesis/tests/results/elaborated/literature_times.ods'#$Foglio1.J14])" office:value-type="float" office:value="0.853304807399416" calcext:value-type="float">
            <text:p>0.85</text:p>
          </table:table-cell>
          <table:table-cell table:formula="of:=[$'BRKGA-GAP'.I12]/(['file:///E:/ArtumRepos/Uni/Tesi/BinPackingThesis/tests/results/elaborated/literature_times.ods'#$Foglio1.$M14]/['file:///E:/ArtumRepos/Uni/Tesi/BinPackingThesis/tests/results/elaborated/literature_times.ods'#$Foglio1.K14])" office:value-type="float" office:value="1.76271572887192" calcext:value-type="float">
            <text:p>1.76</text:p>
          </table:table-cell>
          <table:table-cell table:formula="of:=[$'BRKGA-GAP'.J12]/(['file:///E:/ArtumRepos/Uni/Tesi/BinPackingThesis/tests/results/elaborated/literature_times.ods'#$Foglio1.$M14]/['file:///E:/ArtumRepos/Uni/Tesi/BinPackingThesis/tests/results/elaborated/literature_times.ods'#$Foglio1.L14])" office:value-type="float" office:value="3.68317435108536" calcext:value-type="float">
            <text:p>3.68</text:p>
          </table:table-cell>
        </table:table-row>
        <table:table-row table:style-name="ro1">
          <table:table-cell table:formula="of:=[$'BRKGA-GAP'.A13]/(['file:///E:/ArtumRepos/Uni/Tesi/BinPackingThesis/tests/results/elaborated/literature_times.ods'#$Foglio1.$M15]/['file:///E:/ArtumRepos/Uni/Tesi/BinPackingThesis/tests/results/elaborated/literature_times.ods'#$Foglio1.C15])" office:value-type="float" office:value="0.0389922370862226" calcext:value-type="float">
            <text:p>0.04</text:p>
          </table:table-cell>
          <table:table-cell table:formula="of:=[$'BRKGA-GAP'.B13]/(['file:///E:/ArtumRepos/Uni/Tesi/BinPackingThesis/tests/results/elaborated/literature_times.ods'#$Foglio1.$M15]/['file:///E:/ArtumRepos/Uni/Tesi/BinPackingThesis/tests/results/elaborated/literature_times.ods'#$Foglio1.D15])" office:value-type="float" office:value="0.112242554438045" calcext:value-type="float">
            <text:p>0.11</text:p>
          </table:table-cell>
          <table:table-cell table:formula="of:=[$'BRKGA-GAP'.C13]/(['file:///E:/ArtumRepos/Uni/Tesi/BinPackingThesis/tests/results/elaborated/literature_times.ods'#$Foglio1.$M15]/['file:///E:/ArtumRepos/Uni/Tesi/BinPackingThesis/tests/results/elaborated/literature_times.ods'#$Foglio1.E15])" office:value-type="float" office:value="0.223107899619181" calcext:value-type="float">
            <text:p>0.22</text:p>
          </table:table-cell>
          <table:table-cell table:formula="of:=[$'BRKGA-GAP'.D13]/(['file:///E:/ArtumRepos/Uni/Tesi/BinPackingThesis/tests/results/elaborated/literature_times.ods'#$Foglio1.$M15]/['file:///E:/ArtumRepos/Uni/Tesi/BinPackingThesis/tests/results/elaborated/literature_times.ods'#$Foglio1.F15])" office:value-type="float" office:value="0.441481642417739" calcext:value-type="float">
            <text:p>0.44</text:p>
          </table:table-cell>
          <table:table-cell table:formula="of:=[$'BRKGA-GAP'.E13]/(['file:///E:/ArtumRepos/Uni/Tesi/BinPackingThesis/tests/results/elaborated/literature_times.ods'#$Foglio1.$M15]/['file:///E:/ArtumRepos/Uni/Tesi/BinPackingThesis/tests/results/elaborated/literature_times.ods'#$Foglio1.G15])" office:value-type="float" office:value="1.07680548774535" calcext:value-type="float">
            <text:p>1.08</text:p>
          </table:table-cell>
          <table:table-cell table:formula="of:=[$'BRKGA-GAP'.F13]/(['file:///E:/ArtumRepos/Uni/Tesi/BinPackingThesis/tests/results/elaborated/literature_times.ods'#$Foglio1.$M15]/['file:///E:/ArtumRepos/Uni/Tesi/BinPackingThesis/tests/results/elaborated/literature_times.ods'#$Foglio1.H15])" office:value-type="float" office:value="0.0361517429938488" calcext:value-type="float">
            <text:p>0.04</text:p>
          </table:table-cell>
          <table:table-cell table:formula="of:=[$'BRKGA-GAP'.G13]/(['file:///E:/ArtumRepos/Uni/Tesi/BinPackingThesis/tests/results/elaborated/literature_times.ods'#$Foglio1.$M15]/['file:///E:/ArtumRepos/Uni/Tesi/BinPackingThesis/tests/results/elaborated/literature_times.ods'#$Foglio1.I15])" office:value-type="float" office:value="0.12816653647105" calcext:value-type="float">
            <text:p>0.13</text:p>
          </table:table-cell>
          <table:table-cell table:formula="of:=[$'BRKGA-GAP'.H13]/(['file:///E:/ArtumRepos/Uni/Tesi/BinPackingThesis/tests/results/elaborated/literature_times.ods'#$Foglio1.$M15]/['file:///E:/ArtumRepos/Uni/Tesi/BinPackingThesis/tests/results/elaborated/literature_times.ods'#$Foglio1.J15])" office:value-type="float" office:value="0.24428249194415" calcext:value-type="float">
            <text:p>0.24</text:p>
          </table:table-cell>
          <table:table-cell table:formula="of:=[$'BRKGA-GAP'.I13]/(['file:///E:/ArtumRepos/Uni/Tesi/BinPackingThesis/tests/results/elaborated/literature_times.ods'#$Foglio1.$M15]/['file:///E:/ArtumRepos/Uni/Tesi/BinPackingThesis/tests/results/elaborated/literature_times.ods'#$Foglio1.K15])" office:value-type="float" office:value="0.465066350942298" calcext:value-type="float">
            <text:p>0.47</text:p>
          </table:table-cell>
          <table:table-cell table:formula="of:=[$'BRKGA-GAP'.J13]/(['file:///E:/ArtumRepos/Uni/Tesi/BinPackingThesis/tests/results/elaborated/literature_times.ods'#$Foglio1.$M15]/['file:///E:/ArtumRepos/Uni/Tesi/BinPackingThesis/tests/results/elaborated/literature_times.ods'#$Foglio1.L15])" office:value-type="float" office:value="1.18422780978422" calcext:value-type="float">
            <text:p>1.18</text:p>
          </table:table-cell>
        </table:table-row>
        <table:table-row table:style-name="ro1">
          <table:table-cell table:formula="of:=[$'BRKGA-GAP'.A14]/(['file:///E:/ArtumRepos/Uni/Tesi/BinPackingThesis/tests/results/elaborated/literature_times.ods'#$Foglio1.$M16]/['file:///E:/ArtumRepos/Uni/Tesi/BinPackingThesis/tests/results/elaborated/literature_times.ods'#$Foglio1.C16])" office:value-type="float" office:value="0.0171844793313133" calcext:value-type="float">
            <text:p>0.02</text:p>
          </table:table-cell>
          <table:table-cell table:formula="of:=[$'BRKGA-GAP'.B14]/(['file:///E:/ArtumRepos/Uni/Tesi/BinPackingThesis/tests/results/elaborated/literature_times.ods'#$Foglio1.$M16]/['file:///E:/ArtumRepos/Uni/Tesi/BinPackingThesis/tests/results/elaborated/literature_times.ods'#$Foglio1.D16])" office:value-type="float" office:value="0.0649337787537137" calcext:value-type="float">
            <text:p>0.06</text:p>
          </table:table-cell>
          <table:table-cell table:formula="of:=[$'BRKGA-GAP'.C14]/(['file:///E:/ArtumRepos/Uni/Tesi/BinPackingThesis/tests/results/elaborated/literature_times.ods'#$Foglio1.$M16]/['file:///E:/ArtumRepos/Uni/Tesi/BinPackingThesis/tests/results/elaborated/literature_times.ods'#$Foglio1.E16])" office:value-type="float" office:value="0.125118195095302" calcext:value-type="float">
            <text:p>0.13</text:p>
          </table:table-cell>
          <table:table-cell table:formula="of:=[$'BRKGA-GAP'.D14]/(['file:///E:/ArtumRepos/Uni/Tesi/BinPackingThesis/tests/results/elaborated/literature_times.ods'#$Foglio1.$M16]/['file:///E:/ArtumRepos/Uni/Tesi/BinPackingThesis/tests/results/elaborated/literature_times.ods'#$Foglio1.F16])" office:value-type="float" office:value="0.233501279570388" calcext:value-type="float">
            <text:p>0.23</text:p>
          </table:table-cell>
          <table:table-cell table:formula="of:=[$'BRKGA-GAP'.E14]/(['file:///E:/ArtumRepos/Uni/Tesi/BinPackingThesis/tests/results/elaborated/literature_times.ods'#$Foglio1.$M16]/['file:///E:/ArtumRepos/Uni/Tesi/BinPackingThesis/tests/results/elaborated/literature_times.ods'#$Foglio1.G16])" office:value-type="float" office:value="0.563694309390908" calcext:value-type="float">
            <text:p>0.56</text:p>
          </table:table-cell>
          <table:table-cell table:formula="of:=[$'BRKGA-GAP'.F14]/(['file:///E:/ArtumRepos/Uni/Tesi/BinPackingThesis/tests/results/elaborated/literature_times.ods'#$Foglio1.$M16]/['file:///E:/ArtumRepos/Uni/Tesi/BinPackingThesis/tests/results/elaborated/literature_times.ods'#$Foglio1.H16])" office:value-type="float" office:value="0.0185248377282102" calcext:value-type="float">
            <text:p>0.02</text:p>
          </table:table-cell>
          <table:table-cell table:formula="of:=[$'BRKGA-GAP'.G14]/(['file:///E:/ArtumRepos/Uni/Tesi/BinPackingThesis/tests/results/elaborated/literature_times.ods'#$Foglio1.$M16]/['file:///E:/ArtumRepos/Uni/Tesi/BinPackingThesis/tests/results/elaborated/literature_times.ods'#$Foglio1.I16])" office:value-type="float" office:value="0.073200613490644" calcext:value-type="float">
            <text:p>0.07</text:p>
          </table:table-cell>
          <table:table-cell table:formula="of:=[$'BRKGA-GAP'.H14]/(['file:///E:/ArtumRepos/Uni/Tesi/BinPackingThesis/tests/results/elaborated/literature_times.ods'#$Foglio1.$M16]/['file:///E:/ArtumRepos/Uni/Tesi/BinPackingThesis/tests/results/elaborated/literature_times.ods'#$Foglio1.J16])" office:value-type="float" office:value="0.1379484465708" calcext:value-type="float">
            <text:p>0.14</text:p>
          </table:table-cell>
          <table:table-cell table:formula="of:=[$'BRKGA-GAP'.I14]/(['file:///E:/ArtumRepos/Uni/Tesi/BinPackingThesis/tests/results/elaborated/literature_times.ods'#$Foglio1.$M16]/['file:///E:/ArtumRepos/Uni/Tesi/BinPackingThesis/tests/results/elaborated/literature_times.ods'#$Foglio1.K16])" office:value-type="float" office:value="0.278190223115481" calcext:value-type="float">
            <text:p>0.28</text:p>
          </table:table-cell>
          <table:table-cell table:formula="of:=[$'BRKGA-GAP'.J14]/(['file:///E:/ArtumRepos/Uni/Tesi/BinPackingThesis/tests/results/elaborated/literature_times.ods'#$Foglio1.$M16]/['file:///E:/ArtumRepos/Uni/Tesi/BinPackingThesis/tests/results/elaborated/literature_times.ods'#$Foglio1.L16])" office:value-type="float" office:value="0.690261331192681" calcext:value-type="float">
            <text:p>0.69</text:p>
          </table:table-cell>
        </table:table-row>
        <table:table-row table:style-name="ro1">
          <table:table-cell table:formula="of:=[$'BRKGA-GAP'.A15]/(['file:///E:/ArtumRepos/Uni/Tesi/BinPackingThesis/tests/results/elaborated/literature_times.ods'#$Foglio1.$M17]/['file:///E:/ArtumRepos/Uni/Tesi/BinPackingThesis/tests/results/elaborated/literature_times.ods'#$Foglio1.C17])" office:value-type="float" office:value="0.0303193498048223" calcext:value-type="float">
            <text:p>0.03</text:p>
          </table:table-cell>
          <table:table-cell table:formula="of:=[$'BRKGA-GAP'.B15]/(['file:///E:/ArtumRepos/Uni/Tesi/BinPackingThesis/tests/results/elaborated/literature_times.ods'#$Foglio1.$M17]/['file:///E:/ArtumRepos/Uni/Tesi/BinPackingThesis/tests/results/elaborated/literature_times.ods'#$Foglio1.D17])" office:value-type="float" office:value="0.11280067484597" calcext:value-type="float">
            <text:p>0.11</text:p>
          </table:table-cell>
          <table:table-cell table:formula="of:=[$'BRKGA-GAP'.C15]/(['file:///E:/ArtumRepos/Uni/Tesi/BinPackingThesis/tests/results/elaborated/literature_times.ods'#$Foglio1.$M17]/['file:///E:/ArtumRepos/Uni/Tesi/BinPackingThesis/tests/results/elaborated/literature_times.ods'#$Foglio1.E17])" office:value-type="float" office:value="0.21508612370854" calcext:value-type="float">
            <text:p>0.22</text:p>
          </table:table-cell>
          <table:table-cell table:formula="of:=[$'BRKGA-GAP'.D15]/(['file:///E:/ArtumRepos/Uni/Tesi/BinPackingThesis/tests/results/elaborated/literature_times.ods'#$Foglio1.$M17]/['file:///E:/ArtumRepos/Uni/Tesi/BinPackingThesis/tests/results/elaborated/literature_times.ods'#$Foglio1.F17])" office:value-type="float" office:value="0.426557806567543" calcext:value-type="float">
            <text:p>0.43</text:p>
          </table:table-cell>
          <table:table-cell table:formula="of:=[$'BRKGA-GAP'.E15]/(['file:///E:/ArtumRepos/Uni/Tesi/BinPackingThesis/tests/results/elaborated/literature_times.ods'#$Foglio1.$M17]/['file:///E:/ArtumRepos/Uni/Tesi/BinPackingThesis/tests/results/elaborated/literature_times.ods'#$Foglio1.G17])" office:value-type="float" office:value="1.22472060667495" calcext:value-type="float">
            <text:p>1.22</text:p>
          </table:table-cell>
          <table:table-cell table:formula="of:=[$'BRKGA-GAP'.F15]/(['file:///E:/ArtumRepos/Uni/Tesi/BinPackingThesis/tests/results/elaborated/literature_times.ods'#$Foglio1.$M17]/['file:///E:/ArtumRepos/Uni/Tesi/BinPackingThesis/tests/results/elaborated/literature_times.ods'#$Foglio1.H17])" office:value-type="float" office:value="0.0346061196814311" calcext:value-type="float">
            <text:p>0.03</text:p>
          </table:table-cell>
          <table:table-cell table:formula="of:=[$'BRKGA-GAP'.G15]/(['file:///E:/ArtumRepos/Uni/Tesi/BinPackingThesis/tests/results/elaborated/literature_times.ods'#$Foglio1.$M17]/['file:///E:/ArtumRepos/Uni/Tesi/BinPackingThesis/tests/results/elaborated/literature_times.ods'#$Foglio1.I17])" office:value-type="float" office:value="0.161705888275164" calcext:value-type="float">
            <text:p>0.16</text:p>
          </table:table-cell>
          <table:table-cell table:formula="of:=[$'BRKGA-GAP'.H15]/(['file:///E:/ArtumRepos/Uni/Tesi/BinPackingThesis/tests/results/elaborated/literature_times.ods'#$Foglio1.$M17]/['file:///E:/ArtumRepos/Uni/Tesi/BinPackingThesis/tests/results/elaborated/literature_times.ods'#$Foglio1.J17])" office:value-type="float" office:value="0.276504724989588" calcext:value-type="float">
            <text:p>0.28</text:p>
          </table:table-cell>
          <table:table-cell table:formula="of:=[$'BRKGA-GAP'.I15]/(['file:///E:/ArtumRepos/Uni/Tesi/BinPackingThesis/tests/results/elaborated/literature_times.ods'#$Foglio1.$M17]/['file:///E:/ArtumRepos/Uni/Tesi/BinPackingThesis/tests/results/elaborated/literature_times.ods'#$Foglio1.K17])" office:value-type="float" office:value="0.547184391288627" calcext:value-type="float">
            <text:p>0.55</text:p>
          </table:table-cell>
          <table:table-cell table:formula="of:=[$'BRKGA-GAP'.J15]/(['file:///E:/ArtumRepos/Uni/Tesi/BinPackingThesis/tests/results/elaborated/literature_times.ods'#$Foglio1.$M17]/['file:///E:/ArtumRepos/Uni/Tesi/BinPackingThesis/tests/results/elaborated/literature_times.ods'#$Foglio1.L17])" office:value-type="float" office:value="1.32404175685714" calcext:value-type="float">
            <text:p>1.32</text:p>
          </table:table-cell>
        </table:table-row>
        <table:table-row table:style-name="ro1">
          <table:table-cell table:formula="of:=[$'BRKGA-GAP'.A16]/(['file:///E:/ArtumRepos/Uni/Tesi/BinPackingThesis/tests/results/elaborated/literature_times.ods'#$Foglio1.$M18]/['file:///E:/ArtumRepos/Uni/Tesi/BinPackingThesis/tests/results/elaborated/literature_times.ods'#$Foglio1.C18])" office:value-type="float" office:value="0.0199594239036061" calcext:value-type="float">
            <text:p>0.02</text:p>
          </table:table-cell>
          <table:table-cell table:formula="of:=[$'BRKGA-GAP'.B16]/(['file:///E:/ArtumRepos/Uni/Tesi/BinPackingThesis/tests/results/elaborated/literature_times.ods'#$Foglio1.$M18]/['file:///E:/ArtumRepos/Uni/Tesi/BinPackingThesis/tests/results/elaborated/literature_times.ods'#$Foglio1.D18])" office:value-type="float" office:value="0.0814400888505483" calcext:value-type="float">
            <text:p>0.08</text:p>
          </table:table-cell>
          <table:table-cell table:formula="of:=[$'BRKGA-GAP'.C16]/(['file:///E:/ArtumRepos/Uni/Tesi/BinPackingThesis/tests/results/elaborated/literature_times.ods'#$Foglio1.$M18]/['file:///E:/ArtumRepos/Uni/Tesi/BinPackingThesis/tests/results/elaborated/literature_times.ods'#$Foglio1.E18])" office:value-type="float" office:value="0.155648776465971" calcext:value-type="float">
            <text:p>0.16</text:p>
          </table:table-cell>
          <table:table-cell table:formula="of:=[$'BRKGA-GAP'.D16]/(['file:///E:/ArtumRepos/Uni/Tesi/BinPackingThesis/tests/results/elaborated/literature_times.ods'#$Foglio1.$M18]/['file:///E:/ArtumRepos/Uni/Tesi/BinPackingThesis/tests/results/elaborated/literature_times.ods'#$Foglio1.F18])" office:value-type="float" office:value="0.305589456854764" calcext:value-type="float">
            <text:p>0.31</text:p>
          </table:table-cell>
          <table:table-cell table:formula="of:=[$'BRKGA-GAP'.E16]/(['file:///E:/ArtumRepos/Uni/Tesi/BinPackingThesis/tests/results/elaborated/literature_times.ods'#$Foglio1.$M18]/['file:///E:/ArtumRepos/Uni/Tesi/BinPackingThesis/tests/results/elaborated/literature_times.ods'#$Foglio1.G18])" office:value-type="float" office:value="0.801769146975653" calcext:value-type="float">
            <text:p>0.80</text:p>
          </table:table-cell>
          <table:table-cell table:formula="of:=[$'BRKGA-GAP'.F16]/(['file:///E:/ArtumRepos/Uni/Tesi/BinPackingThesis/tests/results/elaborated/literature_times.ods'#$Foglio1.$M18]/['file:///E:/ArtumRepos/Uni/Tesi/BinPackingThesis/tests/results/elaborated/literature_times.ods'#$Foglio1.H18])" office:value-type="float" office:value="0.0249436921348538" calcext:value-type="float">
            <text:p>0.02</text:p>
          </table:table-cell>
          <table:table-cell table:formula="of:=[$'BRKGA-GAP'.G16]/(['file:///E:/ArtumRepos/Uni/Tesi/BinPackingThesis/tests/results/elaborated/literature_times.ods'#$Foglio1.$M18]/['file:///E:/ArtumRepos/Uni/Tesi/BinPackingThesis/tests/results/elaborated/literature_times.ods'#$Foglio1.I18])" office:value-type="float" office:value="0.10553100518592" calcext:value-type="float">
            <text:p>0.11</text:p>
          </table:table-cell>
          <table:table-cell table:formula="of:=[$'BRKGA-GAP'.H16]/(['file:///E:/ArtumRepos/Uni/Tesi/BinPackingThesis/tests/results/elaborated/literature_times.ods'#$Foglio1.$M18]/['file:///E:/ArtumRepos/Uni/Tesi/BinPackingThesis/tests/results/elaborated/literature_times.ods'#$Foglio1.J18])" office:value-type="float" office:value="0.20374980175249" calcext:value-type="float">
            <text:p>0.20</text:p>
          </table:table-cell>
          <table:table-cell table:formula="of:=[$'BRKGA-GAP'.I16]/(['file:///E:/ArtumRepos/Uni/Tesi/BinPackingThesis/tests/results/elaborated/literature_times.ods'#$Foglio1.$M18]/['file:///E:/ArtumRepos/Uni/Tesi/BinPackingThesis/tests/results/elaborated/literature_times.ods'#$Foglio1.K18])" office:value-type="float" office:value="0.420980682222196" calcext:value-type="float">
            <text:p>0.42</text:p>
          </table:table-cell>
          <table:table-cell table:formula="of:=[$'BRKGA-GAP'.J16]/(['file:///E:/ArtumRepos/Uni/Tesi/BinPackingThesis/tests/results/elaborated/literature_times.ods'#$Foglio1.$M18]/['file:///E:/ArtumRepos/Uni/Tesi/BinPackingThesis/tests/results/elaborated/literature_times.ods'#$Foglio1.L18])" office:value-type="float" office:value="1.02578268980213" calcext:value-type="float">
            <text:p>1.03</text:p>
          </table:table-cell>
        </table:table-row>
        <table:table-row table:style-name="ro1">
          <table:table-cell table:formula="of:=[$'BRKGA-GAP'.A17]/(['file:///E:/ArtumRepos/Uni/Tesi/BinPackingThesis/tests/results/elaborated/literature_times.ods'#$Foglio1.$M19]/['file:///E:/ArtumRepos/Uni/Tesi/BinPackingThesis/tests/results/elaborated/literature_times.ods'#$Foglio1.C19])" office:value-type="float" office:value="0.0362214331008243" calcext:value-type="float">
            <text:p>0.04</text:p>
          </table:table-cell>
          <table:table-cell table:formula="of:=[$'BRKGA-GAP'.B17]/(['file:///E:/ArtumRepos/Uni/Tesi/BinPackingThesis/tests/results/elaborated/literature_times.ods'#$Foglio1.$M19]/['file:///E:/ArtumRepos/Uni/Tesi/BinPackingThesis/tests/results/elaborated/literature_times.ods'#$Foglio1.D19])" office:value-type="float" office:value="0.114924793912492" calcext:value-type="float">
            <text:p>0.11</text:p>
          </table:table-cell>
          <table:table-cell table:formula="of:=[$'BRKGA-GAP'.C17]/(['file:///E:/ArtumRepos/Uni/Tesi/BinPackingThesis/tests/results/elaborated/literature_times.ods'#$Foglio1.$M19]/['file:///E:/ArtumRepos/Uni/Tesi/BinPackingThesis/tests/results/elaborated/literature_times.ods'#$Foglio1.E19])" office:value-type="float" office:value="0.236408201225956" calcext:value-type="float">
            <text:p>0.24</text:p>
          </table:table-cell>
          <table:table-cell table:formula="of:=[$'BRKGA-GAP'.D17]/(['file:///E:/ArtumRepos/Uni/Tesi/BinPackingThesis/tests/results/elaborated/literature_times.ods'#$Foglio1.$M19]/['file:///E:/ArtumRepos/Uni/Tesi/BinPackingThesis/tests/results/elaborated/literature_times.ods'#$Foglio1.F19])" office:value-type="float" office:value="0.435700612978228" calcext:value-type="float">
            <text:p>0.44</text:p>
          </table:table-cell>
          <table:table-cell table:formula="of:=[$'BRKGA-GAP'.E17]/(['file:///E:/ArtumRepos/Uni/Tesi/BinPackingThesis/tests/results/elaborated/literature_times.ods'#$Foglio1.$M19]/['file:///E:/ArtumRepos/Uni/Tesi/BinPackingThesis/tests/results/elaborated/literature_times.ods'#$Foglio1.G19])" office:value-type="float" office:value="0.83286937222574" calcext:value-type="float">
            <text:p>0.83</text:p>
          </table:table-cell>
          <table:table-cell table:formula="of:=[$'BRKGA-GAP'.F17]/(['file:///E:/ArtumRepos/Uni/Tesi/BinPackingThesis/tests/results/elaborated/literature_times.ods'#$Foglio1.$M19]/['file:///E:/ArtumRepos/Uni/Tesi/BinPackingThesis/tests/results/elaborated/literature_times.ods'#$Foglio1.H19])" office:value-type="float" office:value="0.0648408370323398" calcext:value-type="float">
            <text:p>0.06</text:p>
          </table:table-cell>
          <table:table-cell table:formula="of:=[$'BRKGA-GAP'.G17]/(['file:///E:/ArtumRepos/Uni/Tesi/BinPackingThesis/tests/results/elaborated/literature_times.ods'#$Foglio1.$M19]/['file:///E:/ArtumRepos/Uni/Tesi/BinPackingThesis/tests/results/elaborated/literature_times.ods'#$Foglio1.I19])" office:value-type="float" office:value="0.241923398858592" calcext:value-type="float">
            <text:p>0.24</text:p>
          </table:table-cell>
          <table:table-cell table:formula="of:=[$'BRKGA-GAP'.H17]/(['file:///E:/ArtumRepos/Uni/Tesi/BinPackingThesis/tests/results/elaborated/literature_times.ods'#$Foglio1.$M19]/['file:///E:/ArtumRepos/Uni/Tesi/BinPackingThesis/tests/results/elaborated/literature_times.ods'#$Foglio1.J19])" office:value-type="float" office:value="0.369480976537728" calcext:value-type="float">
            <text:p>0.37</text:p>
          </table:table-cell>
          <table:table-cell table:formula="of:=[$'BRKGA-GAP'.I17]/(['file:///E:/ArtumRepos/Uni/Tesi/BinPackingThesis/tests/results/elaborated/literature_times.ods'#$Foglio1.$M19]/['file:///E:/ArtumRepos/Uni/Tesi/BinPackingThesis/tests/results/elaborated/literature_times.ods'#$Foglio1.K19])" office:value-type="float" office:value="0.755731135066578" calcext:value-type="float">
            <text:p>0.76</text:p>
          </table:table-cell>
          <table:table-cell table:formula="of:=[$'BRKGA-GAP'.J17]/(['file:///E:/ArtumRepos/Uni/Tesi/BinPackingThesis/tests/results/elaborated/literature_times.ods'#$Foglio1.$M19]/['file:///E:/ArtumRepos/Uni/Tesi/BinPackingThesis/tests/results/elaborated/literature_times.ods'#$Foglio1.L19])" office:value-type="float" office:value="1.93180976537729" calcext:value-type="float">
            <text:p>1.93</text:p>
          </table:table-cell>
        </table:table-row>
        <table:table-row table:style-name="ro1">
          <table:table-cell table:formula="of:=[$'BRKGA-GAP'.A18]/(['file:///E:/ArtumRepos/Uni/Tesi/BinPackingThesis/tests/results/elaborated/literature_times.ods'#$Foglio1.$M20]/['file:///E:/ArtumRepos/Uni/Tesi/BinPackingThesis/tests/results/elaborated/literature_times.ods'#$Foglio1.C20])" office:value-type="float" office:value="0.0366045527040744" calcext:value-type="float">
            <text:p>0.04</text:p>
          </table:table-cell>
          <table:table-cell table:formula="of:=[$'BRKGA-GAP'.B18]/(['file:///E:/ArtumRepos/Uni/Tesi/BinPackingThesis/tests/results/elaborated/literature_times.ods'#$Foglio1.$M20]/['file:///E:/ArtumRepos/Uni/Tesi/BinPackingThesis/tests/results/elaborated/literature_times.ods'#$Foglio1.D20])" office:value-type="float" office:value="0.125099637523561" calcext:value-type="float">
            <text:p>0.13</text:p>
          </table:table-cell>
          <table:table-cell table:formula="of:=[$'BRKGA-GAP'.C18]/(['file:///E:/ArtumRepos/Uni/Tesi/BinPackingThesis/tests/results/elaborated/literature_times.ods'#$Foglio1.$M20]/['file:///E:/ArtumRepos/Uni/Tesi/BinPackingThesis/tests/results/elaborated/literature_times.ods'#$Foglio1.E20])" office:value-type="float" office:value="0.23772509786864" calcext:value-type="float">
            <text:p>0.24</text:p>
          </table:table-cell>
          <table:table-cell table:formula="of:=[$'BRKGA-GAP'.D18]/(['file:///E:/ArtumRepos/Uni/Tesi/BinPackingThesis/tests/results/elaborated/literature_times.ods'#$Foglio1.$M20]/['file:///E:/ArtumRepos/Uni/Tesi/BinPackingThesis/tests/results/elaborated/literature_times.ods'#$Foglio1.F20])" office:value-type="float" office:value="0.468190633608817" calcext:value-type="float">
            <text:p>0.47</text:p>
          </table:table-cell>
          <table:table-cell table:formula="of:=[$'BRKGA-GAP'.E18]/(['file:///E:/ArtumRepos/Uni/Tesi/BinPackingThesis/tests/results/elaborated/literature_times.ods'#$Foglio1.$M20]/['file:///E:/ArtumRepos/Uni/Tesi/BinPackingThesis/tests/results/elaborated/literature_times.ods'#$Foglio1.G20])" office:value-type="float" office:value="1.30917511961723" calcext:value-type="float">
            <text:p>1.31</text:p>
          </table:table-cell>
          <table:table-cell table:formula="of:=[$'BRKGA-GAP'.F18]/(['file:///E:/ArtumRepos/Uni/Tesi/BinPackingThesis/tests/results/elaborated/literature_times.ods'#$Foglio1.$M20]/['file:///E:/ArtumRepos/Uni/Tesi/BinPackingThesis/tests/results/elaborated/literature_times.ods'#$Foglio1.H20])" office:value-type="float" office:value="0.0856014847034944" calcext:value-type="float">
            <text:p>0.09</text:p>
          </table:table-cell>
          <table:table-cell table:formula="of:=[$'BRKGA-GAP'.G18]/(['file:///E:/ArtumRepos/Uni/Tesi/BinPackingThesis/tests/results/elaborated/literature_times.ods'#$Foglio1.$M20]/['file:///E:/ArtumRepos/Uni/Tesi/BinPackingThesis/tests/results/elaborated/literature_times.ods'#$Foglio1.I20])" office:value-type="float" office:value="0.316189717268379" calcext:value-type="float">
            <text:p>0.32</text:p>
          </table:table-cell>
          <table:table-cell table:formula="of:=[$'BRKGA-GAP'.H18]/(['file:///E:/ArtumRepos/Uni/Tesi/BinPackingThesis/tests/results/elaborated/literature_times.ods'#$Foglio1.$M20]/['file:///E:/ArtumRepos/Uni/Tesi/BinPackingThesis/tests/results/elaborated/literature_times.ods'#$Foglio1.J20])" office:value-type="float" office:value="0.492576627519214" calcext:value-type="float">
            <text:p>0.49</text:p>
          </table:table-cell>
          <table:table-cell table:formula="of:=[$'BRKGA-GAP'.I18]/(['file:///E:/ArtumRepos/Uni/Tesi/BinPackingThesis/tests/results/elaborated/literature_times.ods'#$Foglio1.$M20]/['file:///E:/ArtumRepos/Uni/Tesi/BinPackingThesis/tests/results/elaborated/literature_times.ods'#$Foglio1.K20])" office:value-type="float" office:value="1.18426975206612" calcext:value-type="float">
            <text:p>1.18</text:p>
          </table:table-cell>
          <table:table-cell table:formula="of:=[$'BRKGA-GAP'.J18]/(['file:///E:/ArtumRepos/Uni/Tesi/BinPackingThesis/tests/results/elaborated/literature_times.ods'#$Foglio1.$M20]/['file:///E:/ArtumRepos/Uni/Tesi/BinPackingThesis/tests/results/elaborated/literature_times.ods'#$Foglio1.L20])" office:value-type="float" office:value="2.77932847324925" calcext:value-type="float">
            <text:p>2.78</text:p>
          </table:table-cell>
        </table:table-row>
        <table:table-row table:style-name="ro1">
          <table:table-cell table:formula="of:=[$'BRKGA-GAP'.A19]/(['file:///E:/ArtumRepos/Uni/Tesi/BinPackingThesis/tests/results/elaborated/literature_times.ods'#$Foglio1.$M21]/['file:///E:/ArtumRepos/Uni/Tesi/BinPackingThesis/tests/results/elaborated/literature_times.ods'#$Foglio1.C21])" office:value-type="float" office:value="0.0507254266409672" calcext:value-type="float">
            <text:p>0.05</text:p>
          </table:table-cell>
          <table:table-cell table:formula="of:=[$'BRKGA-GAP'.B19]/(['file:///E:/ArtumRepos/Uni/Tesi/BinPackingThesis/tests/results/elaborated/literature_times.ods'#$Foglio1.$M21]/['file:///E:/ArtumRepos/Uni/Tesi/BinPackingThesis/tests/results/elaborated/literature_times.ods'#$Foglio1.D21])" office:value-type="float" office:value="0.171365831429012" calcext:value-type="float">
            <text:p>0.17</text:p>
          </table:table-cell>
          <table:table-cell table:formula="of:=[$'BRKGA-GAP'.C19]/(['file:///E:/ArtumRepos/Uni/Tesi/BinPackingThesis/tests/results/elaborated/literature_times.ods'#$Foglio1.$M21]/['file:///E:/ArtumRepos/Uni/Tesi/BinPackingThesis/tests/results/elaborated/literature_times.ods'#$Foglio1.E21])" office:value-type="float" office:value="0.354227614787303" calcext:value-type="float">
            <text:p>0.35</text:p>
          </table:table-cell>
          <table:table-cell table:formula="of:=[$'BRKGA-GAP'.D19]/(['file:///E:/ArtumRepos/Uni/Tesi/BinPackingThesis/tests/results/elaborated/literature_times.ods'#$Foglio1.$M21]/['file:///E:/ArtumRepos/Uni/Tesi/BinPackingThesis/tests/results/elaborated/literature_times.ods'#$Foglio1.F21])" office:value-type="float" office:value="0.773969072929966" calcext:value-type="float">
            <text:p>0.77</text:p>
          </table:table-cell>
          <table:table-cell table:formula="of:=[$'BRKGA-GAP'.E19]/(['file:///E:/ArtumRepos/Uni/Tesi/BinPackingThesis/tests/results/elaborated/literature_times.ods'#$Foglio1.$M21]/['file:///E:/ArtumRepos/Uni/Tesi/BinPackingThesis/tests/results/elaborated/literature_times.ods'#$Foglio1.G21])" office:value-type="float" office:value="1.9641506453129" calcext:value-type="float">
            <text:p>1.96</text:p>
          </table:table-cell>
          <table:table-cell table:formula="of:=[$'BRKGA-GAP'.F19]/(['file:///E:/ArtumRepos/Uni/Tesi/BinPackingThesis/tests/results/elaborated/literature_times.ods'#$Foglio1.$M21]/['file:///E:/ArtumRepos/Uni/Tesi/BinPackingThesis/tests/results/elaborated/literature_times.ods'#$Foglio1.H21])" office:value-type="float" office:value="0.167823454645435" calcext:value-type="float">
            <text:p>0.17</text:p>
          </table:table-cell>
          <table:table-cell table:formula="of:=[$'BRKGA-GAP'.G19]/(['file:///E:/ArtumRepos/Uni/Tesi/BinPackingThesis/tests/results/elaborated/literature_times.ods'#$Foglio1.$M21]/['file:///E:/ArtumRepos/Uni/Tesi/BinPackingThesis/tests/results/elaborated/literature_times.ods'#$Foglio1.I21])" office:value-type="float" office:value="0.657157856682124" calcext:value-type="float">
            <text:p>0.66</text:p>
          </table:table-cell>
          <table:table-cell table:formula="of:=[$'BRKGA-GAP'.H19]/(['file:///E:/ArtumRepos/Uni/Tesi/BinPackingThesis/tests/results/elaborated/literature_times.ods'#$Foglio1.$M21]/['file:///E:/ArtumRepos/Uni/Tesi/BinPackingThesis/tests/results/elaborated/literature_times.ods'#$Foglio1.J21])" office:value-type="float" office:value="1.13862590118331" calcext:value-type="float">
            <text:p>1.14</text:p>
          </table:table-cell>
          <table:table-cell table:formula="of:=[$'BRKGA-GAP'.I19]/(['file:///E:/ArtumRepos/Uni/Tesi/BinPackingThesis/tests/results/elaborated/literature_times.ods'#$Foglio1.$M21]/['file:///E:/ArtumRepos/Uni/Tesi/BinPackingThesis/tests/results/elaborated/literature_times.ods'#$Foglio1.K21])" office:value-type="float" office:value="2.40454590445602" calcext:value-type="float">
            <text:p>2.40</text:p>
          </table:table-cell>
          <table:table-cell table:formula="of:=[$'BRKGA-GAP'.J19]/(['file:///E:/ArtumRepos/Uni/Tesi/BinPackingThesis/tests/results/elaborated/literature_times.ods'#$Foglio1.$M21]/['file:///E:/ArtumRepos/Uni/Tesi/BinPackingThesis/tests/results/elaborated/literature_times.ods'#$Foglio1.L21])" office:value-type="float" office:value="6.88534056499842" calcext:value-type="float">
            <text:p>6.89</text:p>
          </table:table-cell>
        </table:table-row>
        <table:table-row table:style-name="ro1">
          <table:table-cell table:formula="of:=[$'BRKGA-GAP'.A20]/(['file:///E:/ArtumRepos/Uni/Tesi/BinPackingThesis/tests/results/elaborated/literature_times.ods'#$Foglio1.$M22]/['file:///E:/ArtumRepos/Uni/Tesi/BinPackingThesis/tests/results/elaborated/literature_times.ods'#$Foglio1.C22])" office:value-type="float" office:value="0.0363636776599702" calcext:value-type="float">
            <text:p>0.04</text:p>
          </table:table-cell>
          <table:table-cell table:formula="of:=[$'BRKGA-GAP'.B20]/(['file:///E:/ArtumRepos/Uni/Tesi/BinPackingThesis/tests/results/elaborated/literature_times.ods'#$Foglio1.$M22]/['file:///E:/ArtumRepos/Uni/Tesi/BinPackingThesis/tests/results/elaborated/literature_times.ods'#$Foglio1.D22])" office:value-type="float" office:value="0.139152292200888" calcext:value-type="float">
            <text:p>0.14</text:p>
          </table:table-cell>
          <table:table-cell table:formula="of:=[$'BRKGA-GAP'.C20]/(['file:///E:/ArtumRepos/Uni/Tesi/BinPackingThesis/tests/results/elaborated/literature_times.ods'#$Foglio1.$M22]/['file:///E:/ArtumRepos/Uni/Tesi/BinPackingThesis/tests/results/elaborated/literature_times.ods'#$Foglio1.E22])" office:value-type="float" office:value="0.26341323475679" calcext:value-type="float">
            <text:p>0.26</text:p>
          </table:table-cell>
          <table:table-cell table:formula="of:=[$'BRKGA-GAP'.D20]/(['file:///E:/ArtumRepos/Uni/Tesi/BinPackingThesis/tests/results/elaborated/literature_times.ods'#$Foglio1.$M22]/['file:///E:/ArtumRepos/Uni/Tesi/BinPackingThesis/tests/results/elaborated/literature_times.ods'#$Foglio1.F22])" office:value-type="float" office:value="0.538856776533866" calcext:value-type="float">
            <text:p>0.54</text:p>
          </table:table-cell>
          <table:table-cell table:formula="of:=[$'BRKGA-GAP'.E20]/(['file:///E:/ArtumRepos/Uni/Tesi/BinPackingThesis/tests/results/elaborated/literature_times.ods'#$Foglio1.$M22]/['file:///E:/ArtumRepos/Uni/Tesi/BinPackingThesis/tests/results/elaborated/literature_times.ods'#$Foglio1.G22])" office:value-type="float" office:value="1.36173248494305" calcext:value-type="float">
            <text:p>1.36</text:p>
          </table:table-cell>
          <table:table-cell table:formula="of:=[$'BRKGA-GAP'.F20]/(['file:///E:/ArtumRepos/Uni/Tesi/BinPackingThesis/tests/results/elaborated/literature_times.ods'#$Foglio1.$M22]/['file:///E:/ArtumRepos/Uni/Tesi/BinPackingThesis/tests/results/elaborated/literature_times.ods'#$Foglio1.H22])" office:value-type="float" office:value="0.108269539109307" calcext:value-type="float">
            <text:p>0.11</text:p>
          </table:table-cell>
          <table:table-cell table:formula="of:=[$'BRKGA-GAP'.G20]/(['file:///E:/ArtumRepos/Uni/Tesi/BinPackingThesis/tests/results/elaborated/literature_times.ods'#$Foglio1.$M22]/['file:///E:/ArtumRepos/Uni/Tesi/BinPackingThesis/tests/results/elaborated/literature_times.ods'#$Foglio1.I22])" office:value-type="float" office:value="0.425591858291462" calcext:value-type="float">
            <text:p>0.43</text:p>
          </table:table-cell>
          <table:table-cell table:formula="of:=[$'BRKGA-GAP'.H20]/(['file:///E:/ArtumRepos/Uni/Tesi/BinPackingThesis/tests/results/elaborated/literature_times.ods'#$Foglio1.$M22]/['file:///E:/ArtumRepos/Uni/Tesi/BinPackingThesis/tests/results/elaborated/literature_times.ods'#$Foglio1.J22])" office:value-type="float" office:value="0.98123509474167" calcext:value-type="float">
            <text:p>0.98</text:p>
          </table:table-cell>
          <table:table-cell table:formula="of:=[$'BRKGA-GAP'.I20]/(['file:///E:/ArtumRepos/Uni/Tesi/BinPackingThesis/tests/results/elaborated/literature_times.ods'#$Foglio1.$M22]/['file:///E:/ArtumRepos/Uni/Tesi/BinPackingThesis/tests/results/elaborated/literature_times.ods'#$Foglio1.K22])" office:value-type="float" office:value="2.05258626160747" calcext:value-type="float">
            <text:p>2.05</text:p>
          </table:table-cell>
          <table:table-cell table:formula="of:=[$'BRKGA-GAP'.J20]/(['file:///E:/ArtumRepos/Uni/Tesi/BinPackingThesis/tests/results/elaborated/literature_times.ods'#$Foglio1.$M22]/['file:///E:/ArtumRepos/Uni/Tesi/BinPackingThesis/tests/results/elaborated/literature_times.ods'#$Foglio1.L22])" office:value-type="float" office:value="4.73805681757086" calcext:value-type="float">
            <text:p>4.74</text:p>
          </table:table-cell>
        </table:table-row>
        <table:table-row table:style-name="ro1">
          <table:table-cell table:formula="of:=[$'BRKGA-GAP'.A21]/(['file:///E:/ArtumRepos/Uni/Tesi/BinPackingThesis/tests/results/elaborated/literature_times.ods'#$Foglio1.$M23]/['file:///E:/ArtumRepos/Uni/Tesi/BinPackingThesis/tests/results/elaborated/literature_times.ods'#$Foglio1.C23])" office:value-type="float" office:value="0.185366371254597" calcext:value-type="float">
            <text:p>0.19</text:p>
          </table:table-cell>
          <table:table-cell table:formula="of:=[$'BRKGA-GAP'.B21]/(['file:///E:/ArtumRepos/Uni/Tesi/BinPackingThesis/tests/results/elaborated/literature_times.ods'#$Foglio1.$M23]/['file:///E:/ArtumRepos/Uni/Tesi/BinPackingThesis/tests/results/elaborated/literature_times.ods'#$Foglio1.D23])" office:value-type="float" office:value="0.368819557484778" calcext:value-type="float">
            <text:p>0.37</text:p>
          </table:table-cell>
          <table:table-cell table:formula="of:=[$'BRKGA-GAP'.C21]/(['file:///E:/ArtumRepos/Uni/Tesi/BinPackingThesis/tests/results/elaborated/literature_times.ods'#$Foglio1.$M23]/['file:///E:/ArtumRepos/Uni/Tesi/BinPackingThesis/tests/results/elaborated/literature_times.ods'#$Foglio1.E23])" office:value-type="float" office:value="0.797798155181771" calcext:value-type="float">
            <text:p>0.80</text:p>
          </table:table-cell>
          <table:table-cell table:formula="of:=[$'BRKGA-GAP'.D21]/(['file:///E:/ArtumRepos/Uni/Tesi/BinPackingThesis/tests/results/elaborated/literature_times.ods'#$Foglio1.$M23]/['file:///E:/ArtumRepos/Uni/Tesi/BinPackingThesis/tests/results/elaborated/literature_times.ods'#$Foglio1.F23])" office:value-type="float" office:value="1.50503888587448" calcext:value-type="float">
            <text:p>1.51</text:p>
          </table:table-cell>
          <table:table-cell table:formula="of:=[$'BRKGA-GAP'.E21]/(['file:///E:/ArtumRepos/Uni/Tesi/BinPackingThesis/tests/results/elaborated/literature_times.ods'#$Foglio1.$M23]/['file:///E:/ArtumRepos/Uni/Tesi/BinPackingThesis/tests/results/elaborated/literature_times.ods'#$Foglio1.G23])" office:value-type="float" office:value="3.62293470790379" calcext:value-type="float">
            <text:p>3.62</text:p>
          </table:table-cell>
          <table:table-cell table:formula="of:=[$'BRKGA-GAP'.F21]/(['file:///E:/ArtumRepos/Uni/Tesi/BinPackingThesis/tests/results/elaborated/literature_times.ods'#$Foglio1.$M23]/['file:///E:/ArtumRepos/Uni/Tesi/BinPackingThesis/tests/results/elaborated/literature_times.ods'#$Foglio1.H23])" office:value-type="float" office:value="0.288040634231628" calcext:value-type="float">
            <text:p>0.29</text:p>
          </table:table-cell>
          <table:table-cell table:formula="of:=[$'BRKGA-GAP'.G21]/(['file:///E:/ArtumRepos/Uni/Tesi/BinPackingThesis/tests/results/elaborated/literature_times.ods'#$Foglio1.$M23]/['file:///E:/ArtumRepos/Uni/Tesi/BinPackingThesis/tests/results/elaborated/literature_times.ods'#$Foglio1.I23])" office:value-type="float" office:value="0.602653282691266" calcext:value-type="float">
            <text:p>0.60</text:p>
          </table:table-cell>
          <table:table-cell table:formula="of:=[$'BRKGA-GAP'.H21]/(['file:///E:/ArtumRepos/Uni/Tesi/BinPackingThesis/tests/results/elaborated/literature_times.ods'#$Foglio1.$M23]/['file:///E:/ArtumRepos/Uni/Tesi/BinPackingThesis/tests/results/elaborated/literature_times.ods'#$Foglio1.J23])" office:value-type="float" office:value="1.51609284379334" calcext:value-type="float">
            <text:p>1.52</text:p>
          </table:table-cell>
          <table:table-cell table:formula="of:=[$'BRKGA-GAP'.I21]/(['file:///E:/ArtumRepos/Uni/Tesi/BinPackingThesis/tests/results/elaborated/literature_times.ods'#$Foglio1.$M23]/['file:///E:/ArtumRepos/Uni/Tesi/BinPackingThesis/tests/results/elaborated/literature_times.ods'#$Foglio1.K23])" office:value-type="float" office:value="2.27158835232412" calcext:value-type="float">
            <text:p>2.27</text:p>
          </table:table-cell>
          <table:table-cell table:formula="of:=[$'BRKGA-GAP'.J21]/(['file:///E:/ArtumRepos/Uni/Tesi/BinPackingThesis/tests/results/elaborated/literature_times.ods'#$Foglio1.$M23]/['file:///E:/ArtumRepos/Uni/Tesi/BinPackingThesis/tests/results/elaborated/literature_times.ods'#$Foglio1.L23])" office:value-type="float" office:value="5.10246446011939" calcext:value-type="float">
            <text:p>5.10</text:p>
          </table:table-cell>
        </table:table-row>
        <table:table-row table:style-name="ro1">
          <table:table-cell table:formula="of:=[$'BRKGA-GAP'.A22]/(['file:///E:/ArtumRepos/Uni/Tesi/BinPackingThesis/tests/results/elaborated/literature_times.ods'#$Foglio1.$M24]/['file:///E:/ArtumRepos/Uni/Tesi/BinPackingThesis/tests/results/elaborated/literature_times.ods'#$Foglio1.C24])" office:value-type="float" office:value="0.0806619740841467" calcext:value-type="float">
            <text:p>0.08</text:p>
          </table:table-cell>
          <table:table-cell table:formula="of:=[$'BRKGA-GAP'.B22]/(['file:///E:/ArtumRepos/Uni/Tesi/BinPackingThesis/tests/results/elaborated/literature_times.ods'#$Foglio1.$M24]/['file:///E:/ArtumRepos/Uni/Tesi/BinPackingThesis/tests/results/elaborated/literature_times.ods'#$Foglio1.D24])" office:value-type="float" office:value="0.275642083933238" calcext:value-type="float">
            <text:p>0.28</text:p>
          </table:table-cell>
          <table:table-cell table:formula="of:=[$'BRKGA-GAP'.C22]/(['file:///E:/ArtumRepos/Uni/Tesi/BinPackingThesis/tests/results/elaborated/literature_times.ods'#$Foglio1.$M24]/['file:///E:/ArtumRepos/Uni/Tesi/BinPackingThesis/tests/results/elaborated/literature_times.ods'#$Foglio1.E24])" office:value-type="float" office:value="0.460197349164874" calcext:value-type="float">
            <text:p>0.46</text:p>
          </table:table-cell>
          <table:table-cell table:formula="of:=[$'BRKGA-GAP'.D22]/(['file:///E:/ArtumRepos/Uni/Tesi/BinPackingThesis/tests/results/elaborated/literature_times.ods'#$Foglio1.$M24]/['file:///E:/ArtumRepos/Uni/Tesi/BinPackingThesis/tests/results/elaborated/literature_times.ods'#$Foglio1.F24])" office:value-type="float" office:value="1.17796565882792" calcext:value-type="float">
            <text:p>1.18</text:p>
          </table:table-cell>
          <table:table-cell table:formula="of:=[$'BRKGA-GAP'.E22]/(['file:///E:/ArtumRepos/Uni/Tesi/BinPackingThesis/tests/results/elaborated/literature_times.ods'#$Foglio1.$M24]/['file:///E:/ArtumRepos/Uni/Tesi/BinPackingThesis/tests/results/elaborated/literature_times.ods'#$Foglio1.G24])" office:value-type="float" office:value="2.19452380359883" calcext:value-type="float">
            <text:p>2.19</text:p>
          </table:table-cell>
          <table:table-cell table:formula="of:=[$'BRKGA-GAP'.F22]/(['file:///E:/ArtumRepos/Uni/Tesi/BinPackingThesis/tests/results/elaborated/literature_times.ods'#$Foglio1.$M24]/['file:///E:/ArtumRepos/Uni/Tesi/BinPackingThesis/tests/results/elaborated/literature_times.ods'#$Foglio1.H24])" office:value-type="float" office:value="0.136316855969712" calcext:value-type="float">
            <text:p>0.14</text:p>
          </table:table-cell>
          <table:table-cell table:formula="of:=[$'BRKGA-GAP'.G22]/(['file:///E:/ArtumRepos/Uni/Tesi/BinPackingThesis/tests/results/elaborated/literature_times.ods'#$Foglio1.$M24]/['file:///E:/ArtumRepos/Uni/Tesi/BinPackingThesis/tests/results/elaborated/literature_times.ods'#$Foglio1.I24])" office:value-type="float" office:value="0.389291692588447" calcext:value-type="float">
            <text:p>0.39</text:p>
          </table:table-cell>
          <table:table-cell table:formula="of:=[$'BRKGA-GAP'.H22]/(['file:///E:/ArtumRepos/Uni/Tesi/BinPackingThesis/tests/results/elaborated/literature_times.ods'#$Foglio1.$M24]/['file:///E:/ArtumRepos/Uni/Tesi/BinPackingThesis/tests/results/elaborated/literature_times.ods'#$Foglio1.J24])" office:value-type="float" office:value="0.711385964912284" calcext:value-type="float">
            <text:p>0.71</text:p>
          </table:table-cell>
          <table:table-cell table:formula="of:=[$'BRKGA-GAP'.I22]/(['file:///E:/ArtumRepos/Uni/Tesi/BinPackingThesis/tests/results/elaborated/literature_times.ods'#$Foglio1.$M24]/['file:///E:/ArtumRepos/Uni/Tesi/BinPackingThesis/tests/results/elaborated/literature_times.ods'#$Foglio1.K24])" office:value-type="float" office:value="1.57697188597972" calcext:value-type="float">
            <text:p>1.58</text:p>
          </table:table-cell>
          <table:table-cell table:formula="of:=[$'BRKGA-GAP'.J22]/(['file:///E:/ArtumRepos/Uni/Tesi/BinPackingThesis/tests/results/elaborated/literature_times.ods'#$Foglio1.$M24]/['file:///E:/ArtumRepos/Uni/Tesi/BinPackingThesis/tests/results/elaborated/literature_times.ods'#$Foglio1.L24])" office:value-type="float" office:value="4.01567521640982" calcext:value-type="float">
            <text:p>4.02</text:p>
          </table:table-cell>
        </table:table-row>
        <table:table-row table:style-name="ro1">
          <table:table-cell table:formula="of:=[$'BRKGA-GAP'.A23]/(['file:///E:/ArtumRepos/Uni/Tesi/BinPackingThesis/tests/results/elaborated/literature_times.ods'#$Foglio1.$M25]/['file:///E:/ArtumRepos/Uni/Tesi/BinPackingThesis/tests/results/elaborated/literature_times.ods'#$Foglio1.C25])" office:value-type="float" office:value="0.0752342998413764" calcext:value-type="float">
            <text:p>0.08</text:p>
          </table:table-cell>
          <table:table-cell table:formula="of:=[$'BRKGA-GAP'.B23]/(['file:///E:/ArtumRepos/Uni/Tesi/BinPackingThesis/tests/results/elaborated/literature_times.ods'#$Foglio1.$M25]/['file:///E:/ArtumRepos/Uni/Tesi/BinPackingThesis/tests/results/elaborated/literature_times.ods'#$Foglio1.D25])" office:value-type="float" office:value="0.232822721751434" calcext:value-type="float">
            <text:p>0.23</text:p>
          </table:table-cell>
          <table:table-cell table:formula="of:=[$'BRKGA-GAP'.C23]/(['file:///E:/ArtumRepos/Uni/Tesi/BinPackingThesis/tests/results/elaborated/literature_times.ods'#$Foglio1.$M25]/['file:///E:/ArtumRepos/Uni/Tesi/BinPackingThesis/tests/results/elaborated/literature_times.ods'#$Foglio1.E25])" office:value-type="float" office:value="0.471566031696129" calcext:value-type="float">
            <text:p>0.47</text:p>
          </table:table-cell>
          <table:table-cell table:formula="of:=[$'BRKGA-GAP'.D23]/(['file:///E:/ArtumRepos/Uni/Tesi/BinPackingThesis/tests/results/elaborated/literature_times.ods'#$Foglio1.$M25]/['file:///E:/ArtumRepos/Uni/Tesi/BinPackingThesis/tests/results/elaborated/literature_times.ods'#$Foglio1.F25])" office:value-type="float" office:value="1.02802573988596" calcext:value-type="float">
            <text:p>1.03</text:p>
          </table:table-cell>
          <table:table-cell table:formula="of:=[$'BRKGA-GAP'.E23]/(['file:///E:/ArtumRepos/Uni/Tesi/BinPackingThesis/tests/results/elaborated/literature_times.ods'#$Foglio1.$M25]/['file:///E:/ArtumRepos/Uni/Tesi/BinPackingThesis/tests/results/elaborated/literature_times.ods'#$Foglio1.G25])" office:value-type="float" office:value="2.16995855781186" calcext:value-type="float">
            <text:p>2.17</text:p>
          </table:table-cell>
          <table:table-cell table:formula="of:=[$'BRKGA-GAP'.F23]/(['file:///E:/ArtumRepos/Uni/Tesi/BinPackingThesis/tests/results/elaborated/literature_times.ods'#$Foglio1.$M25]/['file:///E:/ArtumRepos/Uni/Tesi/BinPackingThesis/tests/results/elaborated/literature_times.ods'#$Foglio1.H25])" office:value-type="float" office:value="0.122329429669749" calcext:value-type="float">
            <text:p>0.12</text:p>
          </table:table-cell>
          <table:table-cell table:formula="of:=[$'BRKGA-GAP'.G23]/(['file:///E:/ArtumRepos/Uni/Tesi/BinPackingThesis/tests/results/elaborated/literature_times.ods'#$Foglio1.$M25]/['file:///E:/ArtumRepos/Uni/Tesi/BinPackingThesis/tests/results/elaborated/literature_times.ods'#$Foglio1.I25])" office:value-type="float" office:value="0.452340496163025" calcext:value-type="float">
            <text:p>0.45</text:p>
          </table:table-cell>
          <table:table-cell table:formula="of:=[$'BRKGA-GAP'.H23]/(['file:///E:/ArtumRepos/Uni/Tesi/BinPackingThesis/tests/results/elaborated/literature_times.ods'#$Foglio1.$M25]/['file:///E:/ArtumRepos/Uni/Tesi/BinPackingThesis/tests/results/elaborated/literature_times.ods'#$Foglio1.J25])" office:value-type="float" office:value="0.776045506380671" calcext:value-type="float">
            <text:p>0.78</text:p>
          </table:table-cell>
          <table:table-cell table:formula="of:=[$'BRKGA-GAP'.I23]/(['file:///E:/ArtumRepos/Uni/Tesi/BinPackingThesis/tests/results/elaborated/literature_times.ods'#$Foglio1.$M25]/['file:///E:/ArtumRepos/Uni/Tesi/BinPackingThesis/tests/results/elaborated/literature_times.ods'#$Foglio1.K25])" office:value-type="float" office:value="1.64058994955485" calcext:value-type="float">
            <text:p>1.64</text:p>
          </table:table-cell>
          <table:table-cell table:formula="of:=[$'BRKGA-GAP'.J23]/(['file:///E:/ArtumRepos/Uni/Tesi/BinPackingThesis/tests/results/elaborated/literature_times.ods'#$Foglio1.$M25]/['file:///E:/ArtumRepos/Uni/Tesi/BinPackingThesis/tests/results/elaborated/literature_times.ods'#$Foglio1.L25])" office:value-type="float" office:value="3.31754238821327" calcext:value-type="float">
            <text:p>3.32</text:p>
          </table:table-cell>
        </table:table-row>
        <table:table-row table:style-name="ro1">
          <table:table-cell table:formula="of:=[$'BRKGA-GAP'.A24]/(['file:///E:/ArtumRepos/Uni/Tesi/BinPackingThesis/tests/results/elaborated/literature_times.ods'#$Foglio1.$M26]/['file:///E:/ArtumRepos/Uni/Tesi/BinPackingThesis/tests/results/elaborated/literature_times.ods'#$Foglio1.C26])" office:value-type="float" office:value="0.0810374890397774" calcext:value-type="float">
            <text:p>0.08</text:p>
          </table:table-cell>
          <table:table-cell table:formula="of:=[$'BRKGA-GAP'.B24]/(['file:///E:/ArtumRepos/Uni/Tesi/BinPackingThesis/tests/results/elaborated/literature_times.ods'#$Foglio1.$M26]/['file:///E:/ArtumRepos/Uni/Tesi/BinPackingThesis/tests/results/elaborated/literature_times.ods'#$Foglio1.D26])" office:value-type="float" office:value="0.246154760813217" calcext:value-type="float">
            <text:p>0.25</text:p>
          </table:table-cell>
          <table:table-cell table:formula="of:=[$'BRKGA-GAP'.C24]/(['file:///E:/ArtumRepos/Uni/Tesi/BinPackingThesis/tests/results/elaborated/literature_times.ods'#$Foglio1.$M26]/['file:///E:/ArtumRepos/Uni/Tesi/BinPackingThesis/tests/results/elaborated/literature_times.ods'#$Foglio1.E26])" office:value-type="float" office:value="0.458971093562554" calcext:value-type="float">
            <text:p>0.46</text:p>
          </table:table-cell>
          <table:table-cell table:formula="of:=[$'BRKGA-GAP'.D24]/(['file:///E:/ArtumRepos/Uni/Tesi/BinPackingThesis/tests/results/elaborated/literature_times.ods'#$Foglio1.$M26]/['file:///E:/ArtumRepos/Uni/Tesi/BinPackingThesis/tests/results/elaborated/literature_times.ods'#$Foglio1.F26])" office:value-type="float" office:value="0.94629466074508" calcext:value-type="float">
            <text:p>0.95</text:p>
          </table:table-cell>
          <table:table-cell table:formula="of:=[$'BRKGA-GAP'.E24]/(['file:///E:/ArtumRepos/Uni/Tesi/BinPackingThesis/tests/results/elaborated/literature_times.ods'#$Foglio1.$M26]/['file:///E:/ArtumRepos/Uni/Tesi/BinPackingThesis/tests/results/elaborated/literature_times.ods'#$Foglio1.G26])" office:value-type="float" office:value="2.27380914525911" calcext:value-type="float">
            <text:p>2.27</text:p>
          </table:table-cell>
          <table:table-cell table:formula="of:=[$'BRKGA-GAP'.F24]/(['file:///E:/ArtumRepos/Uni/Tesi/BinPackingThesis/tests/results/elaborated/literature_times.ods'#$Foglio1.$M26]/['file:///E:/ArtumRepos/Uni/Tesi/BinPackingThesis/tests/results/elaborated/literature_times.ods'#$Foglio1.H26])" office:value-type="float" office:value="0.102335480814051" calcext:value-type="float">
            <text:p>0.10</text:p>
          </table:table-cell>
          <table:table-cell table:formula="of:=[$'BRKGA-GAP'.G24]/(['file:///E:/ArtumRepos/Uni/Tesi/BinPackingThesis/tests/results/elaborated/literature_times.ods'#$Foglio1.$M26]/['file:///E:/ArtumRepos/Uni/Tesi/BinPackingThesis/tests/results/elaborated/literature_times.ods'#$Foglio1.I26])" office:value-type="float" office:value="0.316977383371427" calcext:value-type="float">
            <text:p>0.32</text:p>
          </table:table-cell>
          <table:table-cell table:formula="of:=[$'BRKGA-GAP'.H24]/(['file:///E:/ArtumRepos/Uni/Tesi/BinPackingThesis/tests/results/elaborated/literature_times.ods'#$Foglio1.$M26]/['file:///E:/ArtumRepos/Uni/Tesi/BinPackingThesis/tests/results/elaborated/literature_times.ods'#$Foglio1.J26])" office:value-type="float" office:value="0.568660155411426" calcext:value-type="float">
            <text:p>0.57</text:p>
          </table:table-cell>
          <table:table-cell table:formula="of:=[$'BRKGA-GAP'.I24]/(['file:///E:/ArtumRepos/Uni/Tesi/BinPackingThesis/tests/results/elaborated/literature_times.ods'#$Foglio1.$M26]/['file:///E:/ArtumRepos/Uni/Tesi/BinPackingThesis/tests/results/elaborated/literature_times.ods'#$Foglio1.K26])" office:value-type="float" office:value="1.09239541902502" calcext:value-type="float">
            <text:p>1.09</text:p>
          </table:table-cell>
          <table:table-cell table:formula="of:=[$'BRKGA-GAP'.J24]/(['file:///E:/ArtumRepos/Uni/Tesi/BinPackingThesis/tests/results/elaborated/literature_times.ods'#$Foglio1.$M26]/['file:///E:/ArtumRepos/Uni/Tesi/BinPackingThesis/tests/results/elaborated/literature_times.ods'#$Foglio1.L26])" office:value-type="float" office:value="2.64322084278827" calcext:value-type="float">
            <text:p>2.64</text:p>
          </table:table-cell>
        </table:table-row>
        <table:table-row table:style-name="ro1">
          <table:table-cell table:formula="of:=[$'BRKGA-GAP'.A25]/(['file:///E:/ArtumRepos/Uni/Tesi/BinPackingThesis/tests/results/elaborated/literature_times.ods'#$Foglio1.$M27]/['file:///E:/ArtumRepos/Uni/Tesi/BinPackingThesis/tests/results/elaborated/literature_times.ods'#$Foglio1.C27])" office:value-type="float" office:value="0.0470216927453769" calcext:value-type="float">
            <text:p>0.05</text:p>
          </table:table-cell>
          <table:table-cell table:formula="of:=[$'BRKGA-GAP'.B25]/(['file:///E:/ArtumRepos/Uni/Tesi/BinPackingThesis/tests/results/elaborated/literature_times.ods'#$Foglio1.$M27]/['file:///E:/ArtumRepos/Uni/Tesi/BinPackingThesis/tests/results/elaborated/literature_times.ods'#$Foglio1.D27])" office:value-type="float" office:value="0.173980263157894" calcext:value-type="float">
            <text:p>0.17</text:p>
          </table:table-cell>
          <table:table-cell table:formula="of:=[$'BRKGA-GAP'.C25]/(['file:///E:/ArtumRepos/Uni/Tesi/BinPackingThesis/tests/results/elaborated/literature_times.ods'#$Foglio1.$M27]/['file:///E:/ArtumRepos/Uni/Tesi/BinPackingThesis/tests/results/elaborated/literature_times.ods'#$Foglio1.E27])" office:value-type="float" office:value="0.262276552868658" calcext:value-type="float">
            <text:p>0.26</text:p>
          </table:table-cell>
          <table:table-cell table:formula="of:=[$'BRKGA-GAP'.D25]/(['file:///E:/ArtumRepos/Uni/Tesi/BinPackingThesis/tests/results/elaborated/literature_times.ods'#$Foglio1.$M27]/['file:///E:/ArtumRepos/Uni/Tesi/BinPackingThesis/tests/results/elaborated/literature_times.ods'#$Foglio1.F27])" office:value-type="float" office:value="0.424031175912753" calcext:value-type="float">
            <text:p>0.42</text:p>
          </table:table-cell>
          <table:table-cell table:formula="of:=[$'BRKGA-GAP'.E25]/(['file:///E:/ArtumRepos/Uni/Tesi/BinPackingThesis/tests/results/elaborated/literature_times.ods'#$Foglio1.$M27]/['file:///E:/ArtumRepos/Uni/Tesi/BinPackingThesis/tests/results/elaborated/literature_times.ods'#$Foglio1.G27])" office:value-type="float" office:value="0.779149448790896" calcext:value-type="float">
            <text:p>0.78</text:p>
          </table:table-cell>
          <table:table-cell table:formula="of:=[$'BRKGA-GAP'.F25]/(['file:///E:/ArtumRepos/Uni/Tesi/BinPackingThesis/tests/results/elaborated/literature_times.ods'#$Foglio1.$M27]/['file:///E:/ArtumRepos/Uni/Tesi/BinPackingThesis/tests/results/elaborated/literature_times.ods'#$Foglio1.H27])" office:value-type="float" office:value="0.0521940789473684" calcext:value-type="float">
            <text:p>0.05</text:p>
          </table:table-cell>
          <table:table-cell table:formula="of:=[$'BRKGA-GAP'.G25]/(['file:///E:/ArtumRepos/Uni/Tesi/BinPackingThesis/tests/results/elaborated/literature_times.ods'#$Foglio1.$M27]/['file:///E:/ArtumRepos/Uni/Tesi/BinPackingThesis/tests/results/elaborated/literature_times.ods'#$Foglio1.I27])" office:value-type="float" office:value="0.29754282242769" calcext:value-type="float">
            <text:p>0.30</text:p>
          </table:table-cell>
          <table:table-cell table:formula="of:=[$'BRKGA-GAP'.H25]/(['file:///E:/ArtumRepos/Uni/Tesi/BinPackingThesis/tests/results/elaborated/literature_times.ods'#$Foglio1.$M27]/['file:///E:/ArtumRepos/Uni/Tesi/BinPackingThesis/tests/results/elaborated/literature_times.ods'#$Foglio1.J27])" office:value-type="float" office:value="0.226435573731626" calcext:value-type="float">
            <text:p>0.23</text:p>
          </table:table-cell>
          <table:table-cell table:formula="of:=[$'BRKGA-GAP'.I25]/(['file:///E:/ArtumRepos/Uni/Tesi/BinPackingThesis/tests/results/elaborated/literature_times.ods'#$Foglio1.$M27]/['file:///E:/ArtumRepos/Uni/Tesi/BinPackingThesis/tests/results/elaborated/literature_times.ods'#$Foglio1.K27])" office:value-type="float" office:value="0.672880423186345" calcext:value-type="float">
            <text:p>0.67</text:p>
          </table:table-cell>
          <table:table-cell table:formula="of:=[$'BRKGA-GAP'.J25]/(['file:///E:/ArtumRepos/Uni/Tesi/BinPackingThesis/tests/results/elaborated/literature_times.ods'#$Foglio1.$M27]/['file:///E:/ArtumRepos/Uni/Tesi/BinPackingThesis/tests/results/elaborated/literature_times.ods'#$Foglio1.L27])" office:value-type="float" office:value="2.21649810336652" calcext:value-type="float">
            <text:p>2.22</text:p>
          </table:table-cell>
        </table:table-row>
        <table:table-row table:style-name="ro1">
          <table:table-cell table:formula="of:=[$'BRKGA-GAP'.A26]/(['file:///E:/ArtumRepos/Uni/Tesi/BinPackingThesis/tests/results/elaborated/literature_times.ods'#$Foglio1.$M28]/['file:///E:/ArtumRepos/Uni/Tesi/BinPackingThesis/tests/results/elaborated/literature_times.ods'#$Foglio1.C28])" office:value-type="float" office:value="0.0715088939437513" calcext:value-type="float">
            <text:p>0.07</text:p>
          </table:table-cell>
          <table:table-cell table:formula="of:=[$'BRKGA-GAP'.B26]/(['file:///E:/ArtumRepos/Uni/Tesi/BinPackingThesis/tests/results/elaborated/literature_times.ods'#$Foglio1.$M28]/['file:///E:/ArtumRepos/Uni/Tesi/BinPackingThesis/tests/results/elaborated/literature_times.ods'#$Foglio1.D28])" office:value-type="float" office:value="0.245986600256228" calcext:value-type="float">
            <text:p>0.25</text:p>
          </table:table-cell>
          <table:table-cell table:formula="of:=[$'BRKGA-GAP'.C26]/(['file:///E:/ArtumRepos/Uni/Tesi/BinPackingThesis/tests/results/elaborated/literature_times.ods'#$Foglio1.$M28]/['file:///E:/ArtumRepos/Uni/Tesi/BinPackingThesis/tests/results/elaborated/literature_times.ods'#$Foglio1.E28])" office:value-type="float" office:value="0.386538299300163" calcext:value-type="float">
            <text:p>0.39</text:p>
          </table:table-cell>
          <table:table-cell table:formula="of:=[$'BRKGA-GAP'.D26]/(['file:///E:/ArtumRepos/Uni/Tesi/BinPackingThesis/tests/results/elaborated/literature_times.ods'#$Foglio1.$M28]/['file:///E:/ArtumRepos/Uni/Tesi/BinPackingThesis/tests/results/elaborated/literature_times.ods'#$Foglio1.F28])" office:value-type="float" office:value="0.876913535702146" calcext:value-type="float">
            <text:p>0.88</text:p>
          </table:table-cell>
          <table:table-cell table:formula="of:=[$'BRKGA-GAP'.E26]/(['file:///E:/ArtumRepos/Uni/Tesi/BinPackingThesis/tests/results/elaborated/literature_times.ods'#$Foglio1.$M28]/['file:///E:/ArtumRepos/Uni/Tesi/BinPackingThesis/tests/results/elaborated/literature_times.ods'#$Foglio1.G28])" office:value-type="float" office:value="1.98373415779887" calcext:value-type="float">
            <text:p>1.98</text:p>
          </table:table-cell>
          <table:table-cell table:formula="of:=[$'BRKGA-GAP'.F26]/(['file:///E:/ArtumRepos/Uni/Tesi/BinPackingThesis/tests/results/elaborated/literature_times.ods'#$Foglio1.$M28]/['file:///E:/ArtumRepos/Uni/Tesi/BinPackingThesis/tests/results/elaborated/literature_times.ods'#$Foglio1.H28])" office:value-type="float" office:value="0.188867065826514" calcext:value-type="float">
            <text:p>0.19</text:p>
          </table:table-cell>
          <table:table-cell table:formula="of:=[$'BRKGA-GAP'.G26]/(['file:///E:/ArtumRepos/Uni/Tesi/BinPackingThesis/tests/results/elaborated/literature_times.ods'#$Foglio1.$M28]/['file:///E:/ArtumRepos/Uni/Tesi/BinPackingThesis/tests/results/elaborated/literature_times.ods'#$Foglio1.I28])" office:value-type="float" office:value="0.681685343512781" calcext:value-type="float">
            <text:p>0.68</text:p>
          </table:table-cell>
          <table:table-cell table:formula="of:=[$'BRKGA-GAP'.H26]/(['file:///E:/ArtumRepos/Uni/Tesi/BinPackingThesis/tests/results/elaborated/literature_times.ods'#$Foglio1.$M28]/['file:///E:/ArtumRepos/Uni/Tesi/BinPackingThesis/tests/results/elaborated/literature_times.ods'#$Foglio1.J28])" office:value-type="float" office:value="1.30973133404798" calcext:value-type="float">
            <text:p>1.31</text:p>
          </table:table-cell>
          <table:table-cell table:formula="of:=[$'BRKGA-GAP'.I26]/(['file:///E:/ArtumRepos/Uni/Tesi/BinPackingThesis/tests/results/elaborated/literature_times.ods'#$Foglio1.$M28]/['file:///E:/ArtumRepos/Uni/Tesi/BinPackingThesis/tests/results/elaborated/literature_times.ods'#$Foglio1.K28])" office:value-type="float" office:value="1.87299831795086" calcext:value-type="float">
            <text:p>1.87</text:p>
          </table:table-cell>
          <table:table-cell table:formula="of:=[$'BRKGA-GAP'.J26]/(['file:///E:/ArtumRepos/Uni/Tesi/BinPackingThesis/tests/results/elaborated/literature_times.ods'#$Foglio1.$M28]/['file:///E:/ArtumRepos/Uni/Tesi/BinPackingThesis/tests/results/elaborated/literature_times.ods'#$Foglio1.L28])" office:value-type="float" office:value="3.78141305200407" calcext:value-type="float">
            <text:p>3.78</text:p>
          </table:table-cell>
        </table:table-row>
        <table:table-row table:style-name="ro1">
          <table:table-cell table:formula="of:=[$'BRKGA-GAP'.A27]/(['file:///E:/ArtumRepos/Uni/Tesi/BinPackingThesis/tests/results/elaborated/literature_times.ods'#$Foglio1.$M29]/['file:///E:/ArtumRepos/Uni/Tesi/BinPackingThesis/tests/results/elaborated/literature_times.ods'#$Foglio1.C29])" office:value-type="float" office:value="0.0738278205034749" calcext:value-type="float">
            <text:p>0.07</text:p>
          </table:table-cell>
          <table:table-cell table:formula="of:=[$'BRKGA-GAP'.B27]/(['file:///E:/ArtumRepos/Uni/Tesi/BinPackingThesis/tests/results/elaborated/literature_times.ods'#$Foglio1.$M29]/['file:///E:/ArtumRepos/Uni/Tesi/BinPackingThesis/tests/results/elaborated/literature_times.ods'#$Foglio1.D29])" office:value-type="float" office:value="0.297801304247461" calcext:value-type="float">
            <text:p>0.30</text:p>
          </table:table-cell>
          <table:table-cell table:formula="of:=[$'BRKGA-GAP'.C27]/(['file:///E:/ArtumRepos/Uni/Tesi/BinPackingThesis/tests/results/elaborated/literature_times.ods'#$Foglio1.$M29]/['file:///E:/ArtumRepos/Uni/Tesi/BinPackingThesis/tests/results/elaborated/literature_times.ods'#$Foglio1.E29])" office:value-type="float" office:value="0.518797471084221" calcext:value-type="float">
            <text:p>0.52</text:p>
          </table:table-cell>
          <table:table-cell table:formula="of:=[$'BRKGA-GAP'.D27]/(['file:///E:/ArtumRepos/Uni/Tesi/BinPackingThesis/tests/results/elaborated/literature_times.ods'#$Foglio1.$M29]/['file:///E:/ArtumRepos/Uni/Tesi/BinPackingThesis/tests/results/elaborated/literature_times.ods'#$Foglio1.F29])" office:value-type="float" office:value="1.1318355901006" calcext:value-type="float">
            <text:p>1.13</text:p>
          </table:table-cell>
          <table:table-cell table:formula="of:=[$'BRKGA-GAP'.E27]/(['file:///E:/ArtumRepos/Uni/Tesi/BinPackingThesis/tests/results/elaborated/literature_times.ods'#$Foglio1.$M29]/['file:///E:/ArtumRepos/Uni/Tesi/BinPackingThesis/tests/results/elaborated/literature_times.ods'#$Foglio1.G29])" office:value-type="float" office:value="3.02801965027701" calcext:value-type="float">
            <text:p>3.03</text:p>
          </table:table-cell>
          <table:table-cell table:formula="of:=[$'BRKGA-GAP'.F27]/(['file:///E:/ArtumRepos/Uni/Tesi/BinPackingThesis/tests/results/elaborated/literature_times.ods'#$Foglio1.$M29]/['file:///E:/ArtumRepos/Uni/Tesi/BinPackingThesis/tests/results/elaborated/literature_times.ods'#$Foglio1.H29])" office:value-type="float" office:value="0.223274671052632" calcext:value-type="float">
            <text:p>0.22</text:p>
          </table:table-cell>
          <table:table-cell table:formula="of:=[$'BRKGA-GAP'.G27]/(['file:///E:/ArtumRepos/Uni/Tesi/BinPackingThesis/tests/results/elaborated/literature_times.ods'#$Foglio1.$M29]/['file:///E:/ArtumRepos/Uni/Tesi/BinPackingThesis/tests/results/elaborated/literature_times.ods'#$Foglio1.I29])" office:value-type="float" office:value="0.870576031491473" calcext:value-type="float">
            <text:p>0.87</text:p>
          </table:table-cell>
          <table:table-cell table:formula="of:=[$'BRKGA-GAP'.H27]/(['file:///E:/ArtumRepos/Uni/Tesi/BinPackingThesis/tests/results/elaborated/literature_times.ods'#$Foglio1.$M29]/['file:///E:/ArtumRepos/Uni/Tesi/BinPackingThesis/tests/results/elaborated/literature_times.ods'#$Foglio1.J29])" office:value-type="float" office:value="1.92168670724596" calcext:value-type="float">
            <text:p>1.92</text:p>
          </table:table-cell>
          <table:table-cell table:formula="of:=[$'BRKGA-GAP'.I27]/(['file:///E:/ArtumRepos/Uni/Tesi/BinPackingThesis/tests/results/elaborated/literature_times.ods'#$Foglio1.$M29]/['file:///E:/ArtumRepos/Uni/Tesi/BinPackingThesis/tests/results/elaborated/literature_times.ods'#$Foglio1.K29])" office:value-type="float" office:value="3.58871643096662" calcext:value-type="float">
            <text:p>3.59</text:p>
          </table:table-cell>
          <table:table-cell table:formula="of:=[$'BRKGA-GAP'.J27]/(['file:///E:/ArtumRepos/Uni/Tesi/BinPackingThesis/tests/results/elaborated/literature_times.ods'#$Foglio1.$M29]/['file:///E:/ArtumRepos/Uni/Tesi/BinPackingThesis/tests/results/elaborated/literature_times.ods'#$Foglio1.L29])" office:value-type="float" office:value="8.38528106623903" calcext:value-type="float">
            <text:p>8.39</text:p>
          </table:table-cell>
        </table:table-row>
        <table:table-row table:style-name="ro1">
          <table:table-cell table:formula="of:=[$'BRKGA-GAP'.A28]/(['file:///E:/ArtumRepos/Uni/Tesi/BinPackingThesis/tests/results/elaborated/literature_times.ods'#$Foglio1.$M30]/['file:///E:/ArtumRepos/Uni/Tesi/BinPackingThesis/tests/results/elaborated/literature_times.ods'#$Foglio1.C30])" office:value-type="float" office:value="0.0431557401171273" calcext:value-type="float">
            <text:p>0.04</text:p>
          </table:table-cell>
          <table:table-cell table:formula="of:=[$'BRKGA-GAP'.B28]/(['file:///E:/ArtumRepos/Uni/Tesi/BinPackingThesis/tests/results/elaborated/literature_times.ods'#$Foglio1.$M30]/['file:///E:/ArtumRepos/Uni/Tesi/BinPackingThesis/tests/results/elaborated/literature_times.ods'#$Foglio1.D30])" office:value-type="float" office:value="0.164455055683782" calcext:value-type="float">
            <text:p>0.16</text:p>
          </table:table-cell>
          <table:table-cell table:formula="of:=[$'BRKGA-GAP'.C28]/(['file:///E:/ArtumRepos/Uni/Tesi/BinPackingThesis/tests/results/elaborated/literature_times.ods'#$Foglio1.$M30]/['file:///E:/ArtumRepos/Uni/Tesi/BinPackingThesis/tests/results/elaborated/literature_times.ods'#$Foglio1.E30])" office:value-type="float" office:value="0.311918349372113" calcext:value-type="float">
            <text:p>0.31</text:p>
          </table:table-cell>
          <table:table-cell table:formula="of:=[$'BRKGA-GAP'.D28]/(['file:///E:/ArtumRepos/Uni/Tesi/BinPackingThesis/tests/results/elaborated/literature_times.ods'#$Foglio1.$M30]/['file:///E:/ArtumRepos/Uni/Tesi/BinPackingThesis/tests/results/elaborated/literature_times.ods'#$Foglio1.F30])" office:value-type="float" office:value="0.582470930501428" calcext:value-type="float">
            <text:p>0.58</text:p>
          </table:table-cell>
          <table:table-cell table:formula="of:=[$'BRKGA-GAP'.E28]/(['file:///E:/ArtumRepos/Uni/Tesi/BinPackingThesis/tests/results/elaborated/literature_times.ods'#$Foglio1.$M30]/['file:///E:/ArtumRepos/Uni/Tesi/BinPackingThesis/tests/results/elaborated/literature_times.ods'#$Foglio1.G30])" office:value-type="float" office:value="1.41179491804037" calcext:value-type="float">
            <text:p>1.41</text:p>
          </table:table-cell>
          <table:table-cell table:formula="of:=[$'BRKGA-GAP'.F28]/(['file:///E:/ArtumRepos/Uni/Tesi/BinPackingThesis/tests/results/elaborated/literature_times.ods'#$Foglio1.$M30]/['file:///E:/ArtumRepos/Uni/Tesi/BinPackingThesis/tests/results/elaborated/literature_times.ods'#$Foglio1.H30])" office:value-type="float" office:value="0.123616458246623" calcext:value-type="float">
            <text:p>0.12</text:p>
          </table:table-cell>
          <table:table-cell table:formula="of:=[$'BRKGA-GAP'.G28]/(['file:///E:/ArtumRepos/Uni/Tesi/BinPackingThesis/tests/results/elaborated/literature_times.ods'#$Foglio1.$M30]/['file:///E:/ArtumRepos/Uni/Tesi/BinPackingThesis/tests/results/elaborated/literature_times.ods'#$Foglio1.I30])" office:value-type="float" office:value="0.485949569286264" calcext:value-type="float">
            <text:p>0.49</text:p>
          </table:table-cell>
          <table:table-cell table:formula="of:=[$'BRKGA-GAP'.H28]/(['file:///E:/ArtumRepos/Uni/Tesi/BinPackingThesis/tests/results/elaborated/literature_times.ods'#$Foglio1.$M30]/['file:///E:/ArtumRepos/Uni/Tesi/BinPackingThesis/tests/results/elaborated/literature_times.ods'#$Foglio1.J30])" office:value-type="float" office:value="1.06513054630646" calcext:value-type="float">
            <text:p>1.07</text:p>
          </table:table-cell>
          <table:table-cell table:formula="of:=[$'BRKGA-GAP'.I28]/(['file:///E:/ArtumRepos/Uni/Tesi/BinPackingThesis/tests/results/elaborated/literature_times.ods'#$Foglio1.$M30]/['file:///E:/ArtumRepos/Uni/Tesi/BinPackingThesis/tests/results/elaborated/literature_times.ods'#$Foglio1.K30])" office:value-type="float" office:value="1.93390896048533" calcext:value-type="float">
            <text:p>1.93</text:p>
          </table:table-cell>
          <table:table-cell table:formula="of:=[$'BRKGA-GAP'.J28]/(['file:///E:/ArtumRepos/Uni/Tesi/BinPackingThesis/tests/results/elaborated/literature_times.ods'#$Foglio1.$M30]/['file:///E:/ArtumRepos/Uni/Tesi/BinPackingThesis/tests/results/elaborated/literature_times.ods'#$Foglio1.L30])" office:value-type="float" office:value="4.60725511695907" calcext:value-type="float">
            <text:p>4.61</text:p>
          </table:table-cell>
        </table:table-row>
        <table:table-row table:style-name="ro1">
          <table:table-cell table:formula="of:=[$'BRKGA-GAP'.A29]/(['file:///E:/ArtumRepos/Uni/Tesi/BinPackingThesis/tests/results/elaborated/literature_times.ods'#$Foglio1.$M31]/['file:///E:/ArtumRepos/Uni/Tesi/BinPackingThesis/tests/results/elaborated/literature_times.ods'#$Foglio1.C31])" office:value-type="float" office:value="0.0588712602762948" calcext:value-type="float">
            <text:p>0.06</text:p>
          </table:table-cell>
          <table:table-cell table:formula="of:=[$'BRKGA-GAP'.B29]/(['file:///E:/ArtumRepos/Uni/Tesi/BinPackingThesis/tests/results/elaborated/literature_times.ods'#$Foglio1.$M31]/['file:///E:/ArtumRepos/Uni/Tesi/BinPackingThesis/tests/results/elaborated/literature_times.ods'#$Foglio1.D31])" office:value-type="float" office:value="0.213819221967964" calcext:value-type="float">
            <text:p>0.21</text:p>
          </table:table-cell>
          <table:table-cell table:formula="of:=[$'BRKGA-GAP'.C29]/(['file:///E:/ArtumRepos/Uni/Tesi/BinPackingThesis/tests/results/elaborated/literature_times.ods'#$Foglio1.$M31]/['file:///E:/ArtumRepos/Uni/Tesi/BinPackingThesis/tests/results/elaborated/literature_times.ods'#$Foglio1.E31])" office:value-type="float" office:value="0.322409801678109" calcext:value-type="float">
            <text:p>0.32</text:p>
          </table:table-cell>
          <table:table-cell table:formula="of:=[$'BRKGA-GAP'.D29]/(['file:///E:/ArtumRepos/Uni/Tesi/BinPackingThesis/tests/results/elaborated/literature_times.ods'#$Foglio1.$M31]/['file:///E:/ArtumRepos/Uni/Tesi/BinPackingThesis/tests/results/elaborated/literature_times.ods'#$Foglio1.F31])" office:value-type="float" office:value="0.617886748877025" calcext:value-type="float">
            <text:p>0.62</text:p>
          </table:table-cell>
          <table:table-cell table:formula="of:=[$'BRKGA-GAP'.E29]/(['file:///E:/ArtumRepos/Uni/Tesi/BinPackingThesis/tests/results/elaborated/literature_times.ods'#$Foglio1.$M31]/['file:///E:/ArtumRepos/Uni/Tesi/BinPackingThesis/tests/results/elaborated/literature_times.ods'#$Foglio1.G31])" office:value-type="float" office:value="1.46221866259853" calcext:value-type="float">
            <text:p>1.46</text:p>
          </table:table-cell>
          <table:table-cell table:formula="of:=[$'BRKGA-GAP'.F29]/(['file:///E:/ArtumRepos/Uni/Tesi/BinPackingThesis/tests/results/elaborated/literature_times.ods'#$Foglio1.$M31]/['file:///E:/ArtumRepos/Uni/Tesi/BinPackingThesis/tests/results/elaborated/literature_times.ods'#$Foglio1.H31])" office:value-type="float" office:value="0.0536042249343165" calcext:value-type="float">
            <text:p>0.05</text:p>
          </table:table-cell>
          <table:table-cell table:formula="of:=[$'BRKGA-GAP'.G29]/(['file:///E:/ArtumRepos/Uni/Tesi/BinPackingThesis/tests/results/elaborated/literature_times.ods'#$Foglio1.$M31]/['file:///E:/ArtumRepos/Uni/Tesi/BinPackingThesis/tests/results/elaborated/literature_times.ods'#$Foglio1.I31])" office:value-type="float" office:value="0.166303839308416" calcext:value-type="float">
            <text:p>0.17</text:p>
          </table:table-cell>
          <table:table-cell table:formula="of:=[$'BRKGA-GAP'.H29]/(['file:///E:/ArtumRepos/Uni/Tesi/BinPackingThesis/tests/results/elaborated/literature_times.ods'#$Foglio1.$M31]/['file:///E:/ArtumRepos/Uni/Tesi/BinPackingThesis/tests/results/elaborated/literature_times.ods'#$Foglio1.J31])" office:value-type="float" office:value="0.303769726247987" calcext:value-type="float">
            <text:p>0.30</text:p>
          </table:table-cell>
          <table:table-cell table:formula="of:=[$'BRKGA-GAP'.I29]/(['file:///E:/ArtumRepos/Uni/Tesi/BinPackingThesis/tests/results/elaborated/literature_times.ods'#$Foglio1.$M31]/['file:///E:/ArtumRepos/Uni/Tesi/BinPackingThesis/tests/results/elaborated/literature_times.ods'#$Foglio1.K31])" office:value-type="float" office:value="0.633239596575981" calcext:value-type="float">
            <text:p>0.63</text:p>
          </table:table-cell>
          <table:table-cell table:formula="of:=[$'BRKGA-GAP'.J29]/(['file:///E:/ArtumRepos/Uni/Tesi/BinPackingThesis/tests/results/elaborated/literature_times.ods'#$Foglio1.$M31]/['file:///E:/ArtumRepos/Uni/Tesi/BinPackingThesis/tests/results/elaborated/literature_times.ods'#$Foglio1.L31])" office:value-type="float" office:value="1.8049868632935" calcext:value-type="float">
            <text:p>1.80</text:p>
          </table:table-cell>
        </table:table-row>
        <table:table-row table:style-name="ro1">
          <table:table-cell table:formula="of:=[$'BRKGA-GAP'.A30]/(['file:///E:/ArtumRepos/Uni/Tesi/BinPackingThesis/tests/results/elaborated/literature_times.ods'#$Foglio1.$M32]/['file:///E:/ArtumRepos/Uni/Tesi/BinPackingThesis/tests/results/elaborated/literature_times.ods'#$Foglio1.C32])" office:value-type="float" office:value="0.0214901327263048" calcext:value-type="float">
            <text:p>0.02</text:p>
          </table:table-cell>
          <table:table-cell table:formula="of:=[$'BRKGA-GAP'.B30]/(['file:///E:/ArtumRepos/Uni/Tesi/BinPackingThesis/tests/results/elaborated/literature_times.ods'#$Foglio1.$M32]/['file:///E:/ArtumRepos/Uni/Tesi/BinPackingThesis/tests/results/elaborated/literature_times.ods'#$Foglio1.D32])" office:value-type="float" office:value="0.0806850916968036" calcext:value-type="float">
            <text:p>0.08</text:p>
          </table:table-cell>
          <table:table-cell table:formula="of:=[$'BRKGA-GAP'.C30]/(['file:///E:/ArtumRepos/Uni/Tesi/BinPackingThesis/tests/results/elaborated/literature_times.ods'#$Foglio1.$M32]/['file:///E:/ArtumRepos/Uni/Tesi/BinPackingThesis/tests/results/elaborated/literature_times.ods'#$Foglio1.E32])" office:value-type="float" office:value="0.151503008371119" calcext:value-type="float">
            <text:p>0.15</text:p>
          </table:table-cell>
          <table:table-cell table:formula="of:=[$'BRKGA-GAP'.D30]/(['file:///E:/ArtumRepos/Uni/Tesi/BinPackingThesis/tests/results/elaborated/literature_times.ods'#$Foglio1.$M32]/['file:///E:/ArtumRepos/Uni/Tesi/BinPackingThesis/tests/results/elaborated/literature_times.ods'#$Foglio1.F32])" office:value-type="float" office:value="0.254386209681861" calcext:value-type="float">
            <text:p>0.25</text:p>
          </table:table-cell>
          <table:table-cell table:formula="of:=[$'BRKGA-GAP'.E30]/(['file:///E:/ArtumRepos/Uni/Tesi/BinPackingThesis/tests/results/elaborated/literature_times.ods'#$Foglio1.$M32]/['file:///E:/ArtumRepos/Uni/Tesi/BinPackingThesis/tests/results/elaborated/literature_times.ods'#$Foglio1.G32])" office:value-type="float" office:value="0.656031611991261" calcext:value-type="float">
            <text:p>0.66</text:p>
          </table:table-cell>
          <table:table-cell table:formula="of:=[$'BRKGA-GAP'.F30]/(['file:///E:/ArtumRepos/Uni/Tesi/BinPackingThesis/tests/results/elaborated/literature_times.ods'#$Foglio1.$M32]/['file:///E:/ArtumRepos/Uni/Tesi/BinPackingThesis/tests/results/elaborated/literature_times.ods'#$Foglio1.H32])" office:value-type="float" office:value="0.0774324435959096" calcext:value-type="float">
            <text:p>0.08</text:p>
          </table:table-cell>
          <table:table-cell table:formula="of:=[$'BRKGA-GAP'.G30]/(['file:///E:/ArtumRepos/Uni/Tesi/BinPackingThesis/tests/results/elaborated/literature_times.ods'#$Foglio1.$M32]/['file:///E:/ArtumRepos/Uni/Tesi/BinPackingThesis/tests/results/elaborated/literature_times.ods'#$Foglio1.I32])" office:value-type="float" office:value="0.284582435334935" calcext:value-type="float">
            <text:p>0.28</text:p>
          </table:table-cell>
          <table:table-cell table:formula="of:=[$'BRKGA-GAP'.H30]/(['file:///E:/ArtumRepos/Uni/Tesi/BinPackingThesis/tests/results/elaborated/literature_times.ods'#$Foglio1.$M32]/['file:///E:/ArtumRepos/Uni/Tesi/BinPackingThesis/tests/results/elaborated/literature_times.ods'#$Foglio1.J32])" office:value-type="float" office:value="0.594215115745413" calcext:value-type="float">
            <text:p>0.59</text:p>
          </table:table-cell>
          <table:table-cell table:formula="of:=[$'BRKGA-GAP'.I30]/(['file:///E:/ArtumRepos/Uni/Tesi/BinPackingThesis/tests/results/elaborated/literature_times.ods'#$Foglio1.$M32]/['file:///E:/ArtumRepos/Uni/Tesi/BinPackingThesis/tests/results/elaborated/literature_times.ods'#$Foglio1.K32])" office:value-type="float" office:value="1.01667908413342" calcext:value-type="float">
            <text:p>1.02</text:p>
          </table:table-cell>
          <table:table-cell table:formula="of:=[$'BRKGA-GAP'.J30]/(['file:///E:/ArtumRepos/Uni/Tesi/BinPackingThesis/tests/results/elaborated/literature_times.ods'#$Foglio1.$M32]/['file:///E:/ArtumRepos/Uni/Tesi/BinPackingThesis/tests/results/elaborated/literature_times.ods'#$Foglio1.L32])" office:value-type="float" office:value="2.42278995786902" calcext:value-type="float">
            <text:p>2.42</text:p>
          </table:table-cell>
        </table:table-row>
        <table:table-row table:style-name="ro1">
          <table:table-cell table:formula="of:=[$'BRKGA-GAP'.A31]/(['file:///E:/ArtumRepos/Uni/Tesi/BinPackingThesis/tests/results/elaborated/literature_times.ods'#$Foglio1.$M33]/['file:///E:/ArtumRepos/Uni/Tesi/BinPackingThesis/tests/results/elaborated/literature_times.ods'#$Foglio1.C33])" office:value-type="float" office:value="0.0629115071980066" calcext:value-type="float">
            <text:p>0.06</text:p>
          </table:table-cell>
          <table:table-cell table:formula="of:=[$'BRKGA-GAP'.B31]/(['file:///E:/ArtumRepos/Uni/Tesi/BinPackingThesis/tests/results/elaborated/literature_times.ods'#$Foglio1.$M33]/['file:///E:/ArtumRepos/Uni/Tesi/BinPackingThesis/tests/results/elaborated/literature_times.ods'#$Foglio1.D33])" office:value-type="float" office:value="0.223784782675566" calcext:value-type="float">
            <text:p>0.22</text:p>
          </table:table-cell>
          <table:table-cell table:formula="of:=[$'BRKGA-GAP'.C31]/(['file:///E:/ArtumRepos/Uni/Tesi/BinPackingThesis/tests/results/elaborated/literature_times.ods'#$Foglio1.$M33]/['file:///E:/ArtumRepos/Uni/Tesi/BinPackingThesis/tests/results/elaborated/literature_times.ods'#$Foglio1.E33])" office:value-type="float" office:value="0.398924236365313" calcext:value-type="float">
            <text:p>0.40</text:p>
          </table:table-cell>
          <table:table-cell table:formula="of:=[$'BRKGA-GAP'.D31]/(['file:///E:/ArtumRepos/Uni/Tesi/BinPackingThesis/tests/results/elaborated/literature_times.ods'#$Foglio1.$M33]/['file:///E:/ArtumRepos/Uni/Tesi/BinPackingThesis/tests/results/elaborated/literature_times.ods'#$Foglio1.F33])" office:value-type="float" office:value="0.736208007782459" calcext:value-type="float">
            <text:p>0.74</text:p>
          </table:table-cell>
          <table:table-cell table:formula="of:=[$'BRKGA-GAP'.E31]/(['file:///E:/ArtumRepos/Uni/Tesi/BinPackingThesis/tests/results/elaborated/literature_times.ods'#$Foglio1.$M33]/['file:///E:/ArtumRepos/Uni/Tesi/BinPackingThesis/tests/results/elaborated/literature_times.ods'#$Foglio1.G33])" office:value-type="float" office:value="1.88078155376203" calcext:value-type="float">
            <text:p>1.88</text:p>
          </table:table-cell>
          <table:table-cell table:formula="of:=[$'BRKGA-GAP'.F31]/(['file:///E:/ArtumRepos/Uni/Tesi/BinPackingThesis/tests/results/elaborated/literature_times.ods'#$Foglio1.$M33]/['file:///E:/ArtumRepos/Uni/Tesi/BinPackingThesis/tests/results/elaborated/literature_times.ods'#$Foglio1.H33])" office:value-type="float" office:value="0.164605055523085" calcext:value-type="float">
            <text:p>0.16</text:p>
          </table:table-cell>
          <table:table-cell table:formula="of:=[$'BRKGA-GAP'.G31]/(['file:///E:/ArtumRepos/Uni/Tesi/BinPackingThesis/tests/results/elaborated/literature_times.ods'#$Foglio1.$M33]/['file:///E:/ArtumRepos/Uni/Tesi/BinPackingThesis/tests/results/elaborated/literature_times.ods'#$Foglio1.I33])" office:value-type="float" office:value="0.804623975283766" calcext:value-type="float">
            <text:p>0.80</text:p>
          </table:table-cell>
          <table:table-cell table:formula="of:=[$'BRKGA-GAP'.H31]/(['file:///E:/ArtumRepos/Uni/Tesi/BinPackingThesis/tests/results/elaborated/literature_times.ods'#$Foglio1.$M33]/['file:///E:/ArtumRepos/Uni/Tesi/BinPackingThesis/tests/results/elaborated/literature_times.ods'#$Foglio1.J33])" office:value-type="float" office:value="1.52617940801009" calcext:value-type="float">
            <text:p>1.53</text:p>
          </table:table-cell>
          <table:table-cell table:formula="of:=[$'BRKGA-GAP'.I31]/(['file:///E:/ArtumRepos/Uni/Tesi/BinPackingThesis/tests/results/elaborated/literature_times.ods'#$Foglio1.$M33]/['file:///E:/ArtumRepos/Uni/Tesi/BinPackingThesis/tests/results/elaborated/literature_times.ods'#$Foglio1.K33])" office:value-type="float" office:value="3.2181925457181" calcext:value-type="float">
            <text:p>3.22</text:p>
          </table:table-cell>
          <table:table-cell table:formula="of:=[$'BRKGA-GAP'.J31]/(['file:///E:/ArtumRepos/Uni/Tesi/BinPackingThesis/tests/results/elaborated/literature_times.ods'#$Foglio1.$M33]/['file:///E:/ArtumRepos/Uni/Tesi/BinPackingThesis/tests/results/elaborated/literature_times.ods'#$Foglio1.L33])" office:value-type="float" office:value="5.84387942569749" calcext:value-type="float">
            <text:p>5.84</text:p>
          </table:table-cell>
        </table:table-row>
        <table:table-row table:style-name="ro1">
          <table:table-cell table:formula="of:=[$'BRKGA-GAP'.A32]/(['file:///E:/ArtumRepos/Uni/Tesi/BinPackingThesis/tests/results/elaborated/literature_times.ods'#$Foglio1.$M34]/['file:///E:/ArtumRepos/Uni/Tesi/BinPackingThesis/tests/results/elaborated/literature_times.ods'#$Foglio1.C34])" office:value-type="float" office:value="0.0511306563025621" calcext:value-type="float">
            <text:p>0.05</text:p>
          </table:table-cell>
          <table:table-cell table:formula="of:=[$'BRKGA-GAP'.B32]/(['file:///E:/ArtumRepos/Uni/Tesi/BinPackingThesis/tests/results/elaborated/literature_times.ods'#$Foglio1.$M34]/['file:///E:/ArtumRepos/Uni/Tesi/BinPackingThesis/tests/results/elaborated/literature_times.ods'#$Foglio1.D34])" office:value-type="float" office:value="0.175519375540931" calcext:value-type="float">
            <text:p>0.18</text:p>
          </table:table-cell>
          <table:table-cell table:formula="of:=[$'BRKGA-GAP'.C32]/(['file:///E:/ArtumRepos/Uni/Tesi/BinPackingThesis/tests/results/elaborated/literature_times.ods'#$Foglio1.$M34]/['file:///E:/ArtumRepos/Uni/Tesi/BinPackingThesis/tests/results/elaborated/literature_times.ods'#$Foglio1.E34])" office:value-type="float" office:value="0.303723794438003" calcext:value-type="float">
            <text:p>0.30</text:p>
          </table:table-cell>
          <table:table-cell table:formula="of:=[$'BRKGA-GAP'.D32]/(['file:///E:/ArtumRepos/Uni/Tesi/BinPackingThesis/tests/results/elaborated/literature_times.ods'#$Foglio1.$M34]/['file:///E:/ArtumRepos/Uni/Tesi/BinPackingThesis/tests/results/elaborated/literature_times.ods'#$Foglio1.F34])" office:value-type="float" office:value="0.612825660956611" calcext:value-type="float">
            <text:p>0.61</text:p>
          </table:table-cell>
          <table:table-cell table:formula="of:=[$'BRKGA-GAP'.E32]/(['file:///E:/ArtumRepos/Uni/Tesi/BinPackingThesis/tests/results/elaborated/literature_times.ods'#$Foglio1.$M34]/['file:///E:/ArtumRepos/Uni/Tesi/BinPackingThesis/tests/results/elaborated/literature_times.ods'#$Foglio1.G34])" office:value-type="float" office:value="1.60452277218022" calcext:value-type="float">
            <text:p>1.60</text:p>
          </table:table-cell>
          <table:table-cell table:formula="of:=[$'BRKGA-GAP'.F32]/(['file:///E:/ArtumRepos/Uni/Tesi/BinPackingThesis/tests/results/elaborated/literature_times.ods'#$Foglio1.$M34]/['file:///E:/ArtumRepos/Uni/Tesi/BinPackingThesis/tests/results/elaborated/literature_times.ods'#$Foglio1.H34])" office:value-type="float" office:value="0.146984486503258" calcext:value-type="float">
            <text:p>0.15</text:p>
          </table:table-cell>
          <table:table-cell table:formula="of:=[$'BRKGA-GAP'.G32]/(['file:///E:/ArtumRepos/Uni/Tesi/BinPackingThesis/tests/results/elaborated/literature_times.ods'#$Foglio1.$M34]/['file:///E:/ArtumRepos/Uni/Tesi/BinPackingThesis/tests/results/elaborated/literature_times.ods'#$Foglio1.I34])" office:value-type="float" office:value="0.715441579437267" calcext:value-type="float">
            <text:p>0.72</text:p>
          </table:table-cell>
          <table:table-cell table:formula="of:=[$'BRKGA-GAP'.H32]/(['file:///E:/ArtumRepos/Uni/Tesi/BinPackingThesis/tests/results/elaborated/literature_times.ods'#$Foglio1.$M34]/['file:///E:/ArtumRepos/Uni/Tesi/BinPackingThesis/tests/results/elaborated/literature_times.ods'#$Foglio1.J34])" office:value-type="float" office:value="1.15117495958326" calcext:value-type="float">
            <text:p>1.15</text:p>
          </table:table-cell>
          <table:table-cell table:formula="of:=[$'BRKGA-GAP'.I32]/(['file:///E:/ArtumRepos/Uni/Tesi/BinPackingThesis/tests/results/elaborated/literature_times.ods'#$Foglio1.$M34]/['file:///E:/ArtumRepos/Uni/Tesi/BinPackingThesis/tests/results/elaborated/literature_times.ods'#$Foglio1.K34])" office:value-type="float" office:value="2.51005065564936" calcext:value-type="float">
            <text:p>2.51</text:p>
          </table:table-cell>
          <table:table-cell table:formula="of:=[$'BRKGA-GAP'.J32]/(['file:///E:/ArtumRepos/Uni/Tesi/BinPackingThesis/tests/results/elaborated/literature_times.ods'#$Foglio1.$M34]/['file:///E:/ArtumRepos/Uni/Tesi/BinPackingThesis/tests/results/elaborated/literature_times.ods'#$Foglio1.L34])" office:value-type="float" office:value="4.54039469601711" calcext:value-type="float">
            <text:p>4.54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formula="of:=AVERAGE([.A1:.A32])" office:value-type="float" office:value="0.107591367577028" calcext:value-type="float">
            <text:p>0.11</text:p>
          </table:table-cell>
          <table:table-cell table:formula="of:=AVERAGE([.B1:.B32])" office:value-type="float" office:value="0.254493397951365" calcext:value-type="float">
            <text:p>0.25</text:p>
          </table:table-cell>
          <table:table-cell table:formula="of:=AVERAGE([.C1:.C32])" office:value-type="float" office:value="0.459423122866599" calcext:value-type="float">
            <text:p>0.46</text:p>
          </table:table-cell>
          <table:table-cell table:formula="of:=AVERAGE([.D1:.D32])" office:value-type="float" office:value="0.897664668218557" calcext:value-type="float">
            <text:p>0.90</text:p>
          </table:table-cell>
          <table:table-cell table:formula="of:=AVERAGE([.E1:.E32])" office:value-type="float" office:value="2.11095892266215" calcext:value-type="float">
            <text:p>2.11</text:p>
          </table:table-cell>
          <table:table-cell table:formula="of:=AVERAGE([.F1:.F32])" office:value-type="float" office:value="0.138959415288066" calcext:value-type="float">
            <text:p>0.14</text:p>
          </table:table-cell>
          <table:table-cell table:formula="of:=AVERAGE([.G1:.G32])" office:value-type="float" office:value="0.48471107666156" calcext:value-type="float">
            <text:p>0.48</text:p>
          </table:table-cell>
          <table:table-cell table:formula="of:=AVERAGE([.H1:.H32])" office:value-type="float" office:value="0.920992280535019" calcext:value-type="float">
            <text:p>0.92</text:p>
          </table:table-cell>
          <table:table-cell table:formula="of:=AVERAGE([.I1:.I32])" office:value-type="float" office:value="1.82628914084199" calcext:value-type="float">
            <text:p>1.83</text:p>
          </table:table-cell>
          <table:table-cell table:formula="of:=AVERAGE([.J1:.J32])" office:value-type="float" office:value="4.02794266234758" calcext:value-type="float">
            <text:p>4.03</text:p>
          </table:table-cell>
        </table:table-row>
      </table:table>
      <table:table table:name="'file:///E:/ArtumRepos/Uni/Tesi/BinPackingThesis/tests/results/elaborated/literature_times.ods'#Foglio1" table:print="false" table:style-name="ta_extref">
        <table:table-source xlink:type="simple" xlink:href="../literature_times.ods" table:table-name="Foglio1" table:filter-name="calc8" table:mode="copy-results-only"/>
        <table:table-column table:number-columns-repeated="13"/>
        <table:table-row table:number-rows-repeated="2">
          <table:table-cell table:number-columns-repeated="13"/>
        </table:table-row>
        <table:table-row>
          <table:table-cell table:number-columns-repeated="2"/>
          <table:table-cell table:style-name="ce1" office:value-type="float" office:value="187.7">
            <text:p>187.7</text:p>
          </table:table-cell>
          <table:table-cell table:style-name="ce1" office:value-type="float" office:value="88.8">
            <text:p>88.8</text:p>
          </table:table-cell>
          <table:table-cell table:style-name="ce1" office:value-type="float" office:value="157">
            <text:p>157</text:p>
          </table:table-cell>
          <table:table-cell table:style-name="ce1" office:value-type="float" office:value="319.8">
            <text:p>319.8</text:p>
          </table:table-cell>
          <table:table-cell table:style-name="ce1" office:value-type="float" office:value="845.9">
            <text:p>845.9</text:p>
          </table:table-cell>
          <table:table-cell table:style-name="ce1" office:value-type="float" office:value="89.9">
            <text:p>89.9</text:p>
          </table:table-cell>
          <table:table-cell table:style-name="ce1" office:value-type="float" office:value="109.6">
            <text:p>109.6</text:p>
          </table:table-cell>
          <table:table-cell table:style-name="ce1" office:value-type="float" office:value="199.1">
            <text:p>199.1</text:p>
          </table:table-cell>
          <table:table-cell table:style-name="ce1" office:value-type="float" office:value="396.3">
            <text:p>396.3</text:p>
          </table:table-cell>
          <table:table-cell table:style-name="ce1" office:value-type="float" office:value="987.4">
            <text:p>987.4</text:p>
          </table:table-cell>
          <table:table-cell table:style-name="ce1" office:value-type="float" office:value="1293.25014180374">
            <text:p>1293.25014180374</text:p>
          </table:table-cell>
        </table:table-row>
        <table:table-row>
          <table:table-cell table:number-columns-repeated="2"/>
          <table:table-cell table:style-name="ce1" office:value-type="float" office:value="143.6">
            <text:p>143.6</text:p>
          </table:table-cell>
          <table:table-cell table:style-name="ce1" office:value-type="float" office:value="456.2">
            <text:p>456.2</text:p>
          </table:table-cell>
          <table:table-cell table:style-name="ce1" office:value-type="float" office:value="862.3">
            <text:p>862.3</text:p>
          </table:table-cell>
          <table:table-cell table:style-name="ce1" office:value-type="float" office:value="1547.3">
            <text:p>1547.3</text:p>
          </table:table-cell>
          <table:table-cell table:style-name="ce1" office:value-type="float" office:value="3826.9">
            <text:p>3826.9</text:p>
          </table:table-cell>
          <table:table-cell table:style-name="ce1" office:value-type="float" office:value="174.8">
            <text:p>174.8</text:p>
          </table:table-cell>
          <table:table-cell table:style-name="ce1" office:value-type="float" office:value="635.2">
            <text:p>635.2</text:p>
          </table:table-cell>
          <table:table-cell table:style-name="ce1" office:value-type="float" office:value="1242.2">
            <text:p>1242.2</text:p>
          </table:table-cell>
          <table:table-cell table:style-name="ce1" office:value-type="float" office:value="2409">
            <text:p>2409</text:p>
          </table:table-cell>
          <table:table-cell table:style-name="ce1" office:value-type="float" office:value="5867.4">
            <text:p>5867.4</text:p>
          </table:table-cell>
          <table:table-cell table:style-name="ce1" office:value-type="float" office:value="7005.10493477028">
            <text:p>7005.10493477028</text:p>
          </table:table-cell>
        </table:table-row>
        <table:table-row>
          <table:table-cell table:number-columns-repeated="2"/>
          <table:table-cell table:style-name="ce1" office:value-type="float" office:value="354.6">
            <text:p>354.6</text:p>
          </table:table-cell>
          <table:table-cell table:style-name="ce1" office:value-type="float" office:value="1292.9">
            <text:p>1292.9</text:p>
          </table:table-cell>
          <table:table-cell table:style-name="ce1" office:value-type="float" office:value="2661.7">
            <text:p>2661.7</text:p>
          </table:table-cell>
          <table:table-cell table:style-name="ce1" office:value-type="float" office:value="4890">
            <text:p>4890</text:p>
          </table:table-cell>
          <table:table-cell table:style-name="ce1" office:value-type="float" office:value="12388.4">
            <text:p>12388.4</text:p>
          </table:table-cell>
          <table:table-cell table:style-name="ce1" office:value-type="float" office:value="491.5">
            <text:p>491.5</text:p>
          </table:table-cell>
          <table:table-cell table:style-name="ce1" office:value-type="float" office:value="1924.6">
            <text:p>1924.6</text:p>
          </table:table-cell>
          <table:table-cell table:style-name="ce1" office:value-type="float" office:value="3897.7">
            <text:p>3897.7</text:p>
          </table:table-cell>
          <table:table-cell table:style-name="ce1" office:value-type="float" office:value="7679">
            <text:p>7679</text:p>
          </table:table-cell>
          <table:table-cell table:style-name="ce1" office:value-type="float" office:value="19164.6">
            <text:p>19164.6</text:p>
          </table:table-cell>
          <table:table-cell table:style-name="ce1" office:value-type="float" office:value="17674.4186046512">
            <text:p>17674.4186046512</text:p>
          </table:table-cell>
        </table:table-row>
        <table:table-row>
          <table:table-cell table:number-columns-repeated="2"/>
          <table:table-cell table:style-name="ce1" office:value-type="float" office:value="719.1">
            <text:p>719.1</text:p>
          </table:table-cell>
          <table:table-cell table:style-name="ce1" office:value-type="float" office:value="2911.1">
            <text:p>2911.1</text:p>
          </table:table-cell>
          <table:table-cell table:style-name="ce1" office:value-type="float" office:value="5562">
            <text:p>5562</text:p>
          </table:table-cell>
          <table:table-cell table:style-name="ce1" office:value-type="float" office:value="10766.3">
            <text:p>10766.3</text:p>
          </table:table-cell>
          <table:table-cell table:style-name="ce1" office:value-type="float" office:value="27948.9">
            <text:p>27948.9</text:p>
          </table:table-cell>
          <table:table-cell table:style-name="ce1" office:value-type="float" office:value="1100">
            <text:p>1100</text:p>
          </table:table-cell>
          <table:table-cell table:style-name="ce1" office:value-type="float" office:value="4742.8">
            <text:p>4742.8</text:p>
          </table:table-cell>
          <table:table-cell table:style-name="ce1" office:value-type="float" office:value="9062.3">
            <text:p>9062.3</text:p>
          </table:table-cell>
          <table:table-cell table:style-name="ce1" office:value-type="float" office:value="18727.1">
            <text:p>18727.1</text:p>
          </table:table-cell>
          <table:table-cell table:style-name="ce1" office:value-type="float" office:value="46401.4">
            <text:p>46401.4</text:p>
          </table:table-cell>
          <table:table-cell table:style-name="ce1" office:value-type="float" office:value="34702.2121384005">
            <text:p>34702.2121384005</text:p>
          </table:table-cell>
        </table:table-row>
        <table:table-row>
          <table:table-cell table:number-columns-repeated="2"/>
          <table:table-cell table:style-name="ce1" office:value-type="float" office:value="25">
            <text:p>25</text:p>
          </table:table-cell>
          <table:table-cell table:style-name="ce1" office:value-type="float" office:value="71.4">
            <text:p>71.4</text:p>
          </table:table-cell>
          <table:table-cell table:style-name="ce1" office:value-type="float" office:value="130.5">
            <text:p>130.5</text:p>
          </table:table-cell>
          <table:table-cell table:style-name="ce1" office:value-type="float" office:value="226.9">
            <text:p>226.9</text:p>
          </table:table-cell>
          <table:table-cell table:style-name="ce1" office:value-type="float" office:value="602.4">
            <text:p>602.4</text:p>
          </table:table-cell>
          <table:table-cell table:style-name="ce1" office:value-type="float" office:value="36.1">
            <text:p>36.1</text:p>
          </table:table-cell>
          <table:table-cell table:style-name="ce1" office:value-type="float" office:value="126.2">
            <text:p>126.2</text:p>
          </table:table-cell>
          <table:table-cell table:style-name="ce1" office:value-type="float" office:value="245.1">
            <text:p>245.1</text:p>
          </table:table-cell>
          <table:table-cell table:style-name="ce1" office:value-type="float" office:value="524.4">
            <text:p>524.4</text:p>
          </table:table-cell>
          <table:table-cell table:style-name="ce1" office:value-type="float" office:value="1225.9">
            <text:p>1225.9</text:p>
          </table:table-cell>
          <table:table-cell table:style-name="ce1" office:value-type="float" office:value="1293.25014180374">
            <text:p>1293.25014180374</text:p>
          </table:table-cell>
        </table:table-row>
        <table:table-row>
          <table:table-cell table:number-columns-repeated="2"/>
          <table:table-cell table:style-name="ce1" office:value-type="float" office:value="107.3">
            <text:p>107.3</text:p>
          </table:table-cell>
          <table:table-cell table:style-name="ce1" office:value-type="float" office:value="346.2">
            <text:p>346.2</text:p>
          </table:table-cell>
          <table:table-cell table:style-name="ce1" office:value-type="float" office:value="630.4">
            <text:p>630.4</text:p>
          </table:table-cell>
          <table:table-cell table:style-name="ce1" office:value-type="float" office:value="1619.8">
            <text:p>1619.8</text:p>
          </table:table-cell>
          <table:table-cell table:style-name="ce1" office:value-type="float" office:value="4233.9">
            <text:p>4233.9</text:p>
          </table:table-cell>
          <table:table-cell table:style-name="ce1" office:value-type="float" office:value="195.8">
            <text:p>195.8</text:p>
          </table:table-cell>
          <table:table-cell table:style-name="ce1" office:value-type="float" office:value="891.3">
            <text:p>891.3</text:p>
          </table:table-cell>
          <table:table-cell table:style-name="ce1" office:value-type="float" office:value="1765.9">
            <text:p>1765.9</text:p>
          </table:table-cell>
          <table:table-cell table:style-name="ce1" office:value-type="float" office:value="3614.8">
            <text:p>3614.8</text:p>
          </table:table-cell>
          <table:table-cell table:style-name="ce1" office:value-type="float" office:value="8281.9">
            <text:p>8281.9</text:p>
          </table:table-cell>
          <table:table-cell table:style-name="ce1" office:value-type="float" office:value="7112.87577992059">
            <text:p>7112.87577992059</text:p>
          </table:table-cell>
        </table:table-row>
        <table:table-row>
          <table:table-cell table:number-columns-repeated="2"/>
          <table:table-cell table:style-name="ce1" office:value-type="float" office:value="270.9">
            <text:p>270.9</text:p>
          </table:table-cell>
          <table:table-cell table:style-name="ce1" office:value-type="float" office:value="987.8">
            <text:p>987.8</text:p>
          </table:table-cell>
          <table:table-cell table:style-name="ce1" office:value-type="float" office:value="1887.9">
            <text:p>1887.9</text:p>
          </table:table-cell>
          <table:table-cell table:style-name="ce1" office:value-type="float" office:value="3522">
            <text:p>3522</text:p>
          </table:table-cell>
          <table:table-cell table:style-name="ce1" office:value-type="float" office:value="8465.3">
            <text:p>8465.3</text:p>
          </table:table-cell>
          <table:table-cell table:style-name="ce1" office:value-type="float" office:value="598.8">
            <text:p>598.8</text:p>
          </table:table-cell>
          <table:table-cell table:style-name="ce1" office:value-type="float" office:value="2583.5">
            <text:p>2583.5</text:p>
          </table:table-cell>
          <table:table-cell table:style-name="ce1" office:value-type="float" office:value="4995.3">
            <text:p>4995.3</text:p>
          </table:table-cell>
          <table:table-cell table:style-name="ce1" office:value-type="float" office:value="10474.6">
            <text:p>10474.6</text:p>
          </table:table-cell>
          <table:table-cell table:style-name="ce1" office:value-type="float" office:value="25427.4">
            <text:p>25427.4</text:p>
          </table:table-cell>
          <table:table-cell table:style-name="ce1" office:value-type="float" office:value="17782.1894498015">
            <text:p>17782.1894498015</text:p>
          </table:table-cell>
        </table:table-row>
        <table:table-row>
          <table:table-cell table:number-columns-repeated="2"/>
          <table:table-cell table:style-name="ce1" office:value-type="float" office:value="540.1">
            <text:p>540.1</text:p>
          </table:table-cell>
          <table:table-cell table:style-name="ce1" office:value-type="float" office:value="1975.7">
            <text:p>1975.7</text:p>
          </table:table-cell>
          <table:table-cell table:style-name="ce1" office:value-type="float" office:value="3984.5">
            <text:p>3984.5</text:p>
          </table:table-cell>
          <table:table-cell table:style-name="ce1" office:value-type="float" office:value="7558.2">
            <text:p>7558.2</text:p>
          </table:table-cell>
          <table:table-cell table:style-name="ce1" office:value-type="float" office:value="17923.3">
            <text:p>17923.3</text:p>
          </table:table-cell>
          <table:table-cell table:style-name="ce1" office:value-type="float" office:value="1353.2">
            <text:p>1353.2</text:p>
          </table:table-cell>
          <table:table-cell table:style-name="ce1" office:value-type="float" office:value="5882.4">
            <text:p>5882.4</text:p>
          </table:table-cell>
          <table:table-cell table:style-name="ce1" office:value-type="float" office:value="12256.7">
            <text:p>12256.7</text:p>
          </table:table-cell>
          <table:table-cell table:style-name="ce1" office:value-type="float" office:value="23925.6">
            <text:p>23925.6</text:p>
          </table:table-cell>
          <table:table-cell table:style-name="ce1" office:value-type="float" office:value="56304.5">
            <text:p>56304.5</text:p>
          </table:table-cell>
          <table:table-cell table:style-name="ce1" office:value-type="float" office:value="34486.6704480998">
            <text:p>34486.6704480998</text:p>
          </table:table-cell>
        </table:table-row>
        <table:table-row>
          <table:table-cell table:number-columns-repeated="2"/>
          <table:table-cell table:style-name="ce1" office:value-type="float" office:value="28.3">
            <text:p>28.3</text:p>
          </table:table-cell>
          <table:table-cell table:style-name="ce1" office:value-type="float" office:value="85.1">
            <text:p>85.1</text:p>
          </table:table-cell>
          <table:table-cell table:style-name="ce1" office:value-type="float" office:value="157.3">
            <text:p>157.3</text:p>
          </table:table-cell>
          <table:table-cell table:style-name="ce1" office:value-type="float" office:value="299">
            <text:p>299</text:p>
          </table:table-cell>
          <table:table-cell table:style-name="ce1" office:value-type="float" office:value="696.5">
            <text:p>696.5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113">
            <text:p>113</text:p>
          </table:table-cell>
          <table:table-cell table:style-name="ce1" office:value-type="float" office:value="205.9">
            <text:p>205.9</text:p>
          </table:table-cell>
          <table:table-cell table:style-name="ce1" office:value-type="float" office:value="408.7">
            <text:p>408.7</text:p>
          </table:table-cell>
          <table:table-cell table:style-name="ce1" office:value-type="float" office:value="1018.6">
            <text:p>1018.6</text:p>
          </table:table-cell>
          <table:table-cell table:style-name="ce1" office:value-type="float" office:value="1293.25014180374">
            <text:p>1293.25014180374</text:p>
          </table:table-cell>
        </table:table-row>
        <table:table-row>
          <table:table-cell table:number-columns-repeated="2"/>
          <table:table-cell table:style-name="ce1" office:value-type="float" office:value="121.5">
            <text:p>121.5</text:p>
          </table:table-cell>
          <table:table-cell table:style-name="ce1" office:value-type="float" office:value="493.9">
            <text:p>493.9</text:p>
          </table:table-cell>
          <table:table-cell table:style-name="ce1" office:value-type="float" office:value="934.2">
            <text:p>934.2</text:p>
          </table:table-cell>
          <table:table-cell table:style-name="ce1" office:value-type="float" office:value="1628">
            <text:p>1628</text:p>
          </table:table-cell>
          <table:table-cell table:style-name="ce1" office:value-type="float" office:value="4405.3">
            <text:p>4405.3</text:p>
          </table:table-cell>
          <table:table-cell table:style-name="ce1" office:value-type="float" office:value="164.6">
            <text:p>164.6</text:p>
          </table:table-cell>
          <table:table-cell table:style-name="ce1" office:value-type="float" office:value="629.7">
            <text:p>629.7</text:p>
          </table:table-cell>
          <table:table-cell table:style-name="ce1" office:value-type="float" office:value="1253.1">
            <text:p>1253.1</text:p>
          </table:table-cell>
          <table:table-cell table:style-name="ce1" office:value-type="float" office:value="2402.9">
            <text:p>2402.9</text:p>
          </table:table-cell>
          <table:table-cell table:style-name="ce1" office:value-type="float" office:value="6113">
            <text:p>6113</text:p>
          </table:table-cell>
          <table:table-cell table:style-name="ce1" office:value-type="float" office:value="6897.33408961997">
            <text:p>6897.33408961997</text:p>
          </table:table-cell>
        </table:table-row>
        <table:table-row>
          <table:table-cell table:number-columns-repeated="2"/>
          <table:table-cell table:style-name="ce1" office:value-type="float" office:value="344.5">
            <text:p>344.5</text:p>
          </table:table-cell>
          <table:table-cell table:style-name="ce1" office:value-type="float" office:value="1295.7">
            <text:p>1295.7</text:p>
          </table:table-cell>
          <table:table-cell table:style-name="ce1" office:value-type="float" office:value="2575.3">
            <text:p>2575.3</text:p>
          </table:table-cell>
          <table:table-cell table:style-name="ce1" office:value-type="float" office:value="5000.1">
            <text:p>5000.1</text:p>
          </table:table-cell>
          <table:table-cell table:style-name="ce1" office:value-type="float" office:value="12104.9">
            <text:p>12104.9</text:p>
          </table:table-cell>
          <table:table-cell table:style-name="ce1" office:value-type="float" office:value="462.4">
            <text:p>462.4</text:p>
          </table:table-cell>
          <table:table-cell table:style-name="ce1" office:value-type="float" office:value="1986.2">
            <text:p>1986.2</text:p>
          </table:table-cell>
          <table:table-cell table:style-name="ce1" office:value-type="float" office:value="3972.5">
            <text:p>3972.5</text:p>
          </table:table-cell>
          <table:table-cell table:style-name="ce1" office:value-type="float" office:value="8524.7">
            <text:p>8524.7</text:p>
          </table:table-cell>
          <table:table-cell table:style-name="ce1" office:value-type="float" office:value="20924.8">
            <text:p>20924.8</text:p>
          </table:table-cell>
          <table:table-cell table:style-name="ce1" office:value-type="float" office:value="18428.8145207034">
            <text:p>18428.8145207034</text:p>
          </table:table-cell>
        </table:table-row>
        <table:table-row>
          <table:table-cell table:number-columns-repeated="2"/>
          <table:table-cell table:style-name="ce1" office:value-type="float" office:value="703.1">
            <text:p>703.1</text:p>
          </table:table-cell>
          <table:table-cell table:style-name="ce1" office:value-type="float" office:value="2780.4">
            <text:p>2780.4</text:p>
          </table:table-cell>
          <table:table-cell table:style-name="ce1" office:value-type="float" office:value="5431.6">
            <text:p>5431.6</text:p>
          </table:table-cell>
          <table:table-cell table:style-name="ce1" office:value-type="float" office:value="10591.6">
            <text:p>10591.6</text:p>
          </table:table-cell>
          <table:table-cell table:style-name="ce1" office:value-type="float" office:value="26086">
            <text:p>26086</text:p>
          </table:table-cell>
          <table:table-cell table:style-name="ce1" office:value-type="float" office:value="1043">
            <text:p>1043</text:p>
          </table:table-cell>
          <table:table-cell table:style-name="ce1" office:value-type="float" office:value="4388">
            <text:p>4388</text:p>
          </table:table-cell>
          <table:table-cell table:style-name="ce1" office:value-type="float" office:value="8916.9">
            <text:p>8916.9</text:p>
          </table:table-cell>
          <table:table-cell table:style-name="ce1" office:value-type="float" office:value="18420.1">
            <text:p>18420.1</text:p>
          </table:table-cell>
          <table:table-cell table:style-name="ce1" office:value-type="float" office:value="43620.4">
            <text:p>43620.4</text:p>
          </table:table-cell>
          <table:table-cell table:style-name="ce1" office:value-type="float" office:value="35672.1497447533">
            <text:p>35672.1497447533</text:p>
          </table:table-cell>
        </table:table-row>
        <table:table-row>
          <table:table-cell table:number-columns-repeated="2"/>
          <table:table-cell table:style-name="ce1" office:value-type="float" office:value="45.3">
            <text:p>45.3</text:p>
          </table:table-cell>
          <table:table-cell table:style-name="ce1" office:value-type="float" office:value="130.4">
            <text:p>130.4</text:p>
          </table:table-cell>
          <table:table-cell table:style-name="ce1" office:value-type="float" office:value="259.2">
            <text:p>259.2</text:p>
          </table:table-cell>
          <table:table-cell table:style-name="ce1" office:value-type="float" office:value="512.9">
            <text:p>512.9</text:p>
          </table:table-cell>
          <table:table-cell table:style-name="ce1" office:value-type="float" office:value="1251">
            <text:p>1251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148.9">
            <text:p>148.9</text:p>
          </table:table-cell>
          <table:table-cell table:style-name="ce1" office:value-type="float" office:value="283.8">
            <text:p>283.8</text:p>
          </table:table-cell>
          <table:table-cell table:style-name="ce1" office:value-type="float" office:value="540.3">
            <text:p>540.3</text:p>
          </table:table-cell>
          <table:table-cell table:style-name="ce1" office:value-type="float" office:value="1375.8">
            <text:p>1375.8</text:p>
          </table:table-cell>
          <table:table-cell table:style-name="ce1" office:value-type="float" office:value="1185.47929665343">
            <text:p>1185.47929665343</text:p>
          </table:table-cell>
        </table:table-row>
        <table:table-row>
          <table:table-cell table:number-columns-repeated="2"/>
          <table:table-cell table:style-name="ce1" office:value-type="float" office:value="221.8">
            <text:p>221.8</text:p>
          </table:table-cell>
          <table:table-cell table:style-name="ce1" office:value-type="float" office:value="838.1">
            <text:p>838.1</text:p>
          </table:table-cell>
          <table:table-cell table:style-name="ce1" office:value-type="float" office:value="1614.9">
            <text:p>1614.9</text:p>
          </table:table-cell>
          <table:table-cell table:style-name="ce1" office:value-type="float" office:value="3013.8">
            <text:p>3013.8</text:p>
          </table:table-cell>
          <table:table-cell table:style-name="ce1" office:value-type="float" office:value="7275.6">
            <text:p>7275.6</text:p>
          </table:table-cell>
          <table:table-cell table:style-name="ce1" office:value-type="float" office:value="239.1">
            <text:p>239.1</text:p>
          </table:table-cell>
          <table:table-cell table:style-name="ce1" office:value-type="float" office:value="944.8">
            <text:p>944.8</text:p>
          </table:table-cell>
          <table:table-cell table:style-name="ce1" office:value-type="float" office:value="1780.5">
            <text:p>1780.5</text:p>
          </table:table-cell>
          <table:table-cell table:style-name="ce1" office:value-type="float" office:value="3590.6">
            <text:p>3590.6</text:p>
          </table:table-cell>
          <table:table-cell table:style-name="ce1" office:value-type="float" office:value="8909.2">
            <text:p>8909.2</text:p>
          </table:table-cell>
          <table:table-cell table:style-name="ce1" office:value-type="float" office:value="6574.02155416903">
            <text:p>6574.02155416903</text:p>
          </table:table-cell>
        </table:table-row>
        <table:table-row>
          <table:table-cell table:number-columns-repeated="2"/>
          <table:table-cell table:style-name="ce1" office:value-type="float" office:value="563.7">
            <text:p>563.7</text:p>
          </table:table-cell>
          <table:table-cell table:style-name="ce1" office:value-type="float" office:value="2097.2">
            <text:p>2097.2</text:p>
          </table:table-cell>
          <table:table-cell table:style-name="ce1" office:value-type="float" office:value="3998.9">
            <text:p>3998.9</text:p>
          </table:table-cell>
          <table:table-cell table:style-name="ce1" office:value-type="float" office:value="7930.6">
            <text:p>7930.6</text:p>
          </table:table-cell>
          <table:table-cell table:style-name="ce1" office:value-type="float" office:value="20240.1">
            <text:p>20240.1</text:p>
          </table:table-cell>
          <table:table-cell table:style-name="ce1" office:value-type="float" office:value="643.4">
            <text:p>643.4</text:p>
          </table:table-cell>
          <table:table-cell table:style-name="ce1" office:value-type="float" office:value="2672.4">
            <text:p>2672.4</text:p>
          </table:table-cell>
          <table:table-cell table:style-name="ce1" office:value-type="float" office:value="5140.8">
            <text:p>5140.8</text:p>
          </table:table-cell>
          <table:table-cell table:style-name="ce1" office:value-type="float" office:value="10173.3">
            <text:p>10173.3</text:p>
          </table:table-cell>
          <table:table-cell table:style-name="ce1" office:value-type="float" office:value="24616.7">
            <text:p>24616.7</text:p>
          </table:table-cell>
          <table:table-cell table:style-name="ce1" office:value-type="float" office:value="17135.5643788996">
            <text:p>17135.5643788996</text:p>
          </table:table-cell>
        </table:table-row>
        <table:table-row>
          <table:table-cell table:number-columns-repeated="2"/>
          <table:table-cell table:style-name="ce1" office:value-type="float" office:value="1160.9">
            <text:p>1160.9</text:p>
          </table:table-cell>
          <table:table-cell table:style-name="ce1" office:value-type="float" office:value="4736.8">
            <text:p>4736.8</text:p>
          </table:table-cell>
          <table:table-cell table:style-name="ce1" office:value-type="float" office:value="9053">
            <text:p>9053</text:p>
          </table:table-cell>
          <table:table-cell table:style-name="ce1" office:value-type="float" office:value="17774">
            <text:p>17774</text:p>
          </table:table-cell>
          <table:table-cell table:style-name="ce1" office:value-type="float" office:value="46633.3">
            <text:p>46633.3</text:p>
          </table:table-cell>
          <table:table-cell table:style-name="ce1" office:value-type="float" office:value="1450.8">
            <text:p>1450.8</text:p>
          </table:table-cell>
          <table:table-cell table:style-name="ce1" office:value-type="float" office:value="6138">
            <text:p>6138</text:p>
          </table:table-cell>
          <table:table-cell table:style-name="ce1" office:value-type="float" office:value="11850.7">
            <text:p>11850.7</text:p>
          </table:table-cell>
          <table:table-cell table:style-name="ce1" office:value-type="float" office:value="24485.5">
            <text:p>24485.5</text:p>
          </table:table-cell>
          <table:table-cell table:style-name="ce1" office:value-type="float" office:value="59662.6">
            <text:p>59662.6</text:p>
          </table:table-cell>
          <table:table-cell table:style-name="ce1" office:value-type="float" office:value="34271.1287577992">
            <text:p>34271.1287577992</text:p>
          </table:table-cell>
        </table:table-row>
        <table:table-row>
          <table:table-cell table:number-columns-repeated="2"/>
          <table:table-cell table:style-name="ce1" office:value-type="float" office:value="24.3">
            <text:p>24.3</text:p>
          </table:table-cell>
          <table:table-cell table:style-name="ce1" office:value-type="float" office:value="77.1">
            <text:p>77.1</text:p>
          </table:table-cell>
          <table:table-cell table:style-name="ce1" office:value-type="float" office:value="158.6">
            <text:p>158.6</text:p>
          </table:table-cell>
          <table:table-cell table:style-name="ce1" office:value-type="float" office:value="292.3">
            <text:p>292.3</text:p>
          </table:table-cell>
          <table:table-cell table:style-name="ce1" office:value-type="float" office:value="745">
            <text:p>745</text:p>
          </table:table-cell>
          <table:table-cell table:style-name="ce1" office:value-type="float" office:value="43.5">
            <text:p>43.5</text:p>
          </table:table-cell>
          <table:table-cell table:style-name="ce1" office:value-type="float" office:value="162.3">
            <text:p>162.3</text:p>
          </table:table-cell>
          <table:table-cell table:style-name="ce1" office:value-type="float" office:value="330.5">
            <text:p>330.5</text:p>
          </table:table-cell>
          <table:table-cell table:style-name="ce1" office:value-type="float" office:value="676">
            <text:p>676</text:p>
          </table:table-cell>
          <table:table-cell table:style-name="ce1" office:value-type="float" office:value="1728">
            <text:p>1728</text:p>
          </table:table-cell>
          <table:table-cell table:style-name="ce1" office:value-type="float" office:value="3233.12535450936">
            <text:p>3233.12535450936</text:p>
          </table:table-cell>
        </table:table-row>
        <table:table-row>
          <table:table-cell table:number-columns-repeated="2"/>
          <table:table-cell table:style-name="ce1" office:value-type="float" office:value="71.6">
            <text:p>71.6</text:p>
          </table:table-cell>
          <table:table-cell table:style-name="ce1" office:value-type="float" office:value="244.7">
            <text:p>244.7</text:p>
          </table:table-cell>
          <table:table-cell table:style-name="ce1" office:value-type="float" office:value="465">
            <text:p>465</text:p>
          </table:table-cell>
          <table:table-cell table:style-name="ce1" office:value-type="float" office:value="915.8">
            <text:p>915.8</text:p>
          </table:table-cell>
          <table:table-cell table:style-name="ce1" office:value-type="float" office:value="2328">
            <text:p>2328</text:p>
          </table:table-cell>
          <table:table-cell table:style-name="ce1" office:value-type="float" office:value="239.2">
            <text:p>239.2</text:p>
          </table:table-cell>
          <table:table-cell table:style-name="ce1" office:value-type="float" office:value="1030.8">
            <text:p>1030.8</text:p>
          </table:table-cell>
          <table:table-cell table:style-name="ce1" office:value-type="float" office:value="1927">
            <text:p>1927</text:p>
          </table:table-cell>
          <table:table-cell table:style-name="ce1" office:value-type="float" office:value="3860.8">
            <text:p>3860.8</text:p>
          </table:table-cell>
          <table:table-cell table:style-name="ce1" office:value-type="float" office:value="9060.8">
            <text:p>9060.8</text:p>
          </table:table-cell>
          <table:table-cell table:style-name="ce1" office:value-type="float" office:value="13040.2722631877">
            <text:p>13040.2722631877</text:p>
          </table:table-cell>
        </table:table-row>
        <table:table-row>
          <table:table-cell table:number-columns-repeated="2"/>
          <table:table-cell table:style-name="ce1" office:value-type="float" office:value="177.9">
            <text:p>177.9</text:p>
          </table:table-cell>
          <table:table-cell table:style-name="ce1" office:value-type="float" office:value="601">
            <text:p>601</text:p>
          </table:table-cell>
          <table:table-cell table:style-name="ce1" office:value-type="float" office:value="1173.3">
            <text:p>1173.3</text:p>
          </table:table-cell>
          <table:table-cell table:style-name="ce1" office:value-type="float" office:value="2563.6">
            <text:p>2563.6</text:p>
          </table:table-cell>
          <table:table-cell table:style-name="ce1" office:value-type="float" office:value="6163.4">
            <text:p>6163.4</text:p>
          </table:table-cell>
          <table:table-cell table:style-name="ce1" office:value-type="float" office:value="714.7">
            <text:p>714.7</text:p>
          </table:table-cell>
          <table:table-cell table:style-name="ce1" office:value-type="float" office:value="2798.6">
            <text:p>2798.6</text:p>
          </table:table-cell>
          <table:table-cell table:style-name="ce1" office:value-type="float" office:value="4849">
            <text:p>4849</text:p>
          </table:table-cell>
          <table:table-cell table:style-name="ce1" office:value-type="float" office:value="10240.1">
            <text:p>10240.1</text:p>
          </table:table-cell>
          <table:table-cell table:style-name="ce1" office:value-type="float" office:value="29322.2">
            <text:p>29322.2</text:p>
          </table:table-cell>
          <table:table-cell table:style-name="ce1" office:value-type="float" office:value="29960.2949517867">
            <text:p>29960.2949517867</text:p>
          </table:table-cell>
        </table:table-row>
        <table:table-row>
          <table:table-cell table:number-columns-repeated="2"/>
          <table:table-cell table:style-name="ce1" office:value-type="float" office:value="313.3">
            <text:p>313.3</text:p>
          </table:table-cell>
          <table:table-cell table:style-name="ce1" office:value-type="float" office:value="1198.9">
            <text:p>1198.9</text:p>
          </table:table-cell>
          <table:table-cell table:style-name="ce1" office:value-type="float" office:value="2269.5">
            <text:p>2269.5</text:p>
          </table:table-cell>
          <table:table-cell table:style-name="ce1" office:value-type="float" office:value="4398.3">
            <text:p>4398.3</text:p>
          </table:table-cell>
          <table:table-cell table:style-name="ce1" office:value-type="float" office:value="10559.1">
            <text:p>10559.1</text:p>
          </table:table-cell>
          <table:table-cell table:style-name="ce1" office:value-type="float" office:value="1291.6">
            <text:p>1291.6</text:p>
          </table:table-cell>
          <table:table-cell table:style-name="ce1" office:value-type="float" office:value="6000.2">
            <text:p>6000.2</text:p>
          </table:table-cell>
          <table:table-cell table:style-name="ce1" office:value-type="float" office:value="12681.1">
            <text:p>12681.1</text:p>
          </table:table-cell>
          <table:table-cell table:style-name="ce1" office:value-type="float" office:value="24486.3">
            <text:p>24486.3</text:p>
          </table:table-cell>
          <table:table-cell table:style-name="ce1" office:value-type="float" office:value="61232.8">
            <text:p>61232.8</text:p>
          </table:table-cell>
          <table:table-cell table:style-name="ce1" office:value-type="float" office:value="57226.3187748157">
            <text:p>57226.3187748157</text:p>
          </table:table-cell>
        </table:table-row>
        <table:table-row>
          <table:table-cell table:number-columns-repeated="2"/>
          <table:table-cell table:style-name="ce1" office:value-type="float" office:value="21.8">
            <text:p>21.8</text:p>
          </table:table-cell>
          <table:table-cell table:style-name="ce1" office:value-type="float" office:value="69.4">
            <text:p>69.4</text:p>
          </table:table-cell>
          <table:table-cell table:style-name="ce1" office:value-type="float" office:value="125.1">
            <text:p>125.1</text:p>
          </table:table-cell>
          <table:table-cell table:style-name="ce1" office:value-type="float" office:value="236">
            <text:p>236</text:p>
          </table:table-cell>
          <table:table-cell table:style-name="ce1" office:value-type="float" office:value="568.1">
            <text:p>568.1</text:p>
          </table:table-cell>
          <table:table-cell table:style-name="ce1" office:value-type="float" office:value="27.1">
            <text:p>27.1</text:p>
          </table:table-cell>
          <table:table-cell table:style-name="ce1" office:value-type="float" office:value="94.5">
            <text:p>94.5</text:p>
          </table:table-cell>
          <table:table-cell table:style-name="ce1" office:value-type="float" office:value="178.3">
            <text:p>178.3</text:p>
          </table:table-cell>
          <table:table-cell table:style-name="ce1" office:value-type="float" office:value="356.2">
            <text:p>356.2</text:p>
          </table:table-cell>
          <table:table-cell table:style-name="ce1" office:value-type="float" office:value="800.1">
            <text:p>800.1</text:p>
          </table:table-cell>
          <table:table-cell table:style-name="ce1" office:value-type="float" office:value="969.937606352808">
            <text:p>969.937606352808</text:p>
          </table:table-cell>
        </table:table-row>
        <table:table-row>
          <table:table-cell table:number-columns-repeated="2"/>
          <table:table-cell table:style-name="ce1" office:value-type="float" office:value="85.8">
            <text:p>85.8</text:p>
          </table:table-cell>
          <table:table-cell table:style-name="ce1" office:value-type="float" office:value="293.2">
            <text:p>293.2</text:p>
          </table:table-cell>
          <table:table-cell table:style-name="ce1" office:value-type="float" office:value="550.7">
            <text:p>550.7</text:p>
          </table:table-cell>
          <table:table-cell table:style-name="ce1" office:value-type="float" office:value="1127.7">
            <text:p>1127.7</text:p>
          </table:table-cell>
          <table:table-cell table:style-name="ce1" office:value-type="float" office:value="2626.1">
            <text:p>2626.1</text:p>
          </table:table-cell>
          <table:table-cell table:style-name="ce1" office:value-type="float" office:value="130.5">
            <text:p>130.5</text:p>
          </table:table-cell>
          <table:table-cell table:style-name="ce1" office:value-type="float" office:value="532.4">
            <text:p>532.4</text:p>
          </table:table-cell>
          <table:table-cell table:style-name="ce1" office:value-type="float" office:value="972.9">
            <text:p>972.9</text:p>
          </table:table-cell>
          <table:table-cell table:style-name="ce1" office:value-type="float" office:value="1887.1">
            <text:p>1887.1</text:p>
          </table:table-cell>
          <table:table-cell table:style-name="ce1" office:value-type="float" office:value="4805.4">
            <text:p>4805.4</text:p>
          </table:table-cell>
          <table:table-cell table:style-name="ce1" office:value-type="float" office:value="5065.22972206466">
            <text:p>5065.22972206466</text:p>
          </table:table-cell>
        </table:table-row>
        <table:table-row>
          <table:table-cell table:number-columns-repeated="2"/>
          <table:table-cell table:style-name="ce1" office:value-type="float" office:value="213.3">
            <text:p>213.3</text:p>
          </table:table-cell>
          <table:table-cell table:style-name="ce1" office:value-type="float" office:value="770.1">
            <text:p>770.1</text:p>
          </table:table-cell>
          <table:table-cell table:style-name="ce1" office:value-type="float" office:value="1439.8">
            <text:p>1439.8</text:p>
          </table:table-cell>
          <table:table-cell table:style-name="ce1" office:value-type="float" office:value="2914.6">
            <text:p>2914.6</text:p>
          </table:table-cell>
          <table:table-cell table:style-name="ce1" office:value-type="float" office:value="7177.5">
            <text:p>7177.5</text:p>
          </table:table-cell>
          <table:table-cell table:style-name="ce1" office:value-type="float" office:value="323.7">
            <text:p>323.7</text:p>
          </table:table-cell>
          <table:table-cell table:style-name="ce1" office:value-type="float" office:value="1381.1">
            <text:p>1381.1</text:p>
          </table:table-cell>
          <table:table-cell table:style-name="ce1" office:value-type="float" office:value="2566.9">
            <text:p>2566.9</text:p>
          </table:table-cell>
          <table:table-cell table:style-name="ce1" office:value-type="float" office:value="5009.1">
            <text:p>5009.1</text:p>
          </table:table-cell>
          <table:table-cell table:style-name="ce1" office:value-type="float" office:value="11970.9">
            <text:p>11970.9</text:p>
          </table:table-cell>
          <table:table-cell table:style-name="ce1" office:value-type="float" office:value="13686.8973340896">
            <text:p>13686.8973340896</text:p>
          </table:table-cell>
        </table:table-row>
        <table:table-row>
          <table:table-cell table:number-columns-repeated="2"/>
          <table:table-cell table:style-name="ce1" office:value-type="float" office:value="418.6">
            <text:p>418.6</text:p>
          </table:table-cell>
          <table:table-cell table:style-name="ce1" office:value-type="float" office:value="1495.9">
            <text:p>1495.9</text:p>
          </table:table-cell>
          <table:table-cell table:style-name="ce1" office:value-type="float" office:value="2789.2">
            <text:p>2789.2</text:p>
          </table:table-cell>
          <table:table-cell table:style-name="ce1" office:value-type="float" office:value="5750.7">
            <text:p>5750.7</text:p>
          </table:table-cell>
          <table:table-cell table:style-name="ce1" office:value-type="float" office:value="13818.1">
            <text:p>13818.1</text:p>
          </table:table-cell>
          <table:table-cell table:style-name="ce1" office:value-type="float" office:value="621.9">
            <text:p>621.9</text:p>
          </table:table-cell>
          <table:table-cell table:style-name="ce1" office:value-type="float" office:value="2519">
            <text:p>2519</text:p>
          </table:table-cell>
          <table:table-cell table:style-name="ce1" office:value-type="float" office:value="4895.7">
            <text:p>4895.7</text:p>
          </table:table-cell>
          <table:table-cell table:style-name="ce1" office:value-type="float" office:value="10259.6">
            <text:p>10259.6</text:p>
          </table:table-cell>
          <table:table-cell table:style-name="ce1" office:value-type="float" office:value="24824.7">
            <text:p>24824.7</text:p>
          </table:table-cell>
          <table:table-cell table:style-name="ce1" office:value-type="float" office:value="27697.1072036302">
            <text:p>27697.1072036302</text:p>
          </table:table-cell>
        </table:table-row>
        <table:table-row>
          <table:table-cell table:number-columns-repeated="2"/>
          <table:table-cell table:style-name="ce1" office:value-type="float" office:value="18">
            <text:p>18</text:p>
          </table:table-cell>
          <table:table-cell table:style-name="ce1" office:value-type="float" office:value="55.5">
            <text:p>55.5</text:p>
          </table:table-cell>
          <table:table-cell table:style-name="ce1" office:value-type="float" office:value="100.4">
            <text:p>100.4</text:p>
          </table:table-cell>
          <table:table-cell table:style-name="ce1" office:value-type="float" office:value="202.9">
            <text:p>202.9</text:p>
          </table:table-cell>
          <table:table-cell table:style-name="ce1" office:value-type="float" office:value="497.1">
            <text:p>497.1</text:p>
          </table:table-cell>
          <table:table-cell table:style-name="ce1" office:value-type="float" office:value="33.3">
            <text:p>33.3</text:p>
          </table:table-cell>
          <table:table-cell table:style-name="ce1" office:value-type="float" office:value="113.9">
            <text:p>113.9</text:p>
          </table:table-cell>
          <table:table-cell table:style-name="ce1" office:value-type="float" office:value="216.7">
            <text:p>216.7</text:p>
          </table:table-cell>
          <table:table-cell table:style-name="ce1" office:value-type="float" office:value="429.3">
            <text:p>429.3</text:p>
          </table:table-cell>
          <table:table-cell table:style-name="ce1" office:value-type="float" office:value="1060.6">
            <text:p>1060.6</text:p>
          </table:table-cell>
          <table:table-cell table:style-name="ce1" office:value-type="float" office:value="2586.50028360749">
            <text:p>2586.50028360749</text:p>
          </table:table-cell>
        </table:table-row>
        <table:table-row>
          <table:table-cell table:number-columns-repeated="2"/>
          <table:table-cell table:style-name="ce1" office:value-type="float" office:value="71.6">
            <text:p>71.6</text:p>
          </table:table-cell>
          <table:table-cell table:style-name="ce1" office:value-type="float" office:value="246.3">
            <text:p>246.3</text:p>
          </table:table-cell>
          <table:table-cell table:style-name="ce1" office:value-type="float" office:value="457.4">
            <text:p>457.4</text:p>
          </table:table-cell>
          <table:table-cell table:style-name="ce1" office:value-type="float" office:value="951.2">
            <text:p>951.2</text:p>
          </table:table-cell>
          <table:table-cell table:style-name="ce1" office:value-type="float" office:value="2347.4">
            <text:p>2347.4</text:p>
          </table:table-cell>
          <table:table-cell table:style-name="ce1" office:value-type="float" office:value="175.6">
            <text:p>175.6</text:p>
          </table:table-cell>
          <table:table-cell table:style-name="ce1" office:value-type="float" office:value="633.8">
            <text:p>633.8</text:p>
          </table:table-cell>
          <table:table-cell table:style-name="ce1" office:value-type="float" office:value="1311.4">
            <text:p>1311.4</text:p>
          </table:table-cell>
          <table:table-cell table:style-name="ce1" office:value-type="float" office:value="2438">
            <text:p>2438</text:p>
          </table:table-cell>
          <table:table-cell table:style-name="ce1" office:value-type="float" office:value="5469">
            <text:p>5469</text:p>
          </table:table-cell>
          <table:table-cell table:style-name="ce1" office:value-type="float" office:value="10669.3136698809">
            <text:p>10669.3136698809</text:p>
          </table:table-cell>
        </table:table-row>
        <table:table-row>
          <table:table-cell table:number-columns-repeated="2"/>
          <table:table-cell table:style-name="ce1" office:value-type="float" office:value="162.2">
            <text:p>162.2</text:p>
          </table:table-cell>
          <table:table-cell table:style-name="ce1" office:value-type="float" office:value="585.4">
            <text:p>585.4</text:p>
          </table:table-cell>
          <table:table-cell table:style-name="ce1" office:value-type="float" office:value="1139.8">
            <text:p>1139.8</text:p>
          </table:table-cell>
          <table:table-cell table:style-name="ce1" office:value-type="float" office:value="2348.5">
            <text:p>2348.5</text:p>
          </table:table-cell>
          <table:table-cell table:style-name="ce1" office:value-type="float" office:value="5952.3">
            <text:p>5952.3</text:p>
          </table:table-cell>
          <table:table-cell table:style-name="ce1" office:value-type="float" office:value="438.9">
            <text:p>438.9</text:p>
          </table:table-cell>
          <table:table-cell table:style-name="ce1" office:value-type="float" office:value="2032.2">
            <text:p>2032.2</text:p>
          </table:table-cell>
          <table:table-cell table:style-name="ce1" office:value-type="float" office:value="3987.4">
            <text:p>3987.4</text:p>
          </table:table-cell>
          <table:table-cell table:style-name="ce1" office:value-type="float" office:value="7446.4">
            <text:p>7446.4</text:p>
          </table:table-cell>
          <table:table-cell table:style-name="ce1" office:value-type="float" office:value="19573.9">
            <text:p>19573.9</text:p>
          </table:table-cell>
          <table:table-cell table:style-name="ce1" office:value-type="float" office:value="24571.7526942711">
            <text:p>24571.7526942711</text:p>
          </table:table-cell>
        </table:table-row>
        <table:table-row>
          <table:table-cell table:number-columns-repeated="2"/>
          <table:table-cell table:style-name="ce1" office:value-type="float" office:value="274">
            <text:p>274</text:p>
          </table:table-cell>
          <table:table-cell table:style-name="ce1" office:value-type="float" office:value="1109.4">
            <text:p>1109.4</text:p>
          </table:table-cell>
          <table:table-cell table:style-name="ce1" office:value-type="float" office:value="1980.4">
            <text:p>1980.4</text:p>
          </table:table-cell>
          <table:table-cell table:style-name="ce1" office:value-type="float" office:value="3929.3">
            <text:p>3929.3</text:p>
          </table:table-cell>
          <table:table-cell table:style-name="ce1" office:value-type="float" office:value="10884.4">
            <text:p>10884.4</text:p>
          </table:table-cell>
          <table:table-cell table:style-name="ce1" office:value-type="float" office:value="889.5">
            <text:p>889.5</text:p>
          </table:table-cell>
          <table:table-cell table:style-name="ce1" office:value-type="float" office:value="4370.9">
            <text:p>4370.9</text:p>
          </table:table-cell>
          <table:table-cell table:style-name="ce1" office:value-type="float" office:value="7664.3">
            <text:p>7664.3</text:p>
          </table:table-cell>
          <table:table-cell table:style-name="ce1" office:value-type="float" office:value="14909.7">
            <text:p>14909.7</text:p>
          </table:table-cell>
          <table:table-cell table:style-name="ce1" office:value-type="float" office:value="38252.5">
            <text:p>38252.5</text:p>
          </table:table-cell>
          <table:table-cell table:style-name="ce1" office:value-type="float" office:value="46125.9217243335">
            <text:p>46125.9217243335</text:p>
          </table:table-cell>
        </table:table-row>
        <table:table-row>
          <table:table-cell table:number-columns-repeated="2"/>
          <table:table-cell table:style-name="ce1" office:value-type="float" office:value="19.7">
            <text:p>19.7</text:p>
          </table:table-cell>
          <table:table-cell table:style-name="ce1" office:value-type="float" office:value="63.6">
            <text:p>63.6</text:p>
          </table:table-cell>
          <table:table-cell table:style-name="ce1" office:value-type="float" office:value="123.3">
            <text:p>123.3</text:p>
          </table:table-cell>
          <table:table-cell table:style-name="ce1" office:value-type="float" office:value="236.3">
            <text:p>236.3</text:p>
          </table:table-cell>
          <table:table-cell table:style-name="ce1" office:value-type="float" office:value="559.2">
            <text:p>559.2</text:p>
          </table:table-cell>
          <table:table-cell table:style-name="ce1" office:value-type="float" office:value="28.7">
            <text:p>28.7</text:p>
          </table:table-cell>
          <table:table-cell table:style-name="ce1" office:value-type="float" office:value="111.3">
            <text:p>111.3</text:p>
          </table:table-cell>
          <table:table-cell table:style-name="ce1" office:value-type="float" office:value="203.3">
            <text:p>203.3</text:p>
          </table:table-cell>
          <table:table-cell table:style-name="ce1" office:value-type="float" office:value="423.8">
            <text:p>423.8</text:p>
          </table:table-cell>
          <table:table-cell table:style-name="ce1" office:value-type="float" office:value="966.4">
            <text:p>966.4</text:p>
          </table:table-cell>
          <table:table-cell table:style-name="ce1" office:value-type="float" office:value="2909.81281905842">
            <text:p>2909.81281905842</text:p>
          </table:table-cell>
        </table:table-row>
        <table:table-row>
          <table:table-cell table:number-columns-repeated="2"/>
          <table:table-cell table:style-name="ce1" office:value-type="float" office:value="66.4">
            <text:p>66.4</text:p>
          </table:table-cell>
          <table:table-cell table:style-name="ce1" office:value-type="float" office:value="221.6">
            <text:p>221.6</text:p>
          </table:table-cell>
          <table:table-cell table:style-name="ce1" office:value-type="float" office:value="416.1">
            <text:p>416.1</text:p>
          </table:table-cell>
          <table:table-cell table:style-name="ce1" office:value-type="float" office:value="786">
            <text:p>786</text:p>
          </table:table-cell>
          <table:table-cell table:style-name="ce1" office:value-type="float" office:value="2027">
            <text:p>2027</text:p>
          </table:table-cell>
          <table:table-cell table:style-name="ce1" office:value-type="float" office:value="159.5">
            <text:p>159.5</text:p>
          </table:table-cell>
          <table:table-cell table:style-name="ce1" office:value-type="float" office:value="586.2">
            <text:p>586.2</text:p>
          </table:table-cell>
          <table:table-cell table:style-name="ce1" office:value-type="float" office:value="1224">
            <text:p>1224</text:p>
          </table:table-cell>
          <table:table-cell table:style-name="ce1" office:value-type="float" office:value="2284.6">
            <text:p>2284.6</text:p>
          </table:table-cell>
          <table:table-cell table:style-name="ce1" office:value-type="float" office:value="5444.3">
            <text:p>5444.3</text:p>
          </table:table-cell>
          <table:table-cell table:style-name="ce1" office:value-type="float" office:value="13148.0431083381">
            <text:p>13148.0431083381</text:p>
          </table:table-cell>
        </table:table-row>
        <table:table-row>
          <table:table-cell table:number-columns-repeated="2"/>
          <table:table-cell table:style-name="ce1" office:value-type="float" office:value="161.4">
            <text:p>161.4</text:p>
          </table:table-cell>
          <table:table-cell table:style-name="ce1" office:value-type="float" office:value="550.2">
            <text:p>550.2</text:p>
          </table:table-cell>
          <table:table-cell table:style-name="ce1" office:value-type="float" office:value="980.8">
            <text:p>980.8</text:p>
          </table:table-cell>
          <table:table-cell table:style-name="ce1" office:value-type="float" office:value="1974.6">
            <text:p>1974.6</text:p>
          </table:table-cell>
          <table:table-cell table:style-name="ce1" office:value-type="float" office:value="5284.7">
            <text:p>5284.7</text:p>
          </table:table-cell>
          <table:table-cell table:style-name="ce1" office:value-type="float" office:value="404.7">
            <text:p>404.7</text:p>
          </table:table-cell>
          <table:table-cell table:style-name="ce1" office:value-type="float" office:value="2158.1">
            <text:p>2158.1</text:p>
          </table:table-cell>
          <table:table-cell table:style-name="ce1" office:value-type="float" office:value="4093.4">
            <text:p>4093.4</text:p>
          </table:table-cell>
          <table:table-cell table:style-name="ce1" office:value-type="float" office:value="8256.3">
            <text:p>8256.3</text:p>
          </table:table-cell>
          <table:table-cell table:style-name="ce1" office:value-type="float" office:value="17241.4">
            <text:p>17241.4</text:p>
          </table:table-cell>
          <table:table-cell table:style-name="ce1" office:value-type="float" office:value="25002.8360748724">
            <text:p>25002.8360748724</text:p>
          </table:table-cell>
        </table:table-row>
        <table:table-row>
          <table:table-cell table:number-columns-repeated="2"/>
          <table:table-cell table:style-name="ce1" office:value-type="float" office:value="303.4">
            <text:p>303.4</text:p>
          </table:table-cell>
          <table:table-cell table:style-name="ce1" office:value-type="float" office:value="1041.5">
            <text:p>1041.5</text:p>
          </table:table-cell>
          <table:table-cell table:style-name="ce1" office:value-type="float" office:value="1880.6">
            <text:p>1880.6</text:p>
          </table:table-cell>
          <table:table-cell table:style-name="ce1" office:value-type="float" office:value="3794.5">
            <text:p>3794.5</text:p>
          </table:table-cell>
          <table:table-cell table:style-name="ce1" office:value-type="float" office:value="9934.9">
            <text:p>9934.9</text:p>
          </table:table-cell>
          <table:table-cell table:style-name="ce1" office:value-type="float" office:value="910.1">
            <text:p>910.1</text:p>
          </table:table-cell>
          <table:table-cell table:style-name="ce1" office:value-type="float" office:value="4245.3">
            <text:p>4245.3</text:p>
          </table:table-cell>
          <table:table-cell table:style-name="ce1" office:value-type="float" office:value="7806.7">
            <text:p>7806.7</text:p>
          </table:table-cell>
          <table:table-cell table:style-name="ce1" office:value-type="float" office:value="16248.2">
            <text:p>16248.2</text:p>
          </table:table-cell>
          <table:table-cell table:style-name="ce1" office:value-type="float" office:value="35922.5">
            <text:p>35922.5</text:p>
          </table:table-cell>
          <table:table-cell table:style-name="ce1" office:value-type="float" office:value="48604.6511627907">
            <text:p>48604.65116279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WenQuanYi Zen Hei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Senza_20_nome1" style:display-name="Senza nome1" style:family="table-cell" style:parent-style-name="Default">
      <style:table-cell-properties style:diagonal-bl-tr="none" style:diagonal-tl-br="none"/>
      <style:text-properties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09T12:42:04.901718622</meta:creation-date>
    <dc:date>2022-04-07T22:28:10.131000000</dc:date>
    <meta:editing-duration>PT2H59M54S</meta:editing-duration>
    <meta:editing-cycles>28</meta:editing-cycles>
    <meta:generator>LibreOffice/6.4.4.2$Windows_X86_64 LibreOffice_project/3d775be2011f3886db32dfd395a6a6d1ca2630ff</meta:generator>
    <meta:document-statistic meta:table-count="5" meta:cell-count="2922" meta:object-count="0"/>
  </office:meta>
</office:document-meta>
</file>